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125.0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2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54.79pt"/>
    </style:style>
    <style:style style:name="co9" style:family="table-column">
      <style:table-column-properties fo:break-before="auto" style:column-width="84.1pt"/>
    </style:style>
    <style:style style:name="co10" style:family="table-column">
      <style:table-column-properties fo:break-before="auto" style:column-width="62.5pt"/>
    </style:style>
    <style:style style:name="co11" style:family="table-column">
      <style:table-column-properties fo:break-before="auto" style:column-width="31.66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51.7pt"/>
    </style:style>
    <style:style style:name="co14" style:family="table-column">
      <style:table-column-properties fo:break-before="auto" style:column-width="46.29pt"/>
    </style:style>
    <style:style style:name="co15" style:family="table-column">
      <style:table-column-properties fo:break-before="auto" style:column-width="67.15pt"/>
    </style:style>
    <style:style style:name="co16" style:family="table-column">
      <style:table-column-properties fo:break-before="auto" style:column-width="33.14pt"/>
    </style:style>
    <style:style style:name="co17" style:family="table-column">
      <style:table-column-properties fo:break-before="auto" style:column-width="50.94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74.86pt"/>
    </style:style>
    <style:style style:name="co20" style:family="table-column">
      <style:table-column-properties fo:break-before="auto" style:column-width="76.39pt"/>
    </style:style>
    <style:style style:name="co21" style:family="table-column">
      <style:table-column-properties fo:break-before="auto" style:column-width="67.8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61"/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66ffff"/>
    </style:style>
    <style:style style:name="ce6" style:family="table-cell" style:parent-style-name="Default">
      <style:table-cell-properties fo:background-color="#ff9999"/>
    </style:style>
    <style:style style:name="ce7" style:family="table-cell" style:parent-style-name="Default">
      <style:table-cell-properties fo:background-color="#66ff99"/>
    </style:style>
    <style:style style:name="ce8" style:family="table-cell" style:parent-style-name="Default" style:data-style-name="N61">
      <style:table-cell-properties fo:background-color="transparent"/>
    </style:style>
    <style:style style:name="ce9" style:family="table-cell" style:parent-style-name="Default" style:data-style-name="N61">
      <style:table-cell-properties fo:background-color="#66ffff"/>
    </style:style>
    <style:style style:name="ce10" style:family="table-cell" style:parent-style-name="Default" style:data-style-name="N61">
      <style:table-cell-properties fo:background-color="#ff9999"/>
    </style:style>
  </office:automatic-styles>
  <office:body>
    <office:spreadsheet>
      <table:calculation-settings table:automatic-find-labels="false"/>
      <table:table table:name="case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rmin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J*</text:p>
          </table:table-cell>
          <table:table-cell table:style-name="ce1" office:value-type="string" calcext:value-type="string">
            <text:p>J/J*</text:p>
          </table:table-cell>
          <table:table-cell table:style-name="ce1" table:number-columns-repeated="1018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35.9341" calcext:value-type="float">
            <text:p>35.9341</text:p>
          </table:table-cell>
          <table:table-cell office:value-type="float" office:value="34.2055" calcext:value-type="float">
            <text:p>34.2055</text:p>
          </table:table-cell>
          <table:table-cell office:value-type="float" office:value="1.05054" calcext:value-type="float">
            <text:p>1.05054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8.8694" calcext:value-type="float">
            <text:p>8.8694</text:p>
          </table:table-cell>
          <table:table-cell table:style-name="ce2" office:value-type="float" office:value="460945000" calcext:value-type="float">
            <text:p>4.61E+08</text:p>
          </table:table-cell>
          <table:table-cell table:style-name="ce2" office:value-type="float" office:value="0.0000000192418" calcext:value-type="float">
            <text:p>1.92E-08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3.2001" calcext:value-type="float">
            <text:p>13.2001</text:p>
          </table:table-cell>
          <table:table-cell office:value-type="float" office:value="1095.74" calcext:value-type="float">
            <text:p>1095.74</text:p>
          </table:table-cell>
          <table:table-cell office:value-type="float" office:value="0.0120468" calcext:value-type="float">
            <text:p>0.0120468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16.0144" calcext:value-type="float">
            <text:p>16.0144</text:p>
          </table:table-cell>
          <table:table-cell office:value-type="float" office:value="358.892" calcext:value-type="float">
            <text:p>358.892</text:p>
          </table:table-cell>
          <table:table-cell office:value-type="float" office:value="0.0446219" calcext:value-type="float">
            <text:p>0.0446219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21.1948" calcext:value-type="float">
            <text:p>21.1948</text:p>
          </table:table-cell>
          <table:table-cell office:value-type="float" office:value="122.341" calcext:value-type="float">
            <text:p>122.341</text:p>
          </table:table-cell>
          <table:table-cell office:value-type="float" office:value="0.173243" calcext:value-type="float">
            <text:p>0.173243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25.0004" calcext:value-type="float">
            <text:p>25.0004</text:p>
          </table:table-cell>
          <table:table-cell office:value-type="float" office:value="75.9506" calcext:value-type="float">
            <text:p>75.9506</text:p>
          </table:table-cell>
          <table:table-cell office:value-type="float" office:value="0.329167" calcext:value-type="float">
            <text:p>0.329167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.6111" calcext:value-type="float">
            <text:p>27.6111</text:p>
          </table:table-cell>
          <table:table-cell office:value-type="float" office:value="59.1323" calcext:value-type="float">
            <text:p>59.1323</text:p>
          </table:table-cell>
          <table:table-cell office:value-type="float" office:value="0.466938" calcext:value-type="float">
            <text:p>0.466938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3143" calcext:value-type="float">
            <text:p>34.3143</text:p>
          </table:table-cell>
          <table:table-cell office:value-type="float" office:value="34.2055" calcext:value-type="float">
            <text:p>34.2055</text:p>
          </table:table-cell>
          <table:table-cell office:value-type="float" office:value="1.00318" calcext:value-type="float">
            <text:p>1.0031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4.3098" calcext:value-type="float">
            <text:p>34.3098</text:p>
          </table:table-cell>
          <table:table-cell office:value-type="float" office:value="33.935" calcext:value-type="float">
            <text:p>33.935</text:p>
          </table:table-cell>
          <table:table-cell office:value-type="float" office:value="1.01104" calcext:value-type="float">
            <text:p>1.0110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34.3098" calcext:value-type="float">
            <text:p>34.3098</text:p>
          </table:table-cell>
          <table:table-cell office:value-type="float" office:value="33.9351" calcext:value-type="float">
            <text:p>33.9351</text:p>
          </table:table-cell>
          <table:table-cell office:value-type="float" office:value="1.01104" calcext:value-type="float">
            <text:p>1.0110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34.3098" calcext:value-type="float">
            <text:p>34.3098</text:p>
          </table:table-cell>
          <table:table-cell office:value-type="float" office:value="33.9347" calcext:value-type="float">
            <text:p>33.9347</text:p>
          </table:table-cell>
          <table:table-cell office:value-type="float" office:value="1.01105" calcext:value-type="float">
            <text:p>1.01105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34.3099" calcext:value-type="float">
            <text:p>34.3099</text:p>
          </table:table-cell>
          <table:table-cell office:value-type="float" office:value="33.9341" calcext:value-type="float">
            <text:p>33.9341</text:p>
          </table:table-cell>
          <table:table-cell office:value-type="float" office:value="1.01107" calcext:value-type="float">
            <text:p>1.01107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34.31" calcext:value-type="float">
            <text:p>34.31</text:p>
          </table:table-cell>
          <table:table-cell office:value-type="float" office:value="33.9334" calcext:value-type="float">
            <text:p>33.9334</text:p>
          </table:table-cell>
          <table:table-cell office:value-type="float" office:value="1.0111" calcext:value-type="float">
            <text:p>1.011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3101" calcext:value-type="float">
            <text:p>34.3101</text:p>
          </table:table-cell>
          <table:table-cell office:value-type="float" office:value="33.9331" calcext:value-type="float">
            <text:p>33.9331</text:p>
          </table:table-cell>
          <table:table-cell office:value-type="float" office:value="1.01111" calcext:value-type="float">
            <text:p>1.01111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8.35535" calcext:value-type="float">
            <text:p>8.35535</text:p>
          </table:table-cell>
          <table:table-cell office:value-type="float" office:value="552.845" calcext:value-type="float">
            <text:p>552.845</text:p>
          </table:table-cell>
          <table:table-cell office:value-type="float" office:value="0.0151134" calcext:value-type="float">
            <text:p>0.0151134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6.9752" calcext:value-type="float">
            <text:p>16.9752</text:p>
          </table:table-cell>
          <table:table-cell office:value-type="float" office:value="100.509" calcext:value-type="float">
            <text:p>100.509</text:p>
          </table:table-cell>
          <table:table-cell office:value-type="float" office:value="0.168893" calcext:value-type="float">
            <text:p>0.168893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27.6643" calcext:value-type="float">
            <text:p>27.6643</text:p>
          </table:table-cell>
          <table:table-cell office:value-type="float" office:value="45.7511" calcext:value-type="float">
            <text:p>45.7511</text:p>
          </table:table-cell>
          <table:table-cell office:value-type="float" office:value="0.60467" calcext:value-type="float">
            <text:p>0.60467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31.4569" calcext:value-type="float">
            <text:p>31.4569</text:p>
          </table:table-cell>
          <table:table-cell office:value-type="float" office:value="37.6764" calcext:value-type="float">
            <text:p>37.6764</text:p>
          </table:table-cell>
          <table:table-cell office:value-type="float" office:value="0.834922" calcext:value-type="float">
            <text:p>0.834922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32.4762" calcext:value-type="float">
            <text:p>32.4762</text:p>
          </table:table-cell>
          <table:table-cell office:value-type="float" office:value="36.1418" calcext:value-type="float">
            <text:p>36.1418</text:p>
          </table:table-cell>
          <table:table-cell office:value-type="float" office:value="0.898578" calcext:value-type="float">
            <text:p>0.898578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33.4333" calcext:value-type="float">
            <text:p>33.4333</text:p>
          </table:table-cell>
          <table:table-cell office:value-type="float" office:value="34.6481" calcext:value-type="float">
            <text:p>34.6481</text:p>
          </table:table-cell>
          <table:table-cell office:value-type="float" office:value="0.96494" calcext:value-type="float">
            <text:p>0.96494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6962" calcext:value-type="float">
            <text:p>33.6962</text:p>
          </table:table-cell>
          <table:table-cell office:value-type="float" office:value="34.3311" calcext:value-type="float">
            <text:p>34.3311</text:p>
          </table:table-cell>
          <table:table-cell office:value-type="float" office:value="0.981507" calcext:value-type="float">
            <text:p>0.981507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3019" calcext:value-type="float">
            <text:p>34.3019</text:p>
          </table:table-cell>
          <table:table-cell office:value-type="float" office:value="34.2055" calcext:value-type="float">
            <text:p>34.2055</text:p>
          </table:table-cell>
          <table:table-cell office:value-type="float" office:value="1.00282" calcext:value-type="float">
            <text:p>1.00282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4.1738" calcext:value-type="float">
            <text:p>34.1738</text:p>
          </table:table-cell>
          <table:table-cell office:value-type="float" office:value="33.9374" calcext:value-type="float">
            <text:p>33.9374</text:p>
          </table:table-cell>
          <table:table-cell office:value-type="float" office:value="1.00697" calcext:value-type="float">
            <text:p>1.00697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34.1738" calcext:value-type="float">
            <text:p>34.1738</text:p>
          </table:table-cell>
          <table:table-cell office:value-type="float" office:value="33.9374" calcext:value-type="float">
            <text:p>33.9374</text:p>
          </table:table-cell>
          <table:table-cell office:value-type="float" office:value="1.00697" calcext:value-type="float">
            <text:p>1.00697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34.1739" calcext:value-type="float">
            <text:p>34.1739</text:p>
          </table:table-cell>
          <table:table-cell office:value-type="float" office:value="33.9371" calcext:value-type="float">
            <text:p>33.9371</text:p>
          </table:table-cell>
          <table:table-cell office:value-type="float" office:value="1.00698" calcext:value-type="float">
            <text:p>1.00698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34.1739" calcext:value-type="float">
            <text:p>34.1739</text:p>
          </table:table-cell>
          <table:table-cell office:value-type="float" office:value="33.9364" calcext:value-type="float">
            <text:p>33.9364</text:p>
          </table:table-cell>
          <table:table-cell office:value-type="float" office:value="1.007" calcext:value-type="float">
            <text:p>1.007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34.174" calcext:value-type="float">
            <text:p>34.174</text:p>
          </table:table-cell>
          <table:table-cell office:value-type="float" office:value="33.9357" calcext:value-type="float">
            <text:p>33.9357</text:p>
          </table:table-cell>
          <table:table-cell office:value-type="float" office:value="1.00702" calcext:value-type="float">
            <text:p>1.00702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1742" calcext:value-type="float">
            <text:p>34.1742</text:p>
          </table:table-cell>
          <table:table-cell office:value-type="float" office:value="33.9345" calcext:value-type="float">
            <text:p>33.9345</text:p>
          </table:table-cell>
          <table:table-cell office:value-type="float" office:value="1.00706" calcext:value-type="float">
            <text:p>1.00706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2.5835" calcext:value-type="float">
            <text:p>22.5835</text:p>
          </table:table-cell>
          <table:table-cell office:value-type="float" office:value="74.4729" calcext:value-type="float">
            <text:p>74.4729</text:p>
          </table:table-cell>
          <table:table-cell office:value-type="float" office:value="0.303244" calcext:value-type="float">
            <text:p>0.30324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28.1666" calcext:value-type="float">
            <text:p>28.1666</text:p>
          </table:table-cell>
          <table:table-cell office:value-type="float" office:value="37.2274" calcext:value-type="float">
            <text:p>37.2274</text:p>
          </table:table-cell>
          <table:table-cell office:value-type="float" office:value="0.756609" calcext:value-type="float">
            <text:p>0.756609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32.1355" calcext:value-type="float">
            <text:p>32.1355</text:p>
          </table:table-cell>
          <table:table-cell office:value-type="float" office:value="34.119" calcext:value-type="float">
            <text:p>34.119</text:p>
          </table:table-cell>
          <table:table-cell office:value-type="float" office:value="0.941865" calcext:value-type="float">
            <text:p>0.941865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33.2029" calcext:value-type="float">
            <text:p>33.2029</text:p>
          </table:table-cell>
          <table:table-cell office:value-type="float" office:value="34.2875" calcext:value-type="float">
            <text:p>34.2875</text:p>
          </table:table-cell>
          <table:table-cell office:value-type="float" office:value="0.968369" calcext:value-type="float">
            <text:p>0.968369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33.5508" calcext:value-type="float">
            <text:p>33.5508</text:p>
          </table:table-cell>
          <table:table-cell office:value-type="float" office:value="34.2435" calcext:value-type="float">
            <text:p>34.2435</text:p>
          </table:table-cell>
          <table:table-cell office:value-type="float" office:value="0.979771" calcext:value-type="float">
            <text:p>0.97977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33.8205" calcext:value-type="float">
            <text:p>33.8205</text:p>
          </table:table-cell>
          <table:table-cell office:value-type="float" office:value="33.8278" calcext:value-type="float">
            <text:p>33.8278</text:p>
          </table:table-cell>
          <table:table-cell office:value-type="float" office:value="0.999785" calcext:value-type="float">
            <text:p>0.999785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9315" calcext:value-type="float">
            <text:p>33.9315</text:p>
          </table:table-cell>
          <table:table-cell office:value-type="float" office:value="33.817" calcext:value-type="float">
            <text:p>33.817</text:p>
          </table:table-cell>
          <table:table-cell office:value-type="float" office:value="1.00339" calcext:value-type="float">
            <text:p>1.00339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12.2066" calcext:value-type="float">
            <text:p>12.2066</text:p>
          </table:table-cell>
          <table:table-cell office:value-type="float" office:value="91.411" calcext:value-type="float">
            <text:p>91.411</text:p>
          </table:table-cell>
          <table:table-cell office:value-type="float" office:value="0.133535" calcext:value-type="float">
            <text:p>0.133535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20.1531" calcext:value-type="float">
            <text:p>20.1531</text:p>
          </table:table-cell>
          <table:table-cell office:value-type="float" office:value="62.5016" calcext:value-type="float">
            <text:p>62.5016</text:p>
          </table:table-cell>
          <table:table-cell office:value-type="float" office:value="0.322441" calcext:value-type="float">
            <text:p>0.322441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5.6085" calcext:value-type="float">
            <text:p>25.6085</text:p>
          </table:table-cell>
          <table:table-cell office:value-type="float" office:value="40.9145" calcext:value-type="float">
            <text:p>40.9145</text:p>
          </table:table-cell>
          <table:table-cell office:value-type="float" office:value="0.625902" calcext:value-type="float">
            <text:p>0.625902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29.7112" calcext:value-type="float">
            <text:p>29.7112</text:p>
          </table:table-cell>
          <table:table-cell office:value-type="float" office:value="34.9124" calcext:value-type="float">
            <text:p>34.9124</text:p>
          </table:table-cell>
          <table:table-cell office:value-type="float" office:value="0.851022" calcext:value-type="float">
            <text:p>0.851022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32.1458" calcext:value-type="float">
            <text:p>32.1458</text:p>
          </table:table-cell>
          <table:table-cell office:value-type="float" office:value="33.902" calcext:value-type="float">
            <text:p>33.902</text:p>
          </table:table-cell>
          <table:table-cell office:value-type="float" office:value="0.948196" calcext:value-type="float">
            <text:p>0.948196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33.2923" calcext:value-type="float">
            <text:p>33.2923</text:p>
          </table:table-cell>
          <table:table-cell office:value-type="float" office:value="33.9719" calcext:value-type="float">
            <text:p>33.9719</text:p>
          </table:table-cell>
          <table:table-cell office:value-type="float" office:value="0.979996" calcext:value-type="float">
            <text:p>0.979996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33.6872" calcext:value-type="float">
            <text:p>33.6872</text:p>
          </table:table-cell>
          <table:table-cell office:value-type="float" office:value="33.8341" calcext:value-type="float">
            <text:p>33.8341</text:p>
          </table:table-cell>
          <table:table-cell office:value-type="float" office:value="0.995659" calcext:value-type="float">
            <text:p>0.995659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.8345" calcext:value-type="float">
            <text:p>33.8345</text:p>
          </table:table-cell>
          <table:table-cell office:value-type="float" office:value="33.773" calcext:value-type="float">
            <text:p>33.773</text:p>
          </table:table-cell>
          <table:table-cell office:value-type="float" office:value="1.00182" calcext:value-type="float">
            <text:p>1.00182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3.85675" calcext:value-type="float">
            <text:p>3.85675</text:p>
          </table:table-cell>
          <table:table-cell table:style-name="ce2" office:value-type="float" office:value="428099000" calcext:value-type="float">
            <text:p>4.28E+08</text:p>
          </table:table-cell>
          <table:table-cell table:style-name="ce2" office:value-type="float" office:value="0.00000000900901" calcext:value-type="float">
            <text:p>9.01E-09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13.7947" calcext:value-type="float">
            <text:p>13.7947</text:p>
          </table:table-cell>
          <table:table-cell office:value-type="float" office:value="55.0004" calcext:value-type="float">
            <text:p>55.0004</text:p>
          </table:table-cell>
          <table:table-cell office:value-type="float" office:value="0.250811" calcext:value-type="float">
            <text:p>0.250811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19.5935" calcext:value-type="float">
            <text:p>19.5935</text:p>
          </table:table-cell>
          <table:table-cell office:value-type="float" office:value="34.6625" calcext:value-type="float">
            <text:p>34.6625</text:p>
          </table:table-cell>
          <table:table-cell office:value-type="float" office:value="0.565265" calcext:value-type="float">
            <text:p>0.565265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25.6817" calcext:value-type="float">
            <text:p>25.6817</text:p>
          </table:table-cell>
          <table:table-cell office:value-type="float" office:value="30.5157" calcext:value-type="float">
            <text:p>30.5157</text:p>
          </table:table-cell>
          <table:table-cell office:value-type="float" office:value="0.84159" calcext:value-type="float">
            <text:p>0.84159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9.1437" calcext:value-type="float">
            <text:p>29.1437</text:p>
          </table:table-cell>
          <table:table-cell office:value-type="float" office:value="31.9941" calcext:value-type="float">
            <text:p>31.9941</text:p>
          </table:table-cell>
          <table:table-cell office:value-type="float" office:value="0.91091" calcext:value-type="float">
            <text:p>0.91091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1.7835" calcext:value-type="float">
            <text:p>31.7835</text:p>
          </table:table-cell>
          <table:table-cell office:value-type="float" office:value="33.7189" calcext:value-type="float">
            <text:p>33.7189</text:p>
          </table:table-cell>
          <table:table-cell office:value-type="float" office:value="0.942602" calcext:value-type="float">
            <text:p>0.942602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33.18" calcext:value-type="float">
            <text:p>33.18</text:p>
          </table:table-cell>
          <table:table-cell office:value-type="float" office:value="33.7734" calcext:value-type="float">
            <text:p>33.7734</text:p>
          </table:table-cell>
          <table:table-cell office:value-type="float" office:value="0.98243" calcext:value-type="float">
            <text:p>0.98243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33.6263" calcext:value-type="float">
            <text:p>33.6263</text:p>
          </table:table-cell>
          <table:table-cell office:value-type="float" office:value="33.8124" calcext:value-type="float">
            <text:p>33.8124</text:p>
          </table:table-cell>
          <table:table-cell office:value-type="float" office:value="0.994495" calcext:value-type="float">
            <text:p>0.994495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.8018" calcext:value-type="float">
            <text:p>33.8018</text:p>
          </table:table-cell>
          <table:table-cell office:value-type="float" office:value="33.7682" calcext:value-type="float">
            <text:p>33.7682</text:p>
          </table:table-cell>
          <table:table-cell office:value-type="float" office:value="1.001" calcext:value-type="float">
            <text:p>1.00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.9991" calcext:value-type="float">
            <text:p>33.9991</text:p>
          </table:table-cell>
          <table:table-cell office:value-type="float" office:value="34.2055" calcext:value-type="float">
            <text:p>34.2055</text:p>
          </table:table-cell>
          <table:table-cell office:value-type="float" office:value="0.993966" calcext:value-type="float">
            <text:p>0.993966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3.936" calcext:value-type="float">
            <text:p>33.936</text:p>
          </table:table-cell>
          <table:table-cell office:value-type="float" office:value="33.931" calcext:value-type="float">
            <text:p>33.931</text:p>
          </table:table-cell>
          <table:table-cell office:value-type="float" office:value="1.00015" calcext:value-type="float">
            <text:p>1.00015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33.936" calcext:value-type="float">
            <text:p>33.936</text:p>
          </table:table-cell>
          <table:table-cell office:value-type="float" office:value="33.9312" calcext:value-type="float">
            <text:p>33.9312</text:p>
          </table:table-cell>
          <table:table-cell office:value-type="float" office:value="1.00014" calcext:value-type="float">
            <text:p>1.00014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33.936" calcext:value-type="float">
            <text:p>33.936</text:p>
          </table:table-cell>
          <table:table-cell office:value-type="float" office:value="33.9312" calcext:value-type="float">
            <text:p>33.9312</text:p>
          </table:table-cell>
          <table:table-cell office:value-type="float" office:value="1.00014" calcext:value-type="float">
            <text:p>1.00014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33.936" calcext:value-type="float">
            <text:p>33.936</text:p>
          </table:table-cell>
          <table:table-cell office:value-type="float" office:value="33.9312" calcext:value-type="float">
            <text:p>33.9312</text:p>
          </table:table-cell>
          <table:table-cell office:value-type="float" office:value="1.00014" calcext:value-type="float">
            <text:p>1.00014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33.9361" calcext:value-type="float">
            <text:p>33.9361</text:p>
          </table:table-cell>
          <table:table-cell office:value-type="float" office:value="33.9312" calcext:value-type="float">
            <text:p>33.9312</text:p>
          </table:table-cell>
          <table:table-cell office:value-type="float" office:value="1.00014" calcext:value-type="float">
            <text:p>1.00014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9362" calcext:value-type="float">
            <text:p>33.9362</text:p>
          </table:table-cell>
          <table:table-cell office:value-type="float" office:value="33.9313" calcext:value-type="float">
            <text:p>33.9313</text:p>
          </table:table-cell>
          <table:table-cell office:value-type="float" office:value="1.00015" calcext:value-type="float">
            <text:p>1.00015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0.1246" calcext:value-type="float">
            <text:p>20.1246</text:p>
          </table:table-cell>
          <table:table-cell office:value-type="float" office:value="158.221" calcext:value-type="float">
            <text:p>158.221</text:p>
          </table:table-cell>
          <table:table-cell office:value-type="float" office:value="0.127193" calcext:value-type="float">
            <text:p>0.127193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28.5765" calcext:value-type="float">
            <text:p>28.5765</text:p>
          </table:table-cell>
          <table:table-cell office:value-type="float" office:value="54.8429" calcext:value-type="float">
            <text:p>54.8429</text:p>
          </table:table-cell>
          <table:table-cell office:value-type="float" office:value="0.521062" calcext:value-type="float">
            <text:p>0.521062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32.8128" calcext:value-type="float">
            <text:p>32.8128</text:p>
          </table:table-cell>
          <table:table-cell office:value-type="float" office:value="33.6418" calcext:value-type="float">
            <text:p>33.6418</text:p>
          </table:table-cell>
          <table:table-cell office:value-type="float" office:value="0.975358" calcext:value-type="float">
            <text:p>0.975358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33.4921" calcext:value-type="float">
            <text:p>33.4921</text:p>
          </table:table-cell>
          <table:table-cell office:value-type="float" office:value="33.8402" calcext:value-type="float">
            <text:p>33.8402</text:p>
          </table:table-cell>
          <table:table-cell office:value-type="float" office:value="0.989714" calcext:value-type="float">
            <text:p>0.989714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33.6856" calcext:value-type="float">
            <text:p>33.6856</text:p>
          </table:table-cell>
          <table:table-cell office:value-type="float" office:value="33.8922" calcext:value-type="float">
            <text:p>33.8922</text:p>
          </table:table-cell>
          <table:table-cell office:value-type="float" office:value="0.993903" calcext:value-type="float">
            <text:p>0.993903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33.9343" calcext:value-type="float">
            <text:p>33.9343</text:p>
          </table:table-cell>
          <table:table-cell office:value-type="float" office:value="33.8368" calcext:value-type="float">
            <text:p>33.8368</text:p>
          </table:table-cell>
          <table:table-cell office:value-type="float" office:value="1.00288" calcext:value-type="float">
            <text:p>1.00288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9351" calcext:value-type="float">
            <text:p>33.9351</text:p>
          </table:table-cell>
          <table:table-cell office:value-type="float" office:value="33.8372" calcext:value-type="float">
            <text:p>33.8372</text:p>
          </table:table-cell>
          <table:table-cell office:value-type="float" office:value="1.00289" calcext:value-type="float">
            <text:p>1.00289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16.298" calcext:value-type="float">
            <text:p>16.298</text:p>
          </table:table-cell>
          <table:table-cell office:value-type="float" office:value="82.1909" calcext:value-type="float">
            <text:p>82.1909</text:p>
          </table:table-cell>
          <table:table-cell office:value-type="float" office:value="0.198294" calcext:value-type="float">
            <text:p>0.19829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24.6124" calcext:value-type="float">
            <text:p>24.6124</text:p>
          </table:table-cell>
          <table:table-cell office:value-type="float" office:value="33.4487" calcext:value-type="float">
            <text:p>33.4487</text:p>
          </table:table-cell>
          <table:table-cell office:value-type="float" office:value="0.735826" calcext:value-type="float">
            <text:p>0.735826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8.0395" calcext:value-type="float">
            <text:p>28.0395</text:p>
          </table:table-cell>
          <table:table-cell office:value-type="float" office:value="30.6238" calcext:value-type="float">
            <text:p>30.6238</text:p>
          </table:table-cell>
          <table:table-cell office:value-type="float" office:value="0.91561" calcext:value-type="float">
            <text:p>0.9156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31.2603" calcext:value-type="float">
            <text:p>31.2603</text:p>
          </table:table-cell>
          <table:table-cell office:value-type="float" office:value="32.4674" calcext:value-type="float">
            <text:p>32.4674</text:p>
          </table:table-cell>
          <table:table-cell office:value-type="float" office:value="0.962818" calcext:value-type="float">
            <text:p>0.96281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32.8572" calcext:value-type="float">
            <text:p>32.8572</text:p>
          </table:table-cell>
          <table:table-cell office:value-type="float" office:value="33.4571" calcext:value-type="float">
            <text:p>33.4571</text:p>
          </table:table-cell>
          <table:table-cell office:value-type="float" office:value="0.98207" calcext:value-type="float">
            <text:p>0.98207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33.5867" calcext:value-type="float">
            <text:p>33.5867</text:p>
          </table:table-cell>
          <table:table-cell office:value-type="float" office:value="33.6759" calcext:value-type="float">
            <text:p>33.6759</text:p>
          </table:table-cell>
          <table:table-cell office:value-type="float" office:value="0.99735" calcext:value-type="float">
            <text:p>0.99735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33.7523" calcext:value-type="float">
            <text:p>33.7523</text:p>
          </table:table-cell>
          <table:table-cell office:value-type="float" office:value="33.7335" calcext:value-type="float">
            <text:p>33.7335</text:p>
          </table:table-cell>
          <table:table-cell office:value-type="float" office:value="1.00056" calcext:value-type="float">
            <text:p>1.00056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.9344" calcext:value-type="float">
            <text:p>33.9344</text:p>
          </table:table-cell>
          <table:table-cell office:value-type="float" office:value="33.7917" calcext:value-type="float">
            <text:p>33.7917</text:p>
          </table:table-cell>
          <table:table-cell office:value-type="float" office:value="1.00422" calcext:value-type="float">
            <text:p>1.00422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.3298" calcext:value-type="float">
            <text:p>5.3298</text:p>
          </table:table-cell>
          <table:table-cell table:style-name="ce2" office:value-type="float" office:value="382626000" calcext:value-type="float">
            <text:p>3.83E+08</text:p>
          </table:table-cell>
          <table:table-cell table:style-name="ce2" office:value-type="float" office:value="0.0000000139295" calcext:value-type="float">
            <text:p>1.39E-08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17.5506" calcext:value-type="float">
            <text:p>17.5506</text:p>
          </table:table-cell>
          <table:table-cell office:value-type="float" office:value="25.2071" calcext:value-type="float">
            <text:p>25.2071</text:p>
          </table:table-cell>
          <table:table-cell office:value-type="float" office:value="0.696257" calcext:value-type="float">
            <text:p>0.696257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22.3943" calcext:value-type="float">
            <text:p>22.3943</text:p>
          </table:table-cell>
          <table:table-cell office:value-type="float" office:value="26.1304" calcext:value-type="float">
            <text:p>26.1304</text:p>
          </table:table-cell>
          <table:table-cell office:value-type="float" office:value="0.85702" calcext:value-type="float">
            <text:p>0.85702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27.5084" calcext:value-type="float">
            <text:p>27.5084</text:p>
          </table:table-cell>
          <table:table-cell office:value-type="float" office:value="29.7786" calcext:value-type="float">
            <text:p>29.7786</text:p>
          </table:table-cell>
          <table:table-cell office:value-type="float" office:value="0.923763" calcext:value-type="float">
            <text:p>0.923763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30.4467" calcext:value-type="float">
            <text:p>30.4467</text:p>
          </table:table-cell>
          <table:table-cell office:value-type="float" office:value="31.526" calcext:value-type="float">
            <text:p>31.526</text:p>
          </table:table-cell>
          <table:table-cell office:value-type="float" office:value="0.965765" calcext:value-type="float">
            <text:p>0.965765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2.5915" calcext:value-type="float">
            <text:p>32.5915</text:p>
          </table:table-cell>
          <table:table-cell office:value-type="float" office:value="32.9671" calcext:value-type="float">
            <text:p>32.9671</text:p>
          </table:table-cell>
          <table:table-cell office:value-type="float" office:value="0.988605" calcext:value-type="float">
            <text:p>0.988605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33.4583" calcext:value-type="float">
            <text:p>33.4583</text:p>
          </table:table-cell>
          <table:table-cell office:value-type="float" office:value="33.5501" calcext:value-type="float">
            <text:p>33.5501</text:p>
          </table:table-cell>
          <table:table-cell office:value-type="float" office:value="0.997265" calcext:value-type="float">
            <text:p>0.997265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33.7391" calcext:value-type="float">
            <text:p>33.7391</text:p>
          </table:table-cell>
          <table:table-cell office:value-type="float" office:value="33.7092" calcext:value-type="float">
            <text:p>33.7092</text:p>
          </table:table-cell>
          <table:table-cell office:value-type="float" office:value="1.00089" calcext:value-type="float">
            <text:p>1.00089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.93" calcext:value-type="float">
            <text:p>33.93</text:p>
          </table:table-cell>
          <table:table-cell office:value-type="float" office:value="33.765" calcext:value-type="float">
            <text:p>33.765</text:p>
          </table:table-cell>
          <table:table-cell office:value-type="float" office:value="1.00489" calcext:value-type="float">
            <text:p>1.00489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10.1254" calcext:value-type="float">
            <text:p>10.1254</text:p>
          </table:table-cell>
          <table:table-cell office:value-type="float" office:value="769.318" calcext:value-type="float">
            <text:p>769.318</text:p>
          </table:table-cell>
          <table:table-cell office:value-type="float" office:value="0.0131615" calcext:value-type="float">
            <text:p>0.0131615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17.4163" calcext:value-type="float">
            <text:p>17.4163</text:p>
          </table:table-cell>
          <table:table-cell office:value-type="float" office:value="26.3546" calcext:value-type="float">
            <text:p>26.3546</text:p>
          </table:table-cell>
          <table:table-cell office:value-type="float" office:value="0.660843" calcext:value-type="float">
            <text:p>0.660843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22.4537" calcext:value-type="float">
            <text:p>22.4537</text:p>
          </table:table-cell>
          <table:table-cell office:value-type="float" office:value="26.1774" calcext:value-type="float">
            <text:p>26.1774</text:p>
          </table:table-cell>
          <table:table-cell office:value-type="float" office:value="0.857753" calcext:value-type="float">
            <text:p>0.857753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26.6279" calcext:value-type="float">
            <text:p>26.6279</text:p>
          </table:table-cell>
          <table:table-cell office:value-type="float" office:value="28.4837" calcext:value-type="float">
            <text:p>28.4837</text:p>
          </table:table-cell>
          <table:table-cell office:value-type="float" office:value="0.934844" calcext:value-type="float">
            <text:p>0.934844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30.4287" calcext:value-type="float">
            <text:p>30.4287</text:p>
          </table:table-cell>
          <table:table-cell office:value-type="float" office:value="31.2783" calcext:value-type="float">
            <text:p>31.2783</text:p>
          </table:table-cell>
          <table:table-cell office:value-type="float" office:value="0.972838" calcext:value-type="float">
            <text:p>0.972838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32.5166" calcext:value-type="float">
            <text:p>32.5166</text:p>
          </table:table-cell>
          <table:table-cell office:value-type="float" office:value="32.8092" calcext:value-type="float">
            <text:p>32.8092</text:p>
          </table:table-cell>
          <table:table-cell office:value-type="float" office:value="0.991081" calcext:value-type="float">
            <text:p>0.99108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33.4455" calcext:value-type="float">
            <text:p>33.4455</text:p>
          </table:table-cell>
          <table:table-cell office:value-type="float" office:value="33.5129" calcext:value-type="float">
            <text:p>33.5129</text:p>
          </table:table-cell>
          <table:table-cell office:value-type="float" office:value="0.997988" calcext:value-type="float">
            <text:p>0.997988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33.7473" calcext:value-type="float">
            <text:p>33.7473</text:p>
          </table:table-cell>
          <table:table-cell office:value-type="float" office:value="33.7079" calcext:value-type="float">
            <text:p>33.7079</text:p>
          </table:table-cell>
          <table:table-cell office:value-type="float" office:value="1.00117" calcext:value-type="float">
            <text:p>1.00117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.909" calcext:value-type="float">
            <text:p>33.909</text:p>
          </table:table-cell>
          <table:table-cell office:value-type="float" office:value="33.7456" calcext:value-type="float">
            <text:p>33.7456</text:p>
          </table:table-cell>
          <table:table-cell office:value-type="float" office:value="1.00484" calcext:value-type="float">
            <text:p>1.00484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4.2055" calcext:value-type="float">
            <text:p>34.205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3.888" calcext:value-type="float">
            <text:p>33.888</text:p>
          </table:table-cell>
          <table:table-cell office:value-type="float" office:value="33.9312" calcext:value-type="float">
            <text:p>33.9312</text:p>
          </table:table-cell>
          <table:table-cell office:value-type="float" office:value="0.998727" calcext:value-type="float">
            <text:p>0.998727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33.888" calcext:value-type="float">
            <text:p>33.888</text:p>
          </table:table-cell>
          <table:table-cell office:value-type="float" office:value="33.9312" calcext:value-type="float">
            <text:p>33.9312</text:p>
          </table:table-cell>
          <table:table-cell office:value-type="float" office:value="0.998725" calcext:value-type="float">
            <text:p>0.998725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33.888" calcext:value-type="float">
            <text:p>33.888</text:p>
          </table:table-cell>
          <table:table-cell office:value-type="float" office:value="33.9312" calcext:value-type="float">
            <text:p>33.9312</text:p>
          </table:table-cell>
          <table:table-cell office:value-type="float" office:value="0.998725" calcext:value-type="float">
            <text:p>0.998725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33.888" calcext:value-type="float">
            <text:p>33.888</text:p>
          </table:table-cell>
          <table:table-cell office:value-type="float" office:value="33.9313" calcext:value-type="float">
            <text:p>33.9313</text:p>
          </table:table-cell>
          <table:table-cell office:value-type="float" office:value="0.998725" calcext:value-type="float">
            <text:p>0.998725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33.8881" calcext:value-type="float">
            <text:p>33.8881</text:p>
          </table:table-cell>
          <table:table-cell office:value-type="float" office:value="33.9314" calcext:value-type="float">
            <text:p>33.9314</text:p>
          </table:table-cell>
          <table:table-cell office:value-type="float" office:value="0.998724" calcext:value-type="float">
            <text:p>0.998724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8882" calcext:value-type="float">
            <text:p>33.8882</text:p>
          </table:table-cell>
          <table:table-cell office:value-type="float" office:value="33.9313" calcext:value-type="float">
            <text:p>33.9313</text:p>
          </table:table-cell>
          <table:table-cell office:value-type="float" office:value="0.998728" calcext:value-type="float">
            <text:p>0.998728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5.2722" calcext:value-type="float">
            <text:p>25.2722</text:p>
          </table:table-cell>
          <table:table-cell office:value-type="float" office:value="68.5243" calcext:value-type="float">
            <text:p>68.5243</text:p>
          </table:table-cell>
          <table:table-cell office:value-type="float" office:value="0.368806" calcext:value-type="float">
            <text:p>0.36880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0.293" calcext:value-type="float">
            <text:p>30.293</text:p>
          </table:table-cell>
          <table:table-cell office:value-type="float" office:value="36.4998" calcext:value-type="float">
            <text:p>36.4998</text:p>
          </table:table-cell>
          <table:table-cell office:value-type="float" office:value="0.829949" calcext:value-type="float">
            <text:p>0.829949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32.9715" calcext:value-type="float">
            <text:p>32.9715</text:p>
          </table:table-cell>
          <table:table-cell office:value-type="float" office:value="33.3016" calcext:value-type="float">
            <text:p>33.3016</text:p>
          </table:table-cell>
          <table:table-cell office:value-type="float" office:value="0.990087" calcext:value-type="float">
            <text:p>0.990087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33.5543" calcext:value-type="float">
            <text:p>33.5543</text:p>
          </table:table-cell>
          <table:table-cell office:value-type="float" office:value="33.6455" calcext:value-type="float">
            <text:p>33.6455</text:p>
          </table:table-cell>
          <table:table-cell office:value-type="float" office:value="0.997289" calcext:value-type="float">
            <text:p>0.997289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33.885" calcext:value-type="float">
            <text:p>33.885</text:p>
          </table:table-cell>
          <table:table-cell office:value-type="float" office:value="33.8371" calcext:value-type="float">
            <text:p>33.8371</text:p>
          </table:table-cell>
          <table:table-cell office:value-type="float" office:value="1.00141" calcext:value-type="float">
            <text:p>1.0014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33.8851" calcext:value-type="float">
            <text:p>33.8851</text:p>
          </table:table-cell>
          <table:table-cell office:value-type="float" office:value="33.8371" calcext:value-type="float">
            <text:p>33.8371</text:p>
          </table:table-cell>
          <table:table-cell office:value-type="float" office:value="1.00142" calcext:value-type="float">
            <text:p>1.00142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8853" calcext:value-type="float">
            <text:p>33.8853</text:p>
          </table:table-cell>
          <table:table-cell office:value-type="float" office:value="33.8373" calcext:value-type="float">
            <text:p>33.8373</text:p>
          </table:table-cell>
          <table:table-cell office:value-type="float" office:value="1.00142" calcext:value-type="float">
            <text:p>1.00142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17.2529" calcext:value-type="float">
            <text:p>17.2529</text:p>
          </table:table-cell>
          <table:table-cell office:value-type="float" office:value="82.3988" calcext:value-type="float">
            <text:p>82.3988</text:p>
          </table:table-cell>
          <table:table-cell office:value-type="float" office:value="0.209383" calcext:value-type="float">
            <text:p>0.209383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25.1255" calcext:value-type="float">
            <text:p>25.1255</text:p>
          </table:table-cell>
          <table:table-cell office:value-type="float" office:value="31.2288" calcext:value-type="float">
            <text:p>31.2288</text:p>
          </table:table-cell>
          <table:table-cell office:value-type="float" office:value="0.804563" calcext:value-type="float">
            <text:p>0.804563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8.3826" calcext:value-type="float">
            <text:p>28.3826</text:p>
          </table:table-cell>
          <table:table-cell office:value-type="float" office:value="30.5953" calcext:value-type="float">
            <text:p>30.5953</text:p>
          </table:table-cell>
          <table:table-cell office:value-type="float" office:value="0.927679" calcext:value-type="float">
            <text:p>0.927679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31.467" calcext:value-type="float">
            <text:p>31.467</text:p>
          </table:table-cell>
          <table:table-cell office:value-type="float" office:value="32.4028" calcext:value-type="float">
            <text:p>32.4028</text:p>
          </table:table-cell>
          <table:table-cell office:value-type="float" office:value="0.971121" calcext:value-type="float">
            <text:p>0.97112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32.9564" calcext:value-type="float">
            <text:p>32.9564</text:p>
          </table:table-cell>
          <table:table-cell office:value-type="float" office:value="33.409" calcext:value-type="float">
            <text:p>33.409</text:p>
          </table:table-cell>
          <table:table-cell office:value-type="float" office:value="0.986451" calcext:value-type="float">
            <text:p>0.98645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33.6256" calcext:value-type="float">
            <text:p>33.6256</text:p>
          </table:table-cell>
          <table:table-cell office:value-type="float" office:value="33.6353" calcext:value-type="float">
            <text:p>33.6353</text:p>
          </table:table-cell>
          <table:table-cell office:value-type="float" office:value="0.999714" calcext:value-type="float">
            <text:p>0.999714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33.8844" calcext:value-type="float">
            <text:p>33.8844</text:p>
          </table:table-cell>
          <table:table-cell office:value-type="float" office:value="33.7916" calcext:value-type="float">
            <text:p>33.7916</text:p>
          </table:table-cell>
          <table:table-cell office:value-type="float" office:value="1.00275" calcext:value-type="float">
            <text:p>1.00275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.8847" calcext:value-type="float">
            <text:p>33.8847</text:p>
          </table:table-cell>
          <table:table-cell office:value-type="float" office:value="33.7917" calcext:value-type="float">
            <text:p>33.7917</text:p>
          </table:table-cell>
          <table:table-cell office:value-type="float" office:value="1.00275" calcext:value-type="float">
            <text:p>1.00275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6.18859" calcext:value-type="float">
            <text:p>6.18859</text:p>
          </table:table-cell>
          <table:table-cell table:style-name="ce2" office:value-type="float" office:value="383238000" calcext:value-type="float">
            <text:p>3.83E+08</text:p>
          </table:table-cell>
          <table:table-cell table:style-name="ce2" office:value-type="float" office:value="0.0000000161482" calcext:value-type="float">
            <text:p>1.61E-0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18.3336" calcext:value-type="float">
            <text:p>18.3336</text:p>
          </table:table-cell>
          <table:table-cell office:value-type="float" office:value="24.9101" calcext:value-type="float">
            <text:p>24.9101</text:p>
          </table:table-cell>
          <table:table-cell office:value-type="float" office:value="0.735989" calcext:value-type="float">
            <text:p>0.735989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22.7938" calcext:value-type="float">
            <text:p>22.7938</text:p>
          </table:table-cell>
          <table:table-cell office:value-type="float" office:value="26.2747" calcext:value-type="float">
            <text:p>26.2747</text:p>
          </table:table-cell>
          <table:table-cell office:value-type="float" office:value="0.86752" calcext:value-type="float">
            <text:p>0.86752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27.8756" calcext:value-type="float">
            <text:p>27.8756</text:p>
          </table:table-cell>
          <table:table-cell office:value-type="float" office:value="29.5991" calcext:value-type="float">
            <text:p>29.5991</text:p>
          </table:table-cell>
          <table:table-cell office:value-type="float" office:value="0.941773" calcext:value-type="float">
            <text:p>0.94177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30.6499" calcext:value-type="float">
            <text:p>30.6499</text:p>
          </table:table-cell>
          <table:table-cell office:value-type="float" office:value="31.5015" calcext:value-type="float">
            <text:p>31.5015</text:p>
          </table:table-cell>
          <table:table-cell office:value-type="float" office:value="0.972968" calcext:value-type="float">
            <text:p>0.97296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2.6586" calcext:value-type="float">
            <text:p>32.6586</text:p>
          </table:table-cell>
          <table:table-cell office:value-type="float" office:value="32.9553" calcext:value-type="float">
            <text:p>32.9553</text:p>
          </table:table-cell>
          <table:table-cell office:value-type="float" office:value="0.990995" calcext:value-type="float">
            <text:p>0.990995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33.4707" calcext:value-type="float">
            <text:p>33.4707</text:p>
          </table:table-cell>
          <table:table-cell office:value-type="float" office:value="33.5383" calcext:value-type="float">
            <text:p>33.5383</text:p>
          </table:table-cell>
          <table:table-cell office:value-type="float" office:value="0.997987" calcext:value-type="float">
            <text:p>0.997987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33.8736" calcext:value-type="float">
            <text:p>33.8736</text:p>
          </table:table-cell>
          <table:table-cell office:value-type="float" office:value="33.7624" calcext:value-type="float">
            <text:p>33.7624</text:p>
          </table:table-cell>
          <table:table-cell office:value-type="float" office:value="1.00329" calcext:value-type="float">
            <text:p>1.00329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.8844" calcext:value-type="float">
            <text:p>33.8844</text:p>
          </table:table-cell>
          <table:table-cell office:value-type="float" office:value="33.7661" calcext:value-type="float">
            <text:p>33.7661</text:p>
          </table:table-cell>
          <table:table-cell office:value-type="float" office:value="1.0035" calcext:value-type="float">
            <text:p>1.0035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12.0848" calcext:value-type="float">
            <text:p>12.0848</text:p>
          </table:table-cell>
          <table:table-cell office:value-type="float" office:value="130.75" calcext:value-type="float">
            <text:p>130.75</text:p>
          </table:table-cell>
          <table:table-cell office:value-type="float" office:value="0.092427" calcext:value-type="float">
            <text:p>0.092427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18.0891" calcext:value-type="float">
            <text:p>18.0891</text:p>
          </table:table-cell>
          <table:table-cell office:value-type="float" office:value="27.1949" calcext:value-type="float">
            <text:p>27.1949</text:p>
          </table:table-cell>
          <table:table-cell office:value-type="float" office:value="0.665165" calcext:value-type="float">
            <text:p>0.665165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22.8603" calcext:value-type="float">
            <text:p>22.8603</text:p>
          </table:table-cell>
          <table:table-cell office:value-type="float" office:value="25.9324" calcext:value-type="float">
            <text:p>25.9324</text:p>
          </table:table-cell>
          <table:table-cell office:value-type="float" office:value="0.881536" calcext:value-type="float">
            <text:p>0.88153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26.8964" calcext:value-type="float">
            <text:p>26.8964</text:p>
          </table:table-cell>
          <table:table-cell office:value-type="float" office:value="28.4545" calcext:value-type="float">
            <text:p>28.4545</text:p>
          </table:table-cell>
          <table:table-cell office:value-type="float" office:value="0.945245" calcext:value-type="float">
            <text:p>0.945245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30.5961" calcext:value-type="float">
            <text:p>30.5961</text:p>
          </table:table-cell>
          <table:table-cell office:value-type="float" office:value="31.2296" calcext:value-type="float">
            <text:p>31.2296</text:p>
          </table:table-cell>
          <table:table-cell office:value-type="float" office:value="0.979712" calcext:value-type="float">
            <text:p>0.979712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32.5882" calcext:value-type="float">
            <text:p>32.5882</text:p>
          </table:table-cell>
          <table:table-cell office:value-type="float" office:value="32.7988" calcext:value-type="float">
            <text:p>32.7988</text:p>
          </table:table-cell>
          <table:table-cell office:value-type="float" office:value="0.993578" calcext:value-type="float">
            <text:p>0.993578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33.4616" calcext:value-type="float">
            <text:p>33.4616</text:p>
          </table:table-cell>
          <table:table-cell office:value-type="float" office:value="33.5042" calcext:value-type="float">
            <text:p>33.5042</text:p>
          </table:table-cell>
          <table:table-cell office:value-type="float" office:value="0.998727" calcext:value-type="float">
            <text:p>0.998727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33.8512" calcext:value-type="float">
            <text:p>33.8512</text:p>
          </table:table-cell>
          <table:table-cell office:value-type="float" office:value="33.7429" calcext:value-type="float">
            <text:p>33.7429</text:p>
          </table:table-cell>
          <table:table-cell office:value-type="float" office:value="1.00321" calcext:value-type="float">
            <text:p>1.0032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.8842" calcext:value-type="float">
            <text:p>33.8842</text:p>
          </table:table-cell>
          <table:table-cell office:value-type="float" office:value="33.7503" calcext:value-type="float">
            <text:p>33.7503</text:p>
          </table:table-cell>
          <table:table-cell office:value-type="float" office:value="1.00397" calcext:value-type="float">
            <text:p>1.00397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10.937" calcext:value-type="float">
            <text:p>10.937</text:p>
          </table:table-cell>
          <table:table-cell office:value-type="float" office:value="133.844" calcext:value-type="float">
            <text:p>133.844</text:p>
          </table:table-cell>
          <table:table-cell office:value-type="float" office:value="0.0817146" calcext:value-type="float">
            <text:p>0.081714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16.8154" calcext:value-type="float">
            <text:p>16.8154</text:p>
          </table:table-cell>
          <table:table-cell office:value-type="float" office:value="25.1355" calcext:value-type="float">
            <text:p>25.1355</text:p>
          </table:table-cell>
          <table:table-cell office:value-type="float" office:value="0.668991" calcext:value-type="float">
            <text:p>0.66899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22.6265" calcext:value-type="float">
            <text:p>22.6265</text:p>
          </table:table-cell>
          <table:table-cell office:value-type="float" office:value="24.5769" calcext:value-type="float">
            <text:p>24.5769</text:p>
          </table:table-cell>
          <table:table-cell office:value-type="float" office:value="0.92064" calcext:value-type="float">
            <text:p>0.92064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27.7435" calcext:value-type="float">
            <text:p>27.7435</text:p>
          </table:table-cell>
          <table:table-cell office:value-type="float" office:value="28.7731" calcext:value-type="float">
            <text:p>28.7731</text:p>
          </table:table-cell>
          <table:table-cell office:value-type="float" office:value="0.964219" calcext:value-type="float">
            <text:p>0.964219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31.079" calcext:value-type="float">
            <text:p>31.079</text:p>
          </table:table-cell>
          <table:table-cell office:value-type="float" office:value="31.4578" calcext:value-type="float">
            <text:p>31.4578</text:p>
          </table:table-cell>
          <table:table-cell office:value-type="float" office:value="0.987958" calcext:value-type="float">
            <text:p>0.987958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32.8253" calcext:value-type="float">
            <text:p>32.8253</text:p>
          </table:table-cell>
          <table:table-cell office:value-type="float" office:value="32.9387" calcext:value-type="float">
            <text:p>32.9387</text:p>
          </table:table-cell>
          <table:table-cell office:value-type="float" office:value="0.996556" calcext:value-type="float">
            <text:p>0.99655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33.5054" calcext:value-type="float">
            <text:p>33.5054</text:p>
          </table:table-cell>
          <table:table-cell office:value-type="float" office:value="33.5308" calcext:value-type="float">
            <text:p>33.5308</text:p>
          </table:table-cell>
          <table:table-cell office:value-type="float" office:value="0.999242" calcext:value-type="float">
            <text:p>0.999242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33.8229" calcext:value-type="float">
            <text:p>33.8229</text:p>
          </table:table-cell>
          <table:table-cell office:value-type="float" office:value="33.7305" calcext:value-type="float">
            <text:p>33.7305</text:p>
          </table:table-cell>
          <table:table-cell office:value-type="float" office:value="1.00274" calcext:value-type="float">
            <text:p>1.00274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.8837" calcext:value-type="float">
            <text:p>33.8837</text:p>
          </table:table-cell>
          <table:table-cell office:value-type="float" office:value="33.7399" calcext:value-type="float">
            <text:p>33.7399</text:p>
          </table:table-cell>
          <table:table-cell office:value-type="float" office:value="1.00426" calcext:value-type="float">
            <text:p>1.0042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11.9031" calcext:value-type="float">
            <text:p>11.9031</text:p>
          </table:table-cell>
          <table:table-cell office:value-type="float" office:value="18.3728" calcext:value-type="float">
            <text:p>18.3728</text:p>
          </table:table-cell>
          <table:table-cell office:value-type="float" office:value="0.647866" calcext:value-type="float">
            <text:p>0.64786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17.6025" calcext:value-type="float">
            <text:p>17.6025</text:p>
          </table:table-cell>
          <table:table-cell office:value-type="float" office:value="23.1754" calcext:value-type="float">
            <text:p>23.1754</text:p>
          </table:table-cell>
          <table:table-cell office:value-type="float" office:value="0.759533" calcext:value-type="float">
            <text:p>0.759533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23.2801" calcext:value-type="float">
            <text:p>23.2801</text:p>
          </table:table-cell>
          <table:table-cell office:value-type="float" office:value="24.8124" calcext:value-type="float">
            <text:p>24.8124</text:p>
          </table:table-cell>
          <table:table-cell office:value-type="float" office:value="0.938246" calcext:value-type="float">
            <text:p>0.93824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8.0081" calcext:value-type="float">
            <text:p>28.0081</text:p>
          </table:table-cell>
          <table:table-cell office:value-type="float" office:value="28.921" calcext:value-type="float">
            <text:p>28.921</text:p>
          </table:table-cell>
          <table:table-cell office:value-type="float" office:value="0.968436" calcext:value-type="float">
            <text:p>0.96843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31.2707" calcext:value-type="float">
            <text:p>31.2707</text:p>
          </table:table-cell>
          <table:table-cell office:value-type="float" office:value="31.5632" calcext:value-type="float">
            <text:p>31.5632</text:p>
          </table:table-cell>
          <table:table-cell office:value-type="float" office:value="0.990732" calcext:value-type="float">
            <text:p>0.990732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32.8664" calcext:value-type="float">
            <text:p>32.8664</text:p>
          </table:table-cell>
          <table:table-cell office:value-type="float" office:value="32.9619" calcext:value-type="float">
            <text:p>32.9619</text:p>
          </table:table-cell>
          <table:table-cell office:value-type="float" office:value="0.997101" calcext:value-type="float">
            <text:p>0.99710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33.5294" calcext:value-type="float">
            <text:p>33.5294</text:p>
          </table:table-cell>
          <table:table-cell office:value-type="float" office:value="33.5459" calcext:value-type="float">
            <text:p>33.5459</text:p>
          </table:table-cell>
          <table:table-cell office:value-type="float" office:value="0.99951" calcext:value-type="float">
            <text:p>0.9995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33.8314" calcext:value-type="float">
            <text:p>33.8314</text:p>
          </table:table-cell>
          <table:table-cell office:value-type="float" office:value="33.7263" calcext:value-type="float">
            <text:p>33.7263</text:p>
          </table:table-cell>
          <table:table-cell office:value-type="float" office:value="1.00312" calcext:value-type="float">
            <text:p>1.00312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.884" calcext:value-type="float">
            <text:p>33.884</text:p>
          </table:table-cell>
          <table:table-cell office:value-type="float" office:value="33.7326" calcext:value-type="float">
            <text:p>33.7326</text:p>
          </table:table-cell>
          <table:table-cell office:value-type="float" office:value="1.00449" calcext:value-type="float">
            <text:p>1.00449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.9773" calcext:value-type="float">
            <text:p>33.9773</text:p>
          </table:table-cell>
          <table:table-cell office:value-type="float" office:value="34.2055" calcext:value-type="float">
            <text:p>34.2055</text:p>
          </table:table-cell>
          <table:table-cell office:value-type="float" office:value="0.993328" calcext:value-type="float">
            <text:p>0.99332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3.8142" calcext:value-type="float">
            <text:p>33.8142</text:p>
          </table:table-cell>
          <table:table-cell office:value-type="float" office:value="33.9315" calcext:value-type="float">
            <text:p>33.9315</text:p>
          </table:table-cell>
          <table:table-cell office:value-type="float" office:value="0.996545" calcext:value-type="float">
            <text:p>0.99654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33.8142" calcext:value-type="float">
            <text:p>33.8142</text:p>
          </table:table-cell>
          <table:table-cell office:value-type="float" office:value="33.9313" calcext:value-type="float">
            <text:p>33.9313</text:p>
          </table:table-cell>
          <table:table-cell office:value-type="float" office:value="0.996549" calcext:value-type="float">
            <text:p>0.996549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33.8142" calcext:value-type="float">
            <text:p>33.8142</text:p>
          </table:table-cell>
          <table:table-cell office:value-type="float" office:value="33.9313" calcext:value-type="float">
            <text:p>33.9313</text:p>
          </table:table-cell>
          <table:table-cell office:value-type="float" office:value="0.996548" calcext:value-type="float">
            <text:p>0.99654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33.8142" calcext:value-type="float">
            <text:p>33.8142</text:p>
          </table:table-cell>
          <table:table-cell office:value-type="float" office:value="33.9314" calcext:value-type="float">
            <text:p>33.9314</text:p>
          </table:table-cell>
          <table:table-cell office:value-type="float" office:value="0.996547" calcext:value-type="float">
            <text:p>0.996547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33.8142" calcext:value-type="float">
            <text:p>33.8142</text:p>
          </table:table-cell>
          <table:table-cell office:value-type="float" office:value="33.9315" calcext:value-type="float">
            <text:p>33.9315</text:p>
          </table:table-cell>
          <table:table-cell office:value-type="float" office:value="0.996545" calcext:value-type="float">
            <text:p>0.99654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8143" calcext:value-type="float">
            <text:p>33.8143</text:p>
          </table:table-cell>
          <table:table-cell office:value-type="float" office:value="33.9317" calcext:value-type="float">
            <text:p>33.9317</text:p>
          </table:table-cell>
          <table:table-cell office:value-type="float" office:value="0.996538" calcext:value-type="float">
            <text:p>0.99653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7.34" calcext:value-type="float">
            <text:p>27.34</text:p>
          </table:table-cell>
          <table:table-cell office:value-type="float" office:value="29.5977" calcext:value-type="float">
            <text:p>29.5977</text:p>
          </table:table-cell>
          <table:table-cell office:value-type="float" office:value="0.92372" calcext:value-type="float">
            <text:p>0.92372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1.0911" calcext:value-type="float">
            <text:p>31.0911</text:p>
          </table:table-cell>
          <table:table-cell office:value-type="float" office:value="32.0196" calcext:value-type="float">
            <text:p>32.0196</text:p>
          </table:table-cell>
          <table:table-cell office:value-type="float" office:value="0.971" calcext:value-type="float">
            <text:p>0.97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33.0056" calcext:value-type="float">
            <text:p>33.0056</text:p>
          </table:table-cell>
          <table:table-cell office:value-type="float" office:value="33.2391" calcext:value-type="float">
            <text:p>33.2391</text:p>
          </table:table-cell>
          <table:table-cell office:value-type="float" office:value="0.992976" calcext:value-type="float">
            <text:p>0.992976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33.808" calcext:value-type="float">
            <text:p>33.808</text:p>
          </table:table-cell>
          <table:table-cell office:value-type="float" office:value="33.8329" calcext:value-type="float">
            <text:p>33.8329</text:p>
          </table:table-cell>
          <table:table-cell office:value-type="float" office:value="0.999266" calcext:value-type="float">
            <text:p>0.999266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33.8134" calcext:value-type="float">
            <text:p>33.8134</text:p>
          </table:table-cell>
          <table:table-cell office:value-type="float" office:value="33.8371" calcext:value-type="float">
            <text:p>33.8371</text:p>
          </table:table-cell>
          <table:table-cell office:value-type="float" office:value="0.999297" calcext:value-type="float">
            <text:p>0.999297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33.8135" calcext:value-type="float">
            <text:p>33.8135</text:p>
          </table:table-cell>
          <table:table-cell office:value-type="float" office:value="33.8373" calcext:value-type="float">
            <text:p>33.8373</text:p>
          </table:table-cell>
          <table:table-cell office:value-type="float" office:value="0.999296" calcext:value-type="float">
            <text:p>0.999296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8136" calcext:value-type="float">
            <text:p>33.8136</text:p>
          </table:table-cell>
          <table:table-cell office:value-type="float" office:value="33.8374" calcext:value-type="float">
            <text:p>33.8374</text:p>
          </table:table-cell>
          <table:table-cell office:value-type="float" office:value="0.999295" calcext:value-type="float">
            <text:p>0.99929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20.9292" calcext:value-type="float">
            <text:p>20.9292</text:p>
          </table:table-cell>
          <table:table-cell office:value-type="float" office:value="26.5062" calcext:value-type="float">
            <text:p>26.5062</text:p>
          </table:table-cell>
          <table:table-cell office:value-type="float" office:value="0.789595" calcext:value-type="float">
            <text:p>0.78959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26.2494" calcext:value-type="float">
            <text:p>26.2494</text:p>
          </table:table-cell>
          <table:table-cell office:value-type="float" office:value="28.9022" calcext:value-type="float">
            <text:p>28.9022</text:p>
          </table:table-cell>
          <table:table-cell office:value-type="float" office:value="0.908214" calcext:value-type="float">
            <text:p>0.908214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9.0285" calcext:value-type="float">
            <text:p>29.0285</text:p>
          </table:table-cell>
          <table:table-cell office:value-type="float" office:value="30.3872" calcext:value-type="float">
            <text:p>30.3872</text:p>
          </table:table-cell>
          <table:table-cell office:value-type="float" office:value="0.955286" calcext:value-type="float">
            <text:p>0.955286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31.8002" calcext:value-type="float">
            <text:p>31.8002</text:p>
          </table:table-cell>
          <table:table-cell office:value-type="float" office:value="32.2345" calcext:value-type="float">
            <text:p>32.2345</text:p>
          </table:table-cell>
          <table:table-cell office:value-type="float" office:value="0.986527" calcext:value-type="float">
            <text:p>0.986527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33.115" calcext:value-type="float">
            <text:p>33.115</text:p>
          </table:table-cell>
          <table:table-cell office:value-type="float" office:value="33.3022" calcext:value-type="float">
            <text:p>33.3022</text:p>
          </table:table-cell>
          <table:table-cell office:value-type="float" office:value="0.994378" calcext:value-type="float">
            <text:p>0.99437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33.8125" calcext:value-type="float">
            <text:p>33.8125</text:p>
          </table:table-cell>
          <table:table-cell office:value-type="float" office:value="33.791" calcext:value-type="float">
            <text:p>33.791</text:p>
          </table:table-cell>
          <table:table-cell office:value-type="float" office:value="1.00064" calcext:value-type="float">
            <text:p>1.00064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33.8134" calcext:value-type="float">
            <text:p>33.8134</text:p>
          </table:table-cell>
          <table:table-cell office:value-type="float" office:value="33.7917" calcext:value-type="float">
            <text:p>33.7917</text:p>
          </table:table-cell>
          <table:table-cell office:value-type="float" office:value="1.00064" calcext:value-type="float">
            <text:p>1.00064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.8135" calcext:value-type="float">
            <text:p>33.8135</text:p>
          </table:table-cell>
          <table:table-cell office:value-type="float" office:value="33.7917" calcext:value-type="float">
            <text:p>33.7917</text:p>
          </table:table-cell>
          <table:table-cell office:value-type="float" office:value="1.00065" calcext:value-type="float">
            <text:p>1.0006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6.12577" calcext:value-type="float">
            <text:p>6.12577</text:p>
          </table:table-cell>
          <table:table-cell table:style-name="ce2" office:value-type="float" office:value="389435000" calcext:value-type="float">
            <text:p>3.89E+08</text:p>
          </table:table-cell>
          <table:table-cell table:style-name="ce2" office:value-type="float" office:value="0.0000000157299" calcext:value-type="float">
            <text:p>1.57E-0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19.2118" calcext:value-type="float">
            <text:p>19.2118</text:p>
          </table:table-cell>
          <table:table-cell office:value-type="float" office:value="24.6399" calcext:value-type="float">
            <text:p>24.6399</text:p>
          </table:table-cell>
          <table:table-cell office:value-type="float" office:value="0.779701" calcext:value-type="float">
            <text:p>0.77970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23.6537" calcext:value-type="float">
            <text:p>23.6537</text:p>
          </table:table-cell>
          <table:table-cell office:value-type="float" office:value="25.7472" calcext:value-type="float">
            <text:p>25.7472</text:p>
          </table:table-cell>
          <table:table-cell office:value-type="float" office:value="0.91869" calcext:value-type="float">
            <text:p>0.91869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28.4463" calcext:value-type="float">
            <text:p>28.4463</text:p>
          </table:table-cell>
          <table:table-cell office:value-type="float" office:value="29.4628" calcext:value-type="float">
            <text:p>29.4628</text:p>
          </table:table-cell>
          <table:table-cell office:value-type="float" office:value="0.965499" calcext:value-type="float">
            <text:p>0.965499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30.9388" calcext:value-type="float">
            <text:p>30.9388</text:p>
          </table:table-cell>
          <table:table-cell office:value-type="float" office:value="31.4735" calcext:value-type="float">
            <text:p>31.4735</text:p>
          </table:table-cell>
          <table:table-cell office:value-type="float" office:value="0.983012" calcext:value-type="float">
            <text:p>0.983012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2.7586" calcext:value-type="float">
            <text:p>32.7586</text:p>
          </table:table-cell>
          <table:table-cell office:value-type="float" office:value="32.9256" calcext:value-type="float">
            <text:p>32.9256</text:p>
          </table:table-cell>
          <table:table-cell office:value-type="float" office:value="0.994928" calcext:value-type="float">
            <text:p>0.99492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33.7962" calcext:value-type="float">
            <text:p>33.7962</text:p>
          </table:table-cell>
          <table:table-cell office:value-type="float" office:value="33.7571" calcext:value-type="float">
            <text:p>33.7571</text:p>
          </table:table-cell>
          <table:table-cell office:value-type="float" office:value="1.00116" calcext:value-type="float">
            <text:p>1.00116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33.8133" calcext:value-type="float">
            <text:p>33.8133</text:p>
          </table:table-cell>
          <table:table-cell office:value-type="float" office:value="33.7659" calcext:value-type="float">
            <text:p>33.7659</text:p>
          </table:table-cell>
          <table:table-cell office:value-type="float" office:value="1.0014" calcext:value-type="float">
            <text:p>1.0014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.8134" calcext:value-type="float">
            <text:p>33.8134</text:p>
          </table:table-cell>
          <table:table-cell office:value-type="float" office:value="33.766" calcext:value-type="float">
            <text:p>33.766</text:p>
          </table:table-cell>
          <table:table-cell office:value-type="float" office:value="1.0014" calcext:value-type="float">
            <text:p>1.001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12.764" calcext:value-type="float">
            <text:p>12.764</text:p>
          </table:table-cell>
          <table:table-cell office:value-type="float" office:value="26.0632" calcext:value-type="float">
            <text:p>26.0632</text:p>
          </table:table-cell>
          <table:table-cell office:value-type="float" office:value="0.489733" calcext:value-type="float">
            <text:p>0.48973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19.1832" calcext:value-type="float">
            <text:p>19.1832</text:p>
          </table:table-cell>
          <table:table-cell office:value-type="float" office:value="22.1057" calcext:value-type="float">
            <text:p>22.1057</text:p>
          </table:table-cell>
          <table:table-cell office:value-type="float" office:value="0.867792" calcext:value-type="float">
            <text:p>0.867792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23.7517" calcext:value-type="float">
            <text:p>23.7517</text:p>
          </table:table-cell>
          <table:table-cell office:value-type="float" office:value="25.3438" calcext:value-type="float">
            <text:p>25.3438</text:p>
          </table:table-cell>
          <table:table-cell office:value-type="float" office:value="0.937181" calcext:value-type="float">
            <text:p>0.93718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27.389" calcext:value-type="float">
            <text:p>27.389</text:p>
          </table:table-cell>
          <table:table-cell office:value-type="float" office:value="28.4084" calcext:value-type="float">
            <text:p>28.4084</text:p>
          </table:table-cell>
          <table:table-cell office:value-type="float" office:value="0.964114" calcext:value-type="float">
            <text:p>0.96411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30.8567" calcext:value-type="float">
            <text:p>30.8567</text:p>
          </table:table-cell>
          <table:table-cell office:value-type="float" office:value="31.1854" calcext:value-type="float">
            <text:p>31.1854</text:p>
          </table:table-cell>
          <table:table-cell office:value-type="float" office:value="0.989458" calcext:value-type="float">
            <text:p>0.98945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32.6679" calcext:value-type="float">
            <text:p>32.6679</text:p>
          </table:table-cell>
          <table:table-cell office:value-type="float" office:value="32.8005" calcext:value-type="float">
            <text:p>32.8005</text:p>
          </table:table-cell>
          <table:table-cell office:value-type="float" office:value="0.995958" calcext:value-type="float">
            <text:p>0.99595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33.462" calcext:value-type="float">
            <text:p>33.462</text:p>
          </table:table-cell>
          <table:table-cell office:value-type="float" office:value="33.5008" calcext:value-type="float">
            <text:p>33.5008</text:p>
          </table:table-cell>
          <table:table-cell office:value-type="float" office:value="0.998842" calcext:value-type="float">
            <text:p>0.998842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33.8131" calcext:value-type="float">
            <text:p>33.8131</text:p>
          </table:table-cell>
          <table:table-cell office:value-type="float" office:value="33.75" calcext:value-type="float">
            <text:p>33.75</text:p>
          </table:table-cell>
          <table:table-cell office:value-type="float" office:value="1.00187" calcext:value-type="float">
            <text:p>1.00187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.8134" calcext:value-type="float">
            <text:p>33.8134</text:p>
          </table:table-cell>
          <table:table-cell office:value-type="float" office:value="33.7502" calcext:value-type="float">
            <text:p>33.7502</text:p>
          </table:table-cell>
          <table:table-cell office:value-type="float" office:value="1.00187" calcext:value-type="float">
            <text:p>1.00187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11.769" calcext:value-type="float">
            <text:p>11.769</text:p>
          </table:table-cell>
          <table:table-cell office:value-type="float" office:value="24.0015" calcext:value-type="float">
            <text:p>24.0015</text:p>
          </table:table-cell>
          <table:table-cell office:value-type="float" office:value="0.490346" calcext:value-type="float">
            <text:p>0.490346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17.6683" calcext:value-type="float">
            <text:p>17.6683</text:p>
          </table:table-cell>
          <table:table-cell office:value-type="float" office:value="20.7057" calcext:value-type="float">
            <text:p>20.7057</text:p>
          </table:table-cell>
          <table:table-cell office:value-type="float" office:value="0.853306" calcext:value-type="float">
            <text:p>0.853306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23.2451" calcext:value-type="float">
            <text:p>23.2451</text:p>
          </table:table-cell>
          <table:table-cell office:value-type="float" office:value="24.3635" calcext:value-type="float">
            <text:p>24.3635</text:p>
          </table:table-cell>
          <table:table-cell office:value-type="float" office:value="0.954093" calcext:value-type="float">
            <text:p>0.954093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28.1255" calcext:value-type="float">
            <text:p>28.1255</text:p>
          </table:table-cell>
          <table:table-cell office:value-type="float" office:value="28.7196" calcext:value-type="float">
            <text:p>28.7196</text:p>
          </table:table-cell>
          <table:table-cell office:value-type="float" office:value="0.979315" calcext:value-type="float">
            <text:p>0.97931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31.2411" calcext:value-type="float">
            <text:p>31.2411</text:p>
          </table:table-cell>
          <table:table-cell office:value-type="float" office:value="31.4566" calcext:value-type="float">
            <text:p>31.4566</text:p>
          </table:table-cell>
          <table:table-cell office:value-type="float" office:value="0.99315" calcext:value-type="float">
            <text:p>0.9931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32.8618" calcext:value-type="float">
            <text:p>32.8618</text:p>
          </table:table-cell>
          <table:table-cell office:value-type="float" office:value="32.9408" calcext:value-type="float">
            <text:p>32.9408</text:p>
          </table:table-cell>
          <table:table-cell office:value-type="float" office:value="0.997602" calcext:value-type="float">
            <text:p>0.997602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33.4995" calcext:value-type="float">
            <text:p>33.4995</text:p>
          </table:table-cell>
          <table:table-cell office:value-type="float" office:value="33.5246" calcext:value-type="float">
            <text:p>33.5246</text:p>
          </table:table-cell>
          <table:table-cell office:value-type="float" office:value="0.999251" calcext:value-type="float">
            <text:p>0.99925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33.8131" calcext:value-type="float">
            <text:p>33.8131</text:p>
          </table:table-cell>
          <table:table-cell office:value-type="float" office:value="33.7396" calcext:value-type="float">
            <text:p>33.7396</text:p>
          </table:table-cell>
          <table:table-cell office:value-type="float" office:value="1.00218" calcext:value-type="float">
            <text:p>1.0021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.8134" calcext:value-type="float">
            <text:p>33.8134</text:p>
          </table:table-cell>
          <table:table-cell office:value-type="float" office:value="33.7396" calcext:value-type="float">
            <text:p>33.7396</text:p>
          </table:table-cell>
          <table:table-cell office:value-type="float" office:value="1.00219" calcext:value-type="float">
            <text:p>1.00219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12.6009" calcext:value-type="float">
            <text:p>12.6009</text:p>
          </table:table-cell>
          <table:table-cell office:value-type="float" office:value="29.2237" calcext:value-type="float">
            <text:p>29.2237</text:p>
          </table:table-cell>
          <table:table-cell office:value-type="float" office:value="0.431187" calcext:value-type="float">
            <text:p>0.431187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18.3809" calcext:value-type="float">
            <text:p>18.3809</text:p>
          </table:table-cell>
          <table:table-cell office:value-type="float" office:value="19.9624" calcext:value-type="float">
            <text:p>19.9624</text:p>
          </table:table-cell>
          <table:table-cell office:value-type="float" office:value="0.920775" calcext:value-type="float">
            <text:p>0.92077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23.7867" calcext:value-type="float">
            <text:p>23.7867</text:p>
          </table:table-cell>
          <table:table-cell office:value-type="float" office:value="24.7116" calcext:value-type="float">
            <text:p>24.7116</text:p>
          </table:table-cell>
          <table:table-cell office:value-type="float" office:value="0.962574" calcext:value-type="float">
            <text:p>0.962574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8.3623" calcext:value-type="float">
            <text:p>28.3623</text:p>
          </table:table-cell>
          <table:table-cell office:value-type="float" office:value="28.9029" calcext:value-type="float">
            <text:p>28.9029</text:p>
          </table:table-cell>
          <table:table-cell office:value-type="float" office:value="0.981297" calcext:value-type="float">
            <text:p>0.981297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31.4191" calcext:value-type="float">
            <text:p>31.4191</text:p>
          </table:table-cell>
          <table:table-cell office:value-type="float" office:value="31.5726" calcext:value-type="float">
            <text:p>31.5726</text:p>
          </table:table-cell>
          <table:table-cell office:value-type="float" office:value="0.995139" calcext:value-type="float">
            <text:p>0.995139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32.906" calcext:value-type="float">
            <text:p>32.906</text:p>
          </table:table-cell>
          <table:table-cell office:value-type="float" office:value="32.9665" calcext:value-type="float">
            <text:p>32.9665</text:p>
          </table:table-cell>
          <table:table-cell office:value-type="float" office:value="0.998166" calcext:value-type="float">
            <text:p>0.998166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33.5483" calcext:value-type="float">
            <text:p>33.5483</text:p>
          </table:table-cell>
          <table:table-cell office:value-type="float" office:value="33.5609" calcext:value-type="float">
            <text:p>33.5609</text:p>
          </table:table-cell>
          <table:table-cell office:value-type="float" office:value="0.999625" calcext:value-type="float">
            <text:p>0.99962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33.8126" calcext:value-type="float">
            <text:p>33.8126</text:p>
          </table:table-cell>
          <table:table-cell office:value-type="float" office:value="33.7323" calcext:value-type="float">
            <text:p>33.7323</text:p>
          </table:table-cell>
          <table:table-cell office:value-type="float" office:value="1.00238" calcext:value-type="float">
            <text:p>1.0023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.8133" calcext:value-type="float">
            <text:p>33.8133</text:p>
          </table:table-cell>
          <table:table-cell office:value-type="float" office:value="33.7323" calcext:value-type="float">
            <text:p>33.7323</text:p>
          </table:table-cell>
          <table:table-cell office:value-type="float" office:value="1.0024" calcext:value-type="float">
            <text:p>1.0024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12.9773" calcext:value-type="float">
            <text:p>12.9773</text:p>
          </table:table-cell>
          <table:table-cell office:value-type="float" office:value="15.197" calcext:value-type="float">
            <text:p>15.197</text:p>
          </table:table-cell>
          <table:table-cell office:value-type="float" office:value="0.853941" calcext:value-type="float">
            <text:p>0.85394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19.0006" calcext:value-type="float">
            <text:p>19.0006</text:p>
          </table:table-cell>
          <table:table-cell office:value-type="float" office:value="20.4165" calcext:value-type="float">
            <text:p>20.4165</text:p>
          </table:table-cell>
          <table:table-cell office:value-type="float" office:value="0.930651" calcext:value-type="float">
            <text:p>0.93065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4.1909" calcext:value-type="float">
            <text:p>24.1909</text:p>
          </table:table-cell>
          <table:table-cell office:value-type="float" office:value="24.9784" calcext:value-type="float">
            <text:p>24.9784</text:p>
          </table:table-cell>
          <table:table-cell office:value-type="float" office:value="0.968471" calcext:value-type="float">
            <text:p>0.96847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28.4878" calcext:value-type="float">
            <text:p>28.4878</text:p>
          </table:table-cell>
          <table:table-cell office:value-type="float" office:value="28.9048" calcext:value-type="float">
            <text:p>28.9048</text:p>
          </table:table-cell>
          <table:table-cell office:value-type="float" office:value="0.985572" calcext:value-type="float">
            <text:p>0.985572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31.409" calcext:value-type="float">
            <text:p>31.409</text:p>
          </table:table-cell>
          <table:table-cell office:value-type="float" office:value="31.5242" calcext:value-type="float">
            <text:p>31.5242</text:p>
          </table:table-cell>
          <table:table-cell office:value-type="float" office:value="0.996345" calcext:value-type="float">
            <text:p>0.99634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32.88" calcext:value-type="float">
            <text:p>32.88</text:p>
          </table:table-cell>
          <table:table-cell office:value-type="float" office:value="32.9299" calcext:value-type="float">
            <text:p>32.9299</text:p>
          </table:table-cell>
          <table:table-cell office:value-type="float" office:value="0.998486" calcext:value-type="float">
            <text:p>0.998486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33.5624" calcext:value-type="float">
            <text:p>33.5624</text:p>
          </table:table-cell>
          <table:table-cell office:value-type="float" office:value="33.57" calcext:value-type="float">
            <text:p>33.57</text:p>
          </table:table-cell>
          <table:table-cell office:value-type="float" office:value="0.999775" calcext:value-type="float">
            <text:p>0.99977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33.8109" calcext:value-type="float">
            <text:p>33.8109</text:p>
          </table:table-cell>
          <table:table-cell office:value-type="float" office:value="33.7266" calcext:value-type="float">
            <text:p>33.7266</text:p>
          </table:table-cell>
          <table:table-cell office:value-type="float" office:value="1.0025" calcext:value-type="float">
            <text:p>1.002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3.8132" calcext:value-type="float">
            <text:p>33.8132</text:p>
          </table:table-cell>
          <table:table-cell office:value-type="float" office:value="33.7271" calcext:value-type="float">
            <text:p>33.7271</text:p>
          </table:table-cell>
          <table:table-cell office:value-type="float" office:value="1.00255" calcext:value-type="float">
            <text:p>1.00255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0582" calcext:value-type="float">
            <text:p>34.0582</text:p>
          </table:table-cell>
          <table:table-cell office:value-type="float" office:value="34.2055" calcext:value-type="float">
            <text:p>34.2055</text:p>
          </table:table-cell>
          <table:table-cell office:value-type="float" office:value="0.995695" calcext:value-type="float">
            <text:p>0.995695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3.7974" calcext:value-type="float">
            <text:p>33.7974</text:p>
          </table:table-cell>
          <table:table-cell office:value-type="float" office:value="33.9315" calcext:value-type="float">
            <text:p>33.9315</text:p>
          </table:table-cell>
          <table:table-cell office:value-type="float" office:value="0.99605" calcext:value-type="float">
            <text:p>0.99605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33.7974" calcext:value-type="float">
            <text:p>33.7974</text:p>
          </table:table-cell>
          <table:table-cell office:value-type="float" office:value="33.9313" calcext:value-type="float">
            <text:p>33.9313</text:p>
          </table:table-cell>
          <table:table-cell office:value-type="float" office:value="0.996053" calcext:value-type="float">
            <text:p>0.99605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33.7974" calcext:value-type="float">
            <text:p>33.7974</text:p>
          </table:table-cell>
          <table:table-cell office:value-type="float" office:value="33.9313" calcext:value-type="float">
            <text:p>33.9313</text:p>
          </table:table-cell>
          <table:table-cell office:value-type="float" office:value="0.996053" calcext:value-type="float">
            <text:p>0.99605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33.7974" calcext:value-type="float">
            <text:p>33.7974</text:p>
          </table:table-cell>
          <table:table-cell office:value-type="float" office:value="33.9314" calcext:value-type="float">
            <text:p>33.9314</text:p>
          </table:table-cell>
          <table:table-cell office:value-type="float" office:value="0.996051" calcext:value-type="float">
            <text:p>0.99605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33.7974" calcext:value-type="float">
            <text:p>33.7974</text:p>
          </table:table-cell>
          <table:table-cell office:value-type="float" office:value="33.9315" calcext:value-type="float">
            <text:p>33.9315</text:p>
          </table:table-cell>
          <table:table-cell office:value-type="float" office:value="0.996049" calcext:value-type="float">
            <text:p>0.996049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7975" calcext:value-type="float">
            <text:p>33.7975</text:p>
          </table:table-cell>
          <table:table-cell office:value-type="float" office:value="33.9316" calcext:value-type="float">
            <text:p>33.9316</text:p>
          </table:table-cell>
          <table:table-cell office:value-type="float" office:value="0.996049" calcext:value-type="float">
            <text:p>0.996049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7.7127" calcext:value-type="float">
            <text:p>27.7127</text:p>
          </table:table-cell>
          <table:table-cell office:value-type="float" office:value="29.6056" calcext:value-type="float">
            <text:p>29.6056</text:p>
          </table:table-cell>
          <table:table-cell office:value-type="float" office:value="0.936061" calcext:value-type="float">
            <text:p>0.93606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1.2965" calcext:value-type="float">
            <text:p>31.2965</text:p>
          </table:table-cell>
          <table:table-cell office:value-type="float" office:value="31.9833" calcext:value-type="float">
            <text:p>31.9833</text:p>
          </table:table-cell>
          <table:table-cell office:value-type="float" office:value="0.978526" calcext:value-type="float">
            <text:p>0.978526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33.0545" calcext:value-type="float">
            <text:p>33.0545</text:p>
          </table:table-cell>
          <table:table-cell office:value-type="float" office:value="33.2369" calcext:value-type="float">
            <text:p>33.2369</text:p>
          </table:table-cell>
          <table:table-cell office:value-type="float" office:value="0.994511" calcext:value-type="float">
            <text:p>0.99451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33.794" calcext:value-type="float">
            <text:p>33.794</text:p>
          </table:table-cell>
          <table:table-cell office:value-type="float" office:value="33.8371" calcext:value-type="float">
            <text:p>33.8371</text:p>
          </table:table-cell>
          <table:table-cell office:value-type="float" office:value="0.998726" calcext:value-type="float">
            <text:p>0.998726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33.7941" calcext:value-type="float">
            <text:p>33.7941</text:p>
          </table:table-cell>
          <table:table-cell office:value-type="float" office:value="33.8373" calcext:value-type="float">
            <text:p>33.8373</text:p>
          </table:table-cell>
          <table:table-cell office:value-type="float" office:value="0.998724" calcext:value-type="float">
            <text:p>0.998724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33.7942" calcext:value-type="float">
            <text:p>33.7942</text:p>
          </table:table-cell>
          <table:table-cell office:value-type="float" office:value="33.8374" calcext:value-type="float">
            <text:p>33.8374</text:p>
          </table:table-cell>
          <table:table-cell office:value-type="float" office:value="0.998723" calcext:value-type="float">
            <text:p>0.99872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7942" calcext:value-type="float">
            <text:p>33.7942</text:p>
          </table:table-cell>
          <table:table-cell office:value-type="float" office:value="33.8374" calcext:value-type="float">
            <text:p>33.8374</text:p>
          </table:table-cell>
          <table:table-cell office:value-type="float" office:value="0.998722" calcext:value-type="float">
            <text:p>0.998722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21.224" calcext:value-type="float">
            <text:p>21.224</text:p>
          </table:table-cell>
          <table:table-cell office:value-type="float" office:value="26.3991" calcext:value-type="float">
            <text:p>26.3991</text:p>
          </table:table-cell>
          <table:table-cell office:value-type="float" office:value="0.803967" calcext:value-type="float">
            <text:p>0.803967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26.3421" calcext:value-type="float">
            <text:p>26.3421</text:p>
          </table:table-cell>
          <table:table-cell office:value-type="float" office:value="28.8962" calcext:value-type="float">
            <text:p>28.8962</text:p>
          </table:table-cell>
          <table:table-cell office:value-type="float" office:value="0.911611" calcext:value-type="float">
            <text:p>0.91161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9.0837" calcext:value-type="float">
            <text:p>29.0837</text:p>
          </table:table-cell>
          <table:table-cell office:value-type="float" office:value="30.3813" calcext:value-type="float">
            <text:p>30.3813</text:p>
          </table:table-cell>
          <table:table-cell office:value-type="float" office:value="0.957289" calcext:value-type="float">
            <text:p>0.957289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31.8134" calcext:value-type="float">
            <text:p>31.8134</text:p>
          </table:table-cell>
          <table:table-cell office:value-type="float" office:value="32.2337" calcext:value-type="float">
            <text:p>32.2337</text:p>
          </table:table-cell>
          <table:table-cell office:value-type="float" office:value="0.986961" calcext:value-type="float">
            <text:p>0.98696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33.1167" calcext:value-type="float">
            <text:p>33.1167</text:p>
          </table:table-cell>
          <table:table-cell office:value-type="float" office:value="33.3012" calcext:value-type="float">
            <text:p>33.3012</text:p>
          </table:table-cell>
          <table:table-cell office:value-type="float" office:value="0.994463" calcext:value-type="float">
            <text:p>0.99446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33.7939" calcext:value-type="float">
            <text:p>33.7939</text:p>
          </table:table-cell>
          <table:table-cell office:value-type="float" office:value="33.7916" calcext:value-type="float">
            <text:p>33.7916</text:p>
          </table:table-cell>
          <table:table-cell office:value-type="float" office:value="1.00007" calcext:value-type="float">
            <text:p>1.00007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33.794" calcext:value-type="float">
            <text:p>33.794</text:p>
          </table:table-cell>
          <table:table-cell office:value-type="float" office:value="33.7917" calcext:value-type="float">
            <text:p>33.7917</text:p>
          </table:table-cell>
          <table:table-cell office:value-type="float" office:value="1.00007" calcext:value-type="float">
            <text:p>1.00007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.7941" calcext:value-type="float">
            <text:p>33.7941</text:p>
          </table:table-cell>
          <table:table-cell office:value-type="float" office:value="33.7918" calcext:value-type="float">
            <text:p>33.7918</text:p>
          </table:table-cell>
          <table:table-cell office:value-type="float" office:value="1.00007" calcext:value-type="float">
            <text:p>1.00007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7.88192" calcext:value-type="float">
            <text:p>7.88192</text:p>
          </table:table-cell>
          <table:table-cell table:style-name="ce2" office:value-type="float" office:value="175604000" calcext:value-type="float">
            <text:p>1.76E+08</text:p>
          </table:table-cell>
          <table:table-cell table:style-name="ce2" office:value-type="float" office:value="0.0000000448846" calcext:value-type="float">
            <text:p>4.49E-08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19.6133" calcext:value-type="float">
            <text:p>19.6133</text:p>
          </table:table-cell>
          <table:table-cell office:value-type="float" office:value="24.1681" calcext:value-type="float">
            <text:p>24.1681</text:p>
          </table:table-cell>
          <table:table-cell office:value-type="float" office:value="0.811535" calcext:value-type="float">
            <text:p>0.811535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23.7218" calcext:value-type="float">
            <text:p>23.7218</text:p>
          </table:table-cell>
          <table:table-cell office:value-type="float" office:value="25.7139" calcext:value-type="float">
            <text:p>25.7139</text:p>
          </table:table-cell>
          <table:table-cell office:value-type="float" office:value="0.92253" calcext:value-type="float">
            <text:p>0.9225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28.4741" calcext:value-type="float">
            <text:p>28.4741</text:p>
          </table:table-cell>
          <table:table-cell office:value-type="float" office:value="29.4494" calcext:value-type="float">
            <text:p>29.4494</text:p>
          </table:table-cell>
          <table:table-cell office:value-type="float" office:value="0.966883" calcext:value-type="float">
            <text:p>0.96688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30.9578" calcext:value-type="float">
            <text:p>30.9578</text:p>
          </table:table-cell>
          <table:table-cell office:value-type="float" office:value="31.466" calcext:value-type="float">
            <text:p>31.466</text:p>
          </table:table-cell>
          <table:table-cell office:value-type="float" office:value="0.98385" calcext:value-type="float">
            <text:p>0.98385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2.7633" calcext:value-type="float">
            <text:p>32.7633</text:p>
          </table:table-cell>
          <table:table-cell office:value-type="float" office:value="32.9224" calcext:value-type="float">
            <text:p>32.9224</text:p>
          </table:table-cell>
          <table:table-cell office:value-type="float" office:value="0.995168" calcext:value-type="float">
            <text:p>0.995168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33.7936" calcext:value-type="float">
            <text:p>33.7936</text:p>
          </table:table-cell>
          <table:table-cell office:value-type="float" office:value="33.7657" calcext:value-type="float">
            <text:p>33.7657</text:p>
          </table:table-cell>
          <table:table-cell office:value-type="float" office:value="1.00082" calcext:value-type="float">
            <text:p>1.00082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33.7939" calcext:value-type="float">
            <text:p>33.7939</text:p>
          </table:table-cell>
          <table:table-cell office:value-type="float" office:value="33.766" calcext:value-type="float">
            <text:p>33.766</text:p>
          </table:table-cell>
          <table:table-cell office:value-type="float" office:value="1.00083" calcext:value-type="float">
            <text:p>1.0008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.794" calcext:value-type="float">
            <text:p>33.794</text:p>
          </table:table-cell>
          <table:table-cell office:value-type="float" office:value="33.766" calcext:value-type="float">
            <text:p>33.766</text:p>
          </table:table-cell>
          <table:table-cell office:value-type="float" office:value="1.00083" calcext:value-type="float">
            <text:p>1.0008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13.0708" calcext:value-type="float">
            <text:p>13.0708</text:p>
          </table:table-cell>
          <table:table-cell office:value-type="float" office:value="26.2451" calcext:value-type="float">
            <text:p>26.2451</text:p>
          </table:table-cell>
          <table:table-cell office:value-type="float" office:value="0.49803" calcext:value-type="float">
            <text:p>0.4980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19.2752" calcext:value-type="float">
            <text:p>19.2752</text:p>
          </table:table-cell>
          <table:table-cell office:value-type="float" office:value="21.9843" calcext:value-type="float">
            <text:p>21.9843</text:p>
          </table:table-cell>
          <table:table-cell office:value-type="float" office:value="0.876771" calcext:value-type="float">
            <text:p>0.87677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23.7728" calcext:value-type="float">
            <text:p>23.7728</text:p>
          </table:table-cell>
          <table:table-cell office:value-type="float" office:value="25.346" calcext:value-type="float">
            <text:p>25.346</text:p>
          </table:table-cell>
          <table:table-cell office:value-type="float" office:value="0.937933" calcext:value-type="float">
            <text:p>0.93793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27.4107" calcext:value-type="float">
            <text:p>27.4107</text:p>
          </table:table-cell>
          <table:table-cell office:value-type="float" office:value="28.4098" calcext:value-type="float">
            <text:p>28.4098</text:p>
          </table:table-cell>
          <table:table-cell office:value-type="float" office:value="0.964832" calcext:value-type="float">
            <text:p>0.964832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30.8568" calcext:value-type="float">
            <text:p>30.8568</text:p>
          </table:table-cell>
          <table:table-cell office:value-type="float" office:value="31.1882" calcext:value-type="float">
            <text:p>31.1882</text:p>
          </table:table-cell>
          <table:table-cell office:value-type="float" office:value="0.989375" calcext:value-type="float">
            <text:p>0.989375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32.6737" calcext:value-type="float">
            <text:p>32.6737</text:p>
          </table:table-cell>
          <table:table-cell office:value-type="float" office:value="32.8" calcext:value-type="float">
            <text:p>32.8</text:p>
          </table:table-cell>
          <table:table-cell office:value-type="float" office:value="0.99615" calcext:value-type="float">
            <text:p>0.99615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33.7862" calcext:value-type="float">
            <text:p>33.7862</text:p>
          </table:table-cell>
          <table:table-cell office:value-type="float" office:value="33.7461" calcext:value-type="float">
            <text:p>33.7461</text:p>
          </table:table-cell>
          <table:table-cell office:value-type="float" office:value="1.00119" calcext:value-type="float">
            <text:p>1.00119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33.7939" calcext:value-type="float">
            <text:p>33.7939</text:p>
          </table:table-cell>
          <table:table-cell office:value-type="float" office:value="33.7501" calcext:value-type="float">
            <text:p>33.7501</text:p>
          </table:table-cell>
          <table:table-cell office:value-type="float" office:value="1.0013" calcext:value-type="float">
            <text:p>1.001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.794" calcext:value-type="float">
            <text:p>33.794</text:p>
          </table:table-cell>
          <table:table-cell office:value-type="float" office:value="33.7501" calcext:value-type="float">
            <text:p>33.7501</text:p>
          </table:table-cell>
          <table:table-cell office:value-type="float" office:value="1.0013" calcext:value-type="float">
            <text:p>1.001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12.2105" calcext:value-type="float">
            <text:p>12.2105</text:p>
          </table:table-cell>
          <table:table-cell office:value-type="float" office:value="21.2419" calcext:value-type="float">
            <text:p>21.2419</text:p>
          </table:table-cell>
          <table:table-cell office:value-type="float" office:value="0.57483" calcext:value-type="float">
            <text:p>0.5748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17.7283" calcext:value-type="float">
            <text:p>17.7283</text:p>
          </table:table-cell>
          <table:table-cell office:value-type="float" office:value="20.6119" calcext:value-type="float">
            <text:p>20.6119</text:p>
          </table:table-cell>
          <table:table-cell office:value-type="float" office:value="0.860101" calcext:value-type="float">
            <text:p>0.86010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23.2494" calcext:value-type="float">
            <text:p>23.2494</text:p>
          </table:table-cell>
          <table:table-cell office:value-type="float" office:value="24.373" calcext:value-type="float">
            <text:p>24.373</text:p>
          </table:table-cell>
          <table:table-cell office:value-type="float" office:value="0.953904" calcext:value-type="float">
            <text:p>0.95390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28.143" calcext:value-type="float">
            <text:p>28.143</text:p>
          </table:table-cell>
          <table:table-cell office:value-type="float" office:value="28.7229" calcext:value-type="float">
            <text:p>28.7229</text:p>
          </table:table-cell>
          <table:table-cell office:value-type="float" office:value="0.979809" calcext:value-type="float">
            <text:p>0.979809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31.2437" calcext:value-type="float">
            <text:p>31.2437</text:p>
          </table:table-cell>
          <table:table-cell office:value-type="float" office:value="31.4576" calcext:value-type="float">
            <text:p>31.4576</text:p>
          </table:table-cell>
          <table:table-cell office:value-type="float" office:value="0.9932" calcext:value-type="float">
            <text:p>0.9932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32.8663" calcext:value-type="float">
            <text:p>32.8663</text:p>
          </table:table-cell>
          <table:table-cell office:value-type="float" office:value="32.941" calcext:value-type="float">
            <text:p>32.941</text:p>
          </table:table-cell>
          <table:table-cell office:value-type="float" office:value="0.997733" calcext:value-type="float">
            <text:p>0.99773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33.7778" calcext:value-type="float">
            <text:p>33.7778</text:p>
          </table:table-cell>
          <table:table-cell office:value-type="float" office:value="33.7334" calcext:value-type="float">
            <text:p>33.7334</text:p>
          </table:table-cell>
          <table:table-cell office:value-type="float" office:value="1.00131" calcext:value-type="float">
            <text:p>1.0013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33.7938" calcext:value-type="float">
            <text:p>33.7938</text:p>
          </table:table-cell>
          <table:table-cell office:value-type="float" office:value="33.7397" calcext:value-type="float">
            <text:p>33.7397</text:p>
          </table:table-cell>
          <table:table-cell office:value-type="float" office:value="1.0016" calcext:value-type="float">
            <text:p>1.0016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.7939" calcext:value-type="float">
            <text:p>33.7939</text:p>
          </table:table-cell>
          <table:table-cell office:value-type="float" office:value="33.7397" calcext:value-type="float">
            <text:p>33.7397</text:p>
          </table:table-cell>
          <table:table-cell office:value-type="float" office:value="1.00161" calcext:value-type="float">
            <text:p>1.0016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13.0223" calcext:value-type="float">
            <text:p>13.0223</text:p>
          </table:table-cell>
          <table:table-cell office:value-type="float" office:value="15.7441" calcext:value-type="float">
            <text:p>15.7441</text:p>
          </table:table-cell>
          <table:table-cell office:value-type="float" office:value="0.827124" calcext:value-type="float">
            <text:p>0.827124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18.4232" calcext:value-type="float">
            <text:p>18.4232</text:p>
          </table:table-cell>
          <table:table-cell office:value-type="float" office:value="19.924" calcext:value-type="float">
            <text:p>19.924</text:p>
          </table:table-cell>
          <table:table-cell office:value-type="float" office:value="0.924669" calcext:value-type="float">
            <text:p>0.924669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23.8089" calcext:value-type="float">
            <text:p>23.8089</text:p>
          </table:table-cell>
          <table:table-cell office:value-type="float" office:value="24.7118" calcext:value-type="float">
            <text:p>24.7118</text:p>
          </table:table-cell>
          <table:table-cell office:value-type="float" office:value="0.963463" calcext:value-type="float">
            <text:p>0.96346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8.3861" calcext:value-type="float">
            <text:p>28.3861</text:p>
          </table:table-cell>
          <table:table-cell office:value-type="float" office:value="28.9031" calcext:value-type="float">
            <text:p>28.9031</text:p>
          </table:table-cell>
          <table:table-cell office:value-type="float" office:value="0.982112" calcext:value-type="float">
            <text:p>0.982112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31.4197" calcext:value-type="float">
            <text:p>31.4197</text:p>
          </table:table-cell>
          <table:table-cell office:value-type="float" office:value="31.5723" calcext:value-type="float">
            <text:p>31.5723</text:p>
          </table:table-cell>
          <table:table-cell office:value-type="float" office:value="0.995167" calcext:value-type="float">
            <text:p>0.995167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32.9091" calcext:value-type="float">
            <text:p>32.9091</text:p>
          </table:table-cell>
          <table:table-cell office:value-type="float" office:value="32.967" calcext:value-type="float">
            <text:p>32.967</text:p>
          </table:table-cell>
          <table:table-cell office:value-type="float" office:value="0.998245" calcext:value-type="float">
            <text:p>0.998245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33.5522" calcext:value-type="float">
            <text:p>33.5522</text:p>
          </table:table-cell>
          <table:table-cell office:value-type="float" office:value="33.5613" calcext:value-type="float">
            <text:p>33.5613</text:p>
          </table:table-cell>
          <table:table-cell office:value-type="float" office:value="0.999729" calcext:value-type="float">
            <text:p>0.999729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33.7937" calcext:value-type="float">
            <text:p>33.7937</text:p>
          </table:table-cell>
          <table:table-cell office:value-type="float" office:value="33.7323" calcext:value-type="float">
            <text:p>33.7323</text:p>
          </table:table-cell>
          <table:table-cell office:value-type="float" office:value="1.00182" calcext:value-type="float">
            <text:p>1.00182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.794" calcext:value-type="float">
            <text:p>33.794</text:p>
          </table:table-cell>
          <table:table-cell office:value-type="float" office:value="33.7323" calcext:value-type="float">
            <text:p>33.7323</text:p>
          </table:table-cell>
          <table:table-cell office:value-type="float" office:value="1.00183" calcext:value-type="float">
            <text:p>1.0018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13.0329" calcext:value-type="float">
            <text:p>13.0329</text:p>
          </table:table-cell>
          <table:table-cell office:value-type="float" office:value="14.979" calcext:value-type="float">
            <text:p>14.979</text:p>
          </table:table-cell>
          <table:table-cell office:value-type="float" office:value="0.870075" calcext:value-type="float">
            <text:p>0.870075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19.0578" calcext:value-type="float">
            <text:p>19.0578</text:p>
          </table:table-cell>
          <table:table-cell office:value-type="float" office:value="20.3586" calcext:value-type="float">
            <text:p>20.3586</text:p>
          </table:table-cell>
          <table:table-cell office:value-type="float" office:value="0.936106" calcext:value-type="float">
            <text:p>0.936106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4.2179" calcext:value-type="float">
            <text:p>24.2179</text:p>
          </table:table-cell>
          <table:table-cell office:value-type="float" office:value="24.9789" calcext:value-type="float">
            <text:p>24.9789</text:p>
          </table:table-cell>
          <table:table-cell office:value-type="float" office:value="0.969536" calcext:value-type="float">
            <text:p>0.969536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28.5092" calcext:value-type="float">
            <text:p>28.5092</text:p>
          </table:table-cell>
          <table:table-cell office:value-type="float" office:value="28.9063" calcext:value-type="float">
            <text:p>28.9063</text:p>
          </table:table-cell>
          <table:table-cell office:value-type="float" office:value="0.986263" calcext:value-type="float">
            <text:p>0.98626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31.4058" calcext:value-type="float">
            <text:p>31.4058</text:p>
          </table:table-cell>
          <table:table-cell office:value-type="float" office:value="31.5242" calcext:value-type="float">
            <text:p>31.5242</text:p>
          </table:table-cell>
          <table:table-cell office:value-type="float" office:value="0.996245" calcext:value-type="float">
            <text:p>0.996245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32.8812" calcext:value-type="float">
            <text:p>32.8812</text:p>
          </table:table-cell>
          <table:table-cell office:value-type="float" office:value="32.9294" calcext:value-type="float">
            <text:p>32.9294</text:p>
          </table:table-cell>
          <table:table-cell office:value-type="float" office:value="0.998536" calcext:value-type="float">
            <text:p>0.998536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33.5637" calcext:value-type="float">
            <text:p>33.5637</text:p>
          </table:table-cell>
          <table:table-cell office:value-type="float" office:value="33.569" calcext:value-type="float">
            <text:p>33.569</text:p>
          </table:table-cell>
          <table:table-cell office:value-type="float" office:value="0.999842" calcext:value-type="float">
            <text:p>0.999842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33.7937" calcext:value-type="float">
            <text:p>33.7937</text:p>
          </table:table-cell>
          <table:table-cell office:value-type="float" office:value="33.727" calcext:value-type="float">
            <text:p>33.727</text:p>
          </table:table-cell>
          <table:table-cell office:value-type="float" office:value="1.00198" calcext:value-type="float">
            <text:p>1.00198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3.794" calcext:value-type="float">
            <text:p>33.794</text:p>
          </table:table-cell>
          <table:table-cell office:value-type="float" office:value="33.7271" calcext:value-type="float">
            <text:p>33.7271</text:p>
          </table:table-cell>
          <table:table-cell office:value-type="float" office:value="1.00198" calcext:value-type="float">
            <text:p>1.00198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3.75014" calcext:value-type="float">
            <text:p>3.75014</text:p>
          </table:table-cell>
          <table:table-cell table:style-name="ce2" office:value-type="float" office:value="507999000" calcext:value-type="float">
            <text:p>5.08E+08</text:p>
          </table:table-cell>
          <table:table-cell table:style-name="ce2" office:value-type="float" office:value="0.00000000738218" calcext:value-type="float">
            <text:p>7.38E-09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3.0559" calcext:value-type="float">
            <text:p>13.0559</text:p>
          </table:table-cell>
          <table:table-cell office:value-type="float" office:value="14.7726" calcext:value-type="float">
            <text:p>14.7726</text:p>
          </table:table-cell>
          <table:table-cell office:value-type="float" office:value="0.883793" calcext:value-type="float">
            <text:p>0.88379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18.9366" calcext:value-type="float">
            <text:p>18.9366</text:p>
          </table:table-cell>
          <table:table-cell office:value-type="float" office:value="20.1066" calcext:value-type="float">
            <text:p>20.1066</text:p>
          </table:table-cell>
          <table:table-cell office:value-type="float" office:value="0.941811" calcext:value-type="float">
            <text:p>0.94181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4.1818" calcext:value-type="float">
            <text:p>24.1818</text:p>
          </table:table-cell>
          <table:table-cell office:value-type="float" office:value="24.85" calcext:value-type="float">
            <text:p>24.85</text:p>
          </table:table-cell>
          <table:table-cell office:value-type="float" office:value="0.973111" calcext:value-type="float">
            <text:p>0.97311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28.3438" calcext:value-type="float">
            <text:p>28.3438</text:p>
          </table:table-cell>
          <table:table-cell office:value-type="float" office:value="28.7118" calcext:value-type="float">
            <text:p>28.7118</text:p>
          </table:table-cell>
          <table:table-cell office:value-type="float" office:value="0.987183" calcext:value-type="float">
            <text:p>0.98718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31.3252" calcext:value-type="float">
            <text:p>31.3252</text:p>
          </table:table-cell>
          <table:table-cell office:value-type="float" office:value="31.4257" calcext:value-type="float">
            <text:p>31.4257</text:p>
          </table:table-cell>
          <table:table-cell office:value-type="float" office:value="0.996804" calcext:value-type="float">
            <text:p>0.996804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32.8432" calcext:value-type="float">
            <text:p>32.8432</text:p>
          </table:table-cell>
          <table:table-cell office:value-type="float" office:value="32.8829" calcext:value-type="float">
            <text:p>32.8829</text:p>
          </table:table-cell>
          <table:table-cell office:value-type="float" office:value="0.998793" calcext:value-type="float">
            <text:p>0.99879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33.5645" calcext:value-type="float">
            <text:p>33.5645</text:p>
          </table:table-cell>
          <table:table-cell office:value-type="float" office:value="33.568" calcext:value-type="float">
            <text:p>33.568</text:p>
          </table:table-cell>
          <table:table-cell office:value-type="float" office:value="0.999897" calcext:value-type="float">
            <text:p>0.999897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33.7937" calcext:value-type="float">
            <text:p>33.7937</text:p>
          </table:table-cell>
          <table:table-cell office:value-type="float" office:value="33.7231" calcext:value-type="float">
            <text:p>33.7231</text:p>
          </table:table-cell>
          <table:table-cell office:value-type="float" office:value="1.00209" calcext:value-type="float">
            <text:p>1.00209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.7939" calcext:value-type="float">
            <text:p>33.7939</text:p>
          </table:table-cell>
          <table:table-cell office:value-type="float" office:value="33.7231" calcext:value-type="float">
            <text:p>33.7231</text:p>
          </table:table-cell>
          <table:table-cell office:value-type="float" office:value="1.0021" calcext:value-type="float">
            <text:p>1.002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5.65956" calcext:value-type="float">
            <text:p>5.65956</text:p>
          </table:table-cell>
          <table:table-cell table:style-name="ce2" office:value-type="float" office:value="4905620" calcext:value-type="float">
            <text:p>4.91E+06</text:p>
          </table:table-cell>
          <table:table-cell table:style-name="ce2" office:value-type="float" office:value="0.00000115369" calcext:value-type="float">
            <text:p>1.15E-06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13.1461" calcext:value-type="float">
            <text:p>13.1461</text:p>
          </table:table-cell>
          <table:table-cell office:value-type="float" office:value="14.7004" calcext:value-type="float">
            <text:p>14.7004</text:p>
          </table:table-cell>
          <table:table-cell office:value-type="float" office:value="0.894263" calcext:value-type="float">
            <text:p>0.89426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19.1734" calcext:value-type="float">
            <text:p>19.1734</text:p>
          </table:table-cell>
          <table:table-cell office:value-type="float" office:value="20.1623" calcext:value-type="float">
            <text:p>20.1623</text:p>
          </table:table-cell>
          <table:table-cell office:value-type="float" office:value="0.950953" calcext:value-type="float">
            <text:p>0.95095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24.1577" calcext:value-type="float">
            <text:p>24.1577</text:p>
          </table:table-cell>
          <table:table-cell office:value-type="float" office:value="24.7227" calcext:value-type="float">
            <text:p>24.7227</text:p>
          </table:table-cell>
          <table:table-cell office:value-type="float" office:value="0.977147" calcext:value-type="float">
            <text:p>0.977147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28.3595" calcext:value-type="float">
            <text:p>28.3595</text:p>
          </table:table-cell>
          <table:table-cell office:value-type="float" office:value="28.6503" calcext:value-type="float">
            <text:p>28.6503</text:p>
          </table:table-cell>
          <table:table-cell office:value-type="float" office:value="0.989852" calcext:value-type="float">
            <text:p>0.989852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31.2844" calcext:value-type="float">
            <text:p>31.2844</text:p>
          </table:table-cell>
          <table:table-cell office:value-type="float" office:value="31.3621" calcext:value-type="float">
            <text:p>31.3621</text:p>
          </table:table-cell>
          <table:table-cell office:value-type="float" office:value="0.997524" calcext:value-type="float">
            <text:p>0.997524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7.9314" calcext:value-type="float">
            <text:p>27.9314</text:p>
          </table:table-cell>
          <table:table-cell office:value-type="float" office:value="29.5949" calcext:value-type="float">
            <text:p>29.5949</text:p>
          </table:table-cell>
          <table:table-cell office:value-type="float" office:value="0.94379" calcext:value-type="float">
            <text:p>0.94379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21.7223" calcext:value-type="float">
            <text:p>21.7223</text:p>
          </table:table-cell>
          <table:table-cell office:value-type="float" office:value="26.3627" calcext:value-type="float">
            <text:p>26.3627</text:p>
          </table:table-cell>
          <table:table-cell office:value-type="float" office:value="0.82398" calcext:value-type="float">
            <text:p>0.82398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26.7789" calcext:value-type="float">
            <text:p>26.7789</text:p>
          </table:table-cell>
          <table:table-cell office:value-type="float" office:value="28.8808" calcext:value-type="float">
            <text:p>28.8808</text:p>
          </table:table-cell>
          <table:table-cell office:value-type="float" office:value="0.927219" calcext:value-type="float">
            <text:p>0.927219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9.71726" calcext:value-type="float">
            <text:p>9.71726</text:p>
          </table:table-cell>
          <table:table-cell office:value-type="float" office:value="16.1729" calcext:value-type="float">
            <text:p>16.1729</text:p>
          </table:table-cell>
          <table:table-cell office:value-type="float" office:value="0.600834" calcext:value-type="float">
            <text:p>0.600834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19.8931" calcext:value-type="float">
            <text:p>19.8931</text:p>
          </table:table-cell>
          <table:table-cell office:value-type="float" office:value="24.0911" calcext:value-type="float">
            <text:p>24.0911</text:p>
          </table:table-cell>
          <table:table-cell office:value-type="float" office:value="0.825742" calcext:value-type="float">
            <text:p>0.825742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23.8165" calcext:value-type="float">
            <text:p>23.8165</text:p>
          </table:table-cell>
          <table:table-cell office:value-type="float" office:value="25.7018" calcext:value-type="float">
            <text:p>25.7018</text:p>
          </table:table-cell>
          <table:table-cell office:value-type="float" office:value="0.926646" calcext:value-type="float">
            <text:p>0.926646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14.1913" calcext:value-type="float">
            <text:p>14.1913</text:p>
          </table:table-cell>
          <table:table-cell office:value-type="float" office:value="18.5367" calcext:value-type="float">
            <text:p>18.5367</text:p>
          </table:table-cell>
          <table:table-cell office:value-type="float" office:value="0.765581" calcext:value-type="float">
            <text:p>0.765581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19.3876" calcext:value-type="float">
            <text:p>19.3876</text:p>
          </table:table-cell>
          <table:table-cell office:value-type="float" office:value="21.7865" calcext:value-type="float">
            <text:p>21.7865</text:p>
          </table:table-cell>
          <table:table-cell office:value-type="float" office:value="0.889892" calcext:value-type="float">
            <text:p>0.889892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23.8156" calcext:value-type="float">
            <text:p>23.8156</text:p>
          </table:table-cell>
          <table:table-cell office:value-type="float" office:value="25.3305" calcext:value-type="float">
            <text:p>25.3305</text:p>
          </table:table-cell>
          <table:table-cell office:value-type="float" office:value="0.940193" calcext:value-type="float">
            <text:p>0.940193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12.9141" calcext:value-type="float">
            <text:p>12.9141</text:p>
          </table:table-cell>
          <table:table-cell office:value-type="float" office:value="17.6165" calcext:value-type="float">
            <text:p>17.6165</text:p>
          </table:table-cell>
          <table:table-cell office:value-type="float" office:value="0.733065" calcext:value-type="float">
            <text:p>0.733065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17.8057" calcext:value-type="float">
            <text:p>17.8057</text:p>
          </table:table-cell>
          <table:table-cell office:value-type="float" office:value="20.3377" calcext:value-type="float">
            <text:p>20.3377</text:p>
          </table:table-cell>
          <table:table-cell office:value-type="float" office:value="0.875505" calcext:value-type="float">
            <text:p>0.875505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23.3041" calcext:value-type="float">
            <text:p>23.3041</text:p>
          </table:table-cell>
          <table:table-cell office:value-type="float" office:value="24.3601" calcext:value-type="float">
            <text:p>24.3601</text:p>
          </table:table-cell>
          <table:table-cell office:value-type="float" office:value="0.956654" calcext:value-type="float">
            <text:p>0.95665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13.2573" calcext:value-type="float">
            <text:p>13.2573</text:p>
          </table:table-cell>
          <table:table-cell office:value-type="float" office:value="15.3822" calcext:value-type="float">
            <text:p>15.3822</text:p>
          </table:table-cell>
          <table:table-cell office:value-type="float" office:value="0.861854" calcext:value-type="float">
            <text:p>0.86185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18.5345" calcext:value-type="float">
            <text:p>18.5345</text:p>
          </table:table-cell>
          <table:table-cell office:value-type="float" office:value="19.8603" calcext:value-type="float">
            <text:p>19.8603</text:p>
          </table:table-cell>
          <table:table-cell office:value-type="float" office:value="0.933243" calcext:value-type="float">
            <text:p>0.93324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23.8903" calcext:value-type="float">
            <text:p>23.8903</text:p>
          </table:table-cell>
          <table:table-cell office:value-type="float" office:value="24.7044" calcext:value-type="float">
            <text:p>24.7044</text:p>
          </table:table-cell>
          <table:table-cell office:value-type="float" office:value="0.967047" calcext:value-type="float">
            <text:p>0.967047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13.1613" calcext:value-type="float">
            <text:p>13.1613</text:p>
          </table:table-cell>
          <table:table-cell office:value-type="float" office:value="14.7426" calcext:value-type="float">
            <text:p>14.7426</text:p>
          </table:table-cell>
          <table:table-cell office:value-type="float" office:value="0.892735" calcext:value-type="float">
            <text:p>0.892735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19.1866" calcext:value-type="float">
            <text:p>19.1866</text:p>
          </table:table-cell>
          <table:table-cell office:value-type="float" office:value="20.3116" calcext:value-type="float">
            <text:p>20.3116</text:p>
          </table:table-cell>
          <table:table-cell office:value-type="float" office:value="0.944611" calcext:value-type="float">
            <text:p>0.944611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4.3269" calcext:value-type="float">
            <text:p>24.3269</text:p>
          </table:table-cell>
          <table:table-cell office:value-type="float" office:value="24.9722" calcext:value-type="float">
            <text:p>24.9722</text:p>
          </table:table-cell>
          <table:table-cell office:value-type="float" office:value="0.974157" calcext:value-type="float">
            <text:p>0.974157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3.89051" calcext:value-type="float">
            <text:p>3.89051</text:p>
          </table:table-cell>
          <table:table-cell table:style-name="ce2" office:value-type="float" office:value="485895000" calcext:value-type="float">
            <text:p>4.86E+08</text:p>
          </table:table-cell>
          <table:table-cell table:style-name="ce2" office:value-type="float" office:value="0.00000000800689" calcext:value-type="float">
            <text:p>8.01E-09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3.1715" calcext:value-type="float">
            <text:p>13.1715</text:p>
          </table:table-cell>
          <table:table-cell office:value-type="float" office:value="14.5312" calcext:value-type="float">
            <text:p>14.5312</text:p>
          </table:table-cell>
          <table:table-cell office:value-type="float" office:value="0.906429" calcext:value-type="float">
            <text:p>0.906429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19.0738" calcext:value-type="float">
            <text:p>19.0738</text:p>
          </table:table-cell>
          <table:table-cell office:value-type="float" office:value="20.0382" calcext:value-type="float">
            <text:p>20.0382</text:p>
          </table:table-cell>
          <table:table-cell office:value-type="float" office:value="0.951872" calcext:value-type="float">
            <text:p>0.951872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4.2873" calcext:value-type="float">
            <text:p>24.2873</text:p>
          </table:table-cell>
          <table:table-cell office:value-type="float" office:value="24.8403" calcext:value-type="float">
            <text:p>24.8403</text:p>
          </table:table-cell>
          <table:table-cell office:value-type="float" office:value="0.977738" calcext:value-type="float">
            <text:p>0.977738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8.1317" calcext:value-type="float">
            <text:p>28.1317</text:p>
          </table:table-cell>
          <table:table-cell office:value-type="float" office:value="29.5996" calcext:value-type="float">
            <text:p>29.5996</text:p>
          </table:table-cell>
          <table:table-cell office:value-type="float" office:value="0.950406" calcext:value-type="float">
            <text:p>0.950406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21.8587" calcext:value-type="float">
            <text:p>21.8587</text:p>
          </table:table-cell>
          <table:table-cell office:value-type="float" office:value="26.2491" calcext:value-type="float">
            <text:p>26.2491</text:p>
          </table:table-cell>
          <table:table-cell office:value-type="float" office:value="0.832741" calcext:value-type="float">
            <text:p>0.832741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26.8534" calcext:value-type="float">
            <text:p>26.8534</text:p>
          </table:table-cell>
          <table:table-cell office:value-type="float" office:value="28.8587" calcext:value-type="float">
            <text:p>28.8587</text:p>
          </table:table-cell>
          <table:table-cell office:value-type="float" office:value="0.930513" calcext:value-type="float">
            <text:p>0.930513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8.66633" calcext:value-type="float">
            <text:p>8.66633</text:p>
          </table:table-cell>
          <table:table-cell office:value-type="float" office:value="12.4979" calcext:value-type="float">
            <text:p>12.4979</text:p>
          </table:table-cell>
          <table:table-cell office:value-type="float" office:value="0.693421" calcext:value-type="float">
            <text:p>0.693421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20.0533" calcext:value-type="float">
            <text:p>20.0533</text:p>
          </table:table-cell>
          <table:table-cell office:value-type="float" office:value="24.0344" calcext:value-type="float">
            <text:p>24.0344</text:p>
          </table:table-cell>
          <table:table-cell office:value-type="float" office:value="0.834359" calcext:value-type="float">
            <text:p>0.834359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23.862" calcext:value-type="float">
            <text:p>23.862</text:p>
          </table:table-cell>
          <table:table-cell office:value-type="float" office:value="25.6711" calcext:value-type="float">
            <text:p>25.6711</text:p>
          </table:table-cell>
          <table:table-cell office:value-type="float" office:value="0.929528" calcext:value-type="float">
            <text:p>0.929528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14.3841" calcext:value-type="float">
            <text:p>14.3841</text:p>
          </table:table-cell>
          <table:table-cell office:value-type="float" office:value="18.398" calcext:value-type="float">
            <text:p>18.398</text:p>
          </table:table-cell>
          <table:table-cell office:value-type="float" office:value="0.78183" calcext:value-type="float">
            <text:p>0.78183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19.4123" calcext:value-type="float">
            <text:p>19.4123</text:p>
          </table:table-cell>
          <table:table-cell office:value-type="float" office:value="21.7642" calcext:value-type="float">
            <text:p>21.7642</text:p>
          </table:table-cell>
          <table:table-cell office:value-type="float" office:value="0.891937" calcext:value-type="float">
            <text:p>0.891937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23.817" calcext:value-type="float">
            <text:p>23.817</text:p>
          </table:table-cell>
          <table:table-cell office:value-type="float" office:value="25.3515" calcext:value-type="float">
            <text:p>25.3515</text:p>
          </table:table-cell>
          <table:table-cell office:value-type="float" office:value="0.939471" calcext:value-type="float">
            <text:p>0.939471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13.2467" calcext:value-type="float">
            <text:p>13.2467</text:p>
          </table:table-cell>
          <table:table-cell office:value-type="float" office:value="16.7484" calcext:value-type="float">
            <text:p>16.7484</text:p>
          </table:table-cell>
          <table:table-cell office:value-type="float" office:value="0.790924" calcext:value-type="float">
            <text:p>0.790924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17.8827" calcext:value-type="float">
            <text:p>17.8827</text:p>
          </table:table-cell>
          <table:table-cell office:value-type="float" office:value="20.2021" calcext:value-type="float">
            <text:p>20.2021</text:p>
          </table:table-cell>
          <table:table-cell office:value-type="float" office:value="0.885191" calcext:value-type="float">
            <text:p>0.885191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23.3081" calcext:value-type="float">
            <text:p>23.3081</text:p>
          </table:table-cell>
          <table:table-cell office:value-type="float" office:value="24.3654" calcext:value-type="float">
            <text:p>24.3654</text:p>
          </table:table-cell>
          <table:table-cell office:value-type="float" office:value="0.956606" calcext:value-type="float">
            <text:p>0.956606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13.2895" calcext:value-type="float">
            <text:p>13.2895</text:p>
          </table:table-cell>
          <table:table-cell office:value-type="float" office:value="15.349" calcext:value-type="float">
            <text:p>15.349</text:p>
          </table:table-cell>
          <table:table-cell office:value-type="float" office:value="0.865824" calcext:value-type="float">
            <text:p>0.865824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18.5579" calcext:value-type="float">
            <text:p>18.5579</text:p>
          </table:table-cell>
          <table:table-cell office:value-type="float" office:value="19.8473" calcext:value-type="float">
            <text:p>19.8473</text:p>
          </table:table-cell>
          <table:table-cell office:value-type="float" office:value="0.935033" calcext:value-type="float">
            <text:p>0.935033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23.8993" calcext:value-type="float">
            <text:p>23.8993</text:p>
          </table:table-cell>
          <table:table-cell office:value-type="float" office:value="24.7051" calcext:value-type="float">
            <text:p>24.7051</text:p>
          </table:table-cell>
          <table:table-cell office:value-type="float" office:value="0.967383" calcext:value-type="float">
            <text:p>0.96738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13.1937" calcext:value-type="float">
            <text:p>13.1937</text:p>
          </table:table-cell>
          <table:table-cell office:value-type="float" office:value="14.6626" calcext:value-type="float">
            <text:p>14.6626</text:p>
          </table:table-cell>
          <table:table-cell office:value-type="float" office:value="0.899825" calcext:value-type="float">
            <text:p>0.899825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19.2221" calcext:value-type="float">
            <text:p>19.2221</text:p>
          </table:table-cell>
          <table:table-cell office:value-type="float" office:value="20.2659" calcext:value-type="float">
            <text:p>20.2659</text:p>
          </table:table-cell>
          <table:table-cell office:value-type="float" office:value="0.948495" calcext:value-type="float">
            <text:p>0.948495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4.3367" calcext:value-type="float">
            <text:p>24.3367</text:p>
          </table:table-cell>
          <table:table-cell office:value-type="float" office:value="24.9752" calcext:value-type="float">
            <text:p>24.9752</text:p>
          </table:table-cell>
          <table:table-cell office:value-type="float" office:value="0.974432" calcext:value-type="float">
            <text:p>0.974432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4.43518" calcext:value-type="float">
            <text:p>4.43518</text:p>
          </table:table-cell>
          <table:table-cell table:style-name="ce2" office:value-type="float" office:value="415492000" calcext:value-type="float">
            <text:p>4.15E+08</text:p>
          </table:table-cell>
          <table:table-cell table:style-name="ce2" office:value-type="float" office:value="0.0000000106745" calcext:value-type="float">
            <text:p>1.07E-08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3.2162" calcext:value-type="float">
            <text:p>13.2162</text:p>
          </table:table-cell>
          <table:table-cell office:value-type="float" office:value="14.5078" calcext:value-type="float">
            <text:p>14.5078</text:p>
          </table:table-cell>
          <table:table-cell office:value-type="float" office:value="0.910972" calcext:value-type="float">
            <text:p>0.910972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19.1071" calcext:value-type="float">
            <text:p>19.1071</text:p>
          </table:table-cell>
          <table:table-cell office:value-type="float" office:value="20.0186" calcext:value-type="float">
            <text:p>20.0186</text:p>
          </table:table-cell>
          <table:table-cell office:value-type="float" office:value="0.95447" calcext:value-type="float">
            <text:p>0.95447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4.2979" calcext:value-type="float">
            <text:p>24.2979</text:p>
          </table:table-cell>
          <table:table-cell office:value-type="float" office:value="24.8408" calcext:value-type="float">
            <text:p>24.8408</text:p>
          </table:table-cell>
          <table:table-cell office:value-type="float" office:value="0.978148" calcext:value-type="float">
            <text:p>0.978148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8.2862" calcext:value-type="float">
            <text:p>28.2862</text:p>
          </table:table-cell>
          <table:table-cell office:value-type="float" office:value="29.6001" calcext:value-type="float">
            <text:p>29.6001</text:p>
          </table:table-cell>
          <table:table-cell office:value-type="float" office:value="0.955613" calcext:value-type="float">
            <text:p>0.95561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22.125" calcext:value-type="float">
            <text:p>22.125</text:p>
          </table:table-cell>
          <table:table-cell office:value-type="float" office:value="26.0546" calcext:value-type="float">
            <text:p>26.0546</text:p>
          </table:table-cell>
          <table:table-cell office:value-type="float" office:value="0.84918" calcext:value-type="float">
            <text:p>0.84918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27.01" calcext:value-type="float">
            <text:p>27.01</text:p>
          </table:table-cell>
          <table:table-cell office:value-type="float" office:value="28.8428" calcext:value-type="float">
            <text:p>28.8428</text:p>
          </table:table-cell>
          <table:table-cell office:value-type="float" office:value="0.936456" calcext:value-type="float">
            <text:p>0.936456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5.9359" calcext:value-type="float">
            <text:p>15.9359</text:p>
          </table:table-cell>
          <table:table-cell office:value-type="float" office:value="18.2309" calcext:value-type="float">
            <text:p>18.2309</text:p>
          </table:table-cell>
          <table:table-cell office:value-type="float" office:value="0.874115" calcext:value-type="float">
            <text:p>0.874115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20.2036" calcext:value-type="float">
            <text:p>20.2036</text:p>
          </table:table-cell>
          <table:table-cell office:value-type="float" office:value="24.0035" calcext:value-type="float">
            <text:p>24.0035</text:p>
          </table:table-cell>
          <table:table-cell office:value-type="float" office:value="0.841696" calcext:value-type="float">
            <text:p>0.841696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23.9351" calcext:value-type="float">
            <text:p>23.9351</text:p>
          </table:table-cell>
          <table:table-cell office:value-type="float" office:value="25.6552" calcext:value-type="float">
            <text:p>25.6552</text:p>
          </table:table-cell>
          <table:table-cell office:value-type="float" office:value="0.932953" calcext:value-type="float">
            <text:p>0.93295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14.6528" calcext:value-type="float">
            <text:p>14.6528</text:p>
          </table:table-cell>
          <table:table-cell office:value-type="float" office:value="18.065" calcext:value-type="float">
            <text:p>18.065</text:p>
          </table:table-cell>
          <table:table-cell office:value-type="float" office:value="0.811117" calcext:value-type="float">
            <text:p>0.811117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19.5569" calcext:value-type="float">
            <text:p>19.5569</text:p>
          </table:table-cell>
          <table:table-cell office:value-type="float" office:value="21.577" calcext:value-type="float">
            <text:p>21.577</text:p>
          </table:table-cell>
          <table:table-cell office:value-type="float" office:value="0.906376" calcext:value-type="float">
            <text:p>0.906376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23.8454" calcext:value-type="float">
            <text:p>23.8454</text:p>
          </table:table-cell>
          <table:table-cell office:value-type="float" office:value="25.3447" calcext:value-type="float">
            <text:p>25.3447</text:p>
          </table:table-cell>
          <table:table-cell office:value-type="float" office:value="0.940845" calcext:value-type="float">
            <text:p>0.940845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13.3581" calcext:value-type="float">
            <text:p>13.3581</text:p>
          </table:table-cell>
          <table:table-cell office:value-type="float" office:value="16.3677" calcext:value-type="float">
            <text:p>16.3677</text:p>
          </table:table-cell>
          <table:table-cell office:value-type="float" office:value="0.816127" calcext:value-type="float">
            <text:p>0.816127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17.9674" calcext:value-type="float">
            <text:p>17.9674</text:p>
          </table:table-cell>
          <table:table-cell office:value-type="float" office:value="20.129" calcext:value-type="float">
            <text:p>20.129</text:p>
          </table:table-cell>
          <table:table-cell office:value-type="float" office:value="0.892615" calcext:value-type="float">
            <text:p>0.892615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23.3365" calcext:value-type="float">
            <text:p>23.3365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0.957615" calcext:value-type="float">
            <text:p>0.957615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13.397" calcext:value-type="float">
            <text:p>13.397</text:p>
          </table:table-cell>
          <table:table-cell office:value-type="float" office:value="15.3087" calcext:value-type="float">
            <text:p>15.3087</text:p>
          </table:table-cell>
          <table:table-cell office:value-type="float" office:value="0.875126" calcext:value-type="float">
            <text:p>0.875126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18.6163" calcext:value-type="float">
            <text:p>18.6163</text:p>
          </table:table-cell>
          <table:table-cell office:value-type="float" office:value="19.8283" calcext:value-type="float">
            <text:p>19.8283</text:p>
          </table:table-cell>
          <table:table-cell office:value-type="float" office:value="0.938874" calcext:value-type="float">
            <text:p>0.938874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23.9348" calcext:value-type="float">
            <text:p>23.9348</text:p>
          </table:table-cell>
          <table:table-cell office:value-type="float" office:value="24.7051" calcext:value-type="float">
            <text:p>24.7051</text:p>
          </table:table-cell>
          <table:table-cell office:value-type="float" office:value="0.968821" calcext:value-type="float">
            <text:p>0.968821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13.2501" calcext:value-type="float">
            <text:p>13.2501</text:p>
          </table:table-cell>
          <table:table-cell office:value-type="float" office:value="14.5948" calcext:value-type="float">
            <text:p>14.5948</text:p>
          </table:table-cell>
          <table:table-cell office:value-type="float" office:value="0.907867" calcext:value-type="float">
            <text:p>0.907867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19.2914" calcext:value-type="float">
            <text:p>19.2914</text:p>
          </table:table-cell>
          <table:table-cell office:value-type="float" office:value="20.2216" calcext:value-type="float">
            <text:p>20.2216</text:p>
          </table:table-cell>
          <table:table-cell office:value-type="float" office:value="0.953997" calcext:value-type="float">
            <text:p>0.953997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4.3752" calcext:value-type="float">
            <text:p>24.3752</text:p>
          </table:table-cell>
          <table:table-cell office:value-type="float" office:value="24.9805" calcext:value-type="float">
            <text:p>24.9805</text:p>
          </table:table-cell>
          <table:table-cell office:value-type="float" office:value="0.975773" calcext:value-type="float">
            <text:p>0.97577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4.28564" calcext:value-type="float">
            <text:p>4.28564</text:p>
          </table:table-cell>
          <table:table-cell table:style-name="ce2" office:value-type="float" office:value="1073580000" calcext:value-type="float">
            <text:p>1.07E+09</text:p>
          </table:table-cell>
          <table:table-cell table:style-name="ce2" office:value-type="float" office:value="0.00000000399192" calcext:value-type="float">
            <text:p>3.99E-09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3.2632" calcext:value-type="float">
            <text:p>13.2632</text:p>
          </table:table-cell>
          <table:table-cell office:value-type="float" office:value="14.48" calcext:value-type="float">
            <text:p>14.48</text:p>
          </table:table-cell>
          <table:table-cell office:value-type="float" office:value="0.91597" calcext:value-type="float">
            <text:p>0.91597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19.1613" calcext:value-type="float">
            <text:p>19.1613</text:p>
          </table:table-cell>
          <table:table-cell office:value-type="float" office:value="19.9795" calcext:value-type="float">
            <text:p>19.9795</text:p>
          </table:table-cell>
          <table:table-cell office:value-type="float" office:value="0.959051" calcext:value-type="float">
            <text:p>0.95905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4.3313" calcext:value-type="float">
            <text:p>24.3313</text:p>
          </table:table-cell>
          <table:table-cell office:value-type="float" office:value="24.8399" calcext:value-type="float">
            <text:p>24.8399</text:p>
          </table:table-cell>
          <table:table-cell office:value-type="float" office:value="0.979525" calcext:value-type="float">
            <text:p>0.979525</text:p>
          </table:table-cell>
          <table:table-cell table:number-columns-repeated="1018"/>
        </table:table-row>
      </table:table>
      <table:table table:name="caseII" table:style-name="ta1"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rmin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J*</text:p>
          </table:table-cell>
          <table:table-cell table:style-name="ce1" office:value-type="string" calcext:value-type="string">
            <text:p>J/J*</text:p>
          </table:table-cell>
          <table:table-cell table:style-name="ce1"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.458" calcext:value-type="float">
            <text:p>59.458</text:p>
          </table:table-cell>
          <table:table-cell office:value-type="float" office:value="69.2724" calcext:value-type="float">
            <text:p>69.2724</text:p>
          </table:table-cell>
          <table:table-cell office:value-type="float" office:value="0.858321" calcext:value-type="float">
            <text:p>0.85832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5.964" calcext:value-type="float">
            <text:p>55.964</text:p>
          </table:table-cell>
          <table:table-cell office:value-type="float" office:value="64.9694" calcext:value-type="float">
            <text:p>64.9694</text:p>
          </table:table-cell>
          <table:table-cell office:value-type="float" office:value="0.86139" calcext:value-type="float">
            <text:p>0.86139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55.9659" calcext:value-type="float">
            <text:p>55.9659</text:p>
          </table:table-cell>
          <table:table-cell office:value-type="float" office:value="64.3707" calcext:value-type="float">
            <text:p>64.3707</text:p>
          </table:table-cell>
          <table:table-cell office:value-type="float" office:value="0.869431" calcext:value-type="float">
            <text:p>0.86943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55.9714" calcext:value-type="float">
            <text:p>55.9714</text:p>
          </table:table-cell>
          <table:table-cell office:value-type="float" office:value="63.6059" calcext:value-type="float">
            <text:p>63.6059</text:p>
          </table:table-cell>
          <table:table-cell office:value-type="float" office:value="0.879971" calcext:value-type="float">
            <text:p>0.87997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55.9827" calcext:value-type="float">
            <text:p>55.9827</text:p>
          </table:table-cell>
          <table:table-cell office:value-type="float" office:value="62.8173" calcext:value-type="float">
            <text:p>62.8173</text:p>
          </table:table-cell>
          <table:table-cell office:value-type="float" office:value="0.8912" calcext:value-type="float">
            <text:p>0.8912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56.0037" calcext:value-type="float">
            <text:p>56.0037</text:p>
          </table:table-cell>
          <table:table-cell office:value-type="float" office:value="62.0192" calcext:value-type="float">
            <text:p>62.0192</text:p>
          </table:table-cell>
          <table:table-cell office:value-type="float" office:value="0.903006" calcext:value-type="float">
            <text:p>0.903006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.0338" calcext:value-type="float">
            <text:p>56.0338</text:p>
          </table:table-cell>
          <table:table-cell office:value-type="float" office:value="61.3388" calcext:value-type="float">
            <text:p>61.3388</text:p>
          </table:table-cell>
          <table:table-cell office:value-type="float" office:value="0.913514" calcext:value-type="float">
            <text:p>0.913514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2.2551" calcext:value-type="float">
            <text:p>22.2551</text:p>
          </table:table-cell>
          <table:table-cell office:value-type="float" office:value="532.975" calcext:value-type="float">
            <text:p>532.975</text:p>
          </table:table-cell>
          <table:table-cell office:value-type="float" office:value="0.0417564" calcext:value-type="float">
            <text:p>0.0417564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7.6524" calcext:value-type="float">
            <text:p>37.6524</text:p>
          </table:table-cell>
          <table:table-cell office:value-type="float" office:value="118.52" calcext:value-type="float">
            <text:p>118.52</text:p>
          </table:table-cell>
          <table:table-cell office:value-type="float" office:value="0.317688" calcext:value-type="float">
            <text:p>0.317688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50.0938" calcext:value-type="float">
            <text:p>50.0938</text:p>
          </table:table-cell>
          <table:table-cell office:value-type="float" office:value="67.1326" calcext:value-type="float">
            <text:p>67.1326</text:p>
          </table:table-cell>
          <table:table-cell office:value-type="float" office:value="0.746192" calcext:value-type="float">
            <text:p>0.746192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54.3713" calcext:value-type="float">
            <text:p>54.3713</text:p>
          </table:table-cell>
          <table:table-cell office:value-type="float" office:value="59.1582" calcext:value-type="float">
            <text:p>59.1582</text:p>
          </table:table-cell>
          <table:table-cell office:value-type="float" office:value="0.919083" calcext:value-type="float">
            <text:p>0.919083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55.6804" calcext:value-type="float">
            <text:p>55.6804</text:p>
          </table:table-cell>
          <table:table-cell office:value-type="float" office:value="57.7637" calcext:value-type="float">
            <text:p>57.7637</text:p>
          </table:table-cell>
          <table:table-cell office:value-type="float" office:value="0.963934" calcext:value-type="float">
            <text:p>0.963934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55.7952" calcext:value-type="float">
            <text:p>55.7952</text:p>
          </table:table-cell>
          <table:table-cell office:value-type="float" office:value="56.4711" calcext:value-type="float">
            <text:p>56.4711</text:p>
          </table:table-cell>
          <table:table-cell office:value-type="float" office:value="0.988031" calcext:value-type="float">
            <text:p>0.988031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6.0778" calcext:value-type="float">
            <text:p>56.0778</text:p>
          </table:table-cell>
          <table:table-cell office:value-type="float" office:value="55.8726" calcext:value-type="float">
            <text:p>55.8726</text:p>
          </table:table-cell>
          <table:table-cell office:value-type="float" office:value="1.00367" calcext:value-type="float">
            <text:p>1.00367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.1105" calcext:value-type="float">
            <text:p>60.1105</text:p>
          </table:table-cell>
          <table:table-cell office:value-type="float" office:value="69.2724" calcext:value-type="float">
            <text:p>69.2724</text:p>
          </table:table-cell>
          <table:table-cell office:value-type="float" office:value="0.867741" calcext:value-type="float">
            <text:p>0.867741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7.6525" calcext:value-type="float">
            <text:p>57.6525</text:p>
          </table:table-cell>
          <table:table-cell office:value-type="float" office:value="57.5135" calcext:value-type="float">
            <text:p>57.5135</text:p>
          </table:table-cell>
          <table:table-cell office:value-type="float" office:value="1.00242" calcext:value-type="float">
            <text:p>1.00242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57.6528" calcext:value-type="float">
            <text:p>57.6528</text:p>
          </table:table-cell>
          <table:table-cell office:value-type="float" office:value="57.5086" calcext:value-type="float">
            <text:p>57.5086</text:p>
          </table:table-cell>
          <table:table-cell office:value-type="float" office:value="1.00251" calcext:value-type="float">
            <text:p>1.00251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57.6538" calcext:value-type="float">
            <text:p>57.6538</text:p>
          </table:table-cell>
          <table:table-cell office:value-type="float" office:value="57.5039" calcext:value-type="float">
            <text:p>57.5039</text:p>
          </table:table-cell>
          <table:table-cell office:value-type="float" office:value="1.00261" calcext:value-type="float">
            <text:p>1.00261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57.6558" calcext:value-type="float">
            <text:p>57.6558</text:p>
          </table:table-cell>
          <table:table-cell office:value-type="float" office:value="57.5008" calcext:value-type="float">
            <text:p>57.5008</text:p>
          </table:table-cell>
          <table:table-cell office:value-type="float" office:value="1.0027" calcext:value-type="float">
            <text:p>1.0027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57.6567" calcext:value-type="float">
            <text:p>57.6567</text:p>
          </table:table-cell>
          <table:table-cell office:value-type="float" office:value="57.4977" calcext:value-type="float">
            <text:p>57.4977</text:p>
          </table:table-cell>
          <table:table-cell office:value-type="float" office:value="1.00277" calcext:value-type="float">
            <text:p>1.00277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.6567" calcext:value-type="float">
            <text:p>57.6567</text:p>
          </table:table-cell>
          <table:table-cell office:value-type="float" office:value="57.4954" calcext:value-type="float">
            <text:p>57.4954</text:p>
          </table:table-cell>
          <table:table-cell office:value-type="float" office:value="1.00281" calcext:value-type="float">
            <text:p>1.0028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38.4406" calcext:value-type="float">
            <text:p>38.4406</text:p>
          </table:table-cell>
          <table:table-cell office:value-type="float" office:value="253.001" calcext:value-type="float">
            <text:p>253.001</text:p>
          </table:table-cell>
          <table:table-cell office:value-type="float" office:value="0.151939" calcext:value-type="float">
            <text:p>0.151939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49.7914" calcext:value-type="float">
            <text:p>49.7914</text:p>
          </table:table-cell>
          <table:table-cell office:value-type="float" office:value="81.6971" calcext:value-type="float">
            <text:p>81.6971</text:p>
          </table:table-cell>
          <table:table-cell office:value-type="float" office:value="0.609464" calcext:value-type="float">
            <text:p>0.60946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53.9413" calcext:value-type="float">
            <text:p>53.9413</text:p>
          </table:table-cell>
          <table:table-cell office:value-type="float" office:value="60.5047" calcext:value-type="float">
            <text:p>60.5047</text:p>
          </table:table-cell>
          <table:table-cell office:value-type="float" office:value="0.891522" calcext:value-type="float">
            <text:p>0.891522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55.5799" calcext:value-type="float">
            <text:p>55.5799</text:p>
          </table:table-cell>
          <table:table-cell office:value-type="float" office:value="55.9145" calcext:value-type="float">
            <text:p>55.9145</text:p>
          </table:table-cell>
          <table:table-cell office:value-type="float" office:value="0.994016" calcext:value-type="float">
            <text:p>0.994016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56.2032" calcext:value-type="float">
            <text:p>56.2032</text:p>
          </table:table-cell>
          <table:table-cell office:value-type="float" office:value="54.9953" calcext:value-type="float">
            <text:p>54.9953</text:p>
          </table:table-cell>
          <table:table-cell office:value-type="float" office:value="1.02196" calcext:value-type="float">
            <text:p>1.02196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56.2319" calcext:value-type="float">
            <text:p>56.2319</text:p>
          </table:table-cell>
          <table:table-cell office:value-type="float" office:value="54.9785" calcext:value-type="float">
            <text:p>54.9785</text:p>
          </table:table-cell>
          <table:table-cell office:value-type="float" office:value="1.0228" calcext:value-type="float">
            <text:p>1.022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6.3422" calcext:value-type="float">
            <text:p>56.3422</text:p>
          </table:table-cell>
          <table:table-cell office:value-type="float" office:value="54.9342" calcext:value-type="float">
            <text:p>54.9342</text:p>
          </table:table-cell>
          <table:table-cell office:value-type="float" office:value="1.02563" calcext:value-type="float">
            <text:p>1.02563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24.3113" calcext:value-type="float">
            <text:p>24.3113</text:p>
          </table:table-cell>
          <table:table-cell office:value-type="float" office:value="479.366" calcext:value-type="float">
            <text:p>479.366</text:p>
          </table:table-cell>
          <table:table-cell office:value-type="float" office:value="0.0507155" calcext:value-type="float">
            <text:p>0.0507155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43.8075" calcext:value-type="float">
            <text:p>43.8075</text:p>
          </table:table-cell>
          <table:table-cell office:value-type="float" office:value="72.8971" calcext:value-type="float">
            <text:p>72.8971</text:p>
          </table:table-cell>
          <table:table-cell office:value-type="float" office:value="0.60095" calcext:value-type="float">
            <text:p>0.60095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53.2879" calcext:value-type="float">
            <text:p>53.2879</text:p>
          </table:table-cell>
          <table:table-cell office:value-type="float" office:value="63.3341" calcext:value-type="float">
            <text:p>63.3341</text:p>
          </table:table-cell>
          <table:table-cell office:value-type="float" office:value="0.841379" calcext:value-type="float">
            <text:p>0.841379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55.2517" calcext:value-type="float">
            <text:p>55.2517</text:p>
          </table:table-cell>
          <table:table-cell office:value-type="float" office:value="57.1509" calcext:value-type="float">
            <text:p>57.1509</text:p>
          </table:table-cell>
          <table:table-cell office:value-type="float" office:value="0.966768" calcext:value-type="float">
            <text:p>0.966768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55.6626" calcext:value-type="float">
            <text:p>55.6626</text:p>
          </table:table-cell>
          <table:table-cell office:value-type="float" office:value="54.9342" calcext:value-type="float">
            <text:p>54.9342</text:p>
          </table:table-cell>
          <table:table-cell office:value-type="float" office:value="1.01326" calcext:value-type="float">
            <text:p>1.01326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56.1838" calcext:value-type="float">
            <text:p>56.1838</text:p>
          </table:table-cell>
          <table:table-cell office:value-type="float" office:value="53.8728" calcext:value-type="float">
            <text:p>53.8728</text:p>
          </table:table-cell>
          <table:table-cell office:value-type="float" office:value="1.0429" calcext:value-type="float">
            <text:p>1.0429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56.3952" calcext:value-type="float">
            <text:p>56.3952</text:p>
          </table:table-cell>
          <table:table-cell office:value-type="float" office:value="53.674" calcext:value-type="float">
            <text:p>53.674</text:p>
          </table:table-cell>
          <table:table-cell office:value-type="float" office:value="1.0507" calcext:value-type="float">
            <text:p>1.0507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6.4684" calcext:value-type="float">
            <text:p>56.4684</text:p>
          </table:table-cell>
          <table:table-cell office:value-type="float" office:value="53.6796" calcext:value-type="float">
            <text:p>53.6796</text:p>
          </table:table-cell>
          <table:table-cell office:value-type="float" office:value="1.05195" calcext:value-type="float">
            <text:p>1.05195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7.38468" calcext:value-type="float">
            <text:p>7.38468</text:p>
          </table:table-cell>
          <table:table-cell table:style-name="ce2" office:value-type="float" office:value="840587000" calcext:value-type="float">
            <text:p>8.41E+08</text:p>
          </table:table-cell>
          <table:table-cell table:style-name="ce2" office:value-type="float" office:value="0.00000000878515" calcext:value-type="float">
            <text:p>8.79E-09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27.6064" calcext:value-type="float">
            <text:p>27.6064</text:p>
          </table:table-cell>
          <table:table-cell office:value-type="float" office:value="169.131" calcext:value-type="float">
            <text:p>169.131</text:p>
          </table:table-cell>
          <table:table-cell office:value-type="float" office:value="0.163225" calcext:value-type="float">
            <text:p>0.163225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43.6381" calcext:value-type="float">
            <text:p>43.6381</text:p>
          </table:table-cell>
          <table:table-cell office:value-type="float" office:value="70.2178" calcext:value-type="float">
            <text:p>70.2178</text:p>
          </table:table-cell>
          <table:table-cell office:value-type="float" office:value="0.621467" calcext:value-type="float">
            <text:p>0.621467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1.974" calcext:value-type="float">
            <text:p>51.974</text:p>
          </table:table-cell>
          <table:table-cell office:value-type="float" office:value="56.6637" calcext:value-type="float">
            <text:p>56.6637</text:p>
          </table:table-cell>
          <table:table-cell office:value-type="float" office:value="0.917236" calcext:value-type="float">
            <text:p>0.917236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55.3848" calcext:value-type="float">
            <text:p>55.3848</text:p>
          </table:table-cell>
          <table:table-cell office:value-type="float" office:value="55.1039" calcext:value-type="float">
            <text:p>55.1039</text:p>
          </table:table-cell>
          <table:table-cell office:value-type="float" office:value="1.0051" calcext:value-type="float">
            <text:p>1.0051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55.8743" calcext:value-type="float">
            <text:p>55.8743</text:p>
          </table:table-cell>
          <table:table-cell office:value-type="float" office:value="54.0504" calcext:value-type="float">
            <text:p>54.0504</text:p>
          </table:table-cell>
          <table:table-cell office:value-type="float" office:value="1.03375" calcext:value-type="float">
            <text:p>1.03375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6.0975" calcext:value-type="float">
            <text:p>56.0975</text:p>
          </table:table-cell>
          <table:table-cell office:value-type="float" office:value="53.4147" calcext:value-type="float">
            <text:p>53.4147</text:p>
          </table:table-cell>
          <table:table-cell office:value-type="float" office:value="1.05022" calcext:value-type="float">
            <text:p>1.05022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56.4123" calcext:value-type="float">
            <text:p>56.4123</text:p>
          </table:table-cell>
          <table:table-cell office:value-type="float" office:value="53.1735" calcext:value-type="float">
            <text:p>53.1735</text:p>
          </table:table-cell>
          <table:table-cell office:value-type="float" office:value="1.06091" calcext:value-type="float">
            <text:p>1.06091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6.5181" calcext:value-type="float">
            <text:p>56.5181</text:p>
          </table:table-cell>
          <table:table-cell office:value-type="float" office:value="53.155" calcext:value-type="float">
            <text:p>53.155</text:p>
          </table:table-cell>
          <table:table-cell office:value-type="float" office:value="1.06327" calcext:value-type="float">
            <text:p>1.06327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.2655" calcext:value-type="float">
            <text:p>55.2655</text:p>
          </table:table-cell>
          <table:table-cell office:value-type="float" office:value="69.2724" calcext:value-type="float">
            <text:p>69.2724</text:p>
          </table:table-cell>
          <table:table-cell office:value-type="float" office:value="0.797799" calcext:value-type="float">
            <text:p>0.797799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4.4473" calcext:value-type="float">
            <text:p>54.4473</text:p>
          </table:table-cell>
          <table:table-cell office:value-type="float" office:value="57.4879" calcext:value-type="float">
            <text:p>57.4879</text:p>
          </table:table-cell>
          <table:table-cell office:value-type="float" office:value="0.947109" calcext:value-type="float">
            <text:p>0.947109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54.4476" calcext:value-type="float">
            <text:p>54.4476</text:p>
          </table:table-cell>
          <table:table-cell office:value-type="float" office:value="57.4863" calcext:value-type="float">
            <text:p>57.4863</text:p>
          </table:table-cell>
          <table:table-cell office:value-type="float" office:value="0.94714" calcext:value-type="float">
            <text:p>0.94714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54.4482" calcext:value-type="float">
            <text:p>54.4482</text:p>
          </table:table-cell>
          <table:table-cell office:value-type="float" office:value="57.4846" calcext:value-type="float">
            <text:p>57.4846</text:p>
          </table:table-cell>
          <table:table-cell office:value-type="float" office:value="0.94718" calcext:value-type="float">
            <text:p>0.94718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54.449" calcext:value-type="float">
            <text:p>54.449</text:p>
          </table:table-cell>
          <table:table-cell office:value-type="float" office:value="57.4841" calcext:value-type="float">
            <text:p>57.4841</text:p>
          </table:table-cell>
          <table:table-cell office:value-type="float" office:value="0.947201" calcext:value-type="float">
            <text:p>0.94720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54.4506" calcext:value-type="float">
            <text:p>54.4506</text:p>
          </table:table-cell>
          <table:table-cell office:value-type="float" office:value="57.4852" calcext:value-type="float">
            <text:p>57.4852</text:p>
          </table:table-cell>
          <table:table-cell office:value-type="float" office:value="0.947211" calcext:value-type="float">
            <text:p>0.94721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.451" calcext:value-type="float">
            <text:p>54.451</text:p>
          </table:table-cell>
          <table:table-cell office:value-type="float" office:value="57.4864" calcext:value-type="float">
            <text:p>57.4864</text:p>
          </table:table-cell>
          <table:table-cell office:value-type="float" office:value="0.947197" calcext:value-type="float">
            <text:p>0.947197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32.4511" calcext:value-type="float">
            <text:p>32.4511</text:p>
          </table:table-cell>
          <table:table-cell office:value-type="float" office:value="288.905" calcext:value-type="float">
            <text:p>288.905</text:p>
          </table:table-cell>
          <table:table-cell office:value-type="float" office:value="0.112325" calcext:value-type="float">
            <text:p>0.112325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46.0209" calcext:value-type="float">
            <text:p>46.0209</text:p>
          </table:table-cell>
          <table:table-cell office:value-type="float" office:value="96.145" calcext:value-type="float">
            <text:p>96.145</text:p>
          </table:table-cell>
          <table:table-cell office:value-type="float" office:value="0.478661" calcext:value-type="float">
            <text:p>0.47866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54.2467" calcext:value-type="float">
            <text:p>54.2467</text:p>
          </table:table-cell>
          <table:table-cell office:value-type="float" office:value="54.6279" calcext:value-type="float">
            <text:p>54.6279</text:p>
          </table:table-cell>
          <table:table-cell office:value-type="float" office:value="0.993022" calcext:value-type="float">
            <text:p>0.993022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54.2458" calcext:value-type="float">
            <text:p>54.2458</text:p>
          </table:table-cell>
          <table:table-cell office:value-type="float" office:value="54.6239" calcext:value-type="float">
            <text:p>54.6239</text:p>
          </table:table-cell>
          <table:table-cell office:value-type="float" office:value="0.993078" calcext:value-type="float">
            <text:p>0.993078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54.2413" calcext:value-type="float">
            <text:p>54.2413</text:p>
          </table:table-cell>
          <table:table-cell office:value-type="float" office:value="54.6555" calcext:value-type="float">
            <text:p>54.6555</text:p>
          </table:table-cell>
          <table:table-cell office:value-type="float" office:value="0.992421" calcext:value-type="float">
            <text:p>0.99242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54.288" calcext:value-type="float">
            <text:p>54.288</text:p>
          </table:table-cell>
          <table:table-cell office:value-type="float" office:value="54.5187" calcext:value-type="float">
            <text:p>54.5187</text:p>
          </table:table-cell>
          <table:table-cell office:value-type="float" office:value="0.995767" calcext:value-type="float">
            <text:p>0.995767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4.309" calcext:value-type="float">
            <text:p>54.309</text:p>
          </table:table-cell>
          <table:table-cell office:value-type="float" office:value="54.5243" calcext:value-type="float">
            <text:p>54.5243</text:p>
          </table:table-cell>
          <table:table-cell office:value-type="float" office:value="0.996051" calcext:value-type="float">
            <text:p>0.99605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1.1711" calcext:value-type="float">
            <text:p>31.1711</text:p>
          </table:table-cell>
          <table:table-cell office:value-type="float" office:value="333.728" calcext:value-type="float">
            <text:p>333.728</text:p>
          </table:table-cell>
          <table:table-cell office:value-type="float" office:value="0.0934027" calcext:value-type="float">
            <text:p>0.0934027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47.207" calcext:value-type="float">
            <text:p>47.207</text:p>
          </table:table-cell>
          <table:table-cell office:value-type="float" office:value="72.5533" calcext:value-type="float">
            <text:p>72.5533</text:p>
          </table:table-cell>
          <table:table-cell office:value-type="float" office:value="0.650652" calcext:value-type="float">
            <text:p>0.650652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52.9983" calcext:value-type="float">
            <text:p>52.9983</text:p>
          </table:table-cell>
          <table:table-cell office:value-type="float" office:value="54.5098" calcext:value-type="float">
            <text:p>54.5098</text:p>
          </table:table-cell>
          <table:table-cell office:value-type="float" office:value="0.972271" calcext:value-type="float">
            <text:p>0.97227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53.2127" calcext:value-type="float">
            <text:p>53.2127</text:p>
          </table:table-cell>
          <table:table-cell office:value-type="float" office:value="54.1803" calcext:value-type="float">
            <text:p>54.1803</text:p>
          </table:table-cell>
          <table:table-cell office:value-type="float" office:value="0.98214" calcext:value-type="float">
            <text:p>0.9821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53.7665" calcext:value-type="float">
            <text:p>53.7665</text:p>
          </table:table-cell>
          <table:table-cell office:value-type="float" office:value="53.6289" calcext:value-type="float">
            <text:p>53.6289</text:p>
          </table:table-cell>
          <table:table-cell office:value-type="float" office:value="1.00257" calcext:value-type="float">
            <text:p>1.00257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53.704" calcext:value-type="float">
            <text:p>53.704</text:p>
          </table:table-cell>
          <table:table-cell office:value-type="float" office:value="53.7062" calcext:value-type="float">
            <text:p>53.7062</text:p>
          </table:table-cell>
          <table:table-cell office:value-type="float" office:value="0.999958" calcext:value-type="float">
            <text:p>0.99995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53.9447" calcext:value-type="float">
            <text:p>53.9447</text:p>
          </table:table-cell>
          <table:table-cell office:value-type="float" office:value="53.5017" calcext:value-type="float">
            <text:p>53.5017</text:p>
          </table:table-cell>
          <table:table-cell office:value-type="float" office:value="1.00828" calcext:value-type="float">
            <text:p>1.0082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4.0161" calcext:value-type="float">
            <text:p>54.0161</text:p>
          </table:table-cell>
          <table:table-cell office:value-type="float" office:value="53.4549" calcext:value-type="float">
            <text:p>53.4549</text:p>
          </table:table-cell>
          <table:table-cell office:value-type="float" office:value="1.0105" calcext:value-type="float">
            <text:p>1.0105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0.4905" calcext:value-type="float">
            <text:p>10.4905</text:p>
          </table:table-cell>
          <table:table-cell table:style-name="ce2" office:value-type="float" office:value="639339000" calcext:value-type="float">
            <text:p>6.39E+08</text:p>
          </table:table-cell>
          <table:table-cell table:style-name="ce2" office:value-type="float" office:value="0.0000000164083" calcext:value-type="float">
            <text:p>1.64E-08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7.4417" calcext:value-type="float">
            <text:p>37.4417</text:p>
          </table:table-cell>
          <table:table-cell office:value-type="float" office:value="104.203" calcext:value-type="float">
            <text:p>104.203</text:p>
          </table:table-cell>
          <table:table-cell office:value-type="float" office:value="0.359316" calcext:value-type="float">
            <text:p>0.359316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50.2237" calcext:value-type="float">
            <text:p>50.2237</text:p>
          </table:table-cell>
          <table:table-cell office:value-type="float" office:value="64.4517" calcext:value-type="float">
            <text:p>64.4517</text:p>
          </table:table-cell>
          <table:table-cell office:value-type="float" office:value="0.779245" calcext:value-type="float">
            <text:p>0.779245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2.923" calcext:value-type="float">
            <text:p>52.923</text:p>
          </table:table-cell>
          <table:table-cell office:value-type="float" office:value="55.8893" calcext:value-type="float">
            <text:p>55.8893</text:p>
          </table:table-cell>
          <table:table-cell office:value-type="float" office:value="0.946924" calcext:value-type="float">
            <text:p>0.946924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53.5076" calcext:value-type="float">
            <text:p>53.5076</text:p>
          </table:table-cell>
          <table:table-cell office:value-type="float" office:value="53.1409" calcext:value-type="float">
            <text:p>53.1409</text:p>
          </table:table-cell>
          <table:table-cell office:value-type="float" office:value="1.0069" calcext:value-type="float">
            <text:p>1.0069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53.8282" calcext:value-type="float">
            <text:p>53.8282</text:p>
          </table:table-cell>
          <table:table-cell office:value-type="float" office:value="52.9737" calcext:value-type="float">
            <text:p>52.9737</text:p>
          </table:table-cell>
          <table:table-cell office:value-type="float" office:value="1.01613" calcext:value-type="float">
            <text:p>1.01613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3.9821" calcext:value-type="float">
            <text:p>53.9821</text:p>
          </table:table-cell>
          <table:table-cell office:value-type="float" office:value="52.9641" calcext:value-type="float">
            <text:p>52.9641</text:p>
          </table:table-cell>
          <table:table-cell office:value-type="float" office:value="1.01922" calcext:value-type="float">
            <text:p>1.01922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53.9831" calcext:value-type="float">
            <text:p>53.9831</text:p>
          </table:table-cell>
          <table:table-cell office:value-type="float" office:value="52.9461" calcext:value-type="float">
            <text:p>52.9461</text:p>
          </table:table-cell>
          <table:table-cell office:value-type="float" office:value="1.01959" calcext:value-type="float">
            <text:p>1.01959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4.0435" calcext:value-type="float">
            <text:p>54.0435</text:p>
          </table:table-cell>
          <table:table-cell office:value-type="float" office:value="52.9336" calcext:value-type="float">
            <text:p>52.9336</text:p>
          </table:table-cell>
          <table:table-cell office:value-type="float" office:value="1.02097" calcext:value-type="float">
            <text:p>1.02097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16.818" calcext:value-type="float">
            <text:p>16.818</text:p>
          </table:table-cell>
          <table:table-cell office:value-type="float" office:value="1694.85" calcext:value-type="float">
            <text:p>1694.85</text:p>
          </table:table-cell>
          <table:table-cell office:value-type="float" office:value="0.00992302" calcext:value-type="float">
            <text:p>0.00992302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42.3047" calcext:value-type="float">
            <text:p>42.3047</text:p>
          </table:table-cell>
          <table:table-cell office:value-type="float" office:value="101.451" calcext:value-type="float">
            <text:p>101.451</text:p>
          </table:table-cell>
          <table:table-cell office:value-type="float" office:value="0.416996" calcext:value-type="float">
            <text:p>0.416996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51.9873" calcext:value-type="float">
            <text:p>51.9873</text:p>
          </table:table-cell>
          <table:table-cell office:value-type="float" office:value="55.2013" calcext:value-type="float">
            <text:p>55.2013</text:p>
          </table:table-cell>
          <table:table-cell office:value-type="float" office:value="0.941777" calcext:value-type="float">
            <text:p>0.941777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53.3114" calcext:value-type="float">
            <text:p>53.3114</text:p>
          </table:table-cell>
          <table:table-cell office:value-type="float" office:value="53.477" calcext:value-type="float">
            <text:p>53.477</text:p>
          </table:table-cell>
          <table:table-cell office:value-type="float" office:value="0.996904" calcext:value-type="float">
            <text:p>0.996904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53.5832" calcext:value-type="float">
            <text:p>53.5832</text:p>
          </table:table-cell>
          <table:table-cell office:value-type="float" office:value="52.9386" calcext:value-type="float">
            <text:p>52.9386</text:p>
          </table:table-cell>
          <table:table-cell office:value-type="float" office:value="1.01218" calcext:value-type="float">
            <text:p>1.01218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53.7006" calcext:value-type="float">
            <text:p>53.7006</text:p>
          </table:table-cell>
          <table:table-cell office:value-type="float" office:value="52.7817" calcext:value-type="float">
            <text:p>52.7817</text:p>
          </table:table-cell>
          <table:table-cell office:value-type="float" office:value="1.01741" calcext:value-type="float">
            <text:p>1.0174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54.0002" calcext:value-type="float">
            <text:p>54.0002</text:p>
          </table:table-cell>
          <table:table-cell office:value-type="float" office:value="52.6825" calcext:value-type="float">
            <text:p>52.6825</text:p>
          </table:table-cell>
          <table:table-cell office:value-type="float" office:value="1.02501" calcext:value-type="float">
            <text:p>1.0250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53.9606" calcext:value-type="float">
            <text:p>53.9606</text:p>
          </table:table-cell>
          <table:table-cell office:value-type="float" office:value="52.7024" calcext:value-type="float">
            <text:p>52.7024</text:p>
          </table:table-cell>
          <table:table-cell office:value-type="float" office:value="1.02388" calcext:value-type="float">
            <text:p>1.02388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.0492" calcext:value-type="float">
            <text:p>54.0492</text:p>
          </table:table-cell>
          <table:table-cell office:value-type="float" office:value="52.6728" calcext:value-type="float">
            <text:p>52.6728</text:p>
          </table:table-cell>
          <table:table-cell office:value-type="float" office:value="1.02613" calcext:value-type="float">
            <text:p>1.02613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9.2724" calcext:value-type="float">
            <text:p>69.272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3.9634" calcext:value-type="float">
            <text:p>53.9634</text:p>
          </table:table-cell>
          <table:table-cell office:value-type="float" office:value="57.5163" calcext:value-type="float">
            <text:p>57.5163</text:p>
          </table:table-cell>
          <table:table-cell office:value-type="float" office:value="0.938228" calcext:value-type="float">
            <text:p>0.938228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53.9636" calcext:value-type="float">
            <text:p>53.9636</text:p>
          </table:table-cell>
          <table:table-cell office:value-type="float" office:value="57.5189" calcext:value-type="float">
            <text:p>57.5189</text:p>
          </table:table-cell>
          <table:table-cell office:value-type="float" office:value="0.938188" calcext:value-type="float">
            <text:p>0.938188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53.9634" calcext:value-type="float">
            <text:p>53.9634</text:p>
          </table:table-cell>
          <table:table-cell office:value-type="float" office:value="57.5184" calcext:value-type="float">
            <text:p>57.5184</text:p>
          </table:table-cell>
          <table:table-cell office:value-type="float" office:value="0.938194" calcext:value-type="float">
            <text:p>0.938194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53.9635" calcext:value-type="float">
            <text:p>53.9635</text:p>
          </table:table-cell>
          <table:table-cell office:value-type="float" office:value="57.5204" calcext:value-type="float">
            <text:p>57.5204</text:p>
          </table:table-cell>
          <table:table-cell office:value-type="float" office:value="0.938162" calcext:value-type="float">
            <text:p>0.938162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53.9635" calcext:value-type="float">
            <text:p>53.9635</text:p>
          </table:table-cell>
          <table:table-cell office:value-type="float" office:value="57.5227" calcext:value-type="float">
            <text:p>57.5227</text:p>
          </table:table-cell>
          <table:table-cell office:value-type="float" office:value="0.938126" calcext:value-type="float">
            <text:p>0.93812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.9637" calcext:value-type="float">
            <text:p>53.9637</text:p>
          </table:table-cell>
          <table:table-cell office:value-type="float" office:value="57.526" calcext:value-type="float">
            <text:p>57.526</text:p>
          </table:table-cell>
          <table:table-cell office:value-type="float" office:value="0.938075" calcext:value-type="float">
            <text:p>0.938075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3.8512" calcext:value-type="float">
            <text:p>53.8512</text:p>
          </table:table-cell>
          <table:table-cell office:value-type="float" office:value="54.4778" calcext:value-type="float">
            <text:p>54.4778</text:p>
          </table:table-cell>
          <table:table-cell office:value-type="float" office:value="0.988499" calcext:value-type="float">
            <text:p>0.988499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3.8523" calcext:value-type="float">
            <text:p>53.8523</text:p>
          </table:table-cell>
          <table:table-cell office:value-type="float" office:value="54.4729" calcext:value-type="float">
            <text:p>54.4729</text:p>
          </table:table-cell>
          <table:table-cell office:value-type="float" office:value="0.988606" calcext:value-type="float">
            <text:p>0.98860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53.8551" calcext:value-type="float">
            <text:p>53.8551</text:p>
          </table:table-cell>
          <table:table-cell office:value-type="float" office:value="54.4689" calcext:value-type="float">
            <text:p>54.4689</text:p>
          </table:table-cell>
          <table:table-cell office:value-type="float" office:value="0.988732" calcext:value-type="float">
            <text:p>0.988732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53.8658" calcext:value-type="float">
            <text:p>53.8658</text:p>
          </table:table-cell>
          <table:table-cell office:value-type="float" office:value="54.4729" calcext:value-type="float">
            <text:p>54.4729</text:p>
          </table:table-cell>
          <table:table-cell office:value-type="float" office:value="0.988855" calcext:value-type="float">
            <text:p>0.988855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53.8814" calcext:value-type="float">
            <text:p>53.8814</text:p>
          </table:table-cell>
          <table:table-cell office:value-type="float" office:value="54.4899" calcext:value-type="float">
            <text:p>54.4899</text:p>
          </table:table-cell>
          <table:table-cell office:value-type="float" office:value="0.988833" calcext:value-type="float">
            <text:p>0.988833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53.8797" calcext:value-type="float">
            <text:p>53.8797</text:p>
          </table:table-cell>
          <table:table-cell office:value-type="float" office:value="54.4864" calcext:value-type="float">
            <text:p>54.4864</text:p>
          </table:table-cell>
          <table:table-cell office:value-type="float" office:value="0.988864" calcext:value-type="float">
            <text:p>0.988864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.8897" calcext:value-type="float">
            <text:p>53.8897</text:p>
          </table:table-cell>
          <table:table-cell office:value-type="float" office:value="54.4984" calcext:value-type="float">
            <text:p>54.4984</text:p>
          </table:table-cell>
          <table:table-cell office:value-type="float" office:value="0.988832" calcext:value-type="float">
            <text:p>0.988832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4.9334" calcext:value-type="float">
            <text:p>34.9334</text:p>
          </table:table-cell>
          <table:table-cell office:value-type="float" office:value="332.447" calcext:value-type="float">
            <text:p>332.447</text:p>
          </table:table-cell>
          <table:table-cell office:value-type="float" office:value="0.10508" calcext:value-type="float">
            <text:p>0.10508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49.4864" calcext:value-type="float">
            <text:p>49.4864</text:p>
          </table:table-cell>
          <table:table-cell office:value-type="float" office:value="72.6001" calcext:value-type="float">
            <text:p>72.6001</text:p>
          </table:table-cell>
          <table:table-cell office:value-type="float" office:value="0.681631" calcext:value-type="float">
            <text:p>0.68163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53.4755" calcext:value-type="float">
            <text:p>53.4755</text:p>
          </table:table-cell>
          <table:table-cell office:value-type="float" office:value="53.8434" calcext:value-type="float">
            <text:p>53.8434</text:p>
          </table:table-cell>
          <table:table-cell office:value-type="float" office:value="0.993167" calcext:value-type="float">
            <text:p>0.993167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53.4107" calcext:value-type="float">
            <text:p>53.4107</text:p>
          </table:table-cell>
          <table:table-cell office:value-type="float" office:value="54.0967" calcext:value-type="float">
            <text:p>54.0967</text:p>
          </table:table-cell>
          <table:table-cell office:value-type="float" office:value="0.987319" calcext:value-type="float">
            <text:p>0.987319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53.7514" calcext:value-type="float">
            <text:p>53.7514</text:p>
          </table:table-cell>
          <table:table-cell office:value-type="float" office:value="53.403" calcext:value-type="float">
            <text:p>53.403</text:p>
          </table:table-cell>
          <table:table-cell office:value-type="float" office:value="1.00652" calcext:value-type="float">
            <text:p>1.00652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53.7692" calcext:value-type="float">
            <text:p>53.7692</text:p>
          </table:table-cell>
          <table:table-cell office:value-type="float" office:value="53.3618" calcext:value-type="float">
            <text:p>53.3618</text:p>
          </table:table-cell>
          <table:table-cell office:value-type="float" office:value="1.00764" calcext:value-type="float">
            <text:p>1.00764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53.8065" calcext:value-type="float">
            <text:p>53.8065</text:p>
          </table:table-cell>
          <table:table-cell office:value-type="float" office:value="53.3602" calcext:value-type="float">
            <text:p>53.3602</text:p>
          </table:table-cell>
          <table:table-cell office:value-type="float" office:value="1.00836" calcext:value-type="float">
            <text:p>1.0083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3.8103" calcext:value-type="float">
            <text:p>53.8103</text:p>
          </table:table-cell>
          <table:table-cell office:value-type="float" office:value="53.3639" calcext:value-type="float">
            <text:p>53.3639</text:p>
          </table:table-cell>
          <table:table-cell office:value-type="float" office:value="1.00837" calcext:value-type="float">
            <text:p>1.00837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5.3351" calcext:value-type="float">
            <text:p>15.3351</text:p>
          </table:table-cell>
          <table:table-cell table:style-name="ce2" office:value-type="float" office:value="470403000" calcext:value-type="float">
            <text:p>4.70E+08</text:p>
          </table:table-cell>
          <table:table-cell table:style-name="ce2" office:value-type="float" office:value="0.0000000325998" calcext:value-type="float">
            <text:p>3.26E-0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42.6137" calcext:value-type="float">
            <text:p>42.6137</text:p>
          </table:table-cell>
          <table:table-cell office:value-type="float" office:value="79.8437" calcext:value-type="float">
            <text:p>79.8437</text:p>
          </table:table-cell>
          <table:table-cell office:value-type="float" office:value="0.533714" calcext:value-type="float">
            <text:p>0.53371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52.7618" calcext:value-type="float">
            <text:p>52.7618</text:p>
          </table:table-cell>
          <table:table-cell office:value-type="float" office:value="56.7253" calcext:value-type="float">
            <text:p>56.7253</text:p>
          </table:table-cell>
          <table:table-cell office:value-type="float" office:value="0.930129" calcext:value-type="float">
            <text:p>0.930129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3.1544" calcext:value-type="float">
            <text:p>53.1544</text:p>
          </table:table-cell>
          <table:table-cell office:value-type="float" office:value="53.573" calcext:value-type="float">
            <text:p>53.573</text:p>
          </table:table-cell>
          <table:table-cell office:value-type="float" office:value="0.992185" calcext:value-type="float">
            <text:p>0.992185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53.2836" calcext:value-type="float">
            <text:p>53.2836</text:p>
          </table:table-cell>
          <table:table-cell office:value-type="float" office:value="53.2384" calcext:value-type="float">
            <text:p>53.2384</text:p>
          </table:table-cell>
          <table:table-cell office:value-type="float" office:value="1.00085" calcext:value-type="float">
            <text:p>1.00085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53.5308" calcext:value-type="float">
            <text:p>53.5308</text:p>
          </table:table-cell>
          <table:table-cell office:value-type="float" office:value="52.9626" calcext:value-type="float">
            <text:p>52.9626</text:p>
          </table:table-cell>
          <table:table-cell office:value-type="float" office:value="1.01073" calcext:value-type="float">
            <text:p>1.0107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3.6945" calcext:value-type="float">
            <text:p>53.6945</text:p>
          </table:table-cell>
          <table:table-cell office:value-type="float" office:value="52.8759" calcext:value-type="float">
            <text:p>52.8759</text:p>
          </table:table-cell>
          <table:table-cell office:value-type="float" office:value="1.01548" calcext:value-type="float">
            <text:p>1.0154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53.6863" calcext:value-type="float">
            <text:p>53.6863</text:p>
          </table:table-cell>
          <table:table-cell office:value-type="float" office:value="52.8544" calcext:value-type="float">
            <text:p>52.8544</text:p>
          </table:table-cell>
          <table:table-cell office:value-type="float" office:value="1.01574" calcext:value-type="float">
            <text:p>1.0157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3.7576" calcext:value-type="float">
            <text:p>53.7576</text:p>
          </table:table-cell>
          <table:table-cell office:value-type="float" office:value="52.8505" calcext:value-type="float">
            <text:p>52.8505</text:p>
          </table:table-cell>
          <table:table-cell office:value-type="float" office:value="1.01716" calcext:value-type="float">
            <text:p>1.0171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20.9518" calcext:value-type="float">
            <text:p>20.9518</text:p>
          </table:table-cell>
          <table:table-cell office:value-type="float" office:value="481.955" calcext:value-type="float">
            <text:p>481.955</text:p>
          </table:table-cell>
          <table:table-cell office:value-type="float" office:value="0.0434725" calcext:value-type="float">
            <text:p>0.0434725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48.9406" calcext:value-type="float">
            <text:p>48.9406</text:p>
          </table:table-cell>
          <table:table-cell office:value-type="float" office:value="66.2291" calcext:value-type="float">
            <text:p>66.2291</text:p>
          </table:table-cell>
          <table:table-cell office:value-type="float" office:value="0.738959" calcext:value-type="float">
            <text:p>0.738959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52.4127" calcext:value-type="float">
            <text:p>52.4127</text:p>
          </table:table-cell>
          <table:table-cell office:value-type="float" office:value="54.2295" calcext:value-type="float">
            <text:p>54.2295</text:p>
          </table:table-cell>
          <table:table-cell office:value-type="float" office:value="0.966498" calcext:value-type="float">
            <text:p>0.966498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53.0649" calcext:value-type="float">
            <text:p>53.0649</text:p>
          </table:table-cell>
          <table:table-cell office:value-type="float" office:value="53.0483" calcext:value-type="float">
            <text:p>53.0483</text:p>
          </table:table-cell>
          <table:table-cell office:value-type="float" office:value="1.00031" calcext:value-type="float">
            <text:p>1.0003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53.4593" calcext:value-type="float">
            <text:p>53.4593</text:p>
          </table:table-cell>
          <table:table-cell office:value-type="float" office:value="52.6798" calcext:value-type="float">
            <text:p>52.6798</text:p>
          </table:table-cell>
          <table:table-cell office:value-type="float" office:value="1.0148" calcext:value-type="float">
            <text:p>1.0148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53.5267" calcext:value-type="float">
            <text:p>53.5267</text:p>
          </table:table-cell>
          <table:table-cell office:value-type="float" office:value="52.692" calcext:value-type="float">
            <text:p>52.692</text:p>
          </table:table-cell>
          <table:table-cell office:value-type="float" office:value="1.01584" calcext:value-type="float">
            <text:p>1.01584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53.6515" calcext:value-type="float">
            <text:p>53.6515</text:p>
          </table:table-cell>
          <table:table-cell office:value-type="float" office:value="52.6068" calcext:value-type="float">
            <text:p>52.6068</text:p>
          </table:table-cell>
          <table:table-cell office:value-type="float" office:value="1.01986" calcext:value-type="float">
            <text:p>1.0198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53.6994" calcext:value-type="float">
            <text:p>53.6994</text:p>
          </table:table-cell>
          <table:table-cell office:value-type="float" office:value="52.5924" calcext:value-type="float">
            <text:p>52.5924</text:p>
          </table:table-cell>
          <table:table-cell office:value-type="float" office:value="1.02105" calcext:value-type="float">
            <text:p>1.02105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3.7143" calcext:value-type="float">
            <text:p>53.7143</text:p>
          </table:table-cell>
          <table:table-cell office:value-type="float" office:value="52.5837" calcext:value-type="float">
            <text:p>52.5837</text:p>
          </table:table-cell>
          <table:table-cell office:value-type="float" office:value="1.0215" calcext:value-type="float">
            <text:p>1.0215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22.0105" calcext:value-type="float">
            <text:p>22.0105</text:p>
          </table:table-cell>
          <table:table-cell office:value-type="float" office:value="256.142" calcext:value-type="float">
            <text:p>256.142</text:p>
          </table:table-cell>
          <table:table-cell office:value-type="float" office:value="0.0859309" calcext:value-type="float">
            <text:p>0.0859309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44.8875" calcext:value-type="float">
            <text:p>44.8875</text:p>
          </table:table-cell>
          <table:table-cell office:value-type="float" office:value="89.5961" calcext:value-type="float">
            <text:p>89.5961</text:p>
          </table:table-cell>
          <table:table-cell office:value-type="float" office:value="0.500998" calcext:value-type="float">
            <text:p>0.500998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52.6709" calcext:value-type="float">
            <text:p>52.6709</text:p>
          </table:table-cell>
          <table:table-cell office:value-type="float" office:value="54.001" calcext:value-type="float">
            <text:p>54.001</text:p>
          </table:table-cell>
          <table:table-cell office:value-type="float" office:value="0.975371" calcext:value-type="float">
            <text:p>0.97537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3.3698" calcext:value-type="float">
            <text:p>53.3698</text:p>
          </table:table-cell>
          <table:table-cell office:value-type="float" office:value="52.5597" calcext:value-type="float">
            <text:p>52.5597</text:p>
          </table:table-cell>
          <table:table-cell office:value-type="float" office:value="1.01541" calcext:value-type="float">
            <text:p>1.0154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53.3777" calcext:value-type="float">
            <text:p>53.3777</text:p>
          </table:table-cell>
          <table:table-cell office:value-type="float" office:value="52.5666" calcext:value-type="float">
            <text:p>52.5666</text:p>
          </table:table-cell>
          <table:table-cell office:value-type="float" office:value="1.01543" calcext:value-type="float">
            <text:p>1.01543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53.5428" calcext:value-type="float">
            <text:p>53.5428</text:p>
          </table:table-cell>
          <table:table-cell office:value-type="float" office:value="52.5196" calcext:value-type="float">
            <text:p>52.5196</text:p>
          </table:table-cell>
          <table:table-cell office:value-type="float" office:value="1.01948" calcext:value-type="float">
            <text:p>1.01948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53.6397" calcext:value-type="float">
            <text:p>53.6397</text:p>
          </table:table-cell>
          <table:table-cell office:value-type="float" office:value="52.4542" calcext:value-type="float">
            <text:p>52.4542</text:p>
          </table:table-cell>
          <table:table-cell office:value-type="float" office:value="1.0226" calcext:value-type="float">
            <text:p>1.022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53.7162" calcext:value-type="float">
            <text:p>53.7162</text:p>
          </table:table-cell>
          <table:table-cell office:value-type="float" office:value="52.4374" calcext:value-type="float">
            <text:p>52.4374</text:p>
          </table:table-cell>
          <table:table-cell office:value-type="float" office:value="1.02439" calcext:value-type="float">
            <text:p>1.02439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3.7181" calcext:value-type="float">
            <text:p>53.7181</text:p>
          </table:table-cell>
          <table:table-cell office:value-type="float" office:value="52.429" calcext:value-type="float">
            <text:p>52.429</text:p>
          </table:table-cell>
          <table:table-cell office:value-type="float" office:value="1.02459" calcext:value-type="float">
            <text:p>1.02459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27.3248" calcext:value-type="float">
            <text:p>27.3248</text:p>
          </table:table-cell>
          <table:table-cell office:value-type="float" office:value="143.719" calcext:value-type="float">
            <text:p>143.719</text:p>
          </table:table-cell>
          <table:table-cell office:value-type="float" office:value="0.190126" calcext:value-type="float">
            <text:p>0.19012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47.7963" calcext:value-type="float">
            <text:p>47.7963</text:p>
          </table:table-cell>
          <table:table-cell office:value-type="float" office:value="71.5973" calcext:value-type="float">
            <text:p>71.5973</text:p>
          </table:table-cell>
          <table:table-cell office:value-type="float" office:value="0.667572" calcext:value-type="float">
            <text:p>0.667572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52.8181" calcext:value-type="float">
            <text:p>52.8181</text:p>
          </table:table-cell>
          <table:table-cell office:value-type="float" office:value="53.0722" calcext:value-type="float">
            <text:p>53.0722</text:p>
          </table:table-cell>
          <table:table-cell office:value-type="float" office:value="0.995212" calcext:value-type="float">
            <text:p>0.995212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3.285" calcext:value-type="float">
            <text:p>53.285</text:p>
          </table:table-cell>
          <table:table-cell office:value-type="float" office:value="52.5062" calcext:value-type="float">
            <text:p>52.5062</text:p>
          </table:table-cell>
          <table:table-cell office:value-type="float" office:value="1.01483" calcext:value-type="float">
            <text:p>1.01483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53.4175" calcext:value-type="float">
            <text:p>53.4175</text:p>
          </table:table-cell>
          <table:table-cell office:value-type="float" office:value="52.4475" calcext:value-type="float">
            <text:p>52.4475</text:p>
          </table:table-cell>
          <table:table-cell office:value-type="float" office:value="1.01849" calcext:value-type="float">
            <text:p>1.01849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53.5535" calcext:value-type="float">
            <text:p>53.5535</text:p>
          </table:table-cell>
          <table:table-cell office:value-type="float" office:value="52.4044" calcext:value-type="float">
            <text:p>52.4044</text:p>
          </table:table-cell>
          <table:table-cell office:value-type="float" office:value="1.02193" calcext:value-type="float">
            <text:p>1.02193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53.6206" calcext:value-type="float">
            <text:p>53.6206</text:p>
          </table:table-cell>
          <table:table-cell office:value-type="float" office:value="52.3556" calcext:value-type="float">
            <text:p>52.3556</text:p>
          </table:table-cell>
          <table:table-cell office:value-type="float" office:value="1.02416" calcext:value-type="float">
            <text:p>1.0241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53.7196" calcext:value-type="float">
            <text:p>53.7196</text:p>
          </table:table-cell>
          <table:table-cell office:value-type="float" office:value="52.3384" calcext:value-type="float">
            <text:p>52.3384</text:p>
          </table:table-cell>
          <table:table-cell office:value-type="float" office:value="1.02639" calcext:value-type="float">
            <text:p>1.02639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3.7193" calcext:value-type="float">
            <text:p>53.7193</text:p>
          </table:table-cell>
          <table:table-cell office:value-type="float" office:value="52.3283" calcext:value-type="float">
            <text:p>52.3283</text:p>
          </table:table-cell>
          <table:table-cell office:value-type="float" office:value="1.02658" calcext:value-type="float">
            <text:p>1.0265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.1753" calcext:value-type="float">
            <text:p>57.1753</text:p>
          </table:table-cell>
          <table:table-cell office:value-type="float" office:value="69.2724" calcext:value-type="float">
            <text:p>69.2724</text:p>
          </table:table-cell>
          <table:table-cell office:value-type="float" office:value="0.825369" calcext:value-type="float">
            <text:p>0.825369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3.0719" calcext:value-type="float">
            <text:p>53.0719</text:p>
          </table:table-cell>
          <table:table-cell office:value-type="float" office:value="57.5967" calcext:value-type="float">
            <text:p>57.5967</text:p>
          </table:table-cell>
          <table:table-cell office:value-type="float" office:value="0.92144" calcext:value-type="float">
            <text:p>0.92144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53.0721" calcext:value-type="float">
            <text:p>53.0721</text:p>
          </table:table-cell>
          <table:table-cell office:value-type="float" office:value="57.6011" calcext:value-type="float">
            <text:p>57.6011</text:p>
          </table:table-cell>
          <table:table-cell office:value-type="float" office:value="0.921372" calcext:value-type="float">
            <text:p>0.921372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53.0721" calcext:value-type="float">
            <text:p>53.0721</text:p>
          </table:table-cell>
          <table:table-cell office:value-type="float" office:value="57.6021" calcext:value-type="float">
            <text:p>57.6021</text:p>
          </table:table-cell>
          <table:table-cell office:value-type="float" office:value="0.921358" calcext:value-type="float">
            <text:p>0.92135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53.0721" calcext:value-type="float">
            <text:p>53.0721</text:p>
          </table:table-cell>
          <table:table-cell office:value-type="float" office:value="57.6053" calcext:value-type="float">
            <text:p>57.6053</text:p>
          </table:table-cell>
          <table:table-cell office:value-type="float" office:value="0.921306" calcext:value-type="float">
            <text:p>0.921306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53.0722" calcext:value-type="float">
            <text:p>53.0722</text:p>
          </table:table-cell>
          <table:table-cell office:value-type="float" office:value="57.6102" calcext:value-type="float">
            <text:p>57.6102</text:p>
          </table:table-cell>
          <table:table-cell office:value-type="float" office:value="0.92123" calcext:value-type="float">
            <text:p>0.92123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.0724" calcext:value-type="float">
            <text:p>53.0724</text:p>
          </table:table-cell>
          <table:table-cell office:value-type="float" office:value="57.614" calcext:value-type="float">
            <text:p>57.614</text:p>
          </table:table-cell>
          <table:table-cell office:value-type="float" office:value="0.921171" calcext:value-type="float">
            <text:p>0.92117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3.0133" calcext:value-type="float">
            <text:p>53.0133</text:p>
          </table:table-cell>
          <table:table-cell office:value-type="float" office:value="54.4923" calcext:value-type="float">
            <text:p>54.4923</text:p>
          </table:table-cell>
          <table:table-cell office:value-type="float" office:value="0.972858" calcext:value-type="float">
            <text:p>0.97285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3.0142" calcext:value-type="float">
            <text:p>53.0142</text:p>
          </table:table-cell>
          <table:table-cell office:value-type="float" office:value="54.4933" calcext:value-type="float">
            <text:p>54.4933</text:p>
          </table:table-cell>
          <table:table-cell office:value-type="float" office:value="0.972857" calcext:value-type="float">
            <text:p>0.972857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53.0163" calcext:value-type="float">
            <text:p>53.0163</text:p>
          </table:table-cell>
          <table:table-cell office:value-type="float" office:value="54.4964" calcext:value-type="float">
            <text:p>54.4964</text:p>
          </table:table-cell>
          <table:table-cell office:value-type="float" office:value="0.97284" calcext:value-type="float">
            <text:p>0.97284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53.0235" calcext:value-type="float">
            <text:p>53.0235</text:p>
          </table:table-cell>
          <table:table-cell office:value-type="float" office:value="54.5093" calcext:value-type="float">
            <text:p>54.5093</text:p>
          </table:table-cell>
          <table:table-cell office:value-type="float" office:value="0.972742" calcext:value-type="float">
            <text:p>0.972742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53.0331" calcext:value-type="float">
            <text:p>53.0331</text:p>
          </table:table-cell>
          <table:table-cell office:value-type="float" office:value="54.5274" calcext:value-type="float">
            <text:p>54.5274</text:p>
          </table:table-cell>
          <table:table-cell office:value-type="float" office:value="0.972594" calcext:value-type="float">
            <text:p>0.972594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53.0354" calcext:value-type="float">
            <text:p>53.0354</text:p>
          </table:table-cell>
          <table:table-cell office:value-type="float" office:value="54.5311" calcext:value-type="float">
            <text:p>54.5311</text:p>
          </table:table-cell>
          <table:table-cell office:value-type="float" office:value="0.972571" calcext:value-type="float">
            <text:p>0.97257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.0414" calcext:value-type="float">
            <text:p>53.0414</text:p>
          </table:table-cell>
          <table:table-cell office:value-type="float" office:value="54.541" calcext:value-type="float">
            <text:p>54.541</text:p>
          </table:table-cell>
          <table:table-cell office:value-type="float" office:value="0.972505" calcext:value-type="float">
            <text:p>0.97250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52.9729" calcext:value-type="float">
            <text:p>52.9729</text:p>
          </table:table-cell>
          <table:table-cell office:value-type="float" office:value="53.3562" calcext:value-type="float">
            <text:p>53.3562</text:p>
          </table:table-cell>
          <table:table-cell office:value-type="float" office:value="0.992818" calcext:value-type="float">
            <text:p>0.99281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52.9762" calcext:value-type="float">
            <text:p>52.9762</text:p>
          </table:table-cell>
          <table:table-cell office:value-type="float" office:value="53.3474" calcext:value-type="float">
            <text:p>53.3474</text:p>
          </table:table-cell>
          <table:table-cell office:value-type="float" office:value="0.99304" calcext:value-type="float">
            <text:p>0.99304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52.9956" calcext:value-type="float">
            <text:p>52.9956</text:p>
          </table:table-cell>
          <table:table-cell office:value-type="float" office:value="53.3619" calcext:value-type="float">
            <text:p>53.3619</text:p>
          </table:table-cell>
          <table:table-cell office:value-type="float" office:value="0.993136" calcext:value-type="float">
            <text:p>0.993136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52.9974" calcext:value-type="float">
            <text:p>52.9974</text:p>
          </table:table-cell>
          <table:table-cell office:value-type="float" office:value="53.3636" calcext:value-type="float">
            <text:p>53.3636</text:p>
          </table:table-cell>
          <table:table-cell office:value-type="float" office:value="0.993137" calcext:value-type="float">
            <text:p>0.993137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53.0093" calcext:value-type="float">
            <text:p>53.0093</text:p>
          </table:table-cell>
          <table:table-cell office:value-type="float" office:value="53.3797" calcext:value-type="float">
            <text:p>53.3797</text:p>
          </table:table-cell>
          <table:table-cell office:value-type="float" office:value="0.993062" calcext:value-type="float">
            <text:p>0.993062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53.0125" calcext:value-type="float">
            <text:p>53.0125</text:p>
          </table:table-cell>
          <table:table-cell office:value-type="float" office:value="53.3824" calcext:value-type="float">
            <text:p>53.3824</text:p>
          </table:table-cell>
          <table:table-cell office:value-type="float" office:value="0.99307" calcext:value-type="float">
            <text:p>0.99307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53.0176" calcext:value-type="float">
            <text:p>53.0176</text:p>
          </table:table-cell>
          <table:table-cell office:value-type="float" office:value="53.3885" calcext:value-type="float">
            <text:p>53.3885</text:p>
          </table:table-cell>
          <table:table-cell office:value-type="float" office:value="0.993052" calcext:value-type="float">
            <text:p>0.993052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3.0268" calcext:value-type="float">
            <text:p>53.0268</text:p>
          </table:table-cell>
          <table:table-cell office:value-type="float" office:value="53.3996" calcext:value-type="float">
            <text:p>53.3996</text:p>
          </table:table-cell>
          <table:table-cell office:value-type="float" office:value="0.993018" calcext:value-type="float">
            <text:p>0.99301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7.95853" calcext:value-type="float">
            <text:p>7.95853</text:p>
          </table:table-cell>
          <table:table-cell table:style-name="ce2" office:value-type="float" office:value="774736000" calcext:value-type="float">
            <text:p>7.75E+08</text:p>
          </table:table-cell>
          <table:table-cell table:style-name="ce2" office:value-type="float" office:value="0.0000000102726" calcext:value-type="float">
            <text:p>1.03E-0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40.2385" calcext:value-type="float">
            <text:p>40.2385</text:p>
          </table:table-cell>
          <table:table-cell office:value-type="float" office:value="81.6077" calcext:value-type="float">
            <text:p>81.6077</text:p>
          </table:table-cell>
          <table:table-cell office:value-type="float" office:value="0.493073" calcext:value-type="float">
            <text:p>0.493073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52.9336" calcext:value-type="float">
            <text:p>52.9336</text:p>
          </table:table-cell>
          <table:table-cell office:value-type="float" office:value="52.8446" calcext:value-type="float">
            <text:p>52.8446</text:p>
          </table:table-cell>
          <table:table-cell office:value-type="float" office:value="1.00168" calcext:value-type="float">
            <text:p>1.0016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2.9379" calcext:value-type="float">
            <text:p>52.9379</text:p>
          </table:table-cell>
          <table:table-cell office:value-type="float" office:value="52.8318" calcext:value-type="float">
            <text:p>52.8318</text:p>
          </table:table-cell>
          <table:table-cell office:value-type="float" office:value="1.00201" calcext:value-type="float">
            <text:p>1.0020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52.9638" calcext:value-type="float">
            <text:p>52.9638</text:p>
          </table:table-cell>
          <table:table-cell office:value-type="float" office:value="52.8384" calcext:value-type="float">
            <text:p>52.8384</text:p>
          </table:table-cell>
          <table:table-cell office:value-type="float" office:value="1.00237" calcext:value-type="float">
            <text:p>1.00237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52.9776" calcext:value-type="float">
            <text:p>52.9776</text:p>
          </table:table-cell>
          <table:table-cell office:value-type="float" office:value="52.8386" calcext:value-type="float">
            <text:p>52.8386</text:p>
          </table:table-cell>
          <table:table-cell office:value-type="float" office:value="1.00263" calcext:value-type="float">
            <text:p>1.00263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2.9974" calcext:value-type="float">
            <text:p>52.9974</text:p>
          </table:table-cell>
          <table:table-cell office:value-type="float" office:value="52.8513" calcext:value-type="float">
            <text:p>52.8513</text:p>
          </table:table-cell>
          <table:table-cell office:value-type="float" office:value="1.00276" calcext:value-type="float">
            <text:p>1.00276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52.9944" calcext:value-type="float">
            <text:p>52.9944</text:p>
          </table:table-cell>
          <table:table-cell office:value-type="float" office:value="52.8483" calcext:value-type="float">
            <text:p>52.8483</text:p>
          </table:table-cell>
          <table:table-cell office:value-type="float" office:value="1.00276" calcext:value-type="float">
            <text:p>1.00276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3.0098" calcext:value-type="float">
            <text:p>53.0098</text:p>
          </table:table-cell>
          <table:table-cell office:value-type="float" office:value="52.8588" calcext:value-type="float">
            <text:p>52.8588</text:p>
          </table:table-cell>
          <table:table-cell office:value-type="float" office:value="1.00286" calcext:value-type="float">
            <text:p>1.00286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22.9007" calcext:value-type="float">
            <text:p>22.9007</text:p>
          </table:table-cell>
          <table:table-cell office:value-type="float" office:value="250.671" calcext:value-type="float">
            <text:p>250.671</text:p>
          </table:table-cell>
          <table:table-cell office:value-type="float" office:value="0.0913577" calcext:value-type="float">
            <text:p>0.0913577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49.5363" calcext:value-type="float">
            <text:p>49.5363</text:p>
          </table:table-cell>
          <table:table-cell office:value-type="float" office:value="64.1305" calcext:value-type="float">
            <text:p>64.1305</text:p>
          </table:table-cell>
          <table:table-cell office:value-type="float" office:value="0.77243" calcext:value-type="float">
            <text:p>0.7724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52.0868" calcext:value-type="float">
            <text:p>52.0868</text:p>
          </table:table-cell>
          <table:table-cell office:value-type="float" office:value="53.9157" calcext:value-type="float">
            <text:p>53.9157</text:p>
          </table:table-cell>
          <table:table-cell office:value-type="float" office:value="0.966078" calcext:value-type="float">
            <text:p>0.96607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52.4678" calcext:value-type="float">
            <text:p>52.4678</text:p>
          </table:table-cell>
          <table:table-cell office:value-type="float" office:value="53.0564" calcext:value-type="float">
            <text:p>53.0564</text:p>
          </table:table-cell>
          <table:table-cell office:value-type="float" office:value="0.988906" calcext:value-type="float">
            <text:p>0.988906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52.8887" calcext:value-type="float">
            <text:p>52.8887</text:p>
          </table:table-cell>
          <table:table-cell office:value-type="float" office:value="52.5581" calcext:value-type="float">
            <text:p>52.5581</text:p>
          </table:table-cell>
          <table:table-cell office:value-type="float" office:value="1.00629" calcext:value-type="float">
            <text:p>1.00629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52.9524" calcext:value-type="float">
            <text:p>52.9524</text:p>
          </table:table-cell>
          <table:table-cell office:value-type="float" office:value="52.5604" calcext:value-type="float">
            <text:p>52.5604</text:p>
          </table:table-cell>
          <table:table-cell office:value-type="float" office:value="1.00746" calcext:value-type="float">
            <text:p>1.00746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52.9822" calcext:value-type="float">
            <text:p>52.9822</text:p>
          </table:table-cell>
          <table:table-cell office:value-type="float" office:value="52.5624" calcext:value-type="float">
            <text:p>52.5624</text:p>
          </table:table-cell>
          <table:table-cell office:value-type="float" office:value="1.00799" calcext:value-type="float">
            <text:p>1.00799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52.9889" calcext:value-type="float">
            <text:p>52.9889</text:p>
          </table:table-cell>
          <table:table-cell office:value-type="float" office:value="52.564" calcext:value-type="float">
            <text:p>52.564</text:p>
          </table:table-cell>
          <table:table-cell office:value-type="float" office:value="1.00808" calcext:value-type="float">
            <text:p>1.0080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2.9882" calcext:value-type="float">
            <text:p>52.9882</text:p>
          </table:table-cell>
          <table:table-cell office:value-type="float" office:value="52.5616" calcext:value-type="float">
            <text:p>52.5616</text:p>
          </table:table-cell>
          <table:table-cell office:value-type="float" office:value="1.00812" calcext:value-type="float">
            <text:p>1.00812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29.9001" calcext:value-type="float">
            <text:p>29.9001</text:p>
          </table:table-cell>
          <table:table-cell office:value-type="float" office:value="163.073" calcext:value-type="float">
            <text:p>163.073</text:p>
          </table:table-cell>
          <table:table-cell office:value-type="float" office:value="0.183354" calcext:value-type="float">
            <text:p>0.183354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47.4901" calcext:value-type="float">
            <text:p>47.4901</text:p>
          </table:table-cell>
          <table:table-cell office:value-type="float" office:value="67.1889" calcext:value-type="float">
            <text:p>67.1889</text:p>
          </table:table-cell>
          <table:table-cell office:value-type="float" office:value="0.706815" calcext:value-type="float">
            <text:p>0.70681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52.3053" calcext:value-type="float">
            <text:p>52.3053</text:p>
          </table:table-cell>
          <table:table-cell office:value-type="float" office:value="53.2094" calcext:value-type="float">
            <text:p>53.2094</text:p>
          </table:table-cell>
          <table:table-cell office:value-type="float" office:value="0.98301" calcext:value-type="float">
            <text:p>0.9830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2.7815" calcext:value-type="float">
            <text:p>52.7815</text:p>
          </table:table-cell>
          <table:table-cell office:value-type="float" office:value="52.441" calcext:value-type="float">
            <text:p>52.441</text:p>
          </table:table-cell>
          <table:table-cell office:value-type="float" office:value="1.00649" calcext:value-type="float">
            <text:p>1.00649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52.7927" calcext:value-type="float">
            <text:p>52.7927</text:p>
          </table:table-cell>
          <table:table-cell office:value-type="float" office:value="52.4426" calcext:value-type="float">
            <text:p>52.4426</text:p>
          </table:table-cell>
          <table:table-cell office:value-type="float" office:value="1.00667" calcext:value-type="float">
            <text:p>1.00667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52.9332" calcext:value-type="float">
            <text:p>52.9332</text:p>
          </table:table-cell>
          <table:table-cell office:value-type="float" office:value="52.3974" calcext:value-type="float">
            <text:p>52.3974</text:p>
          </table:table-cell>
          <table:table-cell office:value-type="float" office:value="1.01023" calcext:value-type="float">
            <text:p>1.01023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52.9605" calcext:value-type="float">
            <text:p>52.9605</text:p>
          </table:table-cell>
          <table:table-cell office:value-type="float" office:value="52.3891" calcext:value-type="float">
            <text:p>52.3891</text:p>
          </table:table-cell>
          <table:table-cell office:value-type="float" office:value="1.01091" calcext:value-type="float">
            <text:p>1.0109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52.9773" calcext:value-type="float">
            <text:p>52.9773</text:p>
          </table:table-cell>
          <table:table-cell office:value-type="float" office:value="52.3917" calcext:value-type="float">
            <text:p>52.3917</text:p>
          </table:table-cell>
          <table:table-cell office:value-type="float" office:value="1.01118" calcext:value-type="float">
            <text:p>1.0111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2.9852" calcext:value-type="float">
            <text:p>52.9852</text:p>
          </table:table-cell>
          <table:table-cell office:value-type="float" office:value="52.3903" calcext:value-type="float">
            <text:p>52.3903</text:p>
          </table:table-cell>
          <table:table-cell office:value-type="float" office:value="1.01135" calcext:value-type="float">
            <text:p>1.0113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31.2937" calcext:value-type="float">
            <text:p>31.2937</text:p>
          </table:table-cell>
          <table:table-cell office:value-type="float" office:value="134.215" calcext:value-type="float">
            <text:p>134.215</text:p>
          </table:table-cell>
          <table:table-cell office:value-type="float" office:value="0.233161" calcext:value-type="float">
            <text:p>0.23316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48.3945" calcext:value-type="float">
            <text:p>48.3945</text:p>
          </table:table-cell>
          <table:table-cell office:value-type="float" office:value="68.3462" calcext:value-type="float">
            <text:p>68.3462</text:p>
          </table:table-cell>
          <table:table-cell office:value-type="float" office:value="0.708078" calcext:value-type="float">
            <text:p>0.70807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52.2874" calcext:value-type="float">
            <text:p>52.2874</text:p>
          </table:table-cell>
          <table:table-cell office:value-type="float" office:value="52.897" calcext:value-type="float">
            <text:p>52.897</text:p>
          </table:table-cell>
          <table:table-cell office:value-type="float" office:value="0.988477" calcext:value-type="float">
            <text:p>0.988477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2.7614" calcext:value-type="float">
            <text:p>52.7614</text:p>
          </table:table-cell>
          <table:table-cell office:value-type="float" office:value="52.3416" calcext:value-type="float">
            <text:p>52.3416</text:p>
          </table:table-cell>
          <table:table-cell office:value-type="float" office:value="1.00802" calcext:value-type="float">
            <text:p>1.00802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52.8212" calcext:value-type="float">
            <text:p>52.8212</text:p>
          </table:table-cell>
          <table:table-cell office:value-type="float" office:value="52.3103" calcext:value-type="float">
            <text:p>52.3103</text:p>
          </table:table-cell>
          <table:table-cell office:value-type="float" office:value="1.00977" calcext:value-type="float">
            <text:p>1.00977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52.921" calcext:value-type="float">
            <text:p>52.921</text:p>
          </table:table-cell>
          <table:table-cell office:value-type="float" office:value="52.2904" calcext:value-type="float">
            <text:p>52.2904</text:p>
          </table:table-cell>
          <table:table-cell office:value-type="float" office:value="1.01206" calcext:value-type="float">
            <text:p>1.01206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52.9504" calcext:value-type="float">
            <text:p>52.9504</text:p>
          </table:table-cell>
          <table:table-cell office:value-type="float" office:value="52.2818" calcext:value-type="float">
            <text:p>52.2818</text:p>
          </table:table-cell>
          <table:table-cell office:value-type="float" office:value="1.01279" calcext:value-type="float">
            <text:p>1.01279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52.9749" calcext:value-type="float">
            <text:p>52.9749</text:p>
          </table:table-cell>
          <table:table-cell office:value-type="float" office:value="52.2824" calcext:value-type="float">
            <text:p>52.2824</text:p>
          </table:table-cell>
          <table:table-cell office:value-type="float" office:value="1.01325" calcext:value-type="float">
            <text:p>1.0132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2.9797" calcext:value-type="float">
            <text:p>52.9797</text:p>
          </table:table-cell>
          <table:table-cell office:value-type="float" office:value="52.2789" calcext:value-type="float">
            <text:p>52.2789</text:p>
          </table:table-cell>
          <table:table-cell office:value-type="float" office:value="1.01341" calcext:value-type="float">
            <text:p>1.0134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34.3273" calcext:value-type="float">
            <text:p>34.3273</text:p>
          </table:table-cell>
          <table:table-cell office:value-type="float" office:value="136.447" calcext:value-type="float">
            <text:p>136.447</text:p>
          </table:table-cell>
          <table:table-cell office:value-type="float" office:value="0.25158" calcext:value-type="float">
            <text:p>0.2515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51.1309" calcext:value-type="float">
            <text:p>51.1309</text:p>
          </table:table-cell>
          <table:table-cell office:value-type="float" office:value="57.3107" calcext:value-type="float">
            <text:p>57.3107</text:p>
          </table:table-cell>
          <table:table-cell office:value-type="float" office:value="0.89217" calcext:value-type="float">
            <text:p>0.89217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52.759" calcext:value-type="float">
            <text:p>52.759</text:p>
          </table:table-cell>
          <table:table-cell office:value-type="float" office:value="52.2693" calcext:value-type="float">
            <text:p>52.2693</text:p>
          </table:table-cell>
          <table:table-cell office:value-type="float" office:value="1.00937" calcext:value-type="float">
            <text:p>1.00937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52.7979" calcext:value-type="float">
            <text:p>52.7979</text:p>
          </table:table-cell>
          <table:table-cell office:value-type="float" office:value="52.2489" calcext:value-type="float">
            <text:p>52.2489</text:p>
          </table:table-cell>
          <table:table-cell office:value-type="float" office:value="1.01051" calcext:value-type="float">
            <text:p>1.0105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2.9158" calcext:value-type="float">
            <text:p>52.9158</text:p>
          </table:table-cell>
          <table:table-cell office:value-type="float" office:value="57.6552" calcext:value-type="float">
            <text:p>57.6552</text:p>
          </table:table-cell>
          <table:table-cell office:value-type="float" office:value="0.917797" calcext:value-type="float">
            <text:p>0.917797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2.8387" calcext:value-type="float">
            <text:p>52.8387</text:p>
          </table:table-cell>
          <table:table-cell office:value-type="float" office:value="54.5195" calcext:value-type="float">
            <text:p>54.5195</text:p>
          </table:table-cell>
          <table:table-cell office:value-type="float" office:value="0.969171" calcext:value-type="float">
            <text:p>0.96917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2.8399" calcext:value-type="float">
            <text:p>52.8399</text:p>
          </table:table-cell>
          <table:table-cell office:value-type="float" office:value="54.5254" calcext:value-type="float">
            <text:p>54.5254</text:p>
          </table:table-cell>
          <table:table-cell office:value-type="float" office:value="0.969088" calcext:value-type="float">
            <text:p>0.969088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52.7928" calcext:value-type="float">
            <text:p>52.7928</text:p>
          </table:table-cell>
          <table:table-cell office:value-type="float" office:value="53.3572" calcext:value-type="float">
            <text:p>53.3572</text:p>
          </table:table-cell>
          <table:table-cell office:value-type="float" office:value="0.989423" calcext:value-type="float">
            <text:p>0.98942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52.7963" calcext:value-type="float">
            <text:p>52.7963</text:p>
          </table:table-cell>
          <table:table-cell office:value-type="float" office:value="53.3515" calcext:value-type="float">
            <text:p>53.3515</text:p>
          </table:table-cell>
          <table:table-cell office:value-type="float" office:value="0.989592" calcext:value-type="float">
            <text:p>0.989592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52.8105" calcext:value-type="float">
            <text:p>52.8105</text:p>
          </table:table-cell>
          <table:table-cell office:value-type="float" office:value="53.361" calcext:value-type="float">
            <text:p>53.361</text:p>
          </table:table-cell>
          <table:table-cell office:value-type="float" office:value="0.989682" calcext:value-type="float">
            <text:p>0.989682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3.6515" calcext:value-type="float">
            <text:p>23.6515</text:p>
          </table:table-cell>
          <table:table-cell table:style-name="ce2" office:value-type="float" office:value="345582000" calcext:value-type="float">
            <text:p>3.46E+08</text:p>
          </table:table-cell>
          <table:table-cell table:style-name="ce2" office:value-type="float" office:value="0.0000000684397" calcext:value-type="float">
            <text:p>6.84E-08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52.7602" calcext:value-type="float">
            <text:p>52.7602</text:p>
          </table:table-cell>
          <table:table-cell office:value-type="float" office:value="52.8419" calcext:value-type="float">
            <text:p>52.8419</text:p>
          </table:table-cell>
          <table:table-cell office:value-type="float" office:value="0.998455" calcext:value-type="float">
            <text:p>0.998455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52.7796" calcext:value-type="float">
            <text:p>52.7796</text:p>
          </table:table-cell>
          <table:table-cell office:value-type="float" office:value="52.8243" calcext:value-type="float">
            <text:p>52.8243</text:p>
          </table:table-cell>
          <table:table-cell office:value-type="float" office:value="0.999155" calcext:value-type="float">
            <text:p>0.999155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2.7831" calcext:value-type="float">
            <text:p>52.7831</text:p>
          </table:table-cell>
          <table:table-cell office:value-type="float" office:value="52.8217" calcext:value-type="float">
            <text:p>52.8217</text:p>
          </table:table-cell>
          <table:table-cell office:value-type="float" office:value="0.99927" calcext:value-type="float">
            <text:p>0.99927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24.4677" calcext:value-type="float">
            <text:p>24.4677</text:p>
          </table:table-cell>
          <table:table-cell office:value-type="float" office:value="256.003" calcext:value-type="float">
            <text:p>256.003</text:p>
          </table:table-cell>
          <table:table-cell office:value-type="float" office:value="0.0955762" calcext:value-type="float">
            <text:p>0.0955762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52.7369" calcext:value-type="float">
            <text:p>52.7369</text:p>
          </table:table-cell>
          <table:table-cell office:value-type="float" office:value="52.5514" calcext:value-type="float">
            <text:p>52.5514</text:p>
          </table:table-cell>
          <table:table-cell office:value-type="float" office:value="1.00353" calcext:value-type="float">
            <text:p>1.0035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52.7463" calcext:value-type="float">
            <text:p>52.7463</text:p>
          </table:table-cell>
          <table:table-cell office:value-type="float" office:value="52.5406" calcext:value-type="float">
            <text:p>52.5406</text:p>
          </table:table-cell>
          <table:table-cell office:value-type="float" office:value="1.00392" calcext:value-type="float">
            <text:p>1.00392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52.7587" calcext:value-type="float">
            <text:p>52.7587</text:p>
          </table:table-cell>
          <table:table-cell office:value-type="float" office:value="52.5416" calcext:value-type="float">
            <text:p>52.5416</text:p>
          </table:table-cell>
          <table:table-cell office:value-type="float" office:value="1.00413" calcext:value-type="float">
            <text:p>1.0041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31.5783" calcext:value-type="float">
            <text:p>31.5783</text:p>
          </table:table-cell>
          <table:table-cell office:value-type="float" office:value="121.525" calcext:value-type="float">
            <text:p>121.525</text:p>
          </table:table-cell>
          <table:table-cell office:value-type="float" office:value="0.259851" calcext:value-type="float">
            <text:p>0.25985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51.1603" calcext:value-type="float">
            <text:p>51.1603</text:p>
          </table:table-cell>
          <table:table-cell office:value-type="float" office:value="55.3614" calcext:value-type="float">
            <text:p>55.3614</text:p>
          </table:table-cell>
          <table:table-cell office:value-type="float" office:value="0.924114" calcext:value-type="float">
            <text:p>0.92411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52.1698" calcext:value-type="float">
            <text:p>52.1698</text:p>
          </table:table-cell>
          <table:table-cell office:value-type="float" office:value="53.1091" calcext:value-type="float">
            <text:p>53.1091</text:p>
          </table:table-cell>
          <table:table-cell office:value-type="float" office:value="0.982313" calcext:value-type="float">
            <text:p>0.98231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2.7452" calcext:value-type="float">
            <text:p>52.7452</text:p>
          </table:table-cell>
          <table:table-cell office:value-type="float" office:value="52.3789" calcext:value-type="float">
            <text:p>52.3789</text:p>
          </table:table-cell>
          <table:table-cell office:value-type="float" office:value="1.00699" calcext:value-type="float">
            <text:p>1.00699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38.4315" calcext:value-type="float">
            <text:p>38.4315</text:p>
          </table:table-cell>
          <table:table-cell office:value-type="float" office:value="119.026" calcext:value-type="float">
            <text:p>119.026</text:p>
          </table:table-cell>
          <table:table-cell office:value-type="float" office:value="0.322884" calcext:value-type="float">
            <text:p>0.322884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51.1683" calcext:value-type="float">
            <text:p>51.1683</text:p>
          </table:table-cell>
          <table:table-cell office:value-type="float" office:value="55.7096" calcext:value-type="float">
            <text:p>55.7096</text:p>
          </table:table-cell>
          <table:table-cell office:value-type="float" office:value="0.918483" calcext:value-type="float">
            <text:p>0.91848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52.2303" calcext:value-type="float">
            <text:p>52.2303</text:p>
          </table:table-cell>
          <table:table-cell office:value-type="float" office:value="52.7961" calcext:value-type="float">
            <text:p>52.7961</text:p>
          </table:table-cell>
          <table:table-cell office:value-type="float" office:value="0.989284" calcext:value-type="float">
            <text:p>0.989284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2.6503" calcext:value-type="float">
            <text:p>52.6503</text:p>
          </table:table-cell>
          <table:table-cell office:value-type="float" office:value="52.3001" calcext:value-type="float">
            <text:p>52.3001</text:p>
          </table:table-cell>
          <table:table-cell office:value-type="float" office:value="1.0067" calcext:value-type="float">
            <text:p>1.0067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39.27" calcext:value-type="float">
            <text:p>39.27</text:p>
          </table:table-cell>
          <table:table-cell office:value-type="float" office:value="104.811" calcext:value-type="float">
            <text:p>104.811</text:p>
          </table:table-cell>
          <table:table-cell office:value-type="float" office:value="0.374674" calcext:value-type="float">
            <text:p>0.374674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51.9517" calcext:value-type="float">
            <text:p>51.9517</text:p>
          </table:table-cell>
          <table:table-cell office:value-type="float" office:value="54.2414" calcext:value-type="float">
            <text:p>54.2414</text:p>
          </table:table-cell>
          <table:table-cell office:value-type="float" office:value="0.957786" calcext:value-type="float">
            <text:p>0.957786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52.6324" calcext:value-type="float">
            <text:p>52.6324</text:p>
          </table:table-cell>
          <table:table-cell office:value-type="float" office:value="52.2352" calcext:value-type="float">
            <text:p>52.2352</text:p>
          </table:table-cell>
          <table:table-cell office:value-type="float" office:value="1.0076" calcext:value-type="float">
            <text:p>1.0076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52.7192" calcext:value-type="float">
            <text:p>52.7192</text:p>
          </table:table-cell>
          <table:table-cell office:value-type="float" office:value="52.2117" calcext:value-type="float">
            <text:p>52.2117</text:p>
          </table:table-cell>
          <table:table-cell office:value-type="float" office:value="1.00972" calcext:value-type="float">
            <text:p>1.00972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5.81862" calcext:value-type="float">
            <text:p>5.81862</text:p>
          </table:table-cell>
          <table:table-cell table:style-name="ce2" office:value-type="float" office:value="770839000" calcext:value-type="float">
            <text:p>7.71E+08</text:p>
          </table:table-cell>
          <table:table-cell table:style-name="ce2" office:value-type="float" office:value="0.00000000754842" calcext:value-type="float">
            <text:p>7.55E-09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36.2899" calcext:value-type="float">
            <text:p>36.2899</text:p>
          </table:table-cell>
          <table:table-cell office:value-type="float" office:value="135.657" calcext:value-type="float">
            <text:p>135.657</text:p>
          </table:table-cell>
          <table:table-cell office:value-type="float" office:value="0.267513" calcext:value-type="float">
            <text:p>0.267513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52.1346" calcext:value-type="float">
            <text:p>52.1346</text:p>
          </table:table-cell>
          <table:table-cell office:value-type="float" office:value="52.861" calcext:value-type="float">
            <text:p>52.861</text:p>
          </table:table-cell>
          <table:table-cell office:value-type="float" office:value="0.986257" calcext:value-type="float">
            <text:p>0.986257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2.6195" calcext:value-type="float">
            <text:p>52.6195</text:p>
          </table:table-cell>
          <table:table-cell office:value-type="float" office:value="52.1885" calcext:value-type="float">
            <text:p>52.1885</text:p>
          </table:table-cell>
          <table:table-cell office:value-type="float" office:value="1.00826" calcext:value-type="float">
            <text:p>1.00826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52.6651" calcext:value-type="float">
            <text:p>52.6651</text:p>
          </table:table-cell>
          <table:table-cell office:value-type="float" office:value="52.1666" calcext:value-type="float">
            <text:p>52.1666</text:p>
          </table:table-cell>
          <table:table-cell office:value-type="float" office:value="1.00956" calcext:value-type="float">
            <text:p>1.00956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2.5406" calcext:value-type="float">
            <text:p>52.5406</text:p>
          </table:table-cell>
          <table:table-cell office:value-type="float" office:value="57.6935" calcext:value-type="float">
            <text:p>57.6935</text:p>
          </table:table-cell>
          <table:table-cell office:value-type="float" office:value="0.910684" calcext:value-type="float">
            <text:p>0.910684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2.5156" calcext:value-type="float">
            <text:p>52.5156</text:p>
          </table:table-cell>
          <table:table-cell office:value-type="float" office:value="54.5612" calcext:value-type="float">
            <text:p>54.5612</text:p>
          </table:table-cell>
          <table:table-cell office:value-type="float" office:value="0.962509" calcext:value-type="float">
            <text:p>0.962509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2.5163" calcext:value-type="float">
            <text:p>52.5163</text:p>
          </table:table-cell>
          <table:table-cell office:value-type="float" office:value="54.5681" calcext:value-type="float">
            <text:p>54.5681</text:p>
          </table:table-cell>
          <table:table-cell office:value-type="float" office:value="0.962401" calcext:value-type="float">
            <text:p>0.962401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52.4919" calcext:value-type="float">
            <text:p>52.4919</text:p>
          </table:table-cell>
          <table:table-cell office:value-type="float" office:value="53.3674" calcext:value-type="float">
            <text:p>53.3674</text:p>
          </table:table-cell>
          <table:table-cell office:value-type="float" office:value="0.983595" calcext:value-type="float">
            <text:p>0.983595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52.493" calcext:value-type="float">
            <text:p>52.493</text:p>
          </table:table-cell>
          <table:table-cell office:value-type="float" office:value="53.37" calcext:value-type="float">
            <text:p>53.37</text:p>
          </table:table-cell>
          <table:table-cell office:value-type="float" office:value="0.983567" calcext:value-type="float">
            <text:p>0.983567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52.4998" calcext:value-type="float">
            <text:p>52.4998</text:p>
          </table:table-cell>
          <table:table-cell office:value-type="float" office:value="53.3863" calcext:value-type="float">
            <text:p>53.3863</text:p>
          </table:table-cell>
          <table:table-cell office:value-type="float" office:value="0.983394" calcext:value-type="float">
            <text:p>0.983394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31.7568" calcext:value-type="float">
            <text:p>31.7568</text:p>
          </table:table-cell>
          <table:table-cell office:value-type="float" office:value="1148.85" calcext:value-type="float">
            <text:p>1148.85</text:p>
          </table:table-cell>
          <table:table-cell office:value-type="float" office:value="0.0276421" calcext:value-type="float">
            <text:p>0.0276421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52.4677" calcext:value-type="float">
            <text:p>52.4677</text:p>
          </table:table-cell>
          <table:table-cell office:value-type="float" office:value="52.8226" calcext:value-type="float">
            <text:p>52.8226</text:p>
          </table:table-cell>
          <table:table-cell office:value-type="float" office:value="0.993281" calcext:value-type="float">
            <text:p>0.993281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52.4814" calcext:value-type="float">
            <text:p>52.4814</text:p>
          </table:table-cell>
          <table:table-cell office:value-type="float" office:value="52.8247" calcext:value-type="float">
            <text:p>52.8247</text:p>
          </table:table-cell>
          <table:table-cell office:value-type="float" office:value="0.993502" calcext:value-type="float">
            <text:p>0.993502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2.4846" calcext:value-type="float">
            <text:p>52.4846</text:p>
          </table:table-cell>
          <table:table-cell office:value-type="float" office:value="52.828" calcext:value-type="float">
            <text:p>52.828</text:p>
          </table:table-cell>
          <table:table-cell office:value-type="float" office:value="0.993499" calcext:value-type="float">
            <text:p>0.993499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33.0459" calcext:value-type="float">
            <text:p>33.0459</text:p>
          </table:table-cell>
          <table:table-cell office:value-type="float" office:value="268.728" calcext:value-type="float">
            <text:p>268.728</text:p>
          </table:table-cell>
          <table:table-cell office:value-type="float" office:value="0.122972" calcext:value-type="float">
            <text:p>0.122972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52.4577" calcext:value-type="float">
            <text:p>52.4577</text:p>
          </table:table-cell>
          <table:table-cell office:value-type="float" office:value="52.5285" calcext:value-type="float">
            <text:p>52.5285</text:p>
          </table:table-cell>
          <table:table-cell office:value-type="float" office:value="0.998651" calcext:value-type="float">
            <text:p>0.998651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52.4681" calcext:value-type="float">
            <text:p>52.4681</text:p>
          </table:table-cell>
          <table:table-cell office:value-type="float" office:value="52.5311" calcext:value-type="float">
            <text:p>52.5311</text:p>
          </table:table-cell>
          <table:table-cell office:value-type="float" office:value="0.998802" calcext:value-type="float">
            <text:p>0.998802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52.4726" calcext:value-type="float">
            <text:p>52.4726</text:p>
          </table:table-cell>
          <table:table-cell office:value-type="float" office:value="52.5322" calcext:value-type="float">
            <text:p>52.5322</text:p>
          </table:table-cell>
          <table:table-cell office:value-type="float" office:value="0.998866" calcext:value-type="float">
            <text:p>0.998866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34.8652" calcext:value-type="float">
            <text:p>34.8652</text:p>
          </table:table-cell>
          <table:table-cell office:value-type="float" office:value="106.179" calcext:value-type="float">
            <text:p>106.179</text:p>
          </table:table-cell>
          <table:table-cell office:value-type="float" office:value="0.328361" calcext:value-type="float">
            <text:p>0.328361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52.4441" calcext:value-type="float">
            <text:p>52.4441</text:p>
          </table:table-cell>
          <table:table-cell office:value-type="float" office:value="52.3608" calcext:value-type="float">
            <text:p>52.3608</text:p>
          </table:table-cell>
          <table:table-cell office:value-type="float" office:value="1.00159" calcext:value-type="float">
            <text:p>1.00159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52.4524" calcext:value-type="float">
            <text:p>52.4524</text:p>
          </table:table-cell>
          <table:table-cell office:value-type="float" office:value="52.3563" calcext:value-type="float">
            <text:p>52.3563</text:p>
          </table:table-cell>
          <table:table-cell office:value-type="float" office:value="1.00184" calcext:value-type="float">
            <text:p>1.00184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2.4654" calcext:value-type="float">
            <text:p>52.4654</text:p>
          </table:table-cell>
          <table:table-cell office:value-type="float" office:value="52.3596" calcext:value-type="float">
            <text:p>52.3596</text:p>
          </table:table-cell>
          <table:table-cell office:value-type="float" office:value="1.00202" calcext:value-type="float">
            <text:p>1.00202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44.7119" calcext:value-type="float">
            <text:p>44.7119</text:p>
          </table:table-cell>
          <table:table-cell office:value-type="float" office:value="72.2357" calcext:value-type="float">
            <text:p>72.2357</text:p>
          </table:table-cell>
          <table:table-cell office:value-type="float" office:value="0.618973" calcext:value-type="float">
            <text:p>0.61897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52.43" calcext:value-type="float">
            <text:p>52.43</text:p>
          </table:table-cell>
          <table:table-cell office:value-type="float" office:value="52.2532" calcext:value-type="float">
            <text:p>52.2532</text:p>
          </table:table-cell>
          <table:table-cell office:value-type="float" office:value="1.00338" calcext:value-type="float">
            <text:p>1.0033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52.4266" calcext:value-type="float">
            <text:p>52.4266</text:p>
          </table:table-cell>
          <table:table-cell office:value-type="float" office:value="52.251" calcext:value-type="float">
            <text:p>52.251</text:p>
          </table:table-cell>
          <table:table-cell office:value-type="float" office:value="1.00336" calcext:value-type="float">
            <text:p>1.00336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2.4569" calcext:value-type="float">
            <text:p>52.4569</text:p>
          </table:table-cell>
          <table:table-cell office:value-type="float" office:value="52.2496" calcext:value-type="float">
            <text:p>52.2496</text:p>
          </table:table-cell>
          <table:table-cell office:value-type="float" office:value="1.00397" calcext:value-type="float">
            <text:p>1.00397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45.3203" calcext:value-type="float">
            <text:p>45.3203</text:p>
          </table:table-cell>
          <table:table-cell office:value-type="float" office:value="70.5444" calcext:value-type="float">
            <text:p>70.5444</text:p>
          </table:table-cell>
          <table:table-cell office:value-type="float" office:value="0.642437" calcext:value-type="float">
            <text:p>0.642437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52.4153" calcext:value-type="float">
            <text:p>52.4153</text:p>
          </table:table-cell>
          <table:table-cell office:value-type="float" office:value="52.1814" calcext:value-type="float">
            <text:p>52.1814</text:p>
          </table:table-cell>
          <table:table-cell office:value-type="float" office:value="1.00448" calcext:value-type="float">
            <text:p>1.00448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52.4296" calcext:value-type="float">
            <text:p>52.4296</text:p>
          </table:table-cell>
          <table:table-cell office:value-type="float" office:value="52.1755" calcext:value-type="float">
            <text:p>52.1755</text:p>
          </table:table-cell>
          <table:table-cell office:value-type="float" office:value="1.00487" calcext:value-type="float">
            <text:p>1.00487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52.4547" calcext:value-type="float">
            <text:p>52.4547</text:p>
          </table:table-cell>
          <table:table-cell office:value-type="float" office:value="52.1767" calcext:value-type="float">
            <text:p>52.1767</text:p>
          </table:table-cell>
          <table:table-cell office:value-type="float" office:value="1.00533" calcext:value-type="float">
            <text:p>1.00533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6.34472" calcext:value-type="float">
            <text:p>6.34472</text:p>
          </table:table-cell>
          <table:table-cell table:style-name="ce2" office:value-type="float" office:value="802538000" calcext:value-type="float">
            <text:p>8.03E+08</text:p>
          </table:table-cell>
          <table:table-cell table:style-name="ce2" office:value-type="float" office:value="0.00000000790582" calcext:value-type="float">
            <text:p>7.91E-09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43.9686" calcext:value-type="float">
            <text:p>43.9686</text:p>
          </table:table-cell>
          <table:table-cell office:value-type="float" office:value="80.5025" calcext:value-type="float">
            <text:p>80.5025</text:p>
          </table:table-cell>
          <table:table-cell office:value-type="float" office:value="0.546176" calcext:value-type="float">
            <text:p>0.546176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51.9139" calcext:value-type="float">
            <text:p>51.9139</text:p>
          </table:table-cell>
          <table:table-cell office:value-type="float" office:value="52.6927" calcext:value-type="float">
            <text:p>52.6927</text:p>
          </table:table-cell>
          <table:table-cell office:value-type="float" office:value="0.98522" calcext:value-type="float">
            <text:p>0.98522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2.4049" calcext:value-type="float">
            <text:p>52.4049</text:p>
          </table:table-cell>
          <table:table-cell office:value-type="float" office:value="52.1304" calcext:value-type="float">
            <text:p>52.1304</text:p>
          </table:table-cell>
          <table:table-cell office:value-type="float" office:value="1.00527" calcext:value-type="float">
            <text:p>1.00527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52.4482" calcext:value-type="float">
            <text:p>52.4482</text:p>
          </table:table-cell>
          <table:table-cell office:value-type="float" office:value="52.1258" calcext:value-type="float">
            <text:p>52.1258</text:p>
          </table:table-cell>
          <table:table-cell office:value-type="float" office:value="1.00618" calcext:value-type="float">
            <text:p>1.00618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2.4838" calcext:value-type="float">
            <text:p>52.4838</text:p>
          </table:table-cell>
          <table:table-cell office:value-type="float" office:value="57.7093" calcext:value-type="float">
            <text:p>57.7093</text:p>
          </table:table-cell>
          <table:table-cell office:value-type="float" office:value="0.909451" calcext:value-type="float">
            <text:p>0.909451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2.4269" calcext:value-type="float">
            <text:p>52.4269</text:p>
          </table:table-cell>
          <table:table-cell office:value-type="float" office:value="54.5836" calcext:value-type="float">
            <text:p>54.5836</text:p>
          </table:table-cell>
          <table:table-cell office:value-type="float" office:value="0.960489" calcext:value-type="float">
            <text:p>0.960489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2.4276" calcext:value-type="float">
            <text:p>52.4276</text:p>
          </table:table-cell>
          <table:table-cell office:value-type="float" office:value="54.5911" calcext:value-type="float">
            <text:p>54.5911</text:p>
          </table:table-cell>
          <table:table-cell office:value-type="float" office:value="0.960369" calcext:value-type="float">
            <text:p>0.960369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52.4103" calcext:value-type="float">
            <text:p>52.4103</text:p>
          </table:table-cell>
          <table:table-cell office:value-type="float" office:value="53.3844" calcext:value-type="float">
            <text:p>53.3844</text:p>
          </table:table-cell>
          <table:table-cell office:value-type="float" office:value="0.981753" calcext:value-type="float">
            <text:p>0.981753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52.4114" calcext:value-type="float">
            <text:p>52.4114</text:p>
          </table:table-cell>
          <table:table-cell office:value-type="float" office:value="53.3893" calcext:value-type="float">
            <text:p>53.3893</text:p>
          </table:table-cell>
          <table:table-cell office:value-type="float" office:value="0.981683" calcext:value-type="float">
            <text:p>0.981683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52.4158" calcext:value-type="float">
            <text:p>52.4158</text:p>
          </table:table-cell>
          <table:table-cell office:value-type="float" office:value="53.404" calcext:value-type="float">
            <text:p>53.404</text:p>
          </table:table-cell>
          <table:table-cell office:value-type="float" office:value="0.981495" calcext:value-type="float">
            <text:p>0.981495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2.3912" calcext:value-type="float">
            <text:p>52.3912</text:p>
          </table:table-cell>
          <table:table-cell office:value-type="float" office:value="52.8253" calcext:value-type="float">
            <text:p>52.8253</text:p>
          </table:table-cell>
          <table:table-cell office:value-type="float" office:value="0.991783" calcext:value-type="float">
            <text:p>0.991783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52.3924" calcext:value-type="float">
            <text:p>52.3924</text:p>
          </table:table-cell>
          <table:table-cell office:value-type="float" office:value="52.8229" calcext:value-type="float">
            <text:p>52.8229</text:p>
          </table:table-cell>
          <table:table-cell office:value-type="float" office:value="0.99185" calcext:value-type="float">
            <text:p>0.99185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52.3978" calcext:value-type="float">
            <text:p>52.3978</text:p>
          </table:table-cell>
          <table:table-cell office:value-type="float" office:value="52.8313" calcext:value-type="float">
            <text:p>52.8313</text:p>
          </table:table-cell>
          <table:table-cell office:value-type="float" office:value="0.991794" calcext:value-type="float">
            <text:p>0.991794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2.4007" calcext:value-type="float">
            <text:p>52.4007</text:p>
          </table:table-cell>
          <table:table-cell office:value-type="float" office:value="52.8352" calcext:value-type="float">
            <text:p>52.8352</text:p>
          </table:table-cell>
          <table:table-cell office:value-type="float" office:value="0.991776" calcext:value-type="float">
            <text:p>0.991776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35.1758" calcext:value-type="float">
            <text:p>35.1758</text:p>
          </table:table-cell>
          <table:table-cell office:value-type="float" office:value="271.712" calcext:value-type="float">
            <text:p>271.712</text:p>
          </table:table-cell>
          <table:table-cell office:value-type="float" office:value="0.12946" calcext:value-type="float">
            <text:p>0.12946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52.3811" calcext:value-type="float">
            <text:p>52.3811</text:p>
          </table:table-cell>
          <table:table-cell office:value-type="float" office:value="52.525" calcext:value-type="float">
            <text:p>52.525</text:p>
          </table:table-cell>
          <table:table-cell office:value-type="float" office:value="0.997259" calcext:value-type="float">
            <text:p>0.997259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52.3901" calcext:value-type="float">
            <text:p>52.3901</text:p>
          </table:table-cell>
          <table:table-cell office:value-type="float" office:value="52.5324" calcext:value-type="float">
            <text:p>52.5324</text:p>
          </table:table-cell>
          <table:table-cell office:value-type="float" office:value="0.997291" calcext:value-type="float">
            <text:p>0.997291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52.3915" calcext:value-type="float">
            <text:p>52.3915</text:p>
          </table:table-cell>
          <table:table-cell office:value-type="float" office:value="52.5347" calcext:value-type="float">
            <text:p>52.5347</text:p>
          </table:table-cell>
          <table:table-cell office:value-type="float" office:value="0.997276" calcext:value-type="float">
            <text:p>0.997276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39.0253" calcext:value-type="float">
            <text:p>39.0253</text:p>
          </table:table-cell>
          <table:table-cell office:value-type="float" office:value="111.183" calcext:value-type="float">
            <text:p>111.183</text:p>
          </table:table-cell>
          <table:table-cell office:value-type="float" office:value="0.351002" calcext:value-type="float">
            <text:p>0.351002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52.3718" calcext:value-type="float">
            <text:p>52.3718</text:p>
          </table:table-cell>
          <table:table-cell office:value-type="float" office:value="52.3525" calcext:value-type="float">
            <text:p>52.3525</text:p>
          </table:table-cell>
          <table:table-cell office:value-type="float" office:value="1.00037" calcext:value-type="float">
            <text:p>1.00037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52.3802" calcext:value-type="float">
            <text:p>52.3802</text:p>
          </table:table-cell>
          <table:table-cell office:value-type="float" office:value="52.3534" calcext:value-type="float">
            <text:p>52.3534</text:p>
          </table:table-cell>
          <table:table-cell office:value-type="float" office:value="1.00051" calcext:value-type="float">
            <text:p>1.00051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2.3873" calcext:value-type="float">
            <text:p>52.3873</text:p>
          </table:table-cell>
          <table:table-cell office:value-type="float" office:value="52.3577" calcext:value-type="float">
            <text:p>52.3577</text:p>
          </table:table-cell>
          <table:table-cell office:value-type="float" office:value="1.00057" calcext:value-type="float">
            <text:p>1.00057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52.344" calcext:value-type="float">
            <text:p>52.344</text:p>
          </table:table-cell>
          <table:table-cell office:value-type="float" office:value="52.2611" calcext:value-type="float">
            <text:p>52.2611</text:p>
          </table:table-cell>
          <table:table-cell office:value-type="float" office:value="1.00159" calcext:value-type="float">
            <text:p>1.00159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52.3615" calcext:value-type="float">
            <text:p>52.3615</text:p>
          </table:table-cell>
          <table:table-cell office:value-type="float" office:value="52.242" calcext:value-type="float">
            <text:p>52.242</text:p>
          </table:table-cell>
          <table:table-cell office:value-type="float" office:value="1.00229" calcext:value-type="float">
            <text:p>1.00229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52.3708" calcext:value-type="float">
            <text:p>52.3708</text:p>
          </table:table-cell>
          <table:table-cell office:value-type="float" office:value="52.2406" calcext:value-type="float">
            <text:p>52.2406</text:p>
          </table:table-cell>
          <table:table-cell office:value-type="float" office:value="1.00249" calcext:value-type="float">
            <text:p>1.00249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2.3813" calcext:value-type="float">
            <text:p>52.3813</text:p>
          </table:table-cell>
          <table:table-cell office:value-type="float" office:value="52.2443" calcext:value-type="float">
            <text:p>52.2443</text:p>
          </table:table-cell>
          <table:table-cell office:value-type="float" office:value="1.00262" calcext:value-type="float">
            <text:p>1.00262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52.3376" calcext:value-type="float">
            <text:p>52.3376</text:p>
          </table:table-cell>
          <table:table-cell office:value-type="float" office:value="52.1839" calcext:value-type="float">
            <text:p>52.1839</text:p>
          </table:table-cell>
          <table:table-cell office:value-type="float" office:value="1.00295" calcext:value-type="float">
            <text:p>1.00295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52.3513" calcext:value-type="float">
            <text:p>52.3513</text:p>
          </table:table-cell>
          <table:table-cell office:value-type="float" office:value="52.1684" calcext:value-type="float">
            <text:p>52.1684</text:p>
          </table:table-cell>
          <table:table-cell office:value-type="float" office:value="1.00351" calcext:value-type="float">
            <text:p>1.0035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52.364" calcext:value-type="float">
            <text:p>52.364</text:p>
          </table:table-cell>
          <table:table-cell office:value-type="float" office:value="52.1653" calcext:value-type="float">
            <text:p>52.1653</text:p>
          </table:table-cell>
          <table:table-cell office:value-type="float" office:value="1.00381" calcext:value-type="float">
            <text:p>1.0038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52.3795" calcext:value-type="float">
            <text:p>52.3795</text:p>
          </table:table-cell>
          <table:table-cell office:value-type="float" office:value="52.1693" calcext:value-type="float">
            <text:p>52.1693</text:p>
          </table:table-cell>
          <table:table-cell office:value-type="float" office:value="1.00403" calcext:value-type="float">
            <text:p>1.00403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6.76464" calcext:value-type="float">
            <text:p>6.76464</text:p>
          </table:table-cell>
          <table:table-cell table:style-name="ce2" office:value-type="float" office:value="-876473000" calcext:value-type="float">
            <text:p>-8.76E+08</text:p>
          </table:table-cell>
          <table:table-cell table:style-name="ce2" office:value-type="float" office:value="-0.00000000771803" calcext:value-type="float">
            <text:p>-7.72E-09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48.3536" calcext:value-type="float">
            <text:p>48.3536</text:p>
          </table:table-cell>
          <table:table-cell office:value-type="float" office:value="59.1838" calcext:value-type="float">
            <text:p>59.1838</text:p>
          </table:table-cell>
          <table:table-cell office:value-type="float" office:value="0.817007" calcext:value-type="float">
            <text:p>0.817007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52.336" calcext:value-type="float">
            <text:p>52.336</text:p>
          </table:table-cell>
          <table:table-cell office:value-type="float" office:value="52.121" calcext:value-type="float">
            <text:p>52.121</text:p>
          </table:table-cell>
          <table:table-cell office:value-type="float" office:value="1.00413" calcext:value-type="float">
            <text:p>1.00413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2.3574" calcext:value-type="float">
            <text:p>52.3574</text:p>
          </table:table-cell>
          <table:table-cell office:value-type="float" office:value="52.1134" calcext:value-type="float">
            <text:p>52.1134</text:p>
          </table:table-cell>
          <table:table-cell office:value-type="float" office:value="1.00468" calcext:value-type="float">
            <text:p>1.00468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52.375" calcext:value-type="float">
            <text:p>52.375</text:p>
          </table:table-cell>
          <table:table-cell office:value-type="float" office:value="52.116" calcext:value-type="float">
            <text:p>52.116</text:p>
          </table:table-cell>
          <table:table-cell office:value-type="float" office:value="1.00497" calcext:value-type="float">
            <text:p>1.00497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2.2869" calcext:value-type="float">
            <text:p>52.2869</text:p>
          </table:table-cell>
          <table:table-cell office:value-type="float" office:value="57.7317" calcext:value-type="float">
            <text:p>57.7317</text:p>
          </table:table-cell>
          <table:table-cell office:value-type="float" office:value="0.905689" calcext:value-type="float">
            <text:p>0.905689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2.269" calcext:value-type="float">
            <text:p>52.269</text:p>
          </table:table-cell>
          <table:table-cell office:value-type="float" office:value="54.6104" calcext:value-type="float">
            <text:p>54.6104</text:p>
          </table:table-cell>
          <table:table-cell office:value-type="float" office:value="0.957126" calcext:value-type="float">
            <text:p>0.957126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2.2695" calcext:value-type="float">
            <text:p>52.2695</text:p>
          </table:table-cell>
          <table:table-cell office:value-type="float" office:value="54.6176" calcext:value-type="float">
            <text:p>54.6176</text:p>
          </table:table-cell>
          <table:table-cell office:value-type="float" office:value="0.957008" calcext:value-type="float">
            <text:p>0.957008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52.2601" calcext:value-type="float">
            <text:p>52.2601</text:p>
          </table:table-cell>
          <table:table-cell office:value-type="float" office:value="53.4068" calcext:value-type="float">
            <text:p>53.4068</text:p>
          </table:table-cell>
          <table:table-cell office:value-type="float" office:value="0.978529" calcext:value-type="float">
            <text:p>0.978529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52.2608" calcext:value-type="float">
            <text:p>52.2608</text:p>
          </table:table-cell>
          <table:table-cell office:value-type="float" office:value="53.4115" calcext:value-type="float">
            <text:p>53.4115</text:p>
          </table:table-cell>
          <table:table-cell office:value-type="float" office:value="0.978456" calcext:value-type="float">
            <text:p>0.978456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52.2636" calcext:value-type="float">
            <text:p>52.2636</text:p>
          </table:table-cell>
          <table:table-cell office:value-type="float" office:value="53.4251" calcext:value-type="float">
            <text:p>53.4251</text:p>
          </table:table-cell>
          <table:table-cell office:value-type="float" office:value="0.978259" calcext:value-type="float">
            <text:p>0.978259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2.2494" calcext:value-type="float">
            <text:p>52.2494</text:p>
          </table:table-cell>
          <table:table-cell office:value-type="float" office:value="52.8319" calcext:value-type="float">
            <text:p>52.8319</text:p>
          </table:table-cell>
          <table:table-cell office:value-type="float" office:value="0.988973" calcext:value-type="float">
            <text:p>0.98897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52.2499" calcext:value-type="float">
            <text:p>52.2499</text:p>
          </table:table-cell>
          <table:table-cell office:value-type="float" office:value="52.8372" calcext:value-type="float">
            <text:p>52.8372</text:p>
          </table:table-cell>
          <table:table-cell office:value-type="float" office:value="0.988884" calcext:value-type="float">
            <text:p>0.988884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52.2526" calcext:value-type="float">
            <text:p>52.2526</text:p>
          </table:table-cell>
          <table:table-cell office:value-type="float" office:value="52.846" calcext:value-type="float">
            <text:p>52.846</text:p>
          </table:table-cell>
          <table:table-cell office:value-type="float" office:value="0.98877" calcext:value-type="float">
            <text:p>0.98877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2.2556" calcext:value-type="float">
            <text:p>52.2556</text:p>
          </table:table-cell>
          <table:table-cell office:value-type="float" office:value="52.8543" calcext:value-type="float">
            <text:p>52.8543</text:p>
          </table:table-cell>
          <table:table-cell office:value-type="float" office:value="0.988673" calcext:value-type="float">
            <text:p>0.98867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52.2375" calcext:value-type="float">
            <text:p>52.2375</text:p>
          </table:table-cell>
          <table:table-cell office:value-type="float" office:value="52.5283" calcext:value-type="float">
            <text:p>52.5283</text:p>
          </table:table-cell>
          <table:table-cell office:value-type="float" office:value="0.994463" calcext:value-type="float">
            <text:p>0.99446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52.2405" calcext:value-type="float">
            <text:p>52.2405</text:p>
          </table:table-cell>
          <table:table-cell office:value-type="float" office:value="52.5307" calcext:value-type="float">
            <text:p>52.5307</text:p>
          </table:table-cell>
          <table:table-cell office:value-type="float" office:value="0.994475" calcext:value-type="float">
            <text:p>0.994475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52.2467" calcext:value-type="float">
            <text:p>52.2467</text:p>
          </table:table-cell>
          <table:table-cell office:value-type="float" office:value="52.5391" calcext:value-type="float">
            <text:p>52.5391</text:p>
          </table:table-cell>
          <table:table-cell office:value-type="float" office:value="0.994433" calcext:value-type="float">
            <text:p>0.99443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52.2502" calcext:value-type="float">
            <text:p>52.2502</text:p>
          </table:table-cell>
          <table:table-cell office:value-type="float" office:value="52.546" calcext:value-type="float">
            <text:p>52.546</text:p>
          </table:table-cell>
          <table:table-cell office:value-type="float" office:value="0.994372" calcext:value-type="float">
            <text:p>0.994372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42.0902" calcext:value-type="float">
            <text:p>42.0902</text:p>
          </table:table-cell>
          <table:table-cell office:value-type="float" office:value="101.06" calcext:value-type="float">
            <text:p>101.06</text:p>
          </table:table-cell>
          <table:table-cell office:value-type="float" office:value="0.416489" calcext:value-type="float">
            <text:p>0.416489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52.236" calcext:value-type="float">
            <text:p>52.236</text:p>
          </table:table-cell>
          <table:table-cell office:value-type="float" office:value="52.3517" calcext:value-type="float">
            <text:p>52.3517</text:p>
          </table:table-cell>
          <table:table-cell office:value-type="float" office:value="0.997792" calcext:value-type="float">
            <text:p>0.997792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52.2413" calcext:value-type="float">
            <text:p>52.2413</text:p>
          </table:table-cell>
          <table:table-cell office:value-type="float" office:value="52.3564" calcext:value-type="float">
            <text:p>52.3564</text:p>
          </table:table-cell>
          <table:table-cell office:value-type="float" office:value="0.997801" calcext:value-type="float">
            <text:p>0.997801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2.2457" calcext:value-type="float">
            <text:p>52.2457</text:p>
          </table:table-cell>
          <table:table-cell office:value-type="float" office:value="52.3614" calcext:value-type="float">
            <text:p>52.3614</text:p>
          </table:table-cell>
          <table:table-cell office:value-type="float" office:value="0.99779" calcext:value-type="float">
            <text:p>0.99779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52.2172" calcext:value-type="float">
            <text:p>52.2172</text:p>
          </table:table-cell>
          <table:table-cell office:value-type="float" office:value="52.2379" calcext:value-type="float">
            <text:p>52.2379</text:p>
          </table:table-cell>
          <table:table-cell office:value-type="float" office:value="0.999605" calcext:value-type="float">
            <text:p>0.999605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52.2303" calcext:value-type="float">
            <text:p>52.2303</text:p>
          </table:table-cell>
          <table:table-cell office:value-type="float" office:value="52.2361" calcext:value-type="float">
            <text:p>52.2361</text:p>
          </table:table-cell>
          <table:table-cell office:value-type="float" office:value="0.999888" calcext:value-type="float">
            <text:p>0.999888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52.2375" calcext:value-type="float">
            <text:p>52.2375</text:p>
          </table:table-cell>
          <table:table-cell office:value-type="float" office:value="52.2403" calcext:value-type="float">
            <text:p>52.2403</text:p>
          </table:table-cell>
          <table:table-cell office:value-type="float" office:value="0.999945" calcext:value-type="float">
            <text:p>0.999945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2.242" calcext:value-type="float">
            <text:p>52.242</text:p>
          </table:table-cell>
          <table:table-cell office:value-type="float" office:value="52.2435" calcext:value-type="float">
            <text:p>52.2435</text:p>
          </table:table-cell>
          <table:table-cell office:value-type="float" office:value="0.99997" calcext:value-type="float">
            <text:p>0.99997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52.2125" calcext:value-type="float">
            <text:p>52.2125</text:p>
          </table:table-cell>
          <table:table-cell office:value-type="float" office:value="52.1617" calcext:value-type="float">
            <text:p>52.1617</text:p>
          </table:table-cell>
          <table:table-cell office:value-type="float" office:value="1.00097" calcext:value-type="float">
            <text:p>1.00097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52.2244" calcext:value-type="float">
            <text:p>52.2244</text:p>
          </table:table-cell>
          <table:table-cell office:value-type="float" office:value="52.1587" calcext:value-type="float">
            <text:p>52.1587</text:p>
          </table:table-cell>
          <table:table-cell office:value-type="float" office:value="1.00126" calcext:value-type="float">
            <text:p>1.00126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52.2327" calcext:value-type="float">
            <text:p>52.2327</text:p>
          </table:table-cell>
          <table:table-cell office:value-type="float" office:value="52.1609" calcext:value-type="float">
            <text:p>52.1609</text:p>
          </table:table-cell>
          <table:table-cell office:value-type="float" office:value="1.00138" calcext:value-type="float">
            <text:p>1.00138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52.2408" calcext:value-type="float">
            <text:p>52.2408</text:p>
          </table:table-cell>
          <table:table-cell office:value-type="float" office:value="52.1651" calcext:value-type="float">
            <text:p>52.1651</text:p>
          </table:table-cell>
          <table:table-cell office:value-type="float" office:value="1.00145" calcext:value-type="float">
            <text:p>1.00145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7.40488" calcext:value-type="float">
            <text:p>7.40488</text:p>
          </table:table-cell>
          <table:table-cell table:style-name="ce2" office:value-type="float" office:value="748247000" calcext:value-type="float">
            <text:p>7.48E+08</text:p>
          </table:table-cell>
          <table:table-cell table:style-name="ce2" office:value-type="float" office:value="0.00000000989629" calcext:value-type="float">
            <text:p>9.90E-09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52.2054" calcext:value-type="float">
            <text:p>52.2054</text:p>
          </table:table-cell>
          <table:table-cell office:value-type="float" office:value="52.1132" calcext:value-type="float">
            <text:p>52.1132</text:p>
          </table:table-cell>
          <table:table-cell office:value-type="float" office:value="1.00177" calcext:value-type="float">
            <text:p>1.00177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52.2162" calcext:value-type="float">
            <text:p>52.2162</text:p>
          </table:table-cell>
          <table:table-cell office:value-type="float" office:value="52.105" calcext:value-type="float">
            <text:p>52.105</text:p>
          </table:table-cell>
          <table:table-cell office:value-type="float" office:value="1.00213" calcext:value-type="float">
            <text:p>1.0021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2.2283" calcext:value-type="float">
            <text:p>52.2283</text:p>
          </table:table-cell>
          <table:table-cell office:value-type="float" office:value="52.1055" calcext:value-type="float">
            <text:p>52.1055</text:p>
          </table:table-cell>
          <table:table-cell office:value-type="float" office:value="1.00236" calcext:value-type="float">
            <text:p>1.00236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52.2383" calcext:value-type="float">
            <text:p>52.2383</text:p>
          </table:table-cell>
          <table:table-cell office:value-type="float" office:value="52.1088" calcext:value-type="float">
            <text:p>52.1088</text:p>
          </table:table-cell>
          <table:table-cell office:value-type="float" office:value="1.00249" calcext:value-type="float">
            <text:p>1.00249</text:p>
          </table:table-cell>
          <table:table-cell table:number-columns-repeated="1018"/>
        </table:table-row>
      </table:table>
      <table:table table:name="caseIII" table:style-name="ta1">
        <table:table-column table:style-name="co5" table:number-columns-repeated="1024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rmin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J*</text:p>
          </table:table-cell>
          <table:table-cell table:style-name="ce1" office:value-type="string" calcext:value-type="string">
            <text:p>J/J*</text:p>
          </table:table-cell>
          <table:table-cell table:style-name="ce1"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3.5881" calcext:value-type="float">
            <text:p>53.5881</text:p>
          </table:table-cell>
          <table:table-cell table:style-name="ce2" office:value-type="float" office:value="1139750000" calcext:value-type="float">
            <text:p>1.14E+09</text:p>
          </table:table-cell>
          <table:table-cell table:style-name="ce2" office:value-type="float" office:value="0.0000000470173" calcext:value-type="float">
            <text:p>4.70E-0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07.062" calcext:value-type="float">
            <text:p>107.062</text:p>
          </table:table-cell>
          <table:table-cell office:value-type="float" office:value="235.138" calcext:value-type="float">
            <text:p>235.138</text:p>
          </table:table-cell>
          <table:table-cell office:value-type="float" office:value="0.455316" calcext:value-type="float">
            <text:p>0.455316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118.839" calcext:value-type="float">
            <text:p>118.839</text:p>
          </table:table-cell>
          <table:table-cell office:value-type="float" office:value="125.89" calcext:value-type="float">
            <text:p>125.89</text:p>
          </table:table-cell>
          <table:table-cell office:value-type="float" office:value="0.943991" calcext:value-type="float">
            <text:p>0.94399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22.526" calcext:value-type="float">
            <text:p>122.526</text:p>
          </table:table-cell>
          <table:table-cell office:value-type="float" office:value="112.086" calcext:value-type="float">
            <text:p>112.086</text:p>
          </table:table-cell>
          <table:table-cell office:value-type="float" office:value="1.09315" calcext:value-type="float">
            <text:p>1.09315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124.264" calcext:value-type="float">
            <text:p>124.264</text:p>
          </table:table-cell>
          <table:table-cell office:value-type="float" office:value="107.813" calcext:value-type="float">
            <text:p>107.813</text:p>
          </table:table-cell>
          <table:table-cell office:value-type="float" office:value="1.15258" calcext:value-type="float">
            <text:p>1.1525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5.255" calcext:value-type="float">
            <text:p>125.255</text:p>
          </table:table-cell>
          <table:table-cell office:value-type="float" office:value="106.026" calcext:value-type="float">
            <text:p>106.026</text:p>
          </table:table-cell>
          <table:table-cell office:value-type="float" office:value="1.18136" calcext:value-type="float">
            <text:p>1.18136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9.0007" calcext:value-type="float">
            <text:p>59.0007</text:p>
          </table:table-cell>
          <table:table-cell office:value-type="float" office:value="149.159" calcext:value-type="float">
            <text:p>149.159</text:p>
          </table:table-cell>
          <table:table-cell office:value-type="float" office:value="0.395556" calcext:value-type="float">
            <text:p>0.395556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82.2338" calcext:value-type="float">
            <text:p>82.2338</text:p>
          </table:table-cell>
          <table:table-cell office:value-type="float" office:value="138.45" calcext:value-type="float">
            <text:p>138.45</text:p>
          </table:table-cell>
          <table:table-cell office:value-type="float" office:value="0.593961" calcext:value-type="float">
            <text:p>0.593961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04.445" calcext:value-type="float">
            <text:p>104.445</text:p>
          </table:table-cell>
          <table:table-cell office:value-type="float" office:value="106.352" calcext:value-type="float">
            <text:p>106.352</text:p>
          </table:table-cell>
          <table:table-cell office:value-type="float" office:value="0.982072" calcext:value-type="float">
            <text:p>0.982072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14.791" calcext:value-type="float">
            <text:p>114.791</text:p>
          </table:table-cell>
          <table:table-cell office:value-type="float" office:value="101.457" calcext:value-type="float">
            <text:p>101.457</text:p>
          </table:table-cell>
          <table:table-cell office:value-type="float" office:value="1.13142" calcext:value-type="float">
            <text:p>1.13142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118.694" calcext:value-type="float">
            <text:p>118.694</text:p>
          </table:table-cell>
          <table:table-cell office:value-type="float" office:value="100.448" calcext:value-type="float">
            <text:p>100.448</text:p>
          </table:table-cell>
          <table:table-cell office:value-type="float" office:value="1.18165" calcext:value-type="float">
            <text:p>1.18165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121.697" calcext:value-type="float">
            <text:p>121.697</text:p>
          </table:table-cell>
          <table:table-cell office:value-type="float" office:value="99.8637" calcext:value-type="float">
            <text:p>99.8637</text:p>
          </table:table-cell>
          <table:table-cell office:value-type="float" office:value="1.21863" calcext:value-type="float">
            <text:p>1.21863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.091" calcext:value-type="float">
            <text:p>123.091</text:p>
          </table:table-cell>
          <table:table-cell office:value-type="float" office:value="99.7639" calcext:value-type="float">
            <text:p>99.7639</text:p>
          </table:table-cell>
          <table:table-cell office:value-type="float" office:value="1.23383" calcext:value-type="float">
            <text:p>1.23383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04.025" calcext:value-type="float">
            <text:p>104.025</text:p>
          </table:table-cell>
          <table:table-cell office:value-type="float" office:value="104.867" calcext:value-type="float">
            <text:p>104.867</text:p>
          </table:table-cell>
          <table:table-cell office:value-type="float" office:value="0.991967" calcext:value-type="float">
            <text:p>0.991967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04.025" calcext:value-type="float">
            <text:p>104.025</text:p>
          </table:table-cell>
          <table:table-cell office:value-type="float" office:value="104.842" calcext:value-type="float">
            <text:p>104.842</text:p>
          </table:table-cell>
          <table:table-cell office:value-type="float" office:value="0.992209" calcext:value-type="float">
            <text:p>0.992209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104.025" calcext:value-type="float">
            <text:p>104.025</text:p>
          </table:table-cell>
          <table:table-cell office:value-type="float" office:value="104.798" calcext:value-type="float">
            <text:p>104.798</text:p>
          </table:table-cell>
          <table:table-cell office:value-type="float" office:value="0.99263" calcext:value-type="float">
            <text:p>0.99263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04.027" calcext:value-type="float">
            <text:p>104.027</text:p>
          </table:table-cell>
          <table:table-cell office:value-type="float" office:value="104.76" calcext:value-type="float">
            <text:p>104.76</text:p>
          </table:table-cell>
          <table:table-cell office:value-type="float" office:value="0.993001" calcext:value-type="float">
            <text:p>0.993001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104.029" calcext:value-type="float">
            <text:p>104.029</text:p>
          </table:table-cell>
          <table:table-cell office:value-type="float" office:value="104.723" calcext:value-type="float">
            <text:p>104.723</text:p>
          </table:table-cell>
          <table:table-cell office:value-type="float" office:value="0.993365" calcext:value-type="float">
            <text:p>0.993365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4.034" calcext:value-type="float">
            <text:p>104.034</text:p>
          </table:table-cell>
          <table:table-cell office:value-type="float" office:value="104.659" calcext:value-type="float">
            <text:p>104.659</text:p>
          </table:table-cell>
          <table:table-cell office:value-type="float" office:value="0.994025" calcext:value-type="float">
            <text:p>0.994025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82.0728" calcext:value-type="float">
            <text:p>82.0728</text:p>
          </table:table-cell>
          <table:table-cell office:value-type="float" office:value="163.859" calcext:value-type="float">
            <text:p>163.859</text:p>
          </table:table-cell>
          <table:table-cell office:value-type="float" office:value="0.500875" calcext:value-type="float">
            <text:p>0.500875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1.4746" calcext:value-type="float">
            <text:p>91.4746</text:p>
          </table:table-cell>
          <table:table-cell office:value-type="float" office:value="102.645" calcext:value-type="float">
            <text:p>102.645</text:p>
          </table:table-cell>
          <table:table-cell office:value-type="float" office:value="0.891176" calcext:value-type="float">
            <text:p>0.891176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96.7114" calcext:value-type="float">
            <text:p>96.7114</text:p>
          </table:table-cell>
          <table:table-cell office:value-type="float" office:value="100.861" calcext:value-type="float">
            <text:p>100.861</text:p>
          </table:table-cell>
          <table:table-cell office:value-type="float" office:value="0.958855" calcext:value-type="float">
            <text:p>0.958855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99.6318" calcext:value-type="float">
            <text:p>99.6318</text:p>
          </table:table-cell>
          <table:table-cell office:value-type="float" office:value="101.139" calcext:value-type="float">
            <text:p>101.139</text:p>
          </table:table-cell>
          <table:table-cell office:value-type="float" office:value="0.985098" calcext:value-type="float">
            <text:p>0.98509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100.888" calcext:value-type="float">
            <text:p>100.888</text:p>
          </table:table-cell>
          <table:table-cell office:value-type="float" office:value="100.378" calcext:value-type="float">
            <text:p>100.378</text:p>
          </table:table-cell>
          <table:table-cell office:value-type="float" office:value="1.00508" calcext:value-type="float">
            <text:p>1.0050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102.23" calcext:value-type="float">
            <text:p>102.23</text:p>
          </table:table-cell>
          <table:table-cell office:value-type="float" office:value="99.713" calcext:value-type="float">
            <text:p>99.713</text:p>
          </table:table-cell>
          <table:table-cell office:value-type="float" office:value="1.02524" calcext:value-type="float">
            <text:p>1.0252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.896" calcext:value-type="float">
            <text:p>102.896</text:p>
          </table:table-cell>
          <table:table-cell office:value-type="float" office:value="99.5146" calcext:value-type="float">
            <text:p>99.5146</text:p>
          </table:table-cell>
          <table:table-cell office:value-type="float" office:value="1.03398" calcext:value-type="float">
            <text:p>1.03398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43.5799" calcext:value-type="float">
            <text:p>43.5799</text:p>
          </table:table-cell>
          <table:table-cell office:value-type="float" office:value="958.591" calcext:value-type="float">
            <text:p>958.591</text:p>
          </table:table-cell>
          <table:table-cell office:value-type="float" office:value="0.0454625" calcext:value-type="float">
            <text:p>0.0454625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85.2404" calcext:value-type="float">
            <text:p>85.2404</text:p>
          </table:table-cell>
          <table:table-cell office:value-type="float" office:value="132.954" calcext:value-type="float">
            <text:p>132.954</text:p>
          </table:table-cell>
          <table:table-cell office:value-type="float" office:value="0.641127" calcext:value-type="float">
            <text:p>0.641127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94.2861" calcext:value-type="float">
            <text:p>94.2861</text:p>
          </table:table-cell>
          <table:table-cell office:value-type="float" office:value="102.165" calcext:value-type="float">
            <text:p>102.165</text:p>
          </table:table-cell>
          <table:table-cell office:value-type="float" office:value="0.922884" calcext:value-type="float">
            <text:p>0.922884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96.2608" calcext:value-type="float">
            <text:p>96.2608</text:p>
          </table:table-cell>
          <table:table-cell office:value-type="float" office:value="100.65" calcext:value-type="float">
            <text:p>100.65</text:p>
          </table:table-cell>
          <table:table-cell office:value-type="float" office:value="0.956396" calcext:value-type="float">
            <text:p>0.956396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98.8387" calcext:value-type="float">
            <text:p>98.8387</text:p>
          </table:table-cell>
          <table:table-cell office:value-type="float" office:value="98.9872" calcext:value-type="float">
            <text:p>98.9872</text:p>
          </table:table-cell>
          <table:table-cell office:value-type="float" office:value="0.998499" calcext:value-type="float">
            <text:p>0.998499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101.041" calcext:value-type="float">
            <text:p>101.041</text:p>
          </table:table-cell>
          <table:table-cell office:value-type="float" office:value="98.6484" calcext:value-type="float">
            <text:p>98.6484</text:p>
          </table:table-cell>
          <table:table-cell office:value-type="float" office:value="1.02426" calcext:value-type="float">
            <text:p>1.02426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102.018" calcext:value-type="float">
            <text:p>102.018</text:p>
          </table:table-cell>
          <table:table-cell office:value-type="float" office:value="98.1203" calcext:value-type="float">
            <text:p>98.1203</text:p>
          </table:table-cell>
          <table:table-cell office:value-type="float" office:value="1.03972" calcext:value-type="float">
            <text:p>1.03972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.61" calcext:value-type="float">
            <text:p>102.61</text:p>
          </table:table-cell>
          <table:table-cell office:value-type="float" office:value="98.01" calcext:value-type="float">
            <text:p>98.01</text:p>
          </table:table-cell>
          <table:table-cell office:value-type="float" office:value="1.04693" calcext:value-type="float">
            <text:p>1.04693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2.1535" calcext:value-type="float">
            <text:p>12.1535</text:p>
          </table:table-cell>
          <table:table-cell table:style-name="ce2" office:value-type="float" office:value="913778000" calcext:value-type="float">
            <text:p>9.14E+08</text:p>
          </table:table-cell>
          <table:table-cell table:style-name="ce2" office:value-type="float" office:value="0.0000000133003" calcext:value-type="float">
            <text:p>1.33E-08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55.8079" calcext:value-type="float">
            <text:p>55.8079</text:p>
          </table:table-cell>
          <table:table-cell office:value-type="float" office:value="571.238" calcext:value-type="float">
            <text:p>571.238</text:p>
          </table:table-cell>
          <table:table-cell office:value-type="float" office:value="0.0976964" calcext:value-type="float">
            <text:p>0.0976964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83.1664" calcext:value-type="float">
            <text:p>83.1664</text:p>
          </table:table-cell>
          <table:table-cell office:value-type="float" office:value="130.381" calcext:value-type="float">
            <text:p>130.381</text:p>
          </table:table-cell>
          <table:table-cell office:value-type="float" office:value="0.637871" calcext:value-type="float">
            <text:p>0.637871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94.9269" calcext:value-type="float">
            <text:p>94.9269</text:p>
          </table:table-cell>
          <table:table-cell office:value-type="float" office:value="103.676" calcext:value-type="float">
            <text:p>103.676</text:p>
          </table:table-cell>
          <table:table-cell office:value-type="float" office:value="0.915608" calcext:value-type="float">
            <text:p>0.915608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97.7532" calcext:value-type="float">
            <text:p>97.7532</text:p>
          </table:table-cell>
          <table:table-cell office:value-type="float" office:value="100.276" calcext:value-type="float">
            <text:p>100.276</text:p>
          </table:table-cell>
          <table:table-cell office:value-type="float" office:value="0.974845" calcext:value-type="float">
            <text:p>0.974845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99.4143" calcext:value-type="float">
            <text:p>99.4143</text:p>
          </table:table-cell>
          <table:table-cell office:value-type="float" office:value="98.6304" calcext:value-type="float">
            <text:p>98.6304</text:p>
          </table:table-cell>
          <table:table-cell office:value-type="float" office:value="1.00795" calcext:value-type="float">
            <text:p>1.00795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101.263" calcext:value-type="float">
            <text:p>101.263</text:p>
          </table:table-cell>
          <table:table-cell office:value-type="float" office:value="98.2473" calcext:value-type="float">
            <text:p>98.2473</text:p>
          </table:table-cell>
          <table:table-cell office:value-type="float" office:value="1.03069" calcext:value-type="float">
            <text:p>1.03069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102.322" calcext:value-type="float">
            <text:p>102.322</text:p>
          </table:table-cell>
          <table:table-cell office:value-type="float" office:value="97.7177" calcext:value-type="float">
            <text:p>97.7177</text:p>
          </table:table-cell>
          <table:table-cell office:value-type="float" office:value="1.04712" calcext:value-type="float">
            <text:p>1.04712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.954" calcext:value-type="float">
            <text:p>102.954</text:p>
          </table:table-cell>
          <table:table-cell office:value-type="float" office:value="97.5106" calcext:value-type="float">
            <text:p>97.5106</text:p>
          </table:table-cell>
          <table:table-cell office:value-type="float" office:value="1.05583" calcext:value-type="float">
            <text:p>1.05583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99.4023" calcext:value-type="float">
            <text:p>99.4023</text:p>
          </table:table-cell>
          <table:table-cell office:value-type="float" office:value="104.657" calcext:value-type="float">
            <text:p>104.657</text:p>
          </table:table-cell>
          <table:table-cell office:value-type="float" office:value="0.949795" calcext:value-type="float">
            <text:p>0.949795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99.4024" calcext:value-type="float">
            <text:p>99.4024</text:p>
          </table:table-cell>
          <table:table-cell office:value-type="float" office:value="104.663" calcext:value-type="float">
            <text:p>104.663</text:p>
          </table:table-cell>
          <table:table-cell office:value-type="float" office:value="0.94974" calcext:value-type="float">
            <text:p>0.94974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99.4029" calcext:value-type="float">
            <text:p>99.4029</text:p>
          </table:table-cell>
          <table:table-cell office:value-type="float" office:value="104.676" calcext:value-type="float">
            <text:p>104.676</text:p>
          </table:table-cell>
          <table:table-cell office:value-type="float" office:value="0.949624" calcext:value-type="float">
            <text:p>0.949624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99.4034" calcext:value-type="float">
            <text:p>99.4034</text:p>
          </table:table-cell>
          <table:table-cell office:value-type="float" office:value="104.687" calcext:value-type="float">
            <text:p>104.687</text:p>
          </table:table-cell>
          <table:table-cell office:value-type="float" office:value="0.949531" calcext:value-type="float">
            <text:p>0.94953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99.4041" calcext:value-type="float">
            <text:p>99.4041</text:p>
          </table:table-cell>
          <table:table-cell office:value-type="float" office:value="104.697" calcext:value-type="float">
            <text:p>104.697</text:p>
          </table:table-cell>
          <table:table-cell office:value-type="float" office:value="0.949445" calcext:value-type="float">
            <text:p>0.949445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.4054" calcext:value-type="float">
            <text:p>99.4054</text:p>
          </table:table-cell>
          <table:table-cell office:value-type="float" office:value="104.713" calcext:value-type="float">
            <text:p>104.713</text:p>
          </table:table-cell>
          <table:table-cell office:value-type="float" office:value="0.94931" calcext:value-type="float">
            <text:p>0.9493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91.5653" calcext:value-type="float">
            <text:p>91.5653</text:p>
          </table:table-cell>
          <table:table-cell office:value-type="float" office:value="98.8056" calcext:value-type="float">
            <text:p>98.8056</text:p>
          </table:table-cell>
          <table:table-cell office:value-type="float" office:value="0.926721" calcext:value-type="float">
            <text:p>0.92672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4.606" calcext:value-type="float">
            <text:p>94.606</text:p>
          </table:table-cell>
          <table:table-cell office:value-type="float" office:value="102.7" calcext:value-type="float">
            <text:p>102.7</text:p>
          </table:table-cell>
          <table:table-cell office:value-type="float" office:value="0.921191" calcext:value-type="float">
            <text:p>0.92119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96.8786" calcext:value-type="float">
            <text:p>96.8786</text:p>
          </table:table-cell>
          <table:table-cell office:value-type="float" office:value="100.345" calcext:value-type="float">
            <text:p>100.345</text:p>
          </table:table-cell>
          <table:table-cell office:value-type="float" office:value="0.965459" calcext:value-type="float">
            <text:p>0.965459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98.1073" calcext:value-type="float">
            <text:p>98.1073</text:p>
          </table:table-cell>
          <table:table-cell office:value-type="float" office:value="99.7093" calcext:value-type="float">
            <text:p>99.7093</text:p>
          </table:table-cell>
          <table:table-cell office:value-type="float" office:value="0.983934" calcext:value-type="float">
            <text:p>0.983934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98.5698" calcext:value-type="float">
            <text:p>98.5698</text:p>
          </table:table-cell>
          <table:table-cell office:value-type="float" office:value="99.4898" calcext:value-type="float">
            <text:p>99.4898</text:p>
          </table:table-cell>
          <table:table-cell office:value-type="float" office:value="0.990752" calcext:value-type="float">
            <text:p>0.990752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98.8225" calcext:value-type="float">
            <text:p>98.8225</text:p>
          </table:table-cell>
          <table:table-cell office:value-type="float" office:value="99.3053" calcext:value-type="float">
            <text:p>99.3053</text:p>
          </table:table-cell>
          <table:table-cell office:value-type="float" office:value="0.995138" calcext:value-type="float">
            <text:p>0.995138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.986" calcext:value-type="float">
            <text:p>98.986</text:p>
          </table:table-cell>
          <table:table-cell office:value-type="float" office:value="99.3012" calcext:value-type="float">
            <text:p>99.3012</text:p>
          </table:table-cell>
          <table:table-cell office:value-type="float" office:value="0.996825" calcext:value-type="float">
            <text:p>0.996825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54.573" calcext:value-type="float">
            <text:p>54.573</text:p>
          </table:table-cell>
          <table:table-cell office:value-type="float" office:value="496.92" calcext:value-type="float">
            <text:p>496.92</text:p>
          </table:table-cell>
          <table:table-cell office:value-type="float" office:value="0.109823" calcext:value-type="float">
            <text:p>0.10982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85.7719" calcext:value-type="float">
            <text:p>85.7719</text:p>
          </table:table-cell>
          <table:table-cell office:value-type="float" office:value="115.713" calcext:value-type="float">
            <text:p>115.713</text:p>
          </table:table-cell>
          <table:table-cell office:value-type="float" office:value="0.74125" calcext:value-type="float">
            <text:p>0.74125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96.9199" calcext:value-type="float">
            <text:p>96.9199</text:p>
          </table:table-cell>
          <table:table-cell office:value-type="float" office:value="100.761" calcext:value-type="float">
            <text:p>100.761</text:p>
          </table:table-cell>
          <table:table-cell office:value-type="float" office:value="0.961874" calcext:value-type="float">
            <text:p>0.96187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96.6742" calcext:value-type="float">
            <text:p>96.6742</text:p>
          </table:table-cell>
          <table:table-cell office:value-type="float" office:value="100.161" calcext:value-type="float">
            <text:p>100.161</text:p>
          </table:table-cell>
          <table:table-cell office:value-type="float" office:value="0.965184" calcext:value-type="float">
            <text:p>0.96518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97.5861" calcext:value-type="float">
            <text:p>97.5861</text:p>
          </table:table-cell>
          <table:table-cell office:value-type="float" office:value="98.4313" calcext:value-type="float">
            <text:p>98.4313</text:p>
          </table:table-cell>
          <table:table-cell office:value-type="float" office:value="0.991413" calcext:value-type="float">
            <text:p>0.99141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98.266" calcext:value-type="float">
            <text:p>98.266</text:p>
          </table:table-cell>
          <table:table-cell office:value-type="float" office:value="97.9829" calcext:value-type="float">
            <text:p>97.9829</text:p>
          </table:table-cell>
          <table:table-cell office:value-type="float" office:value="1.00289" calcext:value-type="float">
            <text:p>1.00289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98.4608" calcext:value-type="float">
            <text:p>98.4608</text:p>
          </table:table-cell>
          <table:table-cell office:value-type="float" office:value="97.9015" calcext:value-type="float">
            <text:p>97.9015</text:p>
          </table:table-cell>
          <table:table-cell office:value-type="float" office:value="1.00571" calcext:value-type="float">
            <text:p>1.0057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.7476" calcext:value-type="float">
            <text:p>98.7476</text:p>
          </table:table-cell>
          <table:table-cell office:value-type="float" office:value="97.887" calcext:value-type="float">
            <text:p>97.887</text:p>
          </table:table-cell>
          <table:table-cell office:value-type="float" office:value="1.00879" calcext:value-type="float">
            <text:p>1.00879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6.8085" calcext:value-type="float">
            <text:p>16.8085</text:p>
          </table:table-cell>
          <table:table-cell table:style-name="ce2" office:value-type="float" office:value="1337940000" calcext:value-type="float">
            <text:p>1.34E+09</text:p>
          </table:table-cell>
          <table:table-cell table:style-name="ce2" office:value-type="float" office:value="0.000000012563" calcext:value-type="float">
            <text:p>1.26E-08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60.8167" calcext:value-type="float">
            <text:p>60.8167</text:p>
          </table:table-cell>
          <table:table-cell office:value-type="float" office:value="187.468" calcext:value-type="float">
            <text:p>187.468</text:p>
          </table:table-cell>
          <table:table-cell office:value-type="float" office:value="0.324412" calcext:value-type="float">
            <text:p>0.324412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87.9017" calcext:value-type="float">
            <text:p>87.9017</text:p>
          </table:table-cell>
          <table:table-cell office:value-type="float" office:value="111.315" calcext:value-type="float">
            <text:p>111.315</text:p>
          </table:table-cell>
          <table:table-cell office:value-type="float" office:value="0.789663" calcext:value-type="float">
            <text:p>0.789663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95.8893" calcext:value-type="float">
            <text:p>95.8893</text:p>
          </table:table-cell>
          <table:table-cell office:value-type="float" office:value="98.6971" calcext:value-type="float">
            <text:p>98.6971</text:p>
          </table:table-cell>
          <table:table-cell office:value-type="float" office:value="0.971552" calcext:value-type="float">
            <text:p>0.971552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97.5153" calcext:value-type="float">
            <text:p>97.5153</text:p>
          </table:table-cell>
          <table:table-cell office:value-type="float" office:value="98.7004" calcext:value-type="float">
            <text:p>98.7004</text:p>
          </table:table-cell>
          <table:table-cell office:value-type="float" office:value="0.987993" calcext:value-type="float">
            <text:p>0.987993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98.0207" calcext:value-type="float">
            <text:p>98.0207</text:p>
          </table:table-cell>
          <table:table-cell office:value-type="float" office:value="97.8929" calcext:value-type="float">
            <text:p>97.8929</text:p>
          </table:table-cell>
          <table:table-cell office:value-type="float" office:value="1.00131" calcext:value-type="float">
            <text:p>1.0013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98.3793" calcext:value-type="float">
            <text:p>98.3793</text:p>
          </table:table-cell>
          <table:table-cell office:value-type="float" office:value="97.5257" calcext:value-type="float">
            <text:p>97.5257</text:p>
          </table:table-cell>
          <table:table-cell office:value-type="float" office:value="1.00875" calcext:value-type="float">
            <text:p>1.00875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98.672" calcext:value-type="float">
            <text:p>98.672</text:p>
          </table:table-cell>
          <table:table-cell office:value-type="float" office:value="97.3955" calcext:value-type="float">
            <text:p>97.3955</text:p>
          </table:table-cell>
          <table:table-cell office:value-type="float" office:value="1.01311" calcext:value-type="float">
            <text:p>1.0131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8.8792" calcext:value-type="float">
            <text:p>98.8792</text:p>
          </table:table-cell>
          <table:table-cell office:value-type="float" office:value="97.3595" calcext:value-type="float">
            <text:p>97.3595</text:p>
          </table:table-cell>
          <table:table-cell office:value-type="float" office:value="1.01561" calcext:value-type="float">
            <text:p>1.0156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29.6661" calcext:value-type="float">
            <text:p>29.6661</text:p>
          </table:table-cell>
          <table:table-cell office:value-type="float" office:value="725.159" calcext:value-type="float">
            <text:p>725.159</text:p>
          </table:table-cell>
          <table:table-cell office:value-type="float" office:value="0.0409097" calcext:value-type="float">
            <text:p>0.0409097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69.2795" calcext:value-type="float">
            <text:p>69.2795</text:p>
          </table:table-cell>
          <table:table-cell office:value-type="float" office:value="231.177" calcext:value-type="float">
            <text:p>231.177</text:p>
          </table:table-cell>
          <table:table-cell office:value-type="float" office:value="0.299682" calcext:value-type="float">
            <text:p>0.299682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91.0672" calcext:value-type="float">
            <text:p>91.0672</text:p>
          </table:table-cell>
          <table:table-cell office:value-type="float" office:value="101.32" calcext:value-type="float">
            <text:p>101.32</text:p>
          </table:table-cell>
          <table:table-cell office:value-type="float" office:value="0.898804" calcext:value-type="float">
            <text:p>0.898804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96.7746" calcext:value-type="float">
            <text:p>96.7746</text:p>
          </table:table-cell>
          <table:table-cell office:value-type="float" office:value="98.0249" calcext:value-type="float">
            <text:p>98.0249</text:p>
          </table:table-cell>
          <table:table-cell office:value-type="float" office:value="0.987245" calcext:value-type="float">
            <text:p>0.987245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97.6632" calcext:value-type="float">
            <text:p>97.6632</text:p>
          </table:table-cell>
          <table:table-cell office:value-type="float" office:value="97.7049" calcext:value-type="float">
            <text:p>97.7049</text:p>
          </table:table-cell>
          <table:table-cell office:value-type="float" office:value="0.999573" calcext:value-type="float">
            <text:p>0.999573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98.0159" calcext:value-type="float">
            <text:p>98.0159</text:p>
          </table:table-cell>
          <table:table-cell office:value-type="float" office:value="97.5616" calcext:value-type="float">
            <text:p>97.5616</text:p>
          </table:table-cell>
          <table:table-cell office:value-type="float" office:value="1.00466" calcext:value-type="float">
            <text:p>1.00466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98.4717" calcext:value-type="float">
            <text:p>98.4717</text:p>
          </table:table-cell>
          <table:table-cell office:value-type="float" office:value="97.2929" calcext:value-type="float">
            <text:p>97.2929</text:p>
          </table:table-cell>
          <table:table-cell office:value-type="float" office:value="1.01212" calcext:value-type="float">
            <text:p>1.01212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98.7262" calcext:value-type="float">
            <text:p>98.7262</text:p>
          </table:table-cell>
          <table:table-cell office:value-type="float" office:value="97.1466" calcext:value-type="float">
            <text:p>97.1466</text:p>
          </table:table-cell>
          <table:table-cell office:value-type="float" office:value="1.01626" calcext:value-type="float">
            <text:p>1.01626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8.8868" calcext:value-type="float">
            <text:p>98.8868</text:p>
          </table:table-cell>
          <table:table-cell office:value-type="float" office:value="97.0775" calcext:value-type="float">
            <text:p>97.0775</text:p>
          </table:table-cell>
          <table:table-cell office:value-type="float" office:value="1.01864" calcext:value-type="float">
            <text:p>1.01864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98.6878" calcext:value-type="float">
            <text:p>98.6878</text:p>
          </table:table-cell>
          <table:table-cell office:value-type="float" office:value="105.126" calcext:value-type="float">
            <text:p>105.126</text:p>
          </table:table-cell>
          <table:table-cell office:value-type="float" office:value="0.93876" calcext:value-type="float">
            <text:p>0.9387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98.6878" calcext:value-type="float">
            <text:p>98.6878</text:p>
          </table:table-cell>
          <table:table-cell office:value-type="float" office:value="105.136" calcext:value-type="float">
            <text:p>105.136</text:p>
          </table:table-cell>
          <table:table-cell office:value-type="float" office:value="0.938666" calcext:value-type="float">
            <text:p>0.93866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98.6882" calcext:value-type="float">
            <text:p>98.6882</text:p>
          </table:table-cell>
          <table:table-cell office:value-type="float" office:value="105.163" calcext:value-type="float">
            <text:p>105.163</text:p>
          </table:table-cell>
          <table:table-cell office:value-type="float" office:value="0.93843" calcext:value-type="float">
            <text:p>0.93843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98.6888" calcext:value-type="float">
            <text:p>98.6888</text:p>
          </table:table-cell>
          <table:table-cell office:value-type="float" office:value="105.184" calcext:value-type="float">
            <text:p>105.184</text:p>
          </table:table-cell>
          <table:table-cell office:value-type="float" office:value="0.938248" calcext:value-type="float">
            <text:p>0.938248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98.6895" calcext:value-type="float">
            <text:p>98.6895</text:p>
          </table:table-cell>
          <table:table-cell office:value-type="float" office:value="105.204" calcext:value-type="float">
            <text:p>105.204</text:p>
          </table:table-cell>
          <table:table-cell office:value-type="float" office:value="0.93808" calcext:value-type="float">
            <text:p>0.93808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.6905" calcext:value-type="float">
            <text:p>98.6905</text:p>
          </table:table-cell>
          <table:table-cell office:value-type="float" office:value="105.225" calcext:value-type="float">
            <text:p>105.225</text:p>
          </table:table-cell>
          <table:table-cell office:value-type="float" office:value="0.937899" calcext:value-type="float">
            <text:p>0.937899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93.6304" calcext:value-type="float">
            <text:p>93.6304</text:p>
          </table:table-cell>
          <table:table-cell office:value-type="float" office:value="97.1215" calcext:value-type="float">
            <text:p>97.1215</text:p>
          </table:table-cell>
          <table:table-cell office:value-type="float" office:value="0.964055" calcext:value-type="float">
            <text:p>0.964055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7.3233" calcext:value-type="float">
            <text:p>97.3233</text:p>
          </table:table-cell>
          <table:table-cell office:value-type="float" office:value="99.8436" calcext:value-type="float">
            <text:p>99.8436</text:p>
          </table:table-cell>
          <table:table-cell office:value-type="float" office:value="0.974758" calcext:value-type="float">
            <text:p>0.974758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98.0345" calcext:value-type="float">
            <text:p>98.0345</text:p>
          </table:table-cell>
          <table:table-cell office:value-type="float" office:value="99.3721" calcext:value-type="float">
            <text:p>99.3721</text:p>
          </table:table-cell>
          <table:table-cell office:value-type="float" office:value="0.98654" calcext:value-type="float">
            <text:p>0.98654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98.2529" calcext:value-type="float">
            <text:p>98.2529</text:p>
          </table:table-cell>
          <table:table-cell office:value-type="float" office:value="99.2367" calcext:value-type="float">
            <text:p>99.2367</text:p>
          </table:table-cell>
          <table:table-cell office:value-type="float" office:value="0.990086" calcext:value-type="float">
            <text:p>0.99008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98.3476" calcext:value-type="float">
            <text:p>98.3476</text:p>
          </table:table-cell>
          <table:table-cell office:value-type="float" office:value="99.2727" calcext:value-type="float">
            <text:p>99.2727</text:p>
          </table:table-cell>
          <table:table-cell office:value-type="float" office:value="0.990681" calcext:value-type="float">
            <text:p>0.99068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98.3738" calcext:value-type="float">
            <text:p>98.3738</text:p>
          </table:table-cell>
          <table:table-cell office:value-type="float" office:value="99.2926" calcext:value-type="float">
            <text:p>99.2926</text:p>
          </table:table-cell>
          <table:table-cell office:value-type="float" office:value="0.990747" calcext:value-type="float">
            <text:p>0.990747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.3951" calcext:value-type="float">
            <text:p>98.3951</text:p>
          </table:table-cell>
          <table:table-cell office:value-type="float" office:value="99.3124" calcext:value-type="float">
            <text:p>99.3124</text:p>
          </table:table-cell>
          <table:table-cell office:value-type="float" office:value="0.990764" calcext:value-type="float">
            <text:p>0.990764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58.9923" calcext:value-type="float">
            <text:p>58.9923</text:p>
          </table:table-cell>
          <table:table-cell office:value-type="float" office:value="443.867" calcext:value-type="float">
            <text:p>443.867</text:p>
          </table:table-cell>
          <table:table-cell office:value-type="float" office:value="0.132905" calcext:value-type="float">
            <text:p>0.132905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87.9516" calcext:value-type="float">
            <text:p>87.9516</text:p>
          </table:table-cell>
          <table:table-cell office:value-type="float" office:value="114.815" calcext:value-type="float">
            <text:p>114.815</text:p>
          </table:table-cell>
          <table:table-cell office:value-type="float" office:value="0.76603" calcext:value-type="float">
            <text:p>0.76603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97.3332" calcext:value-type="float">
            <text:p>97.3332</text:p>
          </table:table-cell>
          <table:table-cell office:value-type="float" office:value="100.658" calcext:value-type="float">
            <text:p>100.658</text:p>
          </table:table-cell>
          <table:table-cell office:value-type="float" office:value="0.966966" calcext:value-type="float">
            <text:p>0.96696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97.8045" calcext:value-type="float">
            <text:p>97.8045</text:p>
          </table:table-cell>
          <table:table-cell office:value-type="float" office:value="98.7198" calcext:value-type="float">
            <text:p>98.7198</text:p>
          </table:table-cell>
          <table:table-cell office:value-type="float" office:value="0.990728" calcext:value-type="float">
            <text:p>0.990728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97.8315" calcext:value-type="float">
            <text:p>97.8315</text:p>
          </table:table-cell>
          <table:table-cell office:value-type="float" office:value="98.2769" calcext:value-type="float">
            <text:p>98.2769</text:p>
          </table:table-cell>
          <table:table-cell office:value-type="float" office:value="0.995468" calcext:value-type="float">
            <text:p>0.995468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98.0397" calcext:value-type="float">
            <text:p>98.0397</text:p>
          </table:table-cell>
          <table:table-cell office:value-type="float" office:value="97.9371" calcext:value-type="float">
            <text:p>97.9371</text:p>
          </table:table-cell>
          <table:table-cell office:value-type="float" office:value="1.00105" calcext:value-type="float">
            <text:p>1.00105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98.1541" calcext:value-type="float">
            <text:p>98.1541</text:p>
          </table:table-cell>
          <table:table-cell office:value-type="float" office:value="97.8969" calcext:value-type="float">
            <text:p>97.8969</text:p>
          </table:table-cell>
          <table:table-cell office:value-type="float" office:value="1.00263" calcext:value-type="float">
            <text:p>1.00263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.2919" calcext:value-type="float">
            <text:p>98.2919</text:p>
          </table:table-cell>
          <table:table-cell office:value-type="float" office:value="97.8918" calcext:value-type="float">
            <text:p>97.8918</text:p>
          </table:table-cell>
          <table:table-cell office:value-type="float" office:value="1.00409" calcext:value-type="float">
            <text:p>1.00409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32.9697" calcext:value-type="float">
            <text:p>32.9697</text:p>
          </table:table-cell>
          <table:table-cell table:style-name="ce2" office:value-type="float" office:value="544635000" calcext:value-type="float">
            <text:p>5.45E+08</text:p>
          </table:table-cell>
          <table:table-cell table:style-name="ce2" office:value-type="float" office:value="0.0000000605354" calcext:value-type="float">
            <text:p>6.05E-0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76.2219" calcext:value-type="float">
            <text:p>76.2219</text:p>
          </table:table-cell>
          <table:table-cell office:value-type="float" office:value="126.787" calcext:value-type="float">
            <text:p>126.787</text:p>
          </table:table-cell>
          <table:table-cell office:value-type="float" office:value="0.601183" calcext:value-type="float">
            <text:p>0.60118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90.4735" calcext:value-type="float">
            <text:p>90.4735</text:p>
          </table:table-cell>
          <table:table-cell office:value-type="float" office:value="106.185" calcext:value-type="float">
            <text:p>106.185</text:p>
          </table:table-cell>
          <table:table-cell office:value-type="float" office:value="0.852038" calcext:value-type="float">
            <text:p>0.85203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96.0963" calcext:value-type="float">
            <text:p>96.0963</text:p>
          </table:table-cell>
          <table:table-cell office:value-type="float" office:value="98.72" calcext:value-type="float">
            <text:p>98.72</text:p>
          </table:table-cell>
          <table:table-cell office:value-type="float" office:value="0.973423" calcext:value-type="float">
            <text:p>0.97342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97.3116" calcext:value-type="float">
            <text:p>97.3116</text:p>
          </table:table-cell>
          <table:table-cell office:value-type="float" office:value="98.2532" calcext:value-type="float">
            <text:p>98.2532</text:p>
          </table:table-cell>
          <table:table-cell office:value-type="float" office:value="0.990417" calcext:value-type="float">
            <text:p>0.990417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97.7077" calcext:value-type="float">
            <text:p>97.7077</text:p>
          </table:table-cell>
          <table:table-cell office:value-type="float" office:value="97.5792" calcext:value-type="float">
            <text:p>97.5792</text:p>
          </table:table-cell>
          <table:table-cell office:value-type="float" office:value="1.00132" calcext:value-type="float">
            <text:p>1.00132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98.0277" calcext:value-type="float">
            <text:p>98.0277</text:p>
          </table:table-cell>
          <table:table-cell office:value-type="float" office:value="97.3859" calcext:value-type="float">
            <text:p>97.3859</text:p>
          </table:table-cell>
          <table:table-cell office:value-type="float" office:value="1.00659" calcext:value-type="float">
            <text:p>1.00659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98.1865" calcext:value-type="float">
            <text:p>98.1865</text:p>
          </table:table-cell>
          <table:table-cell office:value-type="float" office:value="97.3453" calcext:value-type="float">
            <text:p>97.3453</text:p>
          </table:table-cell>
          <table:table-cell office:value-type="float" office:value="1.00864" calcext:value-type="float">
            <text:p>1.0086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8.2959" calcext:value-type="float">
            <text:p>98.2959</text:p>
          </table:table-cell>
          <table:table-cell office:value-type="float" office:value="97.3393" calcext:value-type="float">
            <text:p>97.3393</text:p>
          </table:table-cell>
          <table:table-cell office:value-type="float" office:value="1.00983" calcext:value-type="float">
            <text:p>1.00983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2.9702" calcext:value-type="float">
            <text:p>42.9702</text:p>
          </table:table-cell>
          <table:table-cell office:value-type="float" office:value="688.009" calcext:value-type="float">
            <text:p>688.009</text:p>
          </table:table-cell>
          <table:table-cell office:value-type="float" office:value="0.0624558" calcext:value-type="float">
            <text:p>0.0624558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78.7495" calcext:value-type="float">
            <text:p>78.7495</text:p>
          </table:table-cell>
          <table:table-cell office:value-type="float" office:value="183.983" calcext:value-type="float">
            <text:p>183.983</text:p>
          </table:table-cell>
          <table:table-cell office:value-type="float" office:value="0.428026" calcext:value-type="float">
            <text:p>0.42802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92.4194" calcext:value-type="float">
            <text:p>92.4194</text:p>
          </table:table-cell>
          <table:table-cell office:value-type="float" office:value="102.25" calcext:value-type="float">
            <text:p>102.25</text:p>
          </table:table-cell>
          <table:table-cell office:value-type="float" office:value="0.903861" calcext:value-type="float">
            <text:p>0.90386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96.7108" calcext:value-type="float">
            <text:p>96.7108</text:p>
          </table:table-cell>
          <table:table-cell office:value-type="float" office:value="97.6441" calcext:value-type="float">
            <text:p>97.6441</text:p>
          </table:table-cell>
          <table:table-cell office:value-type="float" office:value="0.990442" calcext:value-type="float">
            <text:p>0.990442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97.5019" calcext:value-type="float">
            <text:p>97.5019</text:p>
          </table:table-cell>
          <table:table-cell office:value-type="float" office:value="97.4229" calcext:value-type="float">
            <text:p>97.4229</text:p>
          </table:table-cell>
          <table:table-cell office:value-type="float" office:value="1.00081" calcext:value-type="float">
            <text:p>1.0008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97.542" calcext:value-type="float">
            <text:p>97.542</text:p>
          </table:table-cell>
          <table:table-cell office:value-type="float" office:value="97.3408" calcext:value-type="float">
            <text:p>97.3408</text:p>
          </table:table-cell>
          <table:table-cell office:value-type="float" office:value="1.00207" calcext:value-type="float">
            <text:p>1.00207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97.9931" calcext:value-type="float">
            <text:p>97.9931</text:p>
          </table:table-cell>
          <table:table-cell office:value-type="float" office:value="97.1227" calcext:value-type="float">
            <text:p>97.1227</text:p>
          </table:table-cell>
          <table:table-cell office:value-type="float" office:value="1.00896" calcext:value-type="float">
            <text:p>1.0089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98.199" calcext:value-type="float">
            <text:p>98.199</text:p>
          </table:table-cell>
          <table:table-cell office:value-type="float" office:value="97.0763" calcext:value-type="float">
            <text:p>97.0763</text:p>
          </table:table-cell>
          <table:table-cell office:value-type="float" office:value="1.01156" calcext:value-type="float">
            <text:p>1.0115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8.3043" calcext:value-type="float">
            <text:p>98.3043</text:p>
          </table:table-cell>
          <table:table-cell office:value-type="float" office:value="97.0493" calcext:value-type="float">
            <text:p>97.0493</text:p>
          </table:table-cell>
          <table:table-cell office:value-type="float" office:value="1.01293" calcext:value-type="float">
            <text:p>1.01293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41.2307" calcext:value-type="float">
            <text:p>41.2307</text:p>
          </table:table-cell>
          <table:table-cell office:value-type="float" office:value="583.701" calcext:value-type="float">
            <text:p>583.701</text:p>
          </table:table-cell>
          <table:table-cell office:value-type="float" office:value="0.0706366" calcext:value-type="float">
            <text:p>0.070636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80.7437" calcext:value-type="float">
            <text:p>80.7437</text:p>
          </table:table-cell>
          <table:table-cell office:value-type="float" office:value="303.21" calcext:value-type="float">
            <text:p>303.21</text:p>
          </table:table-cell>
          <table:table-cell office:value-type="float" office:value="0.266296" calcext:value-type="float">
            <text:p>0.26629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94.3552" calcext:value-type="float">
            <text:p>94.3552</text:p>
          </table:table-cell>
          <table:table-cell office:value-type="float" office:value="99.82" calcext:value-type="float">
            <text:p>99.82</text:p>
          </table:table-cell>
          <table:table-cell office:value-type="float" office:value="0.945253" calcext:value-type="float">
            <text:p>0.945253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97.2017" calcext:value-type="float">
            <text:p>97.2017</text:p>
          </table:table-cell>
          <table:table-cell office:value-type="float" office:value="97.4801" calcext:value-type="float">
            <text:p>97.4801</text:p>
          </table:table-cell>
          <table:table-cell office:value-type="float" office:value="0.997145" calcext:value-type="float">
            <text:p>0.997145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97.4755" calcext:value-type="float">
            <text:p>97.4755</text:p>
          </table:table-cell>
          <table:table-cell office:value-type="float" office:value="97.1656" calcext:value-type="float">
            <text:p>97.1656</text:p>
          </table:table-cell>
          <table:table-cell office:value-type="float" office:value="1.00319" calcext:value-type="float">
            <text:p>1.00319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97.7209" calcext:value-type="float">
            <text:p>97.7209</text:p>
          </table:table-cell>
          <table:table-cell office:value-type="float" office:value="97.1578" calcext:value-type="float">
            <text:p>97.1578</text:p>
          </table:table-cell>
          <table:table-cell office:value-type="float" office:value="1.0058" calcext:value-type="float">
            <text:p>1.0058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97.9971" calcext:value-type="float">
            <text:p>97.9971</text:p>
          </table:table-cell>
          <table:table-cell office:value-type="float" office:value="96.9798" calcext:value-type="float">
            <text:p>96.9798</text:p>
          </table:table-cell>
          <table:table-cell office:value-type="float" office:value="1.01049" calcext:value-type="float">
            <text:p>1.01049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98.1716" calcext:value-type="float">
            <text:p>98.1716</text:p>
          </table:table-cell>
          <table:table-cell office:value-type="float" office:value="96.9281" calcext:value-type="float">
            <text:p>96.9281</text:p>
          </table:table-cell>
          <table:table-cell office:value-type="float" office:value="1.01283" calcext:value-type="float">
            <text:p>1.01283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8.3001" calcext:value-type="float">
            <text:p>98.3001</text:p>
          </table:table-cell>
          <table:table-cell office:value-type="float" office:value="96.8824" calcext:value-type="float">
            <text:p>96.8824</text:p>
          </table:table-cell>
          <table:table-cell office:value-type="float" office:value="1.01463" calcext:value-type="float">
            <text:p>1.01463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56.2715" calcext:value-type="float">
            <text:p>56.2715</text:p>
          </table:table-cell>
          <table:table-cell office:value-type="float" office:value="282.772" calcext:value-type="float">
            <text:p>282.772</text:p>
          </table:table-cell>
          <table:table-cell office:value-type="float" office:value="0.198999" calcext:value-type="float">
            <text:p>0.198999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87.8327" calcext:value-type="float">
            <text:p>87.8327</text:p>
          </table:table-cell>
          <table:table-cell office:value-type="float" office:value="113.651" calcext:value-type="float">
            <text:p>113.651</text:p>
          </table:table-cell>
          <table:table-cell office:value-type="float" office:value="0.772825" calcext:value-type="float">
            <text:p>0.772825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94.594" calcext:value-type="float">
            <text:p>94.594</text:p>
          </table:table-cell>
          <table:table-cell office:value-type="float" office:value="100.479" calcext:value-type="float">
            <text:p>100.479</text:p>
          </table:table-cell>
          <table:table-cell office:value-type="float" office:value="0.941433" calcext:value-type="float">
            <text:p>0.941433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7.3408" calcext:value-type="float">
            <text:p>97.3408</text:p>
          </table:table-cell>
          <table:table-cell office:value-type="float" office:value="97.2826" calcext:value-type="float">
            <text:p>97.2826</text:p>
          </table:table-cell>
          <table:table-cell office:value-type="float" office:value="1.0006" calcext:value-type="float">
            <text:p>1.0006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97.6594" calcext:value-type="float">
            <text:p>97.6594</text:p>
          </table:table-cell>
          <table:table-cell office:value-type="float" office:value="97.0757" calcext:value-type="float">
            <text:p>97.0757</text:p>
          </table:table-cell>
          <table:table-cell office:value-type="float" office:value="1.00601" calcext:value-type="float">
            <text:p>1.0060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97.8236" calcext:value-type="float">
            <text:p>97.8236</text:p>
          </table:table-cell>
          <table:table-cell office:value-type="float" office:value="97.0952" calcext:value-type="float">
            <text:p>97.0952</text:p>
          </table:table-cell>
          <table:table-cell office:value-type="float" office:value="1.0075" calcext:value-type="float">
            <text:p>1.0075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98.0022" calcext:value-type="float">
            <text:p>98.0022</text:p>
          </table:table-cell>
          <table:table-cell office:value-type="float" office:value="96.8871" calcext:value-type="float">
            <text:p>96.8871</text:p>
          </table:table-cell>
          <table:table-cell office:value-type="float" office:value="1.01151" calcext:value-type="float">
            <text:p>1.0115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98.1613" calcext:value-type="float">
            <text:p>98.1613</text:p>
          </table:table-cell>
          <table:table-cell office:value-type="float" office:value="96.835" calcext:value-type="float">
            <text:p>96.835</text:p>
          </table:table-cell>
          <table:table-cell office:value-type="float" office:value="1.0137" calcext:value-type="float">
            <text:p>1.0137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.2886" calcext:value-type="float">
            <text:p>98.2886</text:p>
          </table:table-cell>
          <table:table-cell office:value-type="float" office:value="96.7796" calcext:value-type="float">
            <text:p>96.7796</text:p>
          </table:table-cell>
          <table:table-cell office:value-type="float" office:value="1.01559" calcext:value-type="float">
            <text:p>1.01559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97.6527" calcext:value-type="float">
            <text:p>97.6527</text:p>
          </table:table-cell>
          <table:table-cell office:value-type="float" office:value="105.594" calcext:value-type="float">
            <text:p>105.594</text:p>
          </table:table-cell>
          <table:table-cell office:value-type="float" office:value="0.924796" calcext:value-type="float">
            <text:p>0.924796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97.6528" calcext:value-type="float">
            <text:p>97.6528</text:p>
          </table:table-cell>
          <table:table-cell office:value-type="float" office:value="105.608" calcext:value-type="float">
            <text:p>105.608</text:p>
          </table:table-cell>
          <table:table-cell office:value-type="float" office:value="0.924669" calcext:value-type="float">
            <text:p>0.924669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97.6531" calcext:value-type="float">
            <text:p>97.6531</text:p>
          </table:table-cell>
          <table:table-cell office:value-type="float" office:value="105.637" calcext:value-type="float">
            <text:p>105.637</text:p>
          </table:table-cell>
          <table:table-cell office:value-type="float" office:value="0.924419" calcext:value-type="float">
            <text:p>0.924419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97.6535" calcext:value-type="float">
            <text:p>97.6535</text:p>
          </table:table-cell>
          <table:table-cell office:value-type="float" office:value="105.658" calcext:value-type="float">
            <text:p>105.658</text:p>
          </table:table-cell>
          <table:table-cell office:value-type="float" office:value="0.924244" calcext:value-type="float">
            <text:p>0.924244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97.6542" calcext:value-type="float">
            <text:p>97.6542</text:p>
          </table:table-cell>
          <table:table-cell office:value-type="float" office:value="105.68" calcext:value-type="float">
            <text:p>105.68</text:p>
          </table:table-cell>
          <table:table-cell office:value-type="float" office:value="0.924051" calcext:value-type="float">
            <text:p>0.92405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.6549" calcext:value-type="float">
            <text:p>97.6549</text:p>
          </table:table-cell>
          <table:table-cell office:value-type="float" office:value="105.701" calcext:value-type="float">
            <text:p>105.701</text:p>
          </table:table-cell>
          <table:table-cell office:value-type="float" office:value="0.923882" calcext:value-type="float">
            <text:p>0.923882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93.7193" calcext:value-type="float">
            <text:p>93.7193</text:p>
          </table:table-cell>
          <table:table-cell office:value-type="float" office:value="97.0825" calcext:value-type="float">
            <text:p>97.0825</text:p>
          </table:table-cell>
          <table:table-cell office:value-type="float" office:value="0.965357" calcext:value-type="float">
            <text:p>0.965357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7.4669" calcext:value-type="float">
            <text:p>97.4669</text:p>
          </table:table-cell>
          <table:table-cell office:value-type="float" office:value="99.2508" calcext:value-type="float">
            <text:p>99.2508</text:p>
          </table:table-cell>
          <table:table-cell office:value-type="float" office:value="0.982027" calcext:value-type="float">
            <text:p>0.982027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97.4857" calcext:value-type="float">
            <text:p>97.4857</text:p>
          </table:table-cell>
          <table:table-cell office:value-type="float" office:value="99.2705" calcext:value-type="float">
            <text:p>99.2705</text:p>
          </table:table-cell>
          <table:table-cell office:value-type="float" office:value="0.982021" calcext:value-type="float">
            <text:p>0.98202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97.5244" calcext:value-type="float">
            <text:p>97.5244</text:p>
          </table:table-cell>
          <table:table-cell office:value-type="float" office:value="99.3496" calcext:value-type="float">
            <text:p>99.3496</text:p>
          </table:table-cell>
          <table:table-cell office:value-type="float" office:value="0.981628" calcext:value-type="float">
            <text:p>0.98162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97.5722" calcext:value-type="float">
            <text:p>97.5722</text:p>
          </table:table-cell>
          <table:table-cell office:value-type="float" office:value="99.4706" calcext:value-type="float">
            <text:p>99.4706</text:p>
          </table:table-cell>
          <table:table-cell office:value-type="float" office:value="0.980916" calcext:value-type="float">
            <text:p>0.980916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97.5931" calcext:value-type="float">
            <text:p>97.5931</text:p>
          </table:table-cell>
          <table:table-cell office:value-type="float" office:value="99.5281" calcext:value-type="float">
            <text:p>99.5281</text:p>
          </table:table-cell>
          <table:table-cell office:value-type="float" office:value="0.980558" calcext:value-type="float">
            <text:p>0.98055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.6266" calcext:value-type="float">
            <text:p>97.6266</text:p>
          </table:table-cell>
          <table:table-cell office:value-type="float" office:value="99.6264" calcext:value-type="float">
            <text:p>99.6264</text:p>
          </table:table-cell>
          <table:table-cell office:value-type="float" office:value="0.979927" calcext:value-type="float">
            <text:p>0.979927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75.1137" calcext:value-type="float">
            <text:p>75.1137</text:p>
          </table:table-cell>
          <table:table-cell office:value-type="float" office:value="440.915" calcext:value-type="float">
            <text:p>440.915</text:p>
          </table:table-cell>
          <table:table-cell office:value-type="float" office:value="0.170359" calcext:value-type="float">
            <text:p>0.170359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94.2891" calcext:value-type="float">
            <text:p>94.2891</text:p>
          </table:table-cell>
          <table:table-cell office:value-type="float" office:value="100.509" calcext:value-type="float">
            <text:p>100.509</text:p>
          </table:table-cell>
          <table:table-cell office:value-type="float" office:value="0.938113" calcext:value-type="float">
            <text:p>0.938113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97.45" calcext:value-type="float">
            <text:p>97.45</text:p>
          </table:table-cell>
          <table:table-cell office:value-type="float" office:value="97.9193" calcext:value-type="float">
            <text:p>97.9193</text:p>
          </table:table-cell>
          <table:table-cell office:value-type="float" office:value="0.995208" calcext:value-type="float">
            <text:p>0.99520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97.4505" calcext:value-type="float">
            <text:p>97.4505</text:p>
          </table:table-cell>
          <table:table-cell office:value-type="float" office:value="97.9162" calcext:value-type="float">
            <text:p>97.9162</text:p>
          </table:table-cell>
          <table:table-cell office:value-type="float" office:value="0.995244" calcext:value-type="float">
            <text:p>0.995244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97.4933" calcext:value-type="float">
            <text:p>97.4933</text:p>
          </table:table-cell>
          <table:table-cell office:value-type="float" office:value="97.9309" calcext:value-type="float">
            <text:p>97.9309</text:p>
          </table:table-cell>
          <table:table-cell office:value-type="float" office:value="0.995532" calcext:value-type="float">
            <text:p>0.995532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97.5399" calcext:value-type="float">
            <text:p>97.5399</text:p>
          </table:table-cell>
          <table:table-cell office:value-type="float" office:value="97.9586" calcext:value-type="float">
            <text:p>97.9586</text:p>
          </table:table-cell>
          <table:table-cell office:value-type="float" office:value="0.995725" calcext:value-type="float">
            <text:p>0.99572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97.5649" calcext:value-type="float">
            <text:p>97.5649</text:p>
          </table:table-cell>
          <table:table-cell office:value-type="float" office:value="97.9827" calcext:value-type="float">
            <text:p>97.9827</text:p>
          </table:table-cell>
          <table:table-cell office:value-type="float" office:value="0.995735" calcext:value-type="float">
            <text:p>0.99573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7.5775" calcext:value-type="float">
            <text:p>97.5775</text:p>
          </table:table-cell>
          <table:table-cell office:value-type="float" office:value="97.9942" calcext:value-type="float">
            <text:p>97.9942</text:p>
          </table:table-cell>
          <table:table-cell office:value-type="float" office:value="0.995748" calcext:value-type="float">
            <text:p>0.99574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34.5576" calcext:value-type="float">
            <text:p>34.5576</text:p>
          </table:table-cell>
          <table:table-cell table:style-name="ce2" office:value-type="float" office:value="544637000" calcext:value-type="float">
            <text:p>5.45E+08</text:p>
          </table:table-cell>
          <table:table-cell table:style-name="ce2" office:value-type="float" office:value="0.0000000634507" calcext:value-type="float">
            <text:p>6.35E-0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77.6577" calcext:value-type="float">
            <text:p>77.6577</text:p>
          </table:table-cell>
          <table:table-cell office:value-type="float" office:value="117.214" calcext:value-type="float">
            <text:p>117.214</text:p>
          </table:table-cell>
          <table:table-cell office:value-type="float" office:value="0.66253" calcext:value-type="float">
            <text:p>0.66253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94.7997" calcext:value-type="float">
            <text:p>94.7997</text:p>
          </table:table-cell>
          <table:table-cell office:value-type="float" office:value="101.324" calcext:value-type="float">
            <text:p>101.324</text:p>
          </table:table-cell>
          <table:table-cell office:value-type="float" office:value="0.935612" calcext:value-type="float">
            <text:p>0.935612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96.7126" calcext:value-type="float">
            <text:p>96.7126</text:p>
          </table:table-cell>
          <table:table-cell office:value-type="float" office:value="97.9631" calcext:value-type="float">
            <text:p>97.9631</text:p>
          </table:table-cell>
          <table:table-cell office:value-type="float" office:value="0.987235" calcext:value-type="float">
            <text:p>0.98723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97.0479" calcext:value-type="float">
            <text:p>97.0479</text:p>
          </table:table-cell>
          <table:table-cell office:value-type="float" office:value="97.5487" calcext:value-type="float">
            <text:p>97.5487</text:p>
          </table:table-cell>
          <table:table-cell office:value-type="float" office:value="0.994866" calcext:value-type="float">
            <text:p>0.994866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97.1968" calcext:value-type="float">
            <text:p>97.1968</text:p>
          </table:table-cell>
          <table:table-cell office:value-type="float" office:value="97.3814" calcext:value-type="float">
            <text:p>97.3814</text:p>
          </table:table-cell>
          <table:table-cell office:value-type="float" office:value="0.998104" calcext:value-type="float">
            <text:p>0.998104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97.4539" calcext:value-type="float">
            <text:p>97.4539</text:p>
          </table:table-cell>
          <table:table-cell office:value-type="float" office:value="97.3335" calcext:value-type="float">
            <text:p>97.3335</text:p>
          </table:table-cell>
          <table:table-cell office:value-type="float" office:value="1.00124" calcext:value-type="float">
            <text:p>1.00124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97.5267" calcext:value-type="float">
            <text:p>97.5267</text:p>
          </table:table-cell>
          <table:table-cell office:value-type="float" office:value="97.3459" calcext:value-type="float">
            <text:p>97.3459</text:p>
          </table:table-cell>
          <table:table-cell office:value-type="float" office:value="1.00186" calcext:value-type="float">
            <text:p>1.00186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7.5667" calcext:value-type="float">
            <text:p>97.5667</text:p>
          </table:table-cell>
          <table:table-cell office:value-type="float" office:value="97.3605" calcext:value-type="float">
            <text:p>97.3605</text:p>
          </table:table-cell>
          <table:table-cell office:value-type="float" office:value="1.00212" calcext:value-type="float">
            <text:p>1.00212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7.3073" calcext:value-type="float">
            <text:p>47.3073</text:p>
          </table:table-cell>
          <table:table-cell office:value-type="float" office:value="694.196" calcext:value-type="float">
            <text:p>694.196</text:p>
          </table:table-cell>
          <table:table-cell office:value-type="float" office:value="0.0681468" calcext:value-type="float">
            <text:p>0.068146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86.9455" calcext:value-type="float">
            <text:p>86.9455</text:p>
          </table:table-cell>
          <table:table-cell office:value-type="float" office:value="122.999" calcext:value-type="float">
            <text:p>122.999</text:p>
          </table:table-cell>
          <table:table-cell office:value-type="float" office:value="0.706878" calcext:value-type="float">
            <text:p>0.70687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95.3318" calcext:value-type="float">
            <text:p>95.3318</text:p>
          </table:table-cell>
          <table:table-cell office:value-type="float" office:value="97.9686" calcext:value-type="float">
            <text:p>97.9686</text:p>
          </table:table-cell>
          <table:table-cell office:value-type="float" office:value="0.973086" calcext:value-type="float">
            <text:p>0.973086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96.3392" calcext:value-type="float">
            <text:p>96.3392</text:p>
          </table:table-cell>
          <table:table-cell office:value-type="float" office:value="97.4859" calcext:value-type="float">
            <text:p>97.4859</text:p>
          </table:table-cell>
          <table:table-cell office:value-type="float" office:value="0.988238" calcext:value-type="float">
            <text:p>0.98823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96.9153" calcext:value-type="float">
            <text:p>96.9153</text:p>
          </table:table-cell>
          <table:table-cell office:value-type="float" office:value="97.2137" calcext:value-type="float">
            <text:p>97.2137</text:p>
          </table:table-cell>
          <table:table-cell office:value-type="float" office:value="0.996931" calcext:value-type="float">
            <text:p>0.99693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97.1928" calcext:value-type="float">
            <text:p>97.1928</text:p>
          </table:table-cell>
          <table:table-cell office:value-type="float" office:value="97.1221" calcext:value-type="float">
            <text:p>97.1221</text:p>
          </table:table-cell>
          <table:table-cell office:value-type="float" office:value="1.00073" calcext:value-type="float">
            <text:p>1.0007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97.4027" calcext:value-type="float">
            <text:p>97.4027</text:p>
          </table:table-cell>
          <table:table-cell office:value-type="float" office:value="97.0283" calcext:value-type="float">
            <text:p>97.0283</text:p>
          </table:table-cell>
          <table:table-cell office:value-type="float" office:value="1.00386" calcext:value-type="float">
            <text:p>1.00386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97.5037" calcext:value-type="float">
            <text:p>97.5037</text:p>
          </table:table-cell>
          <table:table-cell office:value-type="float" office:value="97.0284" calcext:value-type="float">
            <text:p>97.0284</text:p>
          </table:table-cell>
          <table:table-cell office:value-type="float" office:value="1.0049" calcext:value-type="float">
            <text:p>1.0049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7.5482" calcext:value-type="float">
            <text:p>97.5482</text:p>
          </table:table-cell>
          <table:table-cell office:value-type="float" office:value="97.0303" calcext:value-type="float">
            <text:p>97.0303</text:p>
          </table:table-cell>
          <table:table-cell office:value-type="float" office:value="1.00534" calcext:value-type="float">
            <text:p>1.00534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52.2884" calcext:value-type="float">
            <text:p>52.2884</text:p>
          </table:table-cell>
          <table:table-cell office:value-type="float" office:value="402.352" calcext:value-type="float">
            <text:p>402.352</text:p>
          </table:table-cell>
          <table:table-cell office:value-type="float" office:value="0.129957" calcext:value-type="float">
            <text:p>0.129957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85.7425" calcext:value-type="float">
            <text:p>85.7425</text:p>
          </table:table-cell>
          <table:table-cell office:value-type="float" office:value="117.125" calcext:value-type="float">
            <text:p>117.125</text:p>
          </table:table-cell>
          <table:table-cell office:value-type="float" office:value="0.732062" calcext:value-type="float">
            <text:p>0.732062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96.1551" calcext:value-type="float">
            <text:p>96.1551</text:p>
          </table:table-cell>
          <table:table-cell office:value-type="float" office:value="97.0485" calcext:value-type="float">
            <text:p>97.0485</text:p>
          </table:table-cell>
          <table:table-cell office:value-type="float" office:value="0.990794" calcext:value-type="float">
            <text:p>0.990794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96.9353" calcext:value-type="float">
            <text:p>96.9353</text:p>
          </table:table-cell>
          <table:table-cell office:value-type="float" office:value="97.0931" calcext:value-type="float">
            <text:p>97.0931</text:p>
          </table:table-cell>
          <table:table-cell office:value-type="float" office:value="0.998375" calcext:value-type="float">
            <text:p>0.998375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97.4374" calcext:value-type="float">
            <text:p>97.4374</text:p>
          </table:table-cell>
          <table:table-cell office:value-type="float" office:value="105.703" calcext:value-type="float">
            <text:p>105.703</text:p>
          </table:table-cell>
          <table:table-cell office:value-type="float" office:value="0.921807" calcext:value-type="float">
            <text:p>0.921807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97.3126" calcext:value-type="float">
            <text:p>97.3126</text:p>
          </table:table-cell>
          <table:table-cell office:value-type="float" office:value="99.3761" calcext:value-type="float">
            <text:p>99.3761</text:p>
          </table:table-cell>
          <table:table-cell office:value-type="float" office:value="0.979235" calcext:value-type="float">
            <text:p>0.979235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7.3143" calcext:value-type="float">
            <text:p>97.3143</text:p>
          </table:table-cell>
          <table:table-cell office:value-type="float" office:value="99.3997" calcext:value-type="float">
            <text:p>99.3997</text:p>
          </table:table-cell>
          <table:table-cell office:value-type="float" office:value="0.97902" calcext:value-type="float">
            <text:p>0.97902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85.9479" calcext:value-type="float">
            <text:p>85.9479</text:p>
          </table:table-cell>
          <table:table-cell office:value-type="float" office:value="128.891" calcext:value-type="float">
            <text:p>128.891</text:p>
          </table:table-cell>
          <table:table-cell office:value-type="float" office:value="0.666829" calcext:value-type="float">
            <text:p>0.666829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94.5895" calcext:value-type="float">
            <text:p>94.5895</text:p>
          </table:table-cell>
          <table:table-cell office:value-type="float" office:value="100.469" calcext:value-type="float">
            <text:p>100.469</text:p>
          </table:table-cell>
          <table:table-cell office:value-type="float" office:value="0.941477" calcext:value-type="float">
            <text:p>0.941477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97.2727" calcext:value-type="float">
            <text:p>97.2727</text:p>
          </table:table-cell>
          <table:table-cell office:value-type="float" office:value="97.9008" calcext:value-type="float">
            <text:p>97.9008</text:p>
          </table:table-cell>
          <table:table-cell office:value-type="float" office:value="0.993585" calcext:value-type="float">
            <text:p>0.993585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42.631" calcext:value-type="float">
            <text:p>42.631</text:p>
          </table:table-cell>
          <table:table-cell table:style-name="ce2" office:value-type="float" office:value="544729000" calcext:value-type="float">
            <text:p>5.45E+08</text:p>
          </table:table-cell>
          <table:table-cell table:style-name="ce2" office:value-type="float" office:value="0.000000078261" calcext:value-type="float">
            <text:p>7.83E-08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86.1136" calcext:value-type="float">
            <text:p>86.1136</text:p>
          </table:table-cell>
          <table:table-cell office:value-type="float" office:value="118.187" calcext:value-type="float">
            <text:p>118.187</text:p>
          </table:table-cell>
          <table:table-cell office:value-type="float" office:value="0.728619" calcext:value-type="float">
            <text:p>0.728619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95.1311" calcext:value-type="float">
            <text:p>95.1311</text:p>
          </table:table-cell>
          <table:table-cell office:value-type="float" office:value="101.177" calcext:value-type="float">
            <text:p>101.177</text:p>
          </table:table-cell>
          <table:table-cell office:value-type="float" office:value="0.940246" calcext:value-type="float">
            <text:p>0.940246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96.8498" calcext:value-type="float">
            <text:p>96.8498</text:p>
          </table:table-cell>
          <table:table-cell office:value-type="float" office:value="97.8131" calcext:value-type="float">
            <text:p>97.8131</text:p>
          </table:table-cell>
          <table:table-cell office:value-type="float" office:value="0.990151" calcext:value-type="float">
            <text:p>0.99015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2.9578" calcext:value-type="float">
            <text:p>42.9578</text:p>
          </table:table-cell>
          <table:table-cell office:value-type="float" office:value="319.027" calcext:value-type="float">
            <text:p>319.027</text:p>
          </table:table-cell>
          <table:table-cell office:value-type="float" office:value="0.134652" calcext:value-type="float">
            <text:p>0.134652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93.6802" calcext:value-type="float">
            <text:p>93.6802</text:p>
          </table:table-cell>
          <table:table-cell office:value-type="float" office:value="101.731" calcext:value-type="float">
            <text:p>101.731</text:p>
          </table:table-cell>
          <table:table-cell office:value-type="float" office:value="0.920864" calcext:value-type="float">
            <text:p>0.920864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96.0832" calcext:value-type="float">
            <text:p>96.0832</text:p>
          </table:table-cell>
          <table:table-cell office:value-type="float" office:value="99.4316" calcext:value-type="float">
            <text:p>99.4316</text:p>
          </table:table-cell>
          <table:table-cell office:value-type="float" office:value="0.966325" calcext:value-type="float">
            <text:p>0.966325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96.4138" calcext:value-type="float">
            <text:p>96.4138</text:p>
          </table:table-cell>
          <table:table-cell office:value-type="float" office:value="97.3911" calcext:value-type="float">
            <text:p>97.3911</text:p>
          </table:table-cell>
          <table:table-cell office:value-type="float" office:value="0.989966" calcext:value-type="float">
            <text:p>0.989966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56.846" calcext:value-type="float">
            <text:p>56.846</text:p>
          </table:table-cell>
          <table:table-cell office:value-type="float" office:value="181.465" calcext:value-type="float">
            <text:p>181.465</text:p>
          </table:table-cell>
          <table:table-cell office:value-type="float" office:value="0.313261" calcext:value-type="float">
            <text:p>0.31326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92.0062" calcext:value-type="float">
            <text:p>92.0062</text:p>
          </table:table-cell>
          <table:table-cell office:value-type="float" office:value="107.399" calcext:value-type="float">
            <text:p>107.399</text:p>
          </table:table-cell>
          <table:table-cell office:value-type="float" office:value="0.856678" calcext:value-type="float">
            <text:p>0.85667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96.22" calcext:value-type="float">
            <text:p>96.22</text:p>
          </table:table-cell>
          <table:table-cell office:value-type="float" office:value="97.3832" calcext:value-type="float">
            <text:p>97.3832</text:p>
          </table:table-cell>
          <table:table-cell office:value-type="float" office:value="0.988055" calcext:value-type="float">
            <text:p>0.988055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96.964" calcext:value-type="float">
            <text:p>96.964</text:p>
          </table:table-cell>
          <table:table-cell office:value-type="float" office:value="96.9268" calcext:value-type="float">
            <text:p>96.9268</text:p>
          </table:table-cell>
          <table:table-cell office:value-type="float" office:value="1.00038" calcext:value-type="float">
            <text:p>1.00038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66.8993" calcext:value-type="float">
            <text:p>66.8993</text:p>
          </table:table-cell>
          <table:table-cell office:value-type="float" office:value="167.948" calcext:value-type="float">
            <text:p>167.948</text:p>
          </table:table-cell>
          <table:table-cell office:value-type="float" office:value="0.398334" calcext:value-type="float">
            <text:p>0.398334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91.9494" calcext:value-type="float">
            <text:p>91.9494</text:p>
          </table:table-cell>
          <table:table-cell office:value-type="float" office:value="100.755" calcext:value-type="float">
            <text:p>100.755</text:p>
          </table:table-cell>
          <table:table-cell office:value-type="float" office:value="0.912606" calcext:value-type="float">
            <text:p>0.912606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96.4497" calcext:value-type="float">
            <text:p>96.4497</text:p>
          </table:table-cell>
          <table:table-cell office:value-type="float" office:value="96.8128" calcext:value-type="float">
            <text:p>96.8128</text:p>
          </table:table-cell>
          <table:table-cell office:value-type="float" office:value="0.99625" calcext:value-type="float">
            <text:p>0.99625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6.8537" calcext:value-type="float">
            <text:p>96.8537</text:p>
          </table:table-cell>
          <table:table-cell office:value-type="float" office:value="96.8284" calcext:value-type="float">
            <text:p>96.8284</text:p>
          </table:table-cell>
          <table:table-cell office:value-type="float" office:value="1.00026" calcext:value-type="float">
            <text:p>1.00026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68.2142" calcext:value-type="float">
            <text:p>68.2142</text:p>
          </table:table-cell>
          <table:table-cell office:value-type="float" office:value="196.361" calcext:value-type="float">
            <text:p>196.361</text:p>
          </table:table-cell>
          <table:table-cell office:value-type="float" office:value="0.347392" calcext:value-type="float">
            <text:p>0.347392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93.9141" calcext:value-type="float">
            <text:p>93.9141</text:p>
          </table:table-cell>
          <table:table-cell office:value-type="float" office:value="99.6379" calcext:value-type="float">
            <text:p>99.6379</text:p>
          </table:table-cell>
          <table:table-cell office:value-type="float" office:value="0.942554" calcext:value-type="float">
            <text:p>0.942554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96.6557" calcext:value-type="float">
            <text:p>96.6557</text:p>
          </table:table-cell>
          <table:table-cell office:value-type="float" office:value="96.7957" calcext:value-type="float">
            <text:p>96.7957</text:p>
          </table:table-cell>
          <table:table-cell office:value-type="float" office:value="0.998554" calcext:value-type="float">
            <text:p>0.998554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6.9838" calcext:value-type="float">
            <text:p>96.9838</text:p>
          </table:table-cell>
          <table:table-cell office:value-type="float" office:value="96.7302" calcext:value-type="float">
            <text:p>96.7302</text:p>
          </table:table-cell>
          <table:table-cell office:value-type="float" office:value="1.00262" calcext:value-type="float">
            <text:p>1.00262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0.5096" calcext:value-type="float">
            <text:p>10.5096</text:p>
          </table:table-cell>
          <table:table-cell table:style-name="ce2" office:value-type="float" office:value="1471010000" calcext:value-type="float">
            <text:p>1.47E+09</text:p>
          </table:table-cell>
          <table:table-cell table:style-name="ce2" office:value-type="float" office:value="0.00000000714449" calcext:value-type="float">
            <text:p>7.14E-09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61.3553" calcext:value-type="float">
            <text:p>61.3553</text:p>
          </table:table-cell>
          <table:table-cell office:value-type="float" office:value="198.249" calcext:value-type="float">
            <text:p>198.249</text:p>
          </table:table-cell>
          <table:table-cell office:value-type="float" office:value="0.309486" calcext:value-type="float">
            <text:p>0.309486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93.6041" calcext:value-type="float">
            <text:p>93.6041</text:p>
          </table:table-cell>
          <table:table-cell office:value-type="float" office:value="98.3652" calcext:value-type="float">
            <text:p>98.3652</text:p>
          </table:table-cell>
          <table:table-cell office:value-type="float" office:value="0.951598" calcext:value-type="float">
            <text:p>0.951598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96.7539" calcext:value-type="float">
            <text:p>96.7539</text:p>
          </table:table-cell>
          <table:table-cell office:value-type="float" office:value="96.6603" calcext:value-type="float">
            <text:p>96.6603</text:p>
          </table:table-cell>
          <table:table-cell office:value-type="float" office:value="1.00097" calcext:value-type="float">
            <text:p>1.00097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96.9452" calcext:value-type="float">
            <text:p>96.9452</text:p>
          </table:table-cell>
          <table:table-cell office:value-type="float" office:value="96.7" calcext:value-type="float">
            <text:p>96.7</text:p>
          </table:table-cell>
          <table:table-cell office:value-type="float" office:value="1.00253" calcext:value-type="float">
            <text:p>1.00253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97.0238" calcext:value-type="float">
            <text:p>97.0238</text:p>
          </table:table-cell>
          <table:table-cell office:value-type="float" office:value="105.88" calcext:value-type="float">
            <text:p>105.88</text:p>
          </table:table-cell>
          <table:table-cell office:value-type="float" office:value="0.916354" calcext:value-type="float">
            <text:p>0.916354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96.9825" calcext:value-type="float">
            <text:p>96.9825</text:p>
          </table:table-cell>
          <table:table-cell office:value-type="float" office:value="99.5202" calcext:value-type="float">
            <text:p>99.5202</text:p>
          </table:table-cell>
          <table:table-cell office:value-type="float" office:value="0.974501" calcext:value-type="float">
            <text:p>0.974501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6.9841" calcext:value-type="float">
            <text:p>96.9841</text:p>
          </table:table-cell>
          <table:table-cell office:value-type="float" office:value="99.5485" calcext:value-type="float">
            <text:p>99.5485</text:p>
          </table:table-cell>
          <table:table-cell office:value-type="float" office:value="0.97424" calcext:value-type="float">
            <text:p>0.97424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91.4725" calcext:value-type="float">
            <text:p>91.4725</text:p>
          </table:table-cell>
          <table:table-cell office:value-type="float" office:value="114.786" calcext:value-type="float">
            <text:p>114.786</text:p>
          </table:table-cell>
          <table:table-cell office:value-type="float" office:value="0.796898" calcext:value-type="float">
            <text:p>0.796898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96.9594" calcext:value-type="float">
            <text:p>96.9594</text:p>
          </table:table-cell>
          <table:table-cell office:value-type="float" office:value="97.9303" calcext:value-type="float">
            <text:p>97.9303</text:p>
          </table:table-cell>
          <table:table-cell office:value-type="float" office:value="0.990085" calcext:value-type="float">
            <text:p>0.990085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96.9632" calcext:value-type="float">
            <text:p>96.9632</text:p>
          </table:table-cell>
          <table:table-cell office:value-type="float" office:value="97.948" calcext:value-type="float">
            <text:p>97.948</text:p>
          </table:table-cell>
          <table:table-cell office:value-type="float" office:value="0.989946" calcext:value-type="float">
            <text:p>0.989946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44.1006" calcext:value-type="float">
            <text:p>44.1006</text:p>
          </table:table-cell>
          <table:table-cell table:style-name="ce2" office:value-type="float" office:value="544625000" calcext:value-type="float">
            <text:p>5.45E+08</text:p>
          </table:table-cell>
          <table:table-cell table:style-name="ce2" office:value-type="float" office:value="0.0000000809742" calcext:value-type="float">
            <text:p>8.10E-08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87.2731" calcext:value-type="float">
            <text:p>87.2731</text:p>
          </table:table-cell>
          <table:table-cell office:value-type="float" office:value="116.901" calcext:value-type="float">
            <text:p>116.901</text:p>
          </table:table-cell>
          <table:table-cell office:value-type="float" office:value="0.746557" calcext:value-type="float">
            <text:p>0.746557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95.076" calcext:value-type="float">
            <text:p>95.076</text:p>
          </table:table-cell>
          <table:table-cell office:value-type="float" office:value="101.118" calcext:value-type="float">
            <text:p>101.118</text:p>
          </table:table-cell>
          <table:table-cell office:value-type="float" office:value="0.940247" calcext:value-type="float">
            <text:p>0.940247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96.9604" calcext:value-type="float">
            <text:p>96.9604</text:p>
          </table:table-cell>
          <table:table-cell office:value-type="float" office:value="97.3315" calcext:value-type="float">
            <text:p>97.3315</text:p>
          </table:table-cell>
          <table:table-cell office:value-type="float" office:value="0.996187" calcext:value-type="float">
            <text:p>0.996187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52.4938" calcext:value-type="float">
            <text:p>52.4938</text:p>
          </table:table-cell>
          <table:table-cell office:value-type="float" office:value="340.784" calcext:value-type="float">
            <text:p>340.784</text:p>
          </table:table-cell>
          <table:table-cell office:value-type="float" office:value="0.154038" calcext:value-type="float">
            <text:p>0.154038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94.0429" calcext:value-type="float">
            <text:p>94.0429</text:p>
          </table:table-cell>
          <table:table-cell office:value-type="float" office:value="102.233" calcext:value-type="float">
            <text:p>102.233</text:p>
          </table:table-cell>
          <table:table-cell office:value-type="float" office:value="0.919885" calcext:value-type="float">
            <text:p>0.919885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95.9998" calcext:value-type="float">
            <text:p>95.9998</text:p>
          </table:table-cell>
          <table:table-cell office:value-type="float" office:value="99.4169" calcext:value-type="float">
            <text:p>99.4169</text:p>
          </table:table-cell>
          <table:table-cell office:value-type="float" office:value="0.965629" calcext:value-type="float">
            <text:p>0.965629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96.5632" calcext:value-type="float">
            <text:p>96.5632</text:p>
          </table:table-cell>
          <table:table-cell office:value-type="float" office:value="97.2909" calcext:value-type="float">
            <text:p>97.2909</text:p>
          </table:table-cell>
          <table:table-cell office:value-type="float" office:value="0.99252" calcext:value-type="float">
            <text:p>0.99252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57.4595" calcext:value-type="float">
            <text:p>57.4595</text:p>
          </table:table-cell>
          <table:table-cell office:value-type="float" office:value="136.085" calcext:value-type="float">
            <text:p>136.085</text:p>
          </table:table-cell>
          <table:table-cell office:value-type="float" office:value="0.422233" calcext:value-type="float">
            <text:p>0.422233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92.2111" calcext:value-type="float">
            <text:p>92.2111</text:p>
          </table:table-cell>
          <table:table-cell office:value-type="float" office:value="107.213" calcext:value-type="float">
            <text:p>107.213</text:p>
          </table:table-cell>
          <table:table-cell office:value-type="float" office:value="0.86007" calcext:value-type="float">
            <text:p>0.86007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96.1976" calcext:value-type="float">
            <text:p>96.1976</text:p>
          </table:table-cell>
          <table:table-cell office:value-type="float" office:value="97.2679" calcext:value-type="float">
            <text:p>97.2679</text:p>
          </table:table-cell>
          <table:table-cell office:value-type="float" office:value="0.988997" calcext:value-type="float">
            <text:p>0.988997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96.87" calcext:value-type="float">
            <text:p>96.87</text:p>
          </table:table-cell>
          <table:table-cell office:value-type="float" office:value="96.8221" calcext:value-type="float">
            <text:p>96.8221</text:p>
          </table:table-cell>
          <table:table-cell office:value-type="float" office:value="1.00049" calcext:value-type="float">
            <text:p>1.00049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69.9747" calcext:value-type="float">
            <text:p>69.9747</text:p>
          </table:table-cell>
          <table:table-cell office:value-type="float" office:value="94.3134" calcext:value-type="float">
            <text:p>94.3134</text:p>
          </table:table-cell>
          <table:table-cell office:value-type="float" office:value="0.741938" calcext:value-type="float">
            <text:p>0.74193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93.41" calcext:value-type="float">
            <text:p>93.41</text:p>
          </table:table-cell>
          <table:table-cell office:value-type="float" office:value="99.5267" calcext:value-type="float">
            <text:p>99.5267</text:p>
          </table:table-cell>
          <table:table-cell office:value-type="float" office:value="0.938542" calcext:value-type="float">
            <text:p>0.938542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96.1124" calcext:value-type="float">
            <text:p>96.1124</text:p>
          </table:table-cell>
          <table:table-cell office:value-type="float" office:value="96.8307" calcext:value-type="float">
            <text:p>96.8307</text:p>
          </table:table-cell>
          <table:table-cell office:value-type="float" office:value="0.992583" calcext:value-type="float">
            <text:p>0.99258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6.781" calcext:value-type="float">
            <text:p>96.781</text:p>
          </table:table-cell>
          <table:table-cell office:value-type="float" office:value="96.723" calcext:value-type="float">
            <text:p>96.723</text:p>
          </table:table-cell>
          <table:table-cell office:value-type="float" office:value="1.0006" calcext:value-type="float">
            <text:p>1.0006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75.37" calcext:value-type="float">
            <text:p>75.37</text:p>
          </table:table-cell>
          <table:table-cell office:value-type="float" office:value="103.302" calcext:value-type="float">
            <text:p>103.302</text:p>
          </table:table-cell>
          <table:table-cell office:value-type="float" office:value="0.729607" calcext:value-type="float">
            <text:p>0.72960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96.9624" calcext:value-type="float">
            <text:p>96.9624</text:p>
          </table:table-cell>
          <table:table-cell office:value-type="float" office:value="105.94" calcext:value-type="float">
            <text:p>105.94</text:p>
          </table:table-cell>
          <table:table-cell office:value-type="float" office:value="0.915262" calcext:value-type="float">
            <text:p>0.915262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96.8871" calcext:value-type="float">
            <text:p>96.8871</text:p>
          </table:table-cell>
          <table:table-cell office:value-type="float" office:value="99.6265" calcext:value-type="float">
            <text:p>99.6265</text:p>
          </table:table-cell>
          <table:table-cell office:value-type="float" office:value="0.972504" calcext:value-type="float">
            <text:p>0.972504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6.8974" calcext:value-type="float">
            <text:p>96.8974</text:p>
          </table:table-cell>
          <table:table-cell office:value-type="float" office:value="99.7192" calcext:value-type="float">
            <text:p>99.7192</text:p>
          </table:table-cell>
          <table:table-cell office:value-type="float" office:value="0.971702" calcext:value-type="float">
            <text:p>0.971702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96.8721" calcext:value-type="float">
            <text:p>96.8721</text:p>
          </table:table-cell>
          <table:table-cell office:value-type="float" office:value="97.9845" calcext:value-type="float">
            <text:p>97.9845</text:p>
          </table:table-cell>
          <table:table-cell office:value-type="float" office:value="0.988647" calcext:value-type="float">
            <text:p>0.988647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96.8766" calcext:value-type="float">
            <text:p>96.8766</text:p>
          </table:table-cell>
          <table:table-cell office:value-type="float" office:value="98.0152" calcext:value-type="float">
            <text:p>98.0152</text:p>
          </table:table-cell>
          <table:table-cell office:value-type="float" office:value="0.988384" calcext:value-type="float">
            <text:p>0.988384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96.8824" calcext:value-type="float">
            <text:p>96.8824</text:p>
          </table:table-cell>
          <table:table-cell office:value-type="float" office:value="98.0455" calcext:value-type="float">
            <text:p>98.0455</text:p>
          </table:table-cell>
          <table:table-cell office:value-type="float" office:value="0.988138" calcext:value-type="float">
            <text:p>0.988138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73.141" calcext:value-type="float">
            <text:p>73.141</text:p>
          </table:table-cell>
          <table:table-cell office:value-type="float" office:value="77.5791" calcext:value-type="float">
            <text:p>77.5791</text:p>
          </table:table-cell>
          <table:table-cell office:value-type="float" office:value="0.942793" calcext:value-type="float">
            <text:p>0.942793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96.8569" calcext:value-type="float">
            <text:p>96.8569</text:p>
          </table:table-cell>
          <table:table-cell office:value-type="float" office:value="97.3202" calcext:value-type="float">
            <text:p>97.3202</text:p>
          </table:table-cell>
          <table:table-cell office:value-type="float" office:value="0.99524" calcext:value-type="float">
            <text:p>0.99524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96.8693" calcext:value-type="float">
            <text:p>96.8693</text:p>
          </table:table-cell>
          <table:table-cell office:value-type="float" office:value="97.3524" calcext:value-type="float">
            <text:p>97.3524</text:p>
          </table:table-cell>
          <table:table-cell office:value-type="float" office:value="0.995037" calcext:value-type="float">
            <text:p>0.995037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96.8774" calcext:value-type="float">
            <text:p>96.8774</text:p>
          </table:table-cell>
          <table:table-cell office:value-type="float" office:value="97.3749" calcext:value-type="float">
            <text:p>97.3749</text:p>
          </table:table-cell>
          <table:table-cell office:value-type="float" office:value="0.994892" calcext:value-type="float">
            <text:p>0.994892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56.0115" calcext:value-type="float">
            <text:p>56.0115</text:p>
          </table:table-cell>
          <table:table-cell office:value-type="float" office:value="325.888" calcext:value-type="float">
            <text:p>325.888</text:p>
          </table:table-cell>
          <table:table-cell office:value-type="float" office:value="0.171873" calcext:value-type="float">
            <text:p>0.171873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94.2287" calcext:value-type="float">
            <text:p>94.2287</text:p>
          </table:table-cell>
          <table:table-cell office:value-type="float" office:value="99.1606" calcext:value-type="float">
            <text:p>99.1606</text:p>
          </table:table-cell>
          <table:table-cell office:value-type="float" office:value="0.950264" calcext:value-type="float">
            <text:p>0.950264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96.8657" calcext:value-type="float">
            <text:p>96.8657</text:p>
          </table:table-cell>
          <table:table-cell office:value-type="float" office:value="97.0212" calcext:value-type="float">
            <text:p>97.0212</text:p>
          </table:table-cell>
          <table:table-cell office:value-type="float" office:value="0.998398" calcext:value-type="float">
            <text:p>0.998398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96.8715" calcext:value-type="float">
            <text:p>96.8715</text:p>
          </table:table-cell>
          <table:table-cell office:value-type="float" office:value="97.0299" calcext:value-type="float">
            <text:p>97.0299</text:p>
          </table:table-cell>
          <table:table-cell office:value-type="float" office:value="0.998367" calcext:value-type="float">
            <text:p>0.998367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63.2042" calcext:value-type="float">
            <text:p>63.2042</text:p>
          </table:table-cell>
          <table:table-cell office:value-type="float" office:value="138.549" calcext:value-type="float">
            <text:p>138.549</text:p>
          </table:table-cell>
          <table:table-cell office:value-type="float" office:value="0.456185" calcext:value-type="float">
            <text:p>0.456185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92.7683" calcext:value-type="float">
            <text:p>92.7683</text:p>
          </table:table-cell>
          <table:table-cell office:value-type="float" office:value="104.444" calcext:value-type="float">
            <text:p>104.444</text:p>
          </table:table-cell>
          <table:table-cell office:value-type="float" office:value="0.888215" calcext:value-type="float">
            <text:p>0.888215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96.8609" calcext:value-type="float">
            <text:p>96.8609</text:p>
          </table:table-cell>
          <table:table-cell office:value-type="float" office:value="96.8286" calcext:value-type="float">
            <text:p>96.8286</text:p>
          </table:table-cell>
          <table:table-cell office:value-type="float" office:value="1.00033" calcext:value-type="float">
            <text:p>1.00033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96.8696" calcext:value-type="float">
            <text:p>96.8696</text:p>
          </table:table-cell>
          <table:table-cell office:value-type="float" office:value="96.8346" calcext:value-type="float">
            <text:p>96.8346</text:p>
          </table:table-cell>
          <table:table-cell office:value-type="float" office:value="1.00036" calcext:value-type="float">
            <text:p>1.00036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75.7281" calcext:value-type="float">
            <text:p>75.7281</text:p>
          </table:table-cell>
          <table:table-cell office:value-type="float" office:value="95.958" calcext:value-type="float">
            <text:p>95.958</text:p>
          </table:table-cell>
          <table:table-cell office:value-type="float" office:value="0.789179" calcext:value-type="float">
            <text:p>0.789179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93.5428" calcext:value-type="float">
            <text:p>93.5428</text:p>
          </table:table-cell>
          <table:table-cell office:value-type="float" office:value="99.2851" calcext:value-type="float">
            <text:p>99.2851</text:p>
          </table:table-cell>
          <table:table-cell office:value-type="float" office:value="0.942164" calcext:value-type="float">
            <text:p>0.942164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96.8543" calcext:value-type="float">
            <text:p>96.8543</text:p>
          </table:table-cell>
          <table:table-cell office:value-type="float" office:value="96.7068" calcext:value-type="float">
            <text:p>96.7068</text:p>
          </table:table-cell>
          <table:table-cell office:value-type="float" office:value="1.00152" calcext:value-type="float">
            <text:p>1.00152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6.8649" calcext:value-type="float">
            <text:p>96.8649</text:p>
          </table:table-cell>
          <table:table-cell office:value-type="float" office:value="96.7093" calcext:value-type="float">
            <text:p>96.7093</text:p>
          </table:table-cell>
          <table:table-cell office:value-type="float" office:value="1.00161" calcext:value-type="float">
            <text:p>1.0016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76.9514" calcext:value-type="float">
            <text:p>76.9514</text:p>
          </table:table-cell>
          <table:table-cell office:value-type="float" office:value="81.8112" calcext:value-type="float">
            <text:p>81.8112</text:p>
          </table:table-cell>
          <table:table-cell office:value-type="float" office:value="0.940597" calcext:value-type="float">
            <text:p>0.940597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95.1049" calcext:value-type="float">
            <text:p>95.1049</text:p>
          </table:table-cell>
          <table:table-cell office:value-type="float" office:value="98.505" calcext:value-type="float">
            <text:p>98.505</text:p>
          </table:table-cell>
          <table:table-cell office:value-type="float" office:value="0.965483" calcext:value-type="float">
            <text:p>0.965483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96.8504" calcext:value-type="float">
            <text:p>96.8504</text:p>
          </table:table-cell>
          <table:table-cell office:value-type="float" office:value="96.6265" calcext:value-type="float">
            <text:p>96.6265</text:p>
          </table:table-cell>
          <table:table-cell office:value-type="float" office:value="1.00232" calcext:value-type="float">
            <text:p>1.00232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6.8635" calcext:value-type="float">
            <text:p>96.8635</text:p>
          </table:table-cell>
          <table:table-cell office:value-type="float" office:value="96.6265" calcext:value-type="float">
            <text:p>96.6265</text:p>
          </table:table-cell>
          <table:table-cell office:value-type="float" office:value="1.00245" calcext:value-type="float">
            <text:p>1.00245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3.4409" calcext:value-type="float">
            <text:p>13.4409</text:p>
          </table:table-cell>
          <table:table-cell table:style-name="ce2" office:value-type="float" office:value="1750410000" calcext:value-type="float">
            <text:p>1.75E+09</text:p>
          </table:table-cell>
          <table:table-cell table:style-name="ce2" office:value-type="float" office:value="0.00000000767873" calcext:value-type="float">
            <text:p>7.68E-09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72.943" calcext:value-type="float">
            <text:p>72.943</text:p>
          </table:table-cell>
          <table:table-cell office:value-type="float" office:value="84.4231" calcext:value-type="float">
            <text:p>84.4231</text:p>
          </table:table-cell>
          <table:table-cell office:value-type="float" office:value="0.864017" calcext:value-type="float">
            <text:p>0.864017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96.5679" calcext:value-type="float">
            <text:p>96.5679</text:p>
          </table:table-cell>
          <table:table-cell office:value-type="float" office:value="96.6629" calcext:value-type="float">
            <text:p>96.6629</text:p>
          </table:table-cell>
          <table:table-cell office:value-type="float" office:value="0.999017" calcext:value-type="float">
            <text:p>0.999017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96.8436" calcext:value-type="float">
            <text:p>96.8436</text:p>
          </table:table-cell>
          <table:table-cell office:value-type="float" office:value="96.5704" calcext:value-type="float">
            <text:p>96.5704</text:p>
          </table:table-cell>
          <table:table-cell office:value-type="float" office:value="1.00283" calcext:value-type="float">
            <text:p>1.00283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96.8601" calcext:value-type="float">
            <text:p>96.8601</text:p>
          </table:table-cell>
          <table:table-cell office:value-type="float" office:value="96.5684" calcext:value-type="float">
            <text:p>96.5684</text:p>
          </table:table-cell>
          <table:table-cell office:value-type="float" office:value="1.00302" calcext:value-type="float">
            <text:p>1.00302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96.748" calcext:value-type="float">
            <text:p>96.748</text:p>
          </table:table-cell>
          <table:table-cell office:value-type="float" office:value="106.021" calcext:value-type="float">
            <text:p>106.021</text:p>
          </table:table-cell>
          <table:table-cell office:value-type="float" office:value="0.912535" calcext:value-type="float">
            <text:p>0.912535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96.7255" calcext:value-type="float">
            <text:p>96.7255</text:p>
          </table:table-cell>
          <table:table-cell office:value-type="float" office:value="99.7105" calcext:value-type="float">
            <text:p>99.7105</text:p>
          </table:table-cell>
          <table:table-cell office:value-type="float" office:value="0.970063" calcext:value-type="float">
            <text:p>0.97006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6.7312" calcext:value-type="float">
            <text:p>96.7312</text:p>
          </table:table-cell>
          <table:table-cell office:value-type="float" office:value="99.7767" calcext:value-type="float">
            <text:p>99.7767</text:p>
          </table:table-cell>
          <table:table-cell office:value-type="float" office:value="0.969477" calcext:value-type="float">
            <text:p>0.969477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96.7163" calcext:value-type="float">
            <text:p>96.7163</text:p>
          </table:table-cell>
          <table:table-cell office:value-type="float" office:value="98.0287" calcext:value-type="float">
            <text:p>98.0287</text:p>
          </table:table-cell>
          <table:table-cell office:value-type="float" office:value="0.986612" calcext:value-type="float">
            <text:p>0.986612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96.7204" calcext:value-type="float">
            <text:p>96.7204</text:p>
          </table:table-cell>
          <table:table-cell office:value-type="float" office:value="98.0648" calcext:value-type="float">
            <text:p>98.0648</text:p>
          </table:table-cell>
          <table:table-cell office:value-type="float" office:value="0.986291" calcext:value-type="float">
            <text:p>0.986291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96.726" calcext:value-type="float">
            <text:p>96.726</text:p>
          </table:table-cell>
          <table:table-cell office:value-type="float" office:value="98.0996" calcext:value-type="float">
            <text:p>98.0996</text:p>
          </table:table-cell>
          <table:table-cell office:value-type="float" office:value="0.985997" calcext:value-type="float">
            <text:p>0.985997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73.4791" calcext:value-type="float">
            <text:p>73.4791</text:p>
          </table:table-cell>
          <table:table-cell office:value-type="float" office:value="77.2813" calcext:value-type="float">
            <text:p>77.2813</text:p>
          </table:table-cell>
          <table:table-cell office:value-type="float" office:value="0.9508" calcext:value-type="float">
            <text:p>0.9508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96.7104" calcext:value-type="float">
            <text:p>96.7104</text:p>
          </table:table-cell>
          <table:table-cell office:value-type="float" office:value="97.3574" calcext:value-type="float">
            <text:p>97.3574</text:p>
          </table:table-cell>
          <table:table-cell office:value-type="float" office:value="0.993355" calcext:value-type="float">
            <text:p>0.993355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96.7153" calcext:value-type="float">
            <text:p>96.7153</text:p>
          </table:table-cell>
          <table:table-cell office:value-type="float" office:value="97.3776" calcext:value-type="float">
            <text:p>97.3776</text:p>
          </table:table-cell>
          <table:table-cell office:value-type="float" office:value="0.993199" calcext:value-type="float">
            <text:p>0.993199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96.7228" calcext:value-type="float">
            <text:p>96.7228</text:p>
          </table:table-cell>
          <table:table-cell office:value-type="float" office:value="97.4065" calcext:value-type="float">
            <text:p>97.4065</text:p>
          </table:table-cell>
          <table:table-cell office:value-type="float" office:value="0.992981" calcext:value-type="float">
            <text:p>0.992981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78.1503" calcext:value-type="float">
            <text:p>78.1503</text:p>
          </table:table-cell>
          <table:table-cell office:value-type="float" office:value="82.5138" calcext:value-type="float">
            <text:p>82.5138</text:p>
          </table:table-cell>
          <table:table-cell office:value-type="float" office:value="0.947118" calcext:value-type="float">
            <text:p>0.947118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96.7073" calcext:value-type="float">
            <text:p>96.7073</text:p>
          </table:table-cell>
          <table:table-cell office:value-type="float" office:value="97.02" calcext:value-type="float">
            <text:p>97.02</text:p>
          </table:table-cell>
          <table:table-cell office:value-type="float" office:value="0.996776" calcext:value-type="float">
            <text:p>0.996776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96.7145" calcext:value-type="float">
            <text:p>96.7145</text:p>
          </table:table-cell>
          <table:table-cell office:value-type="float" office:value="97.0366" calcext:value-type="float">
            <text:p>97.0366</text:p>
          </table:table-cell>
          <table:table-cell office:value-type="float" office:value="0.99668" calcext:value-type="float">
            <text:p>0.99668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96.7194" calcext:value-type="float">
            <text:p>96.7194</text:p>
          </table:table-cell>
          <table:table-cell office:value-type="float" office:value="97.0488" calcext:value-type="float">
            <text:p>97.0488</text:p>
          </table:table-cell>
          <table:table-cell office:value-type="float" office:value="0.996605" calcext:value-type="float">
            <text:p>0.996605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64.8781" calcext:value-type="float">
            <text:p>64.8781</text:p>
          </table:table-cell>
          <table:table-cell office:value-type="float" office:value="138.736" calcext:value-type="float">
            <text:p>138.736</text:p>
          </table:table-cell>
          <table:table-cell office:value-type="float" office:value="0.467636" calcext:value-type="float">
            <text:p>0.467636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92.8121" calcext:value-type="float">
            <text:p>92.8121</text:p>
          </table:table-cell>
          <table:table-cell office:value-type="float" office:value="104.267" calcext:value-type="float">
            <text:p>104.267</text:p>
          </table:table-cell>
          <table:table-cell office:value-type="float" office:value="0.890142" calcext:value-type="float">
            <text:p>0.890142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96.7125" calcext:value-type="float">
            <text:p>96.712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0.998726" calcext:value-type="float">
            <text:p>0.998726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96.7186" calcext:value-type="float">
            <text:p>96.7186</text:p>
          </table:table-cell>
          <table:table-cell office:value-type="float" office:value="96.8447" calcext:value-type="float">
            <text:p>96.8447</text:p>
          </table:table-cell>
          <table:table-cell office:value-type="float" office:value="0.998698" calcext:value-type="float">
            <text:p>0.998698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76.7416" calcext:value-type="float">
            <text:p>76.7416</text:p>
          </table:table-cell>
          <table:table-cell office:value-type="float" office:value="90.5434" calcext:value-type="float">
            <text:p>90.5434</text:p>
          </table:table-cell>
          <table:table-cell office:value-type="float" office:value="0.847566" calcext:value-type="float">
            <text:p>0.847566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94.1364" calcext:value-type="float">
            <text:p>94.1364</text:p>
          </table:table-cell>
          <table:table-cell office:value-type="float" office:value="98.445" calcext:value-type="float">
            <text:p>98.445</text:p>
          </table:table-cell>
          <table:table-cell office:value-type="float" office:value="0.956233" calcext:value-type="float">
            <text:p>0.95623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96.7092" calcext:value-type="float">
            <text:p>96.7092</text:p>
          </table:table-cell>
          <table:table-cell office:value-type="float" office:value="96.7078" calcext:value-type="float">
            <text:p>96.7078</text:p>
          </table:table-cell>
          <table:table-cell office:value-type="float" office:value="1.00001" calcext:value-type="float">
            <text:p>1.00001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6.7158" calcext:value-type="float">
            <text:p>96.7158</text:p>
          </table:table-cell>
          <table:table-cell office:value-type="float" office:value="96.7132" calcext:value-type="float">
            <text:p>96.7132</text:p>
          </table:table-cell>
          <table:table-cell office:value-type="float" office:value="1.00003" calcext:value-type="float">
            <text:p>1.0000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77.1882" calcext:value-type="float">
            <text:p>77.1882</text:p>
          </table:table-cell>
          <table:table-cell office:value-type="float" office:value="80.931" calcext:value-type="float">
            <text:p>80.931</text:p>
          </table:table-cell>
          <table:table-cell office:value-type="float" office:value="0.953752" calcext:value-type="float">
            <text:p>0.953752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96.6037" calcext:value-type="float">
            <text:p>96.6037</text:p>
          </table:table-cell>
          <table:table-cell office:value-type="float" office:value="96.5975" calcext:value-type="float">
            <text:p>96.5975</text:p>
          </table:table-cell>
          <table:table-cell office:value-type="float" office:value="1.00006" calcext:value-type="float">
            <text:p>1.00006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96.707" calcext:value-type="float">
            <text:p>96.707</text:p>
          </table:table-cell>
          <table:table-cell office:value-type="float" office:value="96.6228" calcext:value-type="float">
            <text:p>96.6228</text:p>
          </table:table-cell>
          <table:table-cell office:value-type="float" office:value="1.00087" calcext:value-type="float">
            <text:p>1.00087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6.715" calcext:value-type="float">
            <text:p>96.715</text:p>
          </table:table-cell>
          <table:table-cell office:value-type="float" office:value="96.6262" calcext:value-type="float">
            <text:p>96.6262</text:p>
          </table:table-cell>
          <table:table-cell office:value-type="float" office:value="1.00092" calcext:value-type="float">
            <text:p>1.00092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4.2744" calcext:value-type="float">
            <text:p>14.2744</text:p>
          </table:table-cell>
          <table:table-cell table:style-name="ce2" office:value-type="float" office:value="1214170000" calcext:value-type="float">
            <text:p>1.21E+09</text:p>
          </table:table-cell>
          <table:table-cell table:style-name="ce2" office:value-type="float" office:value="0.0000000117565" calcext:value-type="float">
            <text:p>1.18E-0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73.935" calcext:value-type="float">
            <text:p>73.935</text:p>
          </table:table-cell>
          <table:table-cell office:value-type="float" office:value="77.8847" calcext:value-type="float">
            <text:p>77.8847</text:p>
          </table:table-cell>
          <table:table-cell office:value-type="float" office:value="0.949288" calcext:value-type="float">
            <text:p>0.949288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96.6083" calcext:value-type="float">
            <text:p>96.6083</text:p>
          </table:table-cell>
          <table:table-cell office:value-type="float" office:value="96.5466" calcext:value-type="float">
            <text:p>96.5466</text:p>
          </table:table-cell>
          <table:table-cell office:value-type="float" office:value="1.00064" calcext:value-type="float">
            <text:p>1.0006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96.7041" calcext:value-type="float">
            <text:p>96.7041</text:p>
          </table:table-cell>
          <table:table-cell office:value-type="float" office:value="96.5627" calcext:value-type="float">
            <text:p>96.5627</text:p>
          </table:table-cell>
          <table:table-cell office:value-type="float" office:value="1.00146" calcext:value-type="float">
            <text:p>1.00146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96.7128" calcext:value-type="float">
            <text:p>96.7128</text:p>
          </table:table-cell>
          <table:table-cell office:value-type="float" office:value="96.5641" calcext:value-type="float">
            <text:p>96.5641</text:p>
          </table:table-cell>
          <table:table-cell office:value-type="float" office:value="1.00154" calcext:value-type="float">
            <text:p>1.00154</text:p>
          </table:table-cell>
          <table:table-cell table:number-columns-repeated="1018"/>
        </table:table-row>
      </table:table>
      <table:table table:name="combined_Cases" table:style-name="ta1"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5" table:number-columns-repeated="2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4" table:number-columns-repeated="1004" table:default-cell-style-name="ce4"/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rmin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J*</text:p>
          </table:table-cell>
          <table:table-cell table:style-name="ce3" office:value-type="string" calcext:value-type="string">
            <text:p>J/J*</text:p>
          </table:table-cell>
          <table:table-cell table:style-name="ce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rmin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J*</text:p>
          </table:table-cell>
          <table:table-cell table:style-name="ce3" office:value-type="string" calcext:value-type="string">
            <text:p>J/J*</text:p>
          </table:table-cell>
          <table:table-cell table:style-name="ce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rmin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J*</text:p>
          </table:table-cell>
          <table:table-cell table:style-name="ce3" office:value-type="string" calcext:value-type="string">
            <text:p>J/J*</text:p>
          </table:table-cell>
          <table:table-cell table:style-name="ce3" table:number-columns-repeated="100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5.9341" calcext:value-type="float">
            <text:p>35.9341</text:p>
          </table:table-cell>
          <table:table-cell office:value-type="float" office:value="34.2055" calcext:value-type="float">
            <text:p>34.2055</text:p>
          </table:table-cell>
          <table:table-cell office:value-type="float" office:value="1.05054" calcext:value-type="float">
            <text:p>1.05054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8.8694" calcext:value-type="float">
            <text:p>8.8694</text:p>
          </table:table-cell>
          <table:table-cell table:style-name="ce8" office:value-type="float" office:value="460945000" calcext:value-type="float">
            <text:p>4.61E+08</text:p>
          </table:table-cell>
          <table:table-cell table:style-name="ce8" office:value-type="float" office:value="0.0000000192418" calcext:value-type="float">
            <text:p>1.92E-08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3.2001" calcext:value-type="float">
            <text:p>13.2001</text:p>
          </table:table-cell>
          <table:table-cell office:value-type="float" office:value="1095.74" calcext:value-type="float">
            <text:p>1095.74</text:p>
          </table:table-cell>
          <table:table-cell office:value-type="float" office:value="0.0120468" calcext:value-type="float">
            <text:p>0.0120468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16.0144" calcext:value-type="float">
            <text:p>16.0144</text:p>
          </table:table-cell>
          <table:table-cell office:value-type="float" office:value="358.892" calcext:value-type="float">
            <text:p>358.892</text:p>
          </table:table-cell>
          <table:table-cell office:value-type="float" office:value="0.0446219" calcext:value-type="float">
            <text:p>0.0446219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21.1948" calcext:value-type="float">
            <text:p>21.1948</text:p>
          </table:table-cell>
          <table:table-cell office:value-type="float" office:value="122.341" calcext:value-type="float">
            <text:p>122.341</text:p>
          </table:table-cell>
          <table:table-cell office:value-type="float" office:value="0.173243" calcext:value-type="float">
            <text:p>0.173243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25.0004" calcext:value-type="float">
            <text:p>25.0004</text:p>
          </table:table-cell>
          <table:table-cell office:value-type="float" office:value="75.9506" calcext:value-type="float">
            <text:p>75.9506</text:p>
          </table:table-cell>
          <table:table-cell office:value-type="float" office:value="0.329167" calcext:value-type="float">
            <text:p>0.329167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.6111" calcext:value-type="float">
            <text:p>27.6111</text:p>
          </table:table-cell>
          <table:table-cell office:value-type="float" office:value="59.1323" calcext:value-type="float">
            <text:p>59.1323</text:p>
          </table:table-cell>
          <table:table-cell office:value-type="float" office:value="0.466938" calcext:value-type="float">
            <text:p>0.466938</text:p>
          </table:table-cell>
          <table:table-cell table:style-name="ce3"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3143" calcext:value-type="float">
            <text:p>34.3143</text:p>
          </table:table-cell>
          <table:table-cell office:value-type="float" office:value="34.2055" calcext:value-type="float">
            <text:p>34.2055</text:p>
          </table:table-cell>
          <table:table-cell office:value-type="float" office:value="1.00318" calcext:value-type="float">
            <text:p>1.003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.458" calcext:value-type="float">
            <text:p>59.458</text:p>
          </table:table-cell>
          <table:table-cell office:value-type="float" office:value="69.2724" calcext:value-type="float">
            <text:p>69.2724</text:p>
          </table:table-cell>
          <table:table-cell office:value-type="float" office:value="0.858321" calcext:value-type="float">
            <text:p>0.858321</text:p>
          </table:table-cell>
          <table:table-cell/>
          <table:table-cell table:style-name="ce3" table:number-columns-repeated="6"/>
          <table:table-cell table:number-columns-repeated="100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4.3098" calcext:value-type="float">
            <text:p>34.3098</text:p>
          </table:table-cell>
          <table:table-cell office:value-type="float" office:value="33.935" calcext:value-type="float">
            <text:p>33.935</text:p>
          </table:table-cell>
          <table:table-cell office:value-type="float" office:value="1.01104" calcext:value-type="float">
            <text:p>1.0110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5.964" calcext:value-type="float">
            <text:p>55.964</text:p>
          </table:table-cell>
          <table:table-cell office:value-type="float" office:value="64.9694" calcext:value-type="float">
            <text:p>64.9694</text:p>
          </table:table-cell>
          <table:table-cell office:value-type="float" office:value="0.86139" calcext:value-type="float">
            <text:p>0.8613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3.5881" calcext:value-type="float">
            <text:p>53.5881</text:p>
          </table:table-cell>
          <table:table-cell table:style-name="ce8" office:value-type="float" office:value="1139750000" calcext:value-type="float">
            <text:p>1.14E+09</text:p>
          </table:table-cell>
          <table:table-cell table:style-name="ce8" office:value-type="float" office:value="0.0000000470173" calcext:value-type="float">
            <text:p>4.70E-08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34.3098" calcext:value-type="float">
            <text:p>34.3098</text:p>
          </table:table-cell>
          <table:table-cell office:value-type="float" office:value="33.9351" calcext:value-type="float">
            <text:p>33.9351</text:p>
          </table:table-cell>
          <table:table-cell office:value-type="float" office:value="1.01104" calcext:value-type="float">
            <text:p>1.0110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55.9659" calcext:value-type="float">
            <text:p>55.9659</text:p>
          </table:table-cell>
          <table:table-cell office:value-type="float" office:value="64.3707" calcext:value-type="float">
            <text:p>64.3707</text:p>
          </table:table-cell>
          <table:table-cell office:value-type="float" office:value="0.869431" calcext:value-type="float">
            <text:p>0.86943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07.062" calcext:value-type="float">
            <text:p>107.062</text:p>
          </table:table-cell>
          <table:table-cell office:value-type="float" office:value="235.138" calcext:value-type="float">
            <text:p>235.138</text:p>
          </table:table-cell>
          <table:table-cell office:value-type="float" office:value="0.455316" calcext:value-type="float">
            <text:p>0.455316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34.3098" calcext:value-type="float">
            <text:p>34.3098</text:p>
          </table:table-cell>
          <table:table-cell office:value-type="float" office:value="33.9347" calcext:value-type="float">
            <text:p>33.9347</text:p>
          </table:table-cell>
          <table:table-cell office:value-type="float" office:value="1.01105" calcext:value-type="float">
            <text:p>1.01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55.9714" calcext:value-type="float">
            <text:p>55.9714</text:p>
          </table:table-cell>
          <table:table-cell office:value-type="float" office:value="63.6059" calcext:value-type="float">
            <text:p>63.6059</text:p>
          </table:table-cell>
          <table:table-cell office:value-type="float" office:value="0.879971" calcext:value-type="float">
            <text:p>0.87997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118.839" calcext:value-type="float">
            <text:p>118.839</text:p>
          </table:table-cell>
          <table:table-cell office:value-type="float" office:value="125.89" calcext:value-type="float">
            <text:p>125.89</text:p>
          </table:table-cell>
          <table:table-cell office:value-type="float" office:value="0.943991" calcext:value-type="float">
            <text:p>0.943991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34.3099" calcext:value-type="float">
            <text:p>34.3099</text:p>
          </table:table-cell>
          <table:table-cell office:value-type="float" office:value="33.9341" calcext:value-type="float">
            <text:p>33.9341</text:p>
          </table:table-cell>
          <table:table-cell office:value-type="float" office:value="1.01107" calcext:value-type="float">
            <text:p>1.0110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55.9827" calcext:value-type="float">
            <text:p>55.9827</text:p>
          </table:table-cell>
          <table:table-cell office:value-type="float" office:value="62.8173" calcext:value-type="float">
            <text:p>62.8173</text:p>
          </table:table-cell>
          <table:table-cell office:value-type="float" office:value="0.8912" calcext:value-type="float">
            <text:p>0.891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22.526" calcext:value-type="float">
            <text:p>122.526</text:p>
          </table:table-cell>
          <table:table-cell office:value-type="float" office:value="112.086" calcext:value-type="float">
            <text:p>112.086</text:p>
          </table:table-cell>
          <table:table-cell office:value-type="float" office:value="1.09315" calcext:value-type="float">
            <text:p>1.09315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34.31" calcext:value-type="float">
            <text:p>34.31</text:p>
          </table:table-cell>
          <table:table-cell office:value-type="float" office:value="33.9334" calcext:value-type="float">
            <text:p>33.9334</text:p>
          </table:table-cell>
          <table:table-cell office:value-type="float" office:value="1.0111" calcext:value-type="float">
            <text:p>1.01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56.0037" calcext:value-type="float">
            <text:p>56.0037</text:p>
          </table:table-cell>
          <table:table-cell office:value-type="float" office:value="62.0192" calcext:value-type="float">
            <text:p>62.0192</text:p>
          </table:table-cell>
          <table:table-cell office:value-type="float" office:value="0.903006" calcext:value-type="float">
            <text:p>0.90300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124.264" calcext:value-type="float">
            <text:p>124.264</text:p>
          </table:table-cell>
          <table:table-cell office:value-type="float" office:value="107.813" calcext:value-type="float">
            <text:p>107.813</text:p>
          </table:table-cell>
          <table:table-cell office:value-type="float" office:value="1.15258" calcext:value-type="float">
            <text:p>1.15258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3101" calcext:value-type="float">
            <text:p>34.3101</text:p>
          </table:table-cell>
          <table:table-cell office:value-type="float" office:value="33.9331" calcext:value-type="float">
            <text:p>33.9331</text:p>
          </table:table-cell>
          <table:table-cell office:value-type="float" office:value="1.01111" calcext:value-type="float">
            <text:p>1.011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.0338" calcext:value-type="float">
            <text:p>56.0338</text:p>
          </table:table-cell>
          <table:table-cell office:value-type="float" office:value="61.3388" calcext:value-type="float">
            <text:p>61.3388</text:p>
          </table:table-cell>
          <table:table-cell office:value-type="float" office:value="0.913514" calcext:value-type="float">
            <text:p>0.91351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5.255" calcext:value-type="float">
            <text:p>125.255</text:p>
          </table:table-cell>
          <table:table-cell office:value-type="float" office:value="106.026" calcext:value-type="float">
            <text:p>106.026</text:p>
          </table:table-cell>
          <table:table-cell office:value-type="float" office:value="1.18136" calcext:value-type="float">
            <text:p>1.18136</text:p>
          </table:table-cell>
          <table:table-cell table:number-columns-repeated="1004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8.35535" calcext:value-type="float">
            <text:p>8.35535</text:p>
          </table:table-cell>
          <table:table-cell table:style-name="ce5" office:value-type="float" office:value="552.845" calcext:value-type="float">
            <text:p>552.845</text:p>
          </table:table-cell>
          <table:table-cell table:style-name="ce5" office:value-type="float" office:value="0.0151134" calcext:value-type="float">
            <text:p>0.0151134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2.2551" calcext:value-type="float">
            <text:p>22.2551</text:p>
          </table:table-cell>
          <table:table-cell table:style-name="ce5" office:value-type="float" office:value="532.975" calcext:value-type="float">
            <text:p>532.975</text:p>
          </table:table-cell>
          <table:table-cell table:style-name="ce5" office:value-type="float" office:value="0.0417564" calcext:value-type="float">
            <text:p>0.0417564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9.0007" calcext:value-type="float">
            <text:p>59.0007</text:p>
          </table:table-cell>
          <table:table-cell table:style-name="ce5" office:value-type="float" office:value="149.159" calcext:value-type="float">
            <text:p>149.159</text:p>
          </table:table-cell>
          <table:table-cell table:style-name="ce5" office:value-type="float" office:value="0.395556" calcext:value-type="float">
            <text:p>0.395556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6.9752" calcext:value-type="float">
            <text:p>16.9752</text:p>
          </table:table-cell>
          <table:table-cell table:style-name="ce5" office:value-type="float" office:value="100.509" calcext:value-type="float">
            <text:p>100.509</text:p>
          </table:table-cell>
          <table:table-cell table:style-name="ce5" office:value-type="float" office:value="0.168893" calcext:value-type="float">
            <text:p>0.16889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37.6524" calcext:value-type="float">
            <text:p>37.6524</text:p>
          </table:table-cell>
          <table:table-cell table:style-name="ce5" office:value-type="float" office:value="118.52" calcext:value-type="float">
            <text:p>118.52</text:p>
          </table:table-cell>
          <table:table-cell table:style-name="ce5" office:value-type="float" office:value="0.317688" calcext:value-type="float">
            <text:p>0.317688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82.2338" calcext:value-type="float">
            <text:p>82.2338</text:p>
          </table:table-cell>
          <table:table-cell table:style-name="ce5" office:value-type="float" office:value="138.45" calcext:value-type="float">
            <text:p>138.45</text:p>
          </table:table-cell>
          <table:table-cell table:style-name="ce5" office:value-type="float" office:value="0.593961" calcext:value-type="float">
            <text:p>0.593961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27.6643" calcext:value-type="float">
            <text:p>27.6643</text:p>
          </table:table-cell>
          <table:table-cell table:style-name="ce5" office:value-type="float" office:value="45.7511" calcext:value-type="float">
            <text:p>45.7511</text:p>
          </table:table-cell>
          <table:table-cell table:style-name="ce5" office:value-type="float" office:value="0.60467" calcext:value-type="float">
            <text:p>0.60467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50.0938" calcext:value-type="float">
            <text:p>50.0938</text:p>
          </table:table-cell>
          <table:table-cell table:style-name="ce5" office:value-type="float" office:value="67.1326" calcext:value-type="float">
            <text:p>67.1326</text:p>
          </table:table-cell>
          <table:table-cell table:style-name="ce5" office:value-type="float" office:value="0.746192" calcext:value-type="float">
            <text:p>0.74619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104.445" calcext:value-type="float">
            <text:p>104.445</text:p>
          </table:table-cell>
          <table:table-cell table:style-name="ce5" office:value-type="float" office:value="106.352" calcext:value-type="float">
            <text:p>106.352</text:p>
          </table:table-cell>
          <table:table-cell table:style-name="ce5" office:value-type="float" office:value="0.982072" calcext:value-type="float">
            <text:p>0.982072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31.4569" calcext:value-type="float">
            <text:p>31.4569</text:p>
          </table:table-cell>
          <table:table-cell table:style-name="ce5" office:value-type="float" office:value="37.6764" calcext:value-type="float">
            <text:p>37.6764</text:p>
          </table:table-cell>
          <table:table-cell table:style-name="ce5" office:value-type="float" office:value="0.834922" calcext:value-type="float">
            <text:p>0.83492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54.3713" calcext:value-type="float">
            <text:p>54.3713</text:p>
          </table:table-cell>
          <table:table-cell table:style-name="ce5" office:value-type="float" office:value="59.1582" calcext:value-type="float">
            <text:p>59.1582</text:p>
          </table:table-cell>
          <table:table-cell table:style-name="ce5" office:value-type="float" office:value="0.919083" calcext:value-type="float">
            <text:p>0.91908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114.791" calcext:value-type="float">
            <text:p>114.791</text:p>
          </table:table-cell>
          <table:table-cell table:style-name="ce5" office:value-type="float" office:value="101.457" calcext:value-type="float">
            <text:p>101.457</text:p>
          </table:table-cell>
          <table:table-cell table:style-name="ce5" office:value-type="float" office:value="1.13142" calcext:value-type="float">
            <text:p>1.13142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32.4762" calcext:value-type="float">
            <text:p>32.4762</text:p>
          </table:table-cell>
          <table:table-cell table:style-name="ce5" office:value-type="float" office:value="36.1418" calcext:value-type="float">
            <text:p>36.1418</text:p>
          </table:table-cell>
          <table:table-cell table:style-name="ce5" office:value-type="float" office:value="0.898578" calcext:value-type="float">
            <text:p>0.898578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55.6804" calcext:value-type="float">
            <text:p>55.6804</text:p>
          </table:table-cell>
          <table:table-cell table:style-name="ce5" office:value-type="float" office:value="57.7637" calcext:value-type="float">
            <text:p>57.7637</text:p>
          </table:table-cell>
          <table:table-cell table:style-name="ce5" office:value-type="float" office:value="0.963934" calcext:value-type="float">
            <text:p>0.963934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118.694" calcext:value-type="float">
            <text:p>118.694</text:p>
          </table:table-cell>
          <table:table-cell table:style-name="ce5" office:value-type="float" office:value="100.448" calcext:value-type="float">
            <text:p>100.448</text:p>
          </table:table-cell>
          <table:table-cell table:style-name="ce5" office:value-type="float" office:value="1.18165" calcext:value-type="float">
            <text:p>1.18165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33.4333" calcext:value-type="float">
            <text:p>33.4333</text:p>
          </table:table-cell>
          <table:table-cell table:style-name="ce5" office:value-type="float" office:value="34.6481" calcext:value-type="float">
            <text:p>34.6481</text:p>
          </table:table-cell>
          <table:table-cell table:style-name="ce5" office:value-type="float" office:value="0.96494" calcext:value-type="float">
            <text:p>0.96494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55.7952" calcext:value-type="float">
            <text:p>55.7952</text:p>
          </table:table-cell>
          <table:table-cell table:style-name="ce5" office:value-type="float" office:value="56.4711" calcext:value-type="float">
            <text:p>56.4711</text:p>
          </table:table-cell>
          <table:table-cell table:style-name="ce5" office:value-type="float" office:value="0.988031" calcext:value-type="float">
            <text:p>0.98803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121.697" calcext:value-type="float">
            <text:p>121.697</text:p>
          </table:table-cell>
          <table:table-cell table:style-name="ce5" office:value-type="float" office:value="99.8637" calcext:value-type="float">
            <text:p>99.8637</text:p>
          </table:table-cell>
          <table:table-cell table:style-name="ce5" office:value-type="float" office:value="1.21863" calcext:value-type="float">
            <text:p>1.21863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3.6962" calcext:value-type="float">
            <text:p>33.6962</text:p>
          </table:table-cell>
          <table:table-cell table:style-name="ce5" office:value-type="float" office:value="34.3311" calcext:value-type="float">
            <text:p>34.3311</text:p>
          </table:table-cell>
          <table:table-cell table:style-name="ce5" office:value-type="float" office:value="0.981507" calcext:value-type="float">
            <text:p>0.981507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6.0778" calcext:value-type="float">
            <text:p>56.0778</text:p>
          </table:table-cell>
          <table:table-cell table:style-name="ce5" office:value-type="float" office:value="55.8726" calcext:value-type="float">
            <text:p>55.8726</text:p>
          </table:table-cell>
          <table:table-cell table:style-name="ce5" office:value-type="float" office:value="1.00367" calcext:value-type="float">
            <text:p>1.00367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3.091" calcext:value-type="float">
            <text:p>123.091</text:p>
          </table:table-cell>
          <table:table-cell table:style-name="ce5" office:value-type="float" office:value="99.7639" calcext:value-type="float">
            <text:p>99.7639</text:p>
          </table:table-cell>
          <table:table-cell table:style-name="ce5" office:value-type="float" office:value="1.23383" calcext:value-type="float">
            <text:p>1.23383</text:p>
          </table:table-cell>
          <table:table-cell table:style-name="ce5"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3019" calcext:value-type="float">
            <text:p>34.3019</text:p>
          </table:table-cell>
          <table:table-cell office:value-type="float" office:value="34.2055" calcext:value-type="float">
            <text:p>34.2055</text:p>
          </table:table-cell>
          <table:table-cell office:value-type="float" office:value="1.00282" calcext:value-type="float">
            <text:p>1.0028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.1105" calcext:value-type="float">
            <text:p>60.1105</text:p>
          </table:table-cell>
          <table:table-cell office:value-type="float" office:value="69.2724" calcext:value-type="float">
            <text:p>69.2724</text:p>
          </table:table-cell>
          <table:table-cell office:value-type="float" office:value="0.867741" calcext:value-type="float">
            <text:p>0.867741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4.1738" calcext:value-type="float">
            <text:p>34.1738</text:p>
          </table:table-cell>
          <table:table-cell office:value-type="float" office:value="33.9374" calcext:value-type="float">
            <text:p>33.9374</text:p>
          </table:table-cell>
          <table:table-cell office:value-type="float" office:value="1.00697" calcext:value-type="float">
            <text:p>1.006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7.6525" calcext:value-type="float">
            <text:p>57.6525</text:p>
          </table:table-cell>
          <table:table-cell office:value-type="float" office:value="57.5135" calcext:value-type="float">
            <text:p>57.5135</text:p>
          </table:table-cell>
          <table:table-cell office:value-type="float" office:value="1.00242" calcext:value-type="float">
            <text:p>1.002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04.025" calcext:value-type="float">
            <text:p>104.025</text:p>
          </table:table-cell>
          <table:table-cell office:value-type="float" office:value="104.867" calcext:value-type="float">
            <text:p>104.867</text:p>
          </table:table-cell>
          <table:table-cell office:value-type="float" office:value="0.991967" calcext:value-type="float">
            <text:p>0.991967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34.1738" calcext:value-type="float">
            <text:p>34.1738</text:p>
          </table:table-cell>
          <table:table-cell office:value-type="float" office:value="33.9374" calcext:value-type="float">
            <text:p>33.9374</text:p>
          </table:table-cell>
          <table:table-cell office:value-type="float" office:value="1.00697" calcext:value-type="float">
            <text:p>1.006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57.6528" calcext:value-type="float">
            <text:p>57.6528</text:p>
          </table:table-cell>
          <table:table-cell office:value-type="float" office:value="57.5086" calcext:value-type="float">
            <text:p>57.5086</text:p>
          </table:table-cell>
          <table:table-cell office:value-type="float" office:value="1.00251" calcext:value-type="float">
            <text:p>1.002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04.025" calcext:value-type="float">
            <text:p>104.025</text:p>
          </table:table-cell>
          <table:table-cell office:value-type="float" office:value="104.842" calcext:value-type="float">
            <text:p>104.842</text:p>
          </table:table-cell>
          <table:table-cell office:value-type="float" office:value="0.992209" calcext:value-type="float">
            <text:p>0.992209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34.1739" calcext:value-type="float">
            <text:p>34.1739</text:p>
          </table:table-cell>
          <table:table-cell office:value-type="float" office:value="33.9371" calcext:value-type="float">
            <text:p>33.9371</text:p>
          </table:table-cell>
          <table:table-cell office:value-type="float" office:value="1.00698" calcext:value-type="float">
            <text:p>1.006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57.6538" calcext:value-type="float">
            <text:p>57.6538</text:p>
          </table:table-cell>
          <table:table-cell office:value-type="float" office:value="57.5039" calcext:value-type="float">
            <text:p>57.5039</text:p>
          </table:table-cell>
          <table:table-cell office:value-type="float" office:value="1.00261" calcext:value-type="float">
            <text:p>1.002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104.025" calcext:value-type="float">
            <text:p>104.025</text:p>
          </table:table-cell>
          <table:table-cell office:value-type="float" office:value="104.798" calcext:value-type="float">
            <text:p>104.798</text:p>
          </table:table-cell>
          <table:table-cell office:value-type="float" office:value="0.99263" calcext:value-type="float">
            <text:p>0.99263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34.1739" calcext:value-type="float">
            <text:p>34.1739</text:p>
          </table:table-cell>
          <table:table-cell office:value-type="float" office:value="33.9364" calcext:value-type="float">
            <text:p>33.9364</text:p>
          </table:table-cell>
          <table:table-cell office:value-type="float" office:value="1.007" calcext:value-type="float">
            <text:p>1.0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57.6558" calcext:value-type="float">
            <text:p>57.6558</text:p>
          </table:table-cell>
          <table:table-cell office:value-type="float" office:value="57.5008" calcext:value-type="float">
            <text:p>57.5008</text:p>
          </table:table-cell>
          <table:table-cell office:value-type="float" office:value="1.0027" calcext:value-type="float">
            <text:p>1.00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04.027" calcext:value-type="float">
            <text:p>104.027</text:p>
          </table:table-cell>
          <table:table-cell office:value-type="float" office:value="104.76" calcext:value-type="float">
            <text:p>104.76</text:p>
          </table:table-cell>
          <table:table-cell office:value-type="float" office:value="0.993001" calcext:value-type="float">
            <text:p>0.993001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34.174" calcext:value-type="float">
            <text:p>34.174</text:p>
          </table:table-cell>
          <table:table-cell office:value-type="float" office:value="33.9357" calcext:value-type="float">
            <text:p>33.9357</text:p>
          </table:table-cell>
          <table:table-cell office:value-type="float" office:value="1.00702" calcext:value-type="float">
            <text:p>1.007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57.6567" calcext:value-type="float">
            <text:p>57.6567</text:p>
          </table:table-cell>
          <table:table-cell office:value-type="float" office:value="57.4977" calcext:value-type="float">
            <text:p>57.4977</text:p>
          </table:table-cell>
          <table:table-cell office:value-type="float" office:value="1.00277" calcext:value-type="float">
            <text:p>1.002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104.029" calcext:value-type="float">
            <text:p>104.029</text:p>
          </table:table-cell>
          <table:table-cell office:value-type="float" office:value="104.723" calcext:value-type="float">
            <text:p>104.723</text:p>
          </table:table-cell>
          <table:table-cell office:value-type="float" office:value="0.993365" calcext:value-type="float">
            <text:p>0.993365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1742" calcext:value-type="float">
            <text:p>34.1742</text:p>
          </table:table-cell>
          <table:table-cell office:value-type="float" office:value="33.9345" calcext:value-type="float">
            <text:p>33.9345</text:p>
          </table:table-cell>
          <table:table-cell office:value-type="float" office:value="1.00706" calcext:value-type="float">
            <text:p>1.007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.6567" calcext:value-type="float">
            <text:p>57.6567</text:p>
          </table:table-cell>
          <table:table-cell office:value-type="float" office:value="57.4954" calcext:value-type="float">
            <text:p>57.4954</text:p>
          </table:table-cell>
          <table:table-cell office:value-type="float" office:value="1.00281" calcext:value-type="float">
            <text:p>1.002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4.034" calcext:value-type="float">
            <text:p>104.034</text:p>
          </table:table-cell>
          <table:table-cell office:value-type="float" office:value="104.659" calcext:value-type="float">
            <text:p>104.659</text:p>
          </table:table-cell>
          <table:table-cell office:value-type="float" office:value="0.994025" calcext:value-type="float">
            <text:p>0.994025</text:p>
          </table:table-cell>
          <table:table-cell table:number-columns-repeated="1004"/>
        </table:table-row>
        <table:table-row table:style-name="ro2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2.5835" calcext:value-type="float">
            <text:p>22.5835</text:p>
          </table:table-cell>
          <table:table-cell table:style-name="ce5" office:value-type="float" office:value="74.4729" calcext:value-type="float">
            <text:p>74.4729</text:p>
          </table:table-cell>
          <table:table-cell table:style-name="ce5" office:value-type="float" office:value="0.303244" calcext:value-type="float">
            <text:p>0.303244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38.4406" calcext:value-type="float">
            <text:p>38.4406</text:p>
          </table:table-cell>
          <table:table-cell table:style-name="ce5" office:value-type="float" office:value="253.001" calcext:value-type="float">
            <text:p>253.001</text:p>
          </table:table-cell>
          <table:table-cell table:style-name="ce5" office:value-type="float" office:value="0.151939" calcext:value-type="float">
            <text:p>0.151939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82.0728" calcext:value-type="float">
            <text:p>82.0728</text:p>
          </table:table-cell>
          <table:table-cell table:style-name="ce5" office:value-type="float" office:value="163.859" calcext:value-type="float">
            <text:p>163.859</text:p>
          </table:table-cell>
          <table:table-cell table:style-name="ce5" office:value-type="float" office:value="0.500875" calcext:value-type="float">
            <text:p>0.500875</text:p>
          </table:table-cell>
          <table:table-cell table:style-name="ce5" table:number-columns-repeated="1004"/>
        </table:table-row>
        <table:table-row table:style-name="ro2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8.1666" calcext:value-type="float">
            <text:p>28.1666</text:p>
          </table:table-cell>
          <table:table-cell table:style-name="ce5" office:value-type="float" office:value="37.2274" calcext:value-type="float">
            <text:p>37.2274</text:p>
          </table:table-cell>
          <table:table-cell table:style-name="ce5" office:value-type="float" office:value="0.756609" calcext:value-type="float">
            <text:p>0.756609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49.7914" calcext:value-type="float">
            <text:p>49.7914</text:p>
          </table:table-cell>
          <table:table-cell table:style-name="ce5" office:value-type="float" office:value="81.6971" calcext:value-type="float">
            <text:p>81.6971</text:p>
          </table:table-cell>
          <table:table-cell table:style-name="ce5" office:value-type="float" office:value="0.609464" calcext:value-type="float">
            <text:p>0.609464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91.4746" calcext:value-type="float">
            <text:p>91.4746</text:p>
          </table:table-cell>
          <table:table-cell table:style-name="ce5" office:value-type="float" office:value="102.645" calcext:value-type="float">
            <text:p>102.645</text:p>
          </table:table-cell>
          <table:table-cell table:style-name="ce5" office:value-type="float" office:value="0.891176" calcext:value-type="float">
            <text:p>0.891176</text:p>
          </table:table-cell>
          <table:table-cell table:style-name="ce5" table:number-columns-repeated="1004"/>
        </table:table-row>
        <table:table-row table:style-name="ro2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32.1355" calcext:value-type="float">
            <text:p>32.1355</text:p>
          </table:table-cell>
          <table:table-cell table:style-name="ce5" office:value-type="float" office:value="34.119" calcext:value-type="float">
            <text:p>34.119</text:p>
          </table:table-cell>
          <table:table-cell table:style-name="ce5" office:value-type="float" office:value="0.941865" calcext:value-type="float">
            <text:p>0.941865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53.9413" calcext:value-type="float">
            <text:p>53.9413</text:p>
          </table:table-cell>
          <table:table-cell table:style-name="ce5" office:value-type="float" office:value="60.5047" calcext:value-type="float">
            <text:p>60.5047</text:p>
          </table:table-cell>
          <table:table-cell table:style-name="ce5" office:value-type="float" office:value="0.891522" calcext:value-type="float">
            <text:p>0.891522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96.7114" calcext:value-type="float">
            <text:p>96.7114</text:p>
          </table:table-cell>
          <table:table-cell table:style-name="ce5" office:value-type="float" office:value="100.861" calcext:value-type="float">
            <text:p>100.861</text:p>
          </table:table-cell>
          <table:table-cell table:style-name="ce5" office:value-type="float" office:value="0.958855" calcext:value-type="float">
            <text:p>0.958855</text:p>
          </table:table-cell>
          <table:table-cell table:style-name="ce5" table:number-columns-repeated="1004"/>
        </table:table-row>
        <table:table-row table:style-name="ro2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33.2029" calcext:value-type="float">
            <text:p>33.2029</text:p>
          </table:table-cell>
          <table:table-cell table:style-name="ce5" office:value-type="float" office:value="34.2875" calcext:value-type="float">
            <text:p>34.2875</text:p>
          </table:table-cell>
          <table:table-cell table:style-name="ce5" office:value-type="float" office:value="0.968369" calcext:value-type="float">
            <text:p>0.968369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55.5799" calcext:value-type="float">
            <text:p>55.5799</text:p>
          </table:table-cell>
          <table:table-cell table:style-name="ce5" office:value-type="float" office:value="55.9145" calcext:value-type="float">
            <text:p>55.9145</text:p>
          </table:table-cell>
          <table:table-cell table:style-name="ce5" office:value-type="float" office:value="0.994016" calcext:value-type="float">
            <text:p>0.994016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99.6318" calcext:value-type="float">
            <text:p>99.6318</text:p>
          </table:table-cell>
          <table:table-cell table:style-name="ce5" office:value-type="float" office:value="101.139" calcext:value-type="float">
            <text:p>101.139</text:p>
          </table:table-cell>
          <table:table-cell table:style-name="ce5" office:value-type="float" office:value="0.985098" calcext:value-type="float">
            <text:p>0.985098</text:p>
          </table:table-cell>
          <table:table-cell table:style-name="ce5" table:number-columns-repeated="1004"/>
        </table:table-row>
        <table:table-row table:style-name="ro2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33.5508" calcext:value-type="float">
            <text:p>33.5508</text:p>
          </table:table-cell>
          <table:table-cell table:style-name="ce5" office:value-type="float" office:value="34.2435" calcext:value-type="float">
            <text:p>34.2435</text:p>
          </table:table-cell>
          <table:table-cell table:style-name="ce5" office:value-type="float" office:value="0.979771" calcext:value-type="float">
            <text:p>0.979771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56.2032" calcext:value-type="float">
            <text:p>56.2032</text:p>
          </table:table-cell>
          <table:table-cell table:style-name="ce5" office:value-type="float" office:value="54.9953" calcext:value-type="float">
            <text:p>54.9953</text:p>
          </table:table-cell>
          <table:table-cell table:style-name="ce5" office:value-type="float" office:value="1.02196" calcext:value-type="float">
            <text:p>1.02196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100.888" calcext:value-type="float">
            <text:p>100.888</text:p>
          </table:table-cell>
          <table:table-cell table:style-name="ce5" office:value-type="float" office:value="100.378" calcext:value-type="float">
            <text:p>100.378</text:p>
          </table:table-cell>
          <table:table-cell table:style-name="ce5" office:value-type="float" office:value="1.00508" calcext:value-type="float">
            <text:p>1.00508</text:p>
          </table:table-cell>
          <table:table-cell table:style-name="ce5" table:number-columns-repeated="1004"/>
        </table:table-row>
        <table:table-row table:style-name="ro2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33.8205" calcext:value-type="float">
            <text:p>33.8205</text:p>
          </table:table-cell>
          <table:table-cell table:style-name="ce5" office:value-type="float" office:value="33.8278" calcext:value-type="float">
            <text:p>33.8278</text:p>
          </table:table-cell>
          <table:table-cell table:style-name="ce5" office:value-type="float" office:value="0.999785" calcext:value-type="float">
            <text:p>0.999785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56.2319" calcext:value-type="float">
            <text:p>56.2319</text:p>
          </table:table-cell>
          <table:table-cell table:style-name="ce5" office:value-type="float" office:value="54.9785" calcext:value-type="float">
            <text:p>54.9785</text:p>
          </table:table-cell>
          <table:table-cell table:style-name="ce5" office:value-type="float" office:value="1.0228" calcext:value-type="float">
            <text:p>1.0228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102.23" calcext:value-type="float">
            <text:p>102.23</text:p>
          </table:table-cell>
          <table:table-cell table:style-name="ce5" office:value-type="float" office:value="99.713" calcext:value-type="float">
            <text:p>99.713</text:p>
          </table:table-cell>
          <table:table-cell table:style-name="ce5" office:value-type="float" office:value="1.02524" calcext:value-type="float">
            <text:p>1.02524</text:p>
          </table:table-cell>
          <table:table-cell table:style-name="ce5" table:number-columns-repeated="1004"/>
        </table:table-row>
        <table:table-row table:style-name="ro2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3.9315" calcext:value-type="float">
            <text:p>33.9315</text:p>
          </table:table-cell>
          <table:table-cell table:style-name="ce5" office:value-type="float" office:value="33.817" calcext:value-type="float">
            <text:p>33.817</text:p>
          </table:table-cell>
          <table:table-cell table:style-name="ce5" office:value-type="float" office:value="1.00339" calcext:value-type="float">
            <text:p>1.00339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6.3422" calcext:value-type="float">
            <text:p>56.3422</text:p>
          </table:table-cell>
          <table:table-cell table:style-name="ce5" office:value-type="float" office:value="54.9342" calcext:value-type="float">
            <text:p>54.9342</text:p>
          </table:table-cell>
          <table:table-cell table:style-name="ce5" office:value-type="float" office:value="1.02563" calcext:value-type="float">
            <text:p>1.02563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2.896" calcext:value-type="float">
            <text:p>102.896</text:p>
          </table:table-cell>
          <table:table-cell table:style-name="ce5" office:value-type="float" office:value="99.5146" calcext:value-type="float">
            <text:p>99.5146</text:p>
          </table:table-cell>
          <table:table-cell table:style-name="ce5" office:value-type="float" office:value="1.03398" calcext:value-type="float">
            <text:p>1.03398</text:p>
          </table:table-cell>
          <table:table-cell table:style-name="ce5"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12.2066" calcext:value-type="float">
            <text:p>12.2066</text:p>
          </table:table-cell>
          <table:table-cell office:value-type="float" office:value="91.411" calcext:value-type="float">
            <text:p>91.411</text:p>
          </table:table-cell>
          <table:table-cell office:value-type="float" office:value="0.133535" calcext:value-type="float">
            <text:p>0.1335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24.3113" calcext:value-type="float">
            <text:p>24.3113</text:p>
          </table:table-cell>
          <table:table-cell office:value-type="float" office:value="479.366" calcext:value-type="float">
            <text:p>479.366</text:p>
          </table:table-cell>
          <table:table-cell office:value-type="float" office:value="0.0507155" calcext:value-type="float">
            <text:p>0.05071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43.5799" calcext:value-type="float">
            <text:p>43.5799</text:p>
          </table:table-cell>
          <table:table-cell office:value-type="float" office:value="958.591" calcext:value-type="float">
            <text:p>958.591</text:p>
          </table:table-cell>
          <table:table-cell office:value-type="float" office:value="0.0454625" calcext:value-type="float">
            <text:p>0.0454625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20.1531" calcext:value-type="float">
            <text:p>20.1531</text:p>
          </table:table-cell>
          <table:table-cell office:value-type="float" office:value="62.5016" calcext:value-type="float">
            <text:p>62.5016</text:p>
          </table:table-cell>
          <table:table-cell office:value-type="float" office:value="0.322441" calcext:value-type="float">
            <text:p>0.3224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43.8075" calcext:value-type="float">
            <text:p>43.8075</text:p>
          </table:table-cell>
          <table:table-cell office:value-type="float" office:value="72.8971" calcext:value-type="float">
            <text:p>72.8971</text:p>
          </table:table-cell>
          <table:table-cell office:value-type="float" office:value="0.60095" calcext:value-type="float">
            <text:p>0.600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85.2404" calcext:value-type="float">
            <text:p>85.2404</text:p>
          </table:table-cell>
          <table:table-cell office:value-type="float" office:value="132.954" calcext:value-type="float">
            <text:p>132.954</text:p>
          </table:table-cell>
          <table:table-cell office:value-type="float" office:value="0.641127" calcext:value-type="float">
            <text:p>0.641127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5.6085" calcext:value-type="float">
            <text:p>25.6085</text:p>
          </table:table-cell>
          <table:table-cell office:value-type="float" office:value="40.9145" calcext:value-type="float">
            <text:p>40.9145</text:p>
          </table:table-cell>
          <table:table-cell office:value-type="float" office:value="0.625902" calcext:value-type="float">
            <text:p>0.6259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53.2879" calcext:value-type="float">
            <text:p>53.2879</text:p>
          </table:table-cell>
          <table:table-cell office:value-type="float" office:value="63.3341" calcext:value-type="float">
            <text:p>63.3341</text:p>
          </table:table-cell>
          <table:table-cell office:value-type="float" office:value="0.841379" calcext:value-type="float">
            <text:p>0.8413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94.2861" calcext:value-type="float">
            <text:p>94.2861</text:p>
          </table:table-cell>
          <table:table-cell office:value-type="float" office:value="102.165" calcext:value-type="float">
            <text:p>102.165</text:p>
          </table:table-cell>
          <table:table-cell office:value-type="float" office:value="0.922884" calcext:value-type="float">
            <text:p>0.922884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29.7112" calcext:value-type="float">
            <text:p>29.7112</text:p>
          </table:table-cell>
          <table:table-cell office:value-type="float" office:value="34.9124" calcext:value-type="float">
            <text:p>34.9124</text:p>
          </table:table-cell>
          <table:table-cell office:value-type="float" office:value="0.851022" calcext:value-type="float">
            <text:p>0.8510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55.2517" calcext:value-type="float">
            <text:p>55.2517</text:p>
          </table:table-cell>
          <table:table-cell office:value-type="float" office:value="57.1509" calcext:value-type="float">
            <text:p>57.1509</text:p>
          </table:table-cell>
          <table:table-cell office:value-type="float" office:value="0.966768" calcext:value-type="float">
            <text:p>0.9667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96.2608" calcext:value-type="float">
            <text:p>96.2608</text:p>
          </table:table-cell>
          <table:table-cell office:value-type="float" office:value="100.65" calcext:value-type="float">
            <text:p>100.65</text:p>
          </table:table-cell>
          <table:table-cell office:value-type="float" office:value="0.956396" calcext:value-type="float">
            <text:p>0.956396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32.1458" calcext:value-type="float">
            <text:p>32.1458</text:p>
          </table:table-cell>
          <table:table-cell office:value-type="float" office:value="33.902" calcext:value-type="float">
            <text:p>33.902</text:p>
          </table:table-cell>
          <table:table-cell office:value-type="float" office:value="0.948196" calcext:value-type="float">
            <text:p>0.9481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55.6626" calcext:value-type="float">
            <text:p>55.6626</text:p>
          </table:table-cell>
          <table:table-cell office:value-type="float" office:value="54.9342" calcext:value-type="float">
            <text:p>54.9342</text:p>
          </table:table-cell>
          <table:table-cell office:value-type="float" office:value="1.01326" calcext:value-type="float">
            <text:p>1.013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98.8387" calcext:value-type="float">
            <text:p>98.8387</text:p>
          </table:table-cell>
          <table:table-cell office:value-type="float" office:value="98.9872" calcext:value-type="float">
            <text:p>98.9872</text:p>
          </table:table-cell>
          <table:table-cell office:value-type="float" office:value="0.998499" calcext:value-type="float">
            <text:p>0.998499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33.2923" calcext:value-type="float">
            <text:p>33.2923</text:p>
          </table:table-cell>
          <table:table-cell office:value-type="float" office:value="33.9719" calcext:value-type="float">
            <text:p>33.9719</text:p>
          </table:table-cell>
          <table:table-cell office:value-type="float" office:value="0.979996" calcext:value-type="float">
            <text:p>0.9799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56.1838" calcext:value-type="float">
            <text:p>56.1838</text:p>
          </table:table-cell>
          <table:table-cell office:value-type="float" office:value="53.8728" calcext:value-type="float">
            <text:p>53.8728</text:p>
          </table:table-cell>
          <table:table-cell office:value-type="float" office:value="1.0429" calcext:value-type="float">
            <text:p>1.04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101.041" calcext:value-type="float">
            <text:p>101.041</text:p>
          </table:table-cell>
          <table:table-cell office:value-type="float" office:value="98.6484" calcext:value-type="float">
            <text:p>98.6484</text:p>
          </table:table-cell>
          <table:table-cell office:value-type="float" office:value="1.02426" calcext:value-type="float">
            <text:p>1.02426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33.6872" calcext:value-type="float">
            <text:p>33.6872</text:p>
          </table:table-cell>
          <table:table-cell office:value-type="float" office:value="33.8341" calcext:value-type="float">
            <text:p>33.8341</text:p>
          </table:table-cell>
          <table:table-cell office:value-type="float" office:value="0.995659" calcext:value-type="float">
            <text:p>0.9956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56.3952" calcext:value-type="float">
            <text:p>56.3952</text:p>
          </table:table-cell>
          <table:table-cell office:value-type="float" office:value="53.674" calcext:value-type="float">
            <text:p>53.674</text:p>
          </table:table-cell>
          <table:table-cell office:value-type="float" office:value="1.0507" calcext:value-type="float">
            <text:p>1.05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102.018" calcext:value-type="float">
            <text:p>102.018</text:p>
          </table:table-cell>
          <table:table-cell office:value-type="float" office:value="98.1203" calcext:value-type="float">
            <text:p>98.1203</text:p>
          </table:table-cell>
          <table:table-cell office:value-type="float" office:value="1.03972" calcext:value-type="float">
            <text:p>1.03972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.8345" calcext:value-type="float">
            <text:p>33.8345</text:p>
          </table:table-cell>
          <table:table-cell office:value-type="float" office:value="33.773" calcext:value-type="float">
            <text:p>33.773</text:p>
          </table:table-cell>
          <table:table-cell office:value-type="float" office:value="1.00182" calcext:value-type="float">
            <text:p>1.001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6.4684" calcext:value-type="float">
            <text:p>56.4684</text:p>
          </table:table-cell>
          <table:table-cell office:value-type="float" office:value="53.6796" calcext:value-type="float">
            <text:p>53.6796</text:p>
          </table:table-cell>
          <table:table-cell office:value-type="float" office:value="1.05195" calcext:value-type="float">
            <text:p>1.051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.61" calcext:value-type="float">
            <text:p>102.61</text:p>
          </table:table-cell>
          <table:table-cell office:value-type="float" office:value="98.01" calcext:value-type="float">
            <text:p>98.01</text:p>
          </table:table-cell>
          <table:table-cell office:value-type="float" office:value="1.04693" calcext:value-type="float">
            <text:p>1.04693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3.85675" calcext:value-type="float">
            <text:p>3.85675</text:p>
          </table:table-cell>
          <table:table-cell table:style-name="ce8" office:value-type="float" office:value="428099000" calcext:value-type="float">
            <text:p>4.28E+08</text:p>
          </table:table-cell>
          <table:table-cell table:style-name="ce8" office:value-type="float" office:value="0.00000000900901" calcext:value-type="float">
            <text:p>9.01E-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7.38468" calcext:value-type="float">
            <text:p>7.38468</text:p>
          </table:table-cell>
          <table:table-cell table:style-name="ce8" office:value-type="float" office:value="840587000" calcext:value-type="float">
            <text:p>8.41E+08</text:p>
          </table:table-cell>
          <table:table-cell table:style-name="ce8" office:value-type="float" office:value="0.00000000878515" calcext:value-type="float">
            <text:p>8.79E-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2.1535" calcext:value-type="float">
            <text:p>12.1535</text:p>
          </table:table-cell>
          <table:table-cell table:style-name="ce8" office:value-type="float" office:value="913778000" calcext:value-type="float">
            <text:p>9.14E+08</text:p>
          </table:table-cell>
          <table:table-cell table:style-name="ce8" office:value-type="float" office:value="0.0000000133003" calcext:value-type="float">
            <text:p>1.33E-08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13.7947" calcext:value-type="float">
            <text:p>13.7947</text:p>
          </table:table-cell>
          <table:table-cell office:value-type="float" office:value="55.0004" calcext:value-type="float">
            <text:p>55.0004</text:p>
          </table:table-cell>
          <table:table-cell office:value-type="float" office:value="0.250811" calcext:value-type="float">
            <text:p>0.2508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27.6064" calcext:value-type="float">
            <text:p>27.6064</text:p>
          </table:table-cell>
          <table:table-cell office:value-type="float" office:value="169.131" calcext:value-type="float">
            <text:p>169.131</text:p>
          </table:table-cell>
          <table:table-cell office:value-type="float" office:value="0.163225" calcext:value-type="float">
            <text:p>0.1632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55.8079" calcext:value-type="float">
            <text:p>55.8079</text:p>
          </table:table-cell>
          <table:table-cell office:value-type="float" office:value="571.238" calcext:value-type="float">
            <text:p>571.238</text:p>
          </table:table-cell>
          <table:table-cell office:value-type="float" office:value="0.0976964" calcext:value-type="float">
            <text:p>0.0976964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19.5935" calcext:value-type="float">
            <text:p>19.5935</text:p>
          </table:table-cell>
          <table:table-cell office:value-type="float" office:value="34.6625" calcext:value-type="float">
            <text:p>34.6625</text:p>
          </table:table-cell>
          <table:table-cell office:value-type="float" office:value="0.565265" calcext:value-type="float">
            <text:p>0.5652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43.6381" calcext:value-type="float">
            <text:p>43.6381</text:p>
          </table:table-cell>
          <table:table-cell office:value-type="float" office:value="70.2178" calcext:value-type="float">
            <text:p>70.2178</text:p>
          </table:table-cell>
          <table:table-cell office:value-type="float" office:value="0.621467" calcext:value-type="float">
            <text:p>0.6214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83.1664" calcext:value-type="float">
            <text:p>83.1664</text:p>
          </table:table-cell>
          <table:table-cell office:value-type="float" office:value="130.381" calcext:value-type="float">
            <text:p>130.381</text:p>
          </table:table-cell>
          <table:table-cell office:value-type="float" office:value="0.637871" calcext:value-type="float">
            <text:p>0.637871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25.6817" calcext:value-type="float">
            <text:p>25.6817</text:p>
          </table:table-cell>
          <table:table-cell office:value-type="float" office:value="30.5157" calcext:value-type="float">
            <text:p>30.5157</text:p>
          </table:table-cell>
          <table:table-cell office:value-type="float" office:value="0.84159" calcext:value-type="float">
            <text:p>0.841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1.974" calcext:value-type="float">
            <text:p>51.974</text:p>
          </table:table-cell>
          <table:table-cell office:value-type="float" office:value="56.6637" calcext:value-type="float">
            <text:p>56.6637</text:p>
          </table:table-cell>
          <table:table-cell office:value-type="float" office:value="0.917236" calcext:value-type="float">
            <text:p>0.9172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94.9269" calcext:value-type="float">
            <text:p>94.9269</text:p>
          </table:table-cell>
          <table:table-cell office:value-type="float" office:value="103.676" calcext:value-type="float">
            <text:p>103.676</text:p>
          </table:table-cell>
          <table:table-cell office:value-type="float" office:value="0.915608" calcext:value-type="float">
            <text:p>0.915608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9.1437" calcext:value-type="float">
            <text:p>29.1437</text:p>
          </table:table-cell>
          <table:table-cell office:value-type="float" office:value="31.9941" calcext:value-type="float">
            <text:p>31.9941</text:p>
          </table:table-cell>
          <table:table-cell office:value-type="float" office:value="0.91091" calcext:value-type="float">
            <text:p>0.910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55.3848" calcext:value-type="float">
            <text:p>55.3848</text:p>
          </table:table-cell>
          <table:table-cell office:value-type="float" office:value="55.1039" calcext:value-type="float">
            <text:p>55.1039</text:p>
          </table:table-cell>
          <table:table-cell office:value-type="float" office:value="1.0051" calcext:value-type="float">
            <text:p>1.00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97.7532" calcext:value-type="float">
            <text:p>97.7532</text:p>
          </table:table-cell>
          <table:table-cell office:value-type="float" office:value="100.276" calcext:value-type="float">
            <text:p>100.276</text:p>
          </table:table-cell>
          <table:table-cell office:value-type="float" office:value="0.974845" calcext:value-type="float">
            <text:p>0.974845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1.7835" calcext:value-type="float">
            <text:p>31.7835</text:p>
          </table:table-cell>
          <table:table-cell office:value-type="float" office:value="33.7189" calcext:value-type="float">
            <text:p>33.7189</text:p>
          </table:table-cell>
          <table:table-cell office:value-type="float" office:value="0.942602" calcext:value-type="float">
            <text:p>0.9426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55.8743" calcext:value-type="float">
            <text:p>55.8743</text:p>
          </table:table-cell>
          <table:table-cell office:value-type="float" office:value="54.0504" calcext:value-type="float">
            <text:p>54.0504</text:p>
          </table:table-cell>
          <table:table-cell office:value-type="float" office:value="1.03375" calcext:value-type="float">
            <text:p>1.033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99.4143" calcext:value-type="float">
            <text:p>99.4143</text:p>
          </table:table-cell>
          <table:table-cell office:value-type="float" office:value="98.6304" calcext:value-type="float">
            <text:p>98.6304</text:p>
          </table:table-cell>
          <table:table-cell office:value-type="float" office:value="1.00795" calcext:value-type="float">
            <text:p>1.00795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33.18" calcext:value-type="float">
            <text:p>33.18</text:p>
          </table:table-cell>
          <table:table-cell office:value-type="float" office:value="33.7734" calcext:value-type="float">
            <text:p>33.7734</text:p>
          </table:table-cell>
          <table:table-cell office:value-type="float" office:value="0.98243" calcext:value-type="float">
            <text:p>0.982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56.0975" calcext:value-type="float">
            <text:p>56.0975</text:p>
          </table:table-cell>
          <table:table-cell office:value-type="float" office:value="53.4147" calcext:value-type="float">
            <text:p>53.4147</text:p>
          </table:table-cell>
          <table:table-cell office:value-type="float" office:value="1.05022" calcext:value-type="float">
            <text:p>1.050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101.263" calcext:value-type="float">
            <text:p>101.263</text:p>
          </table:table-cell>
          <table:table-cell office:value-type="float" office:value="98.2473" calcext:value-type="float">
            <text:p>98.2473</text:p>
          </table:table-cell>
          <table:table-cell office:value-type="float" office:value="1.03069" calcext:value-type="float">
            <text:p>1.03069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33.6263" calcext:value-type="float">
            <text:p>33.6263</text:p>
          </table:table-cell>
          <table:table-cell office:value-type="float" office:value="33.8124" calcext:value-type="float">
            <text:p>33.8124</text:p>
          </table:table-cell>
          <table:table-cell office:value-type="float" office:value="0.994495" calcext:value-type="float">
            <text:p>0.9944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56.4123" calcext:value-type="float">
            <text:p>56.4123</text:p>
          </table:table-cell>
          <table:table-cell office:value-type="float" office:value="53.1735" calcext:value-type="float">
            <text:p>53.1735</text:p>
          </table:table-cell>
          <table:table-cell office:value-type="float" office:value="1.06091" calcext:value-type="float">
            <text:p>1.060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102.322" calcext:value-type="float">
            <text:p>102.322</text:p>
          </table:table-cell>
          <table:table-cell office:value-type="float" office:value="97.7177" calcext:value-type="float">
            <text:p>97.7177</text:p>
          </table:table-cell>
          <table:table-cell office:value-type="float" office:value="1.04712" calcext:value-type="float">
            <text:p>1.04712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.8018" calcext:value-type="float">
            <text:p>33.8018</text:p>
          </table:table-cell>
          <table:table-cell office:value-type="float" office:value="33.7682" calcext:value-type="float">
            <text:p>33.7682</text:p>
          </table:table-cell>
          <table:table-cell office:value-type="float" office:value="1.001" calcext:value-type="float">
            <text:p>1.0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6.5181" calcext:value-type="float">
            <text:p>56.5181</text:p>
          </table:table-cell>
          <table:table-cell office:value-type="float" office:value="53.155" calcext:value-type="float">
            <text:p>53.155</text:p>
          </table:table-cell>
          <table:table-cell office:value-type="float" office:value="1.06327" calcext:value-type="float">
            <text:p>1.063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.954" calcext:value-type="float">
            <text:p>102.954</text:p>
          </table:table-cell>
          <table:table-cell office:value-type="float" office:value="97.5106" calcext:value-type="float">
            <text:p>97.5106</text:p>
          </table:table-cell>
          <table:table-cell office:value-type="float" office:value="1.05583" calcext:value-type="float">
            <text:p>1.05583</text:p>
          </table:table-cell>
          <table:table-cell table:number-columns-repeated="100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.9991" calcext:value-type="float">
            <text:p>33.9991</text:p>
          </table:table-cell>
          <table:table-cell office:value-type="float" office:value="34.2055" calcext:value-type="float">
            <text:p>34.2055</text:p>
          </table:table-cell>
          <table:table-cell office:value-type="float" office:value="0.993966" calcext:value-type="float">
            <text:p>0.99396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.2655" calcext:value-type="float">
            <text:p>55.2655</text:p>
          </table:table-cell>
          <table:table-cell office:value-type="float" office:value="69.2724" calcext:value-type="float">
            <text:p>69.2724</text:p>
          </table:table-cell>
          <table:table-cell office:value-type="float" office:value="0.797799" calcext:value-type="float">
            <text:p>0.797799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3.936" calcext:value-type="float">
            <text:p>33.936</text:p>
          </table:table-cell>
          <table:table-cell office:value-type="float" office:value="33.931" calcext:value-type="float">
            <text:p>33.931</text:p>
          </table:table-cell>
          <table:table-cell office:value-type="float" office:value="1.00015" calcext:value-type="float">
            <text:p>1.000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4.4473" calcext:value-type="float">
            <text:p>54.4473</text:p>
          </table:table-cell>
          <table:table-cell office:value-type="float" office:value="57.4879" calcext:value-type="float">
            <text:p>57.4879</text:p>
          </table:table-cell>
          <table:table-cell office:value-type="float" office:value="0.947109" calcext:value-type="float">
            <text:p>0.9471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99.4023" calcext:value-type="float">
            <text:p>99.4023</text:p>
          </table:table-cell>
          <table:table-cell office:value-type="float" office:value="104.657" calcext:value-type="float">
            <text:p>104.657</text:p>
          </table:table-cell>
          <table:table-cell office:value-type="float" office:value="0.949795" calcext:value-type="float">
            <text:p>0.949795</text:p>
          </table:table-cell>
          <table:table-cell table:number-columns-repeated="100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33.936" calcext:value-type="float">
            <text:p>33.936</text:p>
          </table:table-cell>
          <table:table-cell office:value-type="float" office:value="33.9312" calcext:value-type="float">
            <text:p>33.9312</text:p>
          </table:table-cell>
          <table:table-cell office:value-type="float" office:value="1.00014" calcext:value-type="float">
            <text:p>1.000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54.4476" calcext:value-type="float">
            <text:p>54.4476</text:p>
          </table:table-cell>
          <table:table-cell office:value-type="float" office:value="57.4863" calcext:value-type="float">
            <text:p>57.4863</text:p>
          </table:table-cell>
          <table:table-cell office:value-type="float" office:value="0.94714" calcext:value-type="float">
            <text:p>0.947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99.4024" calcext:value-type="float">
            <text:p>99.4024</text:p>
          </table:table-cell>
          <table:table-cell office:value-type="float" office:value="104.663" calcext:value-type="float">
            <text:p>104.663</text:p>
          </table:table-cell>
          <table:table-cell office:value-type="float" office:value="0.94974" calcext:value-type="float">
            <text:p>0.94974</text:p>
          </table:table-cell>
          <table:table-cell table:number-columns-repeated="100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33.936" calcext:value-type="float">
            <text:p>33.936</text:p>
          </table:table-cell>
          <table:table-cell office:value-type="float" office:value="33.9312" calcext:value-type="float">
            <text:p>33.9312</text:p>
          </table:table-cell>
          <table:table-cell office:value-type="float" office:value="1.00014" calcext:value-type="float">
            <text:p>1.000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54.4482" calcext:value-type="float">
            <text:p>54.4482</text:p>
          </table:table-cell>
          <table:table-cell office:value-type="float" office:value="57.4846" calcext:value-type="float">
            <text:p>57.4846</text:p>
          </table:table-cell>
          <table:table-cell office:value-type="float" office:value="0.94718" calcext:value-type="float">
            <text:p>0.947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99.4029" calcext:value-type="float">
            <text:p>99.4029</text:p>
          </table:table-cell>
          <table:table-cell office:value-type="float" office:value="104.676" calcext:value-type="float">
            <text:p>104.676</text:p>
          </table:table-cell>
          <table:table-cell office:value-type="float" office:value="0.949624" calcext:value-type="float">
            <text:p>0.949624</text:p>
          </table:table-cell>
          <table:table-cell table:number-columns-repeated="100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33.936" calcext:value-type="float">
            <text:p>33.936</text:p>
          </table:table-cell>
          <table:table-cell office:value-type="float" office:value="33.9312" calcext:value-type="float">
            <text:p>33.9312</text:p>
          </table:table-cell>
          <table:table-cell office:value-type="float" office:value="1.00014" calcext:value-type="float">
            <text:p>1.000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54.449" calcext:value-type="float">
            <text:p>54.449</text:p>
          </table:table-cell>
          <table:table-cell office:value-type="float" office:value="57.4841" calcext:value-type="float">
            <text:p>57.4841</text:p>
          </table:table-cell>
          <table:table-cell office:value-type="float" office:value="0.947201" calcext:value-type="float">
            <text:p>0.9472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99.4034" calcext:value-type="float">
            <text:p>99.4034</text:p>
          </table:table-cell>
          <table:table-cell office:value-type="float" office:value="104.687" calcext:value-type="float">
            <text:p>104.687</text:p>
          </table:table-cell>
          <table:table-cell office:value-type="float" office:value="0.949531" calcext:value-type="float">
            <text:p>0.949531</text:p>
          </table:table-cell>
          <table:table-cell table:number-columns-repeated="100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33.9361" calcext:value-type="float">
            <text:p>33.9361</text:p>
          </table:table-cell>
          <table:table-cell office:value-type="float" office:value="33.9312" calcext:value-type="float">
            <text:p>33.9312</text:p>
          </table:table-cell>
          <table:table-cell office:value-type="float" office:value="1.00014" calcext:value-type="float">
            <text:p>1.000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54.4506" calcext:value-type="float">
            <text:p>54.4506</text:p>
          </table:table-cell>
          <table:table-cell office:value-type="float" office:value="57.4852" calcext:value-type="float">
            <text:p>57.4852</text:p>
          </table:table-cell>
          <table:table-cell office:value-type="float" office:value="0.947211" calcext:value-type="float">
            <text:p>0.9472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99.4041" calcext:value-type="float">
            <text:p>99.4041</text:p>
          </table:table-cell>
          <table:table-cell office:value-type="float" office:value="104.697" calcext:value-type="float">
            <text:p>104.697</text:p>
          </table:table-cell>
          <table:table-cell office:value-type="float" office:value="0.949445" calcext:value-type="float">
            <text:p>0.949445</text:p>
          </table:table-cell>
          <table:table-cell table:number-columns-repeated="100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9362" calcext:value-type="float">
            <text:p>33.9362</text:p>
          </table:table-cell>
          <table:table-cell office:value-type="float" office:value="33.9313" calcext:value-type="float">
            <text:p>33.9313</text:p>
          </table:table-cell>
          <table:table-cell office:value-type="float" office:value="1.00015" calcext:value-type="float">
            <text:p>1.000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.451" calcext:value-type="float">
            <text:p>54.451</text:p>
          </table:table-cell>
          <table:table-cell office:value-type="float" office:value="57.4864" calcext:value-type="float">
            <text:p>57.4864</text:p>
          </table:table-cell>
          <table:table-cell office:value-type="float" office:value="0.947197" calcext:value-type="float">
            <text:p>0.9471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.4054" calcext:value-type="float">
            <text:p>99.4054</text:p>
          </table:table-cell>
          <table:table-cell office:value-type="float" office:value="104.713" calcext:value-type="float">
            <text:p>104.713</text:p>
          </table:table-cell>
          <table:table-cell office:value-type="float" office:value="0.94931" calcext:value-type="float">
            <text:p>0.94931</text:p>
          </table:table-cell>
          <table:table-cell table:number-columns-repeated="100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0.1246" calcext:value-type="float">
            <text:p>20.1246</text:p>
          </table:table-cell>
          <table:table-cell table:style-name="ce5" office:value-type="float" office:value="158.221" calcext:value-type="float">
            <text:p>158.221</text:p>
          </table:table-cell>
          <table:table-cell table:style-name="ce5" office:value-type="float" office:value="0.127193" calcext:value-type="float">
            <text:p>0.12719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32.4511" calcext:value-type="float">
            <text:p>32.4511</text:p>
          </table:table-cell>
          <table:table-cell table:style-name="ce5" office:value-type="float" office:value="288.905" calcext:value-type="float">
            <text:p>288.905</text:p>
          </table:table-cell>
          <table:table-cell table:style-name="ce5" office:value-type="float" office:value="0.112325" calcext:value-type="float">
            <text:p>0.112325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91.5653" calcext:value-type="float">
            <text:p>91.5653</text:p>
          </table:table-cell>
          <table:table-cell table:style-name="ce5" office:value-type="float" office:value="98.8056" calcext:value-type="float">
            <text:p>98.8056</text:p>
          </table:table-cell>
          <table:table-cell table:style-name="ce5" office:value-type="float" office:value="0.926721" calcext:value-type="float">
            <text:p>0.926721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8.5765" calcext:value-type="float">
            <text:p>28.5765</text:p>
          </table:table-cell>
          <table:table-cell table:style-name="ce5" office:value-type="float" office:value="54.8429" calcext:value-type="float">
            <text:p>54.8429</text:p>
          </table:table-cell>
          <table:table-cell table:style-name="ce5" office:value-type="float" office:value="0.521062" calcext:value-type="float">
            <text:p>0.521062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46.0209" calcext:value-type="float">
            <text:p>46.0209</text:p>
          </table:table-cell>
          <table:table-cell table:style-name="ce5" office:value-type="float" office:value="96.145" calcext:value-type="float">
            <text:p>96.145</text:p>
          </table:table-cell>
          <table:table-cell table:style-name="ce5" office:value-type="float" office:value="0.478661" calcext:value-type="float">
            <text:p>0.478661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94.606" calcext:value-type="float">
            <text:p>94.606</text:p>
          </table:table-cell>
          <table:table-cell table:style-name="ce5" office:value-type="float" office:value="102.7" calcext:value-type="float">
            <text:p>102.7</text:p>
          </table:table-cell>
          <table:table-cell table:style-name="ce5" office:value-type="float" office:value="0.921191" calcext:value-type="float">
            <text:p>0.921191</text:p>
          </table:table-cell>
          <table:table-cell table:style-name="ce5" table:number-columns-repeated="1004"/>
        </table:table-row>
        <table:table-row table:style-name="ro2">
          <table:table-cell table:style-name="ce5" table:number-columns-repeated="7"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55" calcext:value-type="float">
            <text:p>0.55</text:p>
          </table:table-cell>
          <table:table-cell table:style-name="ce5" office:value-type="float" office:value="50.6821" calcext:value-type="float">
            <text:p>50.6821</text:p>
          </table:table-cell>
          <table:table-cell table:style-name="ce5" office:value-type="float" office:value="76.7533" calcext:value-type="float">
            <text:p>76.7533</text:p>
          </table:table-cell>
          <table:table-cell table:style-name="ce5" office:value-type="float" office:value="0.660325" calcext:value-type="float">
            <text:p>0.660325</text:p>
          </table:table-cell>
          <table:table-cell table:style-name="ce5" table:number-columns-repeated="1011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32.8128" calcext:value-type="float">
            <text:p>32.8128</text:p>
          </table:table-cell>
          <table:table-cell table:style-name="ce5" office:value-type="float" office:value="33.6418" calcext:value-type="float">
            <text:p>33.6418</text:p>
          </table:table-cell>
          <table:table-cell table:style-name="ce5" office:value-type="float" office:value="0.975358" calcext:value-type="float">
            <text:p>0.975358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54.2467" calcext:value-type="float">
            <text:p>54.2467</text:p>
          </table:table-cell>
          <table:table-cell table:style-name="ce5" office:value-type="float" office:value="54.6279" calcext:value-type="float">
            <text:p>54.6279</text:p>
          </table:table-cell>
          <table:table-cell table:style-name="ce5" office:value-type="float" office:value="0.993022" calcext:value-type="float">
            <text:p>0.993022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96.8786" calcext:value-type="float">
            <text:p>96.8786</text:p>
          </table:table-cell>
          <table:table-cell table:style-name="ce5" office:value-type="float" office:value="100.345" calcext:value-type="float">
            <text:p>100.345</text:p>
          </table:table-cell>
          <table:table-cell table:style-name="ce5" office:value-type="float" office:value="0.965459" calcext:value-type="float">
            <text:p>0.965459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33.4921" calcext:value-type="float">
            <text:p>33.4921</text:p>
          </table:table-cell>
          <table:table-cell table:style-name="ce5" office:value-type="float" office:value="33.8402" calcext:value-type="float">
            <text:p>33.8402</text:p>
          </table:table-cell>
          <table:table-cell table:style-name="ce5" office:value-type="float" office:value="0.989714" calcext:value-type="float">
            <text:p>0.989714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54.2458" calcext:value-type="float">
            <text:p>54.2458</text:p>
          </table:table-cell>
          <table:table-cell table:style-name="ce5" office:value-type="float" office:value="54.6239" calcext:value-type="float">
            <text:p>54.6239</text:p>
          </table:table-cell>
          <table:table-cell table:style-name="ce5" office:value-type="float" office:value="0.993078" calcext:value-type="float">
            <text:p>0.993078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98.1073" calcext:value-type="float">
            <text:p>98.1073</text:p>
          </table:table-cell>
          <table:table-cell table:style-name="ce5" office:value-type="float" office:value="99.7093" calcext:value-type="float">
            <text:p>99.7093</text:p>
          </table:table-cell>
          <table:table-cell table:style-name="ce5" office:value-type="float" office:value="0.983934" calcext:value-type="float">
            <text:p>0.983934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33.6856" calcext:value-type="float">
            <text:p>33.6856</text:p>
          </table:table-cell>
          <table:table-cell table:style-name="ce5" office:value-type="float" office:value="33.8922" calcext:value-type="float">
            <text:p>33.8922</text:p>
          </table:table-cell>
          <table:table-cell table:style-name="ce5" office:value-type="float" office:value="0.993903" calcext:value-type="float">
            <text:p>0.99390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54.2413" calcext:value-type="float">
            <text:p>54.2413</text:p>
          </table:table-cell>
          <table:table-cell table:style-name="ce5" office:value-type="float" office:value="54.6555" calcext:value-type="float">
            <text:p>54.6555</text:p>
          </table:table-cell>
          <table:table-cell table:style-name="ce5" office:value-type="float" office:value="0.992421" calcext:value-type="float">
            <text:p>0.992421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98.5698" calcext:value-type="float">
            <text:p>98.5698</text:p>
          </table:table-cell>
          <table:table-cell table:style-name="ce5" office:value-type="float" office:value="99.4898" calcext:value-type="float">
            <text:p>99.4898</text:p>
          </table:table-cell>
          <table:table-cell table:style-name="ce5" office:value-type="float" office:value="0.990752" calcext:value-type="float">
            <text:p>0.990752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33.9343" calcext:value-type="float">
            <text:p>33.9343</text:p>
          </table:table-cell>
          <table:table-cell table:style-name="ce5" office:value-type="float" office:value="33.8368" calcext:value-type="float">
            <text:p>33.8368</text:p>
          </table:table-cell>
          <table:table-cell table:style-name="ce5" office:value-type="float" office:value="1.00288" calcext:value-type="float">
            <text:p>1.00288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54.288" calcext:value-type="float">
            <text:p>54.288</text:p>
          </table:table-cell>
          <table:table-cell table:style-name="ce5" office:value-type="float" office:value="54.5187" calcext:value-type="float">
            <text:p>54.5187</text:p>
          </table:table-cell>
          <table:table-cell table:style-name="ce5" office:value-type="float" office:value="0.995767" calcext:value-type="float">
            <text:p>0.995767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98.8225" calcext:value-type="float">
            <text:p>98.8225</text:p>
          </table:table-cell>
          <table:table-cell table:style-name="ce5" office:value-type="float" office:value="99.3053" calcext:value-type="float">
            <text:p>99.3053</text:p>
          </table:table-cell>
          <table:table-cell table:style-name="ce5" office:value-type="float" office:value="0.995138" calcext:value-type="float">
            <text:p>0.995138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3.9351" calcext:value-type="float">
            <text:p>33.9351</text:p>
          </table:table-cell>
          <table:table-cell table:style-name="ce5" office:value-type="float" office:value="33.8372" calcext:value-type="float">
            <text:p>33.8372</text:p>
          </table:table-cell>
          <table:table-cell table:style-name="ce5" office:value-type="float" office:value="1.00289" calcext:value-type="float">
            <text:p>1.00289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4.309" calcext:value-type="float">
            <text:p>54.309</text:p>
          </table:table-cell>
          <table:table-cell table:style-name="ce5" office:value-type="float" office:value="54.5243" calcext:value-type="float">
            <text:p>54.5243</text:p>
          </table:table-cell>
          <table:table-cell table:style-name="ce5" office:value-type="float" office:value="0.996051" calcext:value-type="float">
            <text:p>0.996051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8.986" calcext:value-type="float">
            <text:p>98.986</text:p>
          </table:table-cell>
          <table:table-cell table:style-name="ce5" office:value-type="float" office:value="99.3012" calcext:value-type="float">
            <text:p>99.3012</text:p>
          </table:table-cell>
          <table:table-cell table:style-name="ce5" office:value-type="float" office:value="0.996825" calcext:value-type="float">
            <text:p>0.996825</text:p>
          </table:table-cell>
          <table:table-cell table:style-name="ce5" table:number-columns-repeated="1004"/>
        </table:table-row>
        <table:table-row table:style-name="ro2"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6.298" calcext:value-type="float">
            <text:p>16.298</text:p>
          </table:table-cell>
          <table:table-cell table:style-name="ce6" office:value-type="float" office:value="82.1909" calcext:value-type="float">
            <text:p>82.1909</text:p>
          </table:table-cell>
          <table:table-cell table:style-name="ce6" office:value-type="float" office:value="0.198294" calcext:value-type="float">
            <text:p>0.198294</text:p>
          </table:table-cell>
          <table:table-cell table:style-name="ce6"/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31.1711" calcext:value-type="float">
            <text:p>31.1711</text:p>
          </table:table-cell>
          <table:table-cell table:style-name="ce6" office:value-type="float" office:value="333.728" calcext:value-type="float">
            <text:p>333.728</text:p>
          </table:table-cell>
          <table:table-cell table:style-name="ce6" office:value-type="float" office:value="0.0934027" calcext:value-type="float">
            <text:p>0.0934027</text:p>
          </table:table-cell>
          <table:table-cell table:style-name="ce6"/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54.573" calcext:value-type="float">
            <text:p>54.573</text:p>
          </table:table-cell>
          <table:table-cell table:style-name="ce6" office:value-type="float" office:value="496.92" calcext:value-type="float">
            <text:p>496.92</text:p>
          </table:table-cell>
          <table:table-cell table:style-name="ce6" office:value-type="float" office:value="0.109823" calcext:value-type="float">
            <text:p>0.109823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4.6124" calcext:value-type="float">
            <text:p>24.6124</text:p>
          </table:table-cell>
          <table:table-cell table:style-name="ce6" office:value-type="float" office:value="33.4487" calcext:value-type="float">
            <text:p>33.4487</text:p>
          </table:table-cell>
          <table:table-cell table:style-name="ce6" office:value-type="float" office:value="0.735826" calcext:value-type="float">
            <text:p>0.735826</text:p>
          </table:table-cell>
          <table:table-cell table:style-name="ce6"/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47.207" calcext:value-type="float">
            <text:p>47.207</text:p>
          </table:table-cell>
          <table:table-cell table:style-name="ce6" office:value-type="float" office:value="72.5533" calcext:value-type="float">
            <text:p>72.5533</text:p>
          </table:table-cell>
          <table:table-cell table:style-name="ce6" office:value-type="float" office:value="0.650652" calcext:value-type="float">
            <text:p>0.650652</text:p>
          </table:table-cell>
          <table:table-cell table:style-name="ce6"/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85.7719" calcext:value-type="float">
            <text:p>85.7719</text:p>
          </table:table-cell>
          <table:table-cell table:style-name="ce6" office:value-type="float" office:value="115.713" calcext:value-type="float">
            <text:p>115.713</text:p>
          </table:table-cell>
          <table:table-cell table:style-name="ce6" office:value-type="float" office:value="0.74125" calcext:value-type="float">
            <text:p>0.74125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28.0395" calcext:value-type="float">
            <text:p>28.0395</text:p>
          </table:table-cell>
          <table:table-cell table:style-name="ce6" office:value-type="float" office:value="30.6238" calcext:value-type="float">
            <text:p>30.6238</text:p>
          </table:table-cell>
          <table:table-cell table:style-name="ce6" office:value-type="float" office:value="0.91561" calcext:value-type="float">
            <text:p>0.91561</text:p>
          </table:table-cell>
          <table:table-cell table:style-name="ce6"/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2.9983" calcext:value-type="float">
            <text:p>52.9983</text:p>
          </table:table-cell>
          <table:table-cell table:style-name="ce6" office:value-type="float" office:value="54.5098" calcext:value-type="float">
            <text:p>54.5098</text:p>
          </table:table-cell>
          <table:table-cell table:style-name="ce6" office:value-type="float" office:value="0.972271" calcext:value-type="float">
            <text:p>0.972271</text:p>
          </table:table-cell>
          <table:table-cell table:style-name="ce6"/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96.9199" calcext:value-type="float">
            <text:p>96.9199</text:p>
          </table:table-cell>
          <table:table-cell table:style-name="ce6" office:value-type="float" office:value="100.761" calcext:value-type="float">
            <text:p>100.761</text:p>
          </table:table-cell>
          <table:table-cell table:style-name="ce6" office:value-type="float" office:value="0.961874" calcext:value-type="float">
            <text:p>0.961874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31.2603" calcext:value-type="float">
            <text:p>31.2603</text:p>
          </table:table-cell>
          <table:table-cell table:style-name="ce6" office:value-type="float" office:value="32.4674" calcext:value-type="float">
            <text:p>32.4674</text:p>
          </table:table-cell>
          <table:table-cell table:style-name="ce6" office:value-type="float" office:value="0.962818" calcext:value-type="float">
            <text:p>0.962818</text:p>
          </table:table-cell>
          <table:table-cell table:style-name="ce6"/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53.2127" calcext:value-type="float">
            <text:p>53.2127</text:p>
          </table:table-cell>
          <table:table-cell table:style-name="ce6" office:value-type="float" office:value="54.1803" calcext:value-type="float">
            <text:p>54.1803</text:p>
          </table:table-cell>
          <table:table-cell table:style-name="ce6" office:value-type="float" office:value="0.98214" calcext:value-type="float">
            <text:p>0.98214</text:p>
          </table:table-cell>
          <table:table-cell table:style-name="ce6"/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96.6742" calcext:value-type="float">
            <text:p>96.6742</text:p>
          </table:table-cell>
          <table:table-cell table:style-name="ce6" office:value-type="float" office:value="100.161" calcext:value-type="float">
            <text:p>100.161</text:p>
          </table:table-cell>
          <table:table-cell table:style-name="ce6" office:value-type="float" office:value="0.965184" calcext:value-type="float">
            <text:p>0.965184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2.8572" calcext:value-type="float">
            <text:p>32.8572</text:p>
          </table:table-cell>
          <table:table-cell table:style-name="ce6" office:value-type="float" office:value="33.4571" calcext:value-type="float">
            <text:p>33.4571</text:p>
          </table:table-cell>
          <table:table-cell table:style-name="ce6" office:value-type="float" office:value="0.98207" calcext:value-type="float">
            <text:p>0.98207</text:p>
          </table:table-cell>
          <table:table-cell table:style-name="ce6"/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53.7665" calcext:value-type="float">
            <text:p>53.7665</text:p>
          </table:table-cell>
          <table:table-cell table:style-name="ce6" office:value-type="float" office:value="53.6289" calcext:value-type="float">
            <text:p>53.6289</text:p>
          </table:table-cell>
          <table:table-cell table:style-name="ce6" office:value-type="float" office:value="1.00257" calcext:value-type="float">
            <text:p>1.00257</text:p>
          </table:table-cell>
          <table:table-cell table:style-name="ce6"/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97.5861" calcext:value-type="float">
            <text:p>97.5861</text:p>
          </table:table-cell>
          <table:table-cell table:style-name="ce6" office:value-type="float" office:value="98.4313" calcext:value-type="float">
            <text:p>98.4313</text:p>
          </table:table-cell>
          <table:table-cell table:style-name="ce6" office:value-type="float" office:value="0.991413" calcext:value-type="float">
            <text:p>0.991413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33.5867" calcext:value-type="float">
            <text:p>33.5867</text:p>
          </table:table-cell>
          <table:table-cell table:style-name="ce6" office:value-type="float" office:value="33.6759" calcext:value-type="float">
            <text:p>33.6759</text:p>
          </table:table-cell>
          <table:table-cell table:style-name="ce6" office:value-type="float" office:value="0.99735" calcext:value-type="float">
            <text:p>0.99735</text:p>
          </table:table-cell>
          <table:table-cell table:style-name="ce6"/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53.704" calcext:value-type="float">
            <text:p>53.704</text:p>
          </table:table-cell>
          <table:table-cell table:style-name="ce6" office:value-type="float" office:value="53.7062" calcext:value-type="float">
            <text:p>53.7062</text:p>
          </table:table-cell>
          <table:table-cell table:style-name="ce6" office:value-type="float" office:value="0.999958" calcext:value-type="float">
            <text:p>0.999958</text:p>
          </table:table-cell>
          <table:table-cell table:style-name="ce6"/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98.266" calcext:value-type="float">
            <text:p>98.266</text:p>
          </table:table-cell>
          <table:table-cell table:style-name="ce6" office:value-type="float" office:value="97.9829" calcext:value-type="float">
            <text:p>97.9829</text:p>
          </table:table-cell>
          <table:table-cell table:style-name="ce6" office:value-type="float" office:value="1.00289" calcext:value-type="float">
            <text:p>1.00289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33.7523" calcext:value-type="float">
            <text:p>33.7523</text:p>
          </table:table-cell>
          <table:table-cell table:style-name="ce6" office:value-type="float" office:value="33.7335" calcext:value-type="float">
            <text:p>33.7335</text:p>
          </table:table-cell>
          <table:table-cell table:style-name="ce6" office:value-type="float" office:value="1.00056" calcext:value-type="float">
            <text:p>1.00056</text:p>
          </table:table-cell>
          <table:table-cell table:style-name="ce6"/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53.9447" calcext:value-type="float">
            <text:p>53.9447</text:p>
          </table:table-cell>
          <table:table-cell table:style-name="ce6" office:value-type="float" office:value="53.5017" calcext:value-type="float">
            <text:p>53.5017</text:p>
          </table:table-cell>
          <table:table-cell table:style-name="ce6" office:value-type="float" office:value="1.00828" calcext:value-type="float">
            <text:p>1.00828</text:p>
          </table:table-cell>
          <table:table-cell table:style-name="ce6"/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98.4608" calcext:value-type="float">
            <text:p>98.4608</text:p>
          </table:table-cell>
          <table:table-cell table:style-name="ce6" office:value-type="float" office:value="97.9015" calcext:value-type="float">
            <text:p>97.9015</text:p>
          </table:table-cell>
          <table:table-cell table:style-name="ce6" office:value-type="float" office:value="1.00571" calcext:value-type="float">
            <text:p>1.00571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.9344" calcext:value-type="float">
            <text:p>33.9344</text:p>
          </table:table-cell>
          <table:table-cell table:style-name="ce6" office:value-type="float" office:value="33.7917" calcext:value-type="float">
            <text:p>33.7917</text:p>
          </table:table-cell>
          <table:table-cell table:style-name="ce6" office:value-type="float" office:value="1.00422" calcext:value-type="float">
            <text:p>1.00422</text:p>
          </table:table-cell>
          <table:table-cell table:style-name="ce6"/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4.0161" calcext:value-type="float">
            <text:p>54.0161</text:p>
          </table:table-cell>
          <table:table-cell table:style-name="ce6" office:value-type="float" office:value="53.4549" calcext:value-type="float">
            <text:p>53.4549</text:p>
          </table:table-cell>
          <table:table-cell table:style-name="ce6" office:value-type="float" office:value="1.0105" calcext:value-type="float">
            <text:p>1.0105</text:p>
          </table:table-cell>
          <table:table-cell table:style-name="ce6"/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8.7476" calcext:value-type="float">
            <text:p>98.7476</text:p>
          </table:table-cell>
          <table:table-cell table:style-name="ce6" office:value-type="float" office:value="97.887" calcext:value-type="float">
            <text:p>97.887</text:p>
          </table:table-cell>
          <table:table-cell table:style-name="ce6" office:value-type="float" office:value="1.00879" calcext:value-type="float">
            <text:p>1.00879</text:p>
          </table:table-cell>
          <table:table-cell table:style-name="ce6" table:number-columns-repeated="100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5.3298" calcext:value-type="float">
            <text:p>5.3298</text:p>
          </table:table-cell>
          <table:table-cell table:style-name="ce9" office:value-type="float" office:value="382626000" calcext:value-type="float">
            <text:p>3.83E+08</text:p>
          </table:table-cell>
          <table:table-cell table:style-name="ce9" office:value-type="float" office:value="0.0000000139295" calcext:value-type="float">
            <text:p>1.39E-08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0.4905" calcext:value-type="float">
            <text:p>10.4905</text:p>
          </table:table-cell>
          <table:table-cell table:style-name="ce9" office:value-type="float" office:value="639339000" calcext:value-type="float">
            <text:p>6.39E+08</text:p>
          </table:table-cell>
          <table:table-cell table:style-name="ce9" office:value-type="float" office:value="0.0000000164083" calcext:value-type="float">
            <text:p>1.64E-08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6.8085" calcext:value-type="float">
            <text:p>16.8085</text:p>
          </table:table-cell>
          <table:table-cell table:style-name="ce9" office:value-type="float" office:value="1337940000" calcext:value-type="float">
            <text:p>1.34E+09</text:p>
          </table:table-cell>
          <table:table-cell table:style-name="ce9" office:value-type="float" office:value="0.000000012563" calcext:value-type="float">
            <text:p>1.26E-08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7.5506" calcext:value-type="float">
            <text:p>17.5506</text:p>
          </table:table-cell>
          <table:table-cell table:style-name="ce5" office:value-type="float" office:value="25.2071" calcext:value-type="float">
            <text:p>25.2071</text:p>
          </table:table-cell>
          <table:table-cell table:style-name="ce5" office:value-type="float" office:value="0.696257" calcext:value-type="float">
            <text:p>0.696257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37.4417" calcext:value-type="float">
            <text:p>37.4417</text:p>
          </table:table-cell>
          <table:table-cell table:style-name="ce5" office:value-type="float" office:value="104.203" calcext:value-type="float">
            <text:p>104.203</text:p>
          </table:table-cell>
          <table:table-cell table:style-name="ce5" office:value-type="float" office:value="0.359316" calcext:value-type="float">
            <text:p>0.359316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60.8167" calcext:value-type="float">
            <text:p>60.8167</text:p>
          </table:table-cell>
          <table:table-cell table:style-name="ce5" office:value-type="float" office:value="187.468" calcext:value-type="float">
            <text:p>187.468</text:p>
          </table:table-cell>
          <table:table-cell table:style-name="ce5" office:value-type="float" office:value="0.324412" calcext:value-type="float">
            <text:p>0.324412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2.3943" calcext:value-type="float">
            <text:p>22.3943</text:p>
          </table:table-cell>
          <table:table-cell table:style-name="ce5" office:value-type="float" office:value="26.1304" calcext:value-type="float">
            <text:p>26.1304</text:p>
          </table:table-cell>
          <table:table-cell table:style-name="ce5" office:value-type="float" office:value="0.85702" calcext:value-type="float">
            <text:p>0.85702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0.2237" calcext:value-type="float">
            <text:p>50.2237</text:p>
          </table:table-cell>
          <table:table-cell table:style-name="ce5" office:value-type="float" office:value="64.4517" calcext:value-type="float">
            <text:p>64.4517</text:p>
          </table:table-cell>
          <table:table-cell table:style-name="ce5" office:value-type="float" office:value="0.779245" calcext:value-type="float">
            <text:p>0.779245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87.9017" calcext:value-type="float">
            <text:p>87.9017</text:p>
          </table:table-cell>
          <table:table-cell table:style-name="ce5" office:value-type="float" office:value="111.315" calcext:value-type="float">
            <text:p>111.315</text:p>
          </table:table-cell>
          <table:table-cell table:style-name="ce5" office:value-type="float" office:value="0.789663" calcext:value-type="float">
            <text:p>0.789663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7.5084" calcext:value-type="float">
            <text:p>27.5084</text:p>
          </table:table-cell>
          <table:table-cell table:style-name="ce5" office:value-type="float" office:value="29.7786" calcext:value-type="float">
            <text:p>29.7786</text:p>
          </table:table-cell>
          <table:table-cell table:style-name="ce5" office:value-type="float" office:value="0.923763" calcext:value-type="float">
            <text:p>0.92376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2.923" calcext:value-type="float">
            <text:p>52.923</text:p>
          </table:table-cell>
          <table:table-cell table:style-name="ce5" office:value-type="float" office:value="55.8893" calcext:value-type="float">
            <text:p>55.8893</text:p>
          </table:table-cell>
          <table:table-cell table:style-name="ce5" office:value-type="float" office:value="0.946924" calcext:value-type="float">
            <text:p>0.946924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95.8893" calcext:value-type="float">
            <text:p>95.8893</text:p>
          </table:table-cell>
          <table:table-cell table:style-name="ce5" office:value-type="float" office:value="98.6971" calcext:value-type="float">
            <text:p>98.6971</text:p>
          </table:table-cell>
          <table:table-cell table:style-name="ce5" office:value-type="float" office:value="0.971552" calcext:value-type="float">
            <text:p>0.971552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30.4467" calcext:value-type="float">
            <text:p>30.4467</text:p>
          </table:table-cell>
          <table:table-cell table:style-name="ce5" office:value-type="float" office:value="31.526" calcext:value-type="float">
            <text:p>31.526</text:p>
          </table:table-cell>
          <table:table-cell table:style-name="ce5" office:value-type="float" office:value="0.965765" calcext:value-type="float">
            <text:p>0.965765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53.5076" calcext:value-type="float">
            <text:p>53.5076</text:p>
          </table:table-cell>
          <table:table-cell table:style-name="ce5" office:value-type="float" office:value="53.1409" calcext:value-type="float">
            <text:p>53.1409</text:p>
          </table:table-cell>
          <table:table-cell table:style-name="ce5" office:value-type="float" office:value="1.0069" calcext:value-type="float">
            <text:p>1.0069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97.5153" calcext:value-type="float">
            <text:p>97.5153</text:p>
          </table:table-cell>
          <table:table-cell table:style-name="ce5" office:value-type="float" office:value="98.7004" calcext:value-type="float">
            <text:p>98.7004</text:p>
          </table:table-cell>
          <table:table-cell table:style-name="ce5" office:value-type="float" office:value="0.987993" calcext:value-type="float">
            <text:p>0.987993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32.5915" calcext:value-type="float">
            <text:p>32.5915</text:p>
          </table:table-cell>
          <table:table-cell table:style-name="ce5" office:value-type="float" office:value="32.9671" calcext:value-type="float">
            <text:p>32.9671</text:p>
          </table:table-cell>
          <table:table-cell table:style-name="ce5" office:value-type="float" office:value="0.988605" calcext:value-type="float">
            <text:p>0.988605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53.8282" calcext:value-type="float">
            <text:p>53.8282</text:p>
          </table:table-cell>
          <table:table-cell table:style-name="ce5" office:value-type="float" office:value="52.9737" calcext:value-type="float">
            <text:p>52.9737</text:p>
          </table:table-cell>
          <table:table-cell table:style-name="ce5" office:value-type="float" office:value="1.01613" calcext:value-type="float">
            <text:p>1.0161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98.0207" calcext:value-type="float">
            <text:p>98.0207</text:p>
          </table:table-cell>
          <table:table-cell table:style-name="ce5" office:value-type="float" office:value="97.8929" calcext:value-type="float">
            <text:p>97.8929</text:p>
          </table:table-cell>
          <table:table-cell table:style-name="ce5" office:value-type="float" office:value="1.00131" calcext:value-type="float">
            <text:p>1.00131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33.4583" calcext:value-type="float">
            <text:p>33.4583</text:p>
          </table:table-cell>
          <table:table-cell table:style-name="ce5" office:value-type="float" office:value="33.5501" calcext:value-type="float">
            <text:p>33.5501</text:p>
          </table:table-cell>
          <table:table-cell table:style-name="ce5" office:value-type="float" office:value="0.997265" calcext:value-type="float">
            <text:p>0.997265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53.9821" calcext:value-type="float">
            <text:p>53.9821</text:p>
          </table:table-cell>
          <table:table-cell table:style-name="ce5" office:value-type="float" office:value="52.9641" calcext:value-type="float">
            <text:p>52.9641</text:p>
          </table:table-cell>
          <table:table-cell table:style-name="ce5" office:value-type="float" office:value="1.01922" calcext:value-type="float">
            <text:p>1.01922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98.3793" calcext:value-type="float">
            <text:p>98.3793</text:p>
          </table:table-cell>
          <table:table-cell table:style-name="ce5" office:value-type="float" office:value="97.5257" calcext:value-type="float">
            <text:p>97.5257</text:p>
          </table:table-cell>
          <table:table-cell table:style-name="ce5" office:value-type="float" office:value="1.00875" calcext:value-type="float">
            <text:p>1.00875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33.7391" calcext:value-type="float">
            <text:p>33.7391</text:p>
          </table:table-cell>
          <table:table-cell table:style-name="ce5" office:value-type="float" office:value="33.7092" calcext:value-type="float">
            <text:p>33.7092</text:p>
          </table:table-cell>
          <table:table-cell table:style-name="ce5" office:value-type="float" office:value="1.00089" calcext:value-type="float">
            <text:p>1.00089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53.9831" calcext:value-type="float">
            <text:p>53.9831</text:p>
          </table:table-cell>
          <table:table-cell table:style-name="ce5" office:value-type="float" office:value="52.9461" calcext:value-type="float">
            <text:p>52.9461</text:p>
          </table:table-cell>
          <table:table-cell table:style-name="ce5" office:value-type="float" office:value="1.01959" calcext:value-type="float">
            <text:p>1.01959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98.672" calcext:value-type="float">
            <text:p>98.672</text:p>
          </table:table-cell>
          <table:table-cell table:style-name="ce5" office:value-type="float" office:value="97.3955" calcext:value-type="float">
            <text:p>97.3955</text:p>
          </table:table-cell>
          <table:table-cell table:style-name="ce5" office:value-type="float" office:value="1.01311" calcext:value-type="float">
            <text:p>1.01311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3.93" calcext:value-type="float">
            <text:p>33.93</text:p>
          </table:table-cell>
          <table:table-cell table:style-name="ce5" office:value-type="float" office:value="33.765" calcext:value-type="float">
            <text:p>33.765</text:p>
          </table:table-cell>
          <table:table-cell table:style-name="ce5" office:value-type="float" office:value="1.00489" calcext:value-type="float">
            <text:p>1.00489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4.0435" calcext:value-type="float">
            <text:p>54.0435</text:p>
          </table:table-cell>
          <table:table-cell table:style-name="ce5" office:value-type="float" office:value="52.9336" calcext:value-type="float">
            <text:p>52.9336</text:p>
          </table:table-cell>
          <table:table-cell table:style-name="ce5" office:value-type="float" office:value="1.02097" calcext:value-type="float">
            <text:p>1.02097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8.8792" calcext:value-type="float">
            <text:p>98.8792</text:p>
          </table:table-cell>
          <table:table-cell table:style-name="ce5" office:value-type="float" office:value="97.3595" calcext:value-type="float">
            <text:p>97.3595</text:p>
          </table:table-cell>
          <table:table-cell table:style-name="ce5" office:value-type="float" office:value="1.01561" calcext:value-type="float">
            <text:p>1.01561</text:p>
          </table:table-cell>
          <table:table-cell table:style-name="ce5" table:number-columns-repeated="100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0.1254" calcext:value-type="float">
            <text:p>10.1254</text:p>
          </table:table-cell>
          <table:table-cell table:style-name="ce6" office:value-type="float" office:value="769.318" calcext:value-type="float">
            <text:p>769.318</text:p>
          </table:table-cell>
          <table:table-cell table:style-name="ce6" office:value-type="float" office:value="0.0131615" calcext:value-type="float">
            <text:p>0.0131615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6.818" calcext:value-type="float">
            <text:p>16.818</text:p>
          </table:table-cell>
          <table:table-cell table:style-name="ce6" office:value-type="float" office:value="1694.85" calcext:value-type="float">
            <text:p>1694.85</text:p>
          </table:table-cell>
          <table:table-cell table:style-name="ce6" office:value-type="float" office:value="0.00992302" calcext:value-type="float">
            <text:p>0.00992302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9.6661" calcext:value-type="float">
            <text:p>29.6661</text:p>
          </table:table-cell>
          <table:table-cell table:style-name="ce6" office:value-type="float" office:value="725.159" calcext:value-type="float">
            <text:p>725.159</text:p>
          </table:table-cell>
          <table:table-cell table:style-name="ce6" office:value-type="float" office:value="0.0409097" calcext:value-type="float">
            <text:p>0.0409097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7.4163" calcext:value-type="float">
            <text:p>17.4163</text:p>
          </table:table-cell>
          <table:table-cell table:style-name="ce6" office:value-type="float" office:value="26.3546" calcext:value-type="float">
            <text:p>26.3546</text:p>
          </table:table-cell>
          <table:table-cell table:style-name="ce6" office:value-type="float" office:value="0.660843" calcext:value-type="float">
            <text:p>0.660843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42.3047" calcext:value-type="float">
            <text:p>42.3047</text:p>
          </table:table-cell>
          <table:table-cell table:style-name="ce6" office:value-type="float" office:value="101.451" calcext:value-type="float">
            <text:p>101.451</text:p>
          </table:table-cell>
          <table:table-cell table:style-name="ce6" office:value-type="float" office:value="0.416996" calcext:value-type="float">
            <text:p>0.416996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69.2795" calcext:value-type="float">
            <text:p>69.2795</text:p>
          </table:table-cell>
          <table:table-cell table:style-name="ce6" office:value-type="float" office:value="231.177" calcext:value-type="float">
            <text:p>231.177</text:p>
          </table:table-cell>
          <table:table-cell table:style-name="ce6" office:value-type="float" office:value="0.299682" calcext:value-type="float">
            <text:p>0.299682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2.4537" calcext:value-type="float">
            <text:p>22.4537</text:p>
          </table:table-cell>
          <table:table-cell table:style-name="ce6" office:value-type="float" office:value="26.1774" calcext:value-type="float">
            <text:p>26.1774</text:p>
          </table:table-cell>
          <table:table-cell table:style-name="ce6" office:value-type="float" office:value="0.857753" calcext:value-type="float">
            <text:p>0.857753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1.9873" calcext:value-type="float">
            <text:p>51.9873</text:p>
          </table:table-cell>
          <table:table-cell table:style-name="ce6" office:value-type="float" office:value="55.2013" calcext:value-type="float">
            <text:p>55.2013</text:p>
          </table:table-cell>
          <table:table-cell table:style-name="ce6" office:value-type="float" office:value="0.941777" calcext:value-type="float">
            <text:p>0.941777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91.0672" calcext:value-type="float">
            <text:p>91.0672</text:p>
          </table:table-cell>
          <table:table-cell table:style-name="ce6" office:value-type="float" office:value="101.32" calcext:value-type="float">
            <text:p>101.32</text:p>
          </table:table-cell>
          <table:table-cell table:style-name="ce6" office:value-type="float" office:value="0.898804" calcext:value-type="float">
            <text:p>0.898804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26.6279" calcext:value-type="float">
            <text:p>26.6279</text:p>
          </table:table-cell>
          <table:table-cell table:style-name="ce6" office:value-type="float" office:value="28.4837" calcext:value-type="float">
            <text:p>28.4837</text:p>
          </table:table-cell>
          <table:table-cell table:style-name="ce6" office:value-type="float" office:value="0.934844" calcext:value-type="float">
            <text:p>0.934844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3.3114" calcext:value-type="float">
            <text:p>53.3114</text:p>
          </table:table-cell>
          <table:table-cell table:style-name="ce6" office:value-type="float" office:value="53.477" calcext:value-type="float">
            <text:p>53.477</text:p>
          </table:table-cell>
          <table:table-cell table:style-name="ce6" office:value-type="float" office:value="0.996904" calcext:value-type="float">
            <text:p>0.996904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96.7746" calcext:value-type="float">
            <text:p>96.7746</text:p>
          </table:table-cell>
          <table:table-cell table:style-name="ce6" office:value-type="float" office:value="98.0249" calcext:value-type="float">
            <text:p>98.0249</text:p>
          </table:table-cell>
          <table:table-cell table:style-name="ce6" office:value-type="float" office:value="0.987245" calcext:value-type="float">
            <text:p>0.987245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30.4287" calcext:value-type="float">
            <text:p>30.4287</text:p>
          </table:table-cell>
          <table:table-cell table:style-name="ce6" office:value-type="float" office:value="31.2783" calcext:value-type="float">
            <text:p>31.2783</text:p>
          </table:table-cell>
          <table:table-cell table:style-name="ce6" office:value-type="float" office:value="0.972838" calcext:value-type="float">
            <text:p>0.972838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53.5832" calcext:value-type="float">
            <text:p>53.5832</text:p>
          </table:table-cell>
          <table:table-cell table:style-name="ce6" office:value-type="float" office:value="52.9386" calcext:value-type="float">
            <text:p>52.9386</text:p>
          </table:table-cell>
          <table:table-cell table:style-name="ce6" office:value-type="float" office:value="1.01218" calcext:value-type="float">
            <text:p>1.01218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97.6632" calcext:value-type="float">
            <text:p>97.6632</text:p>
          </table:table-cell>
          <table:table-cell table:style-name="ce6" office:value-type="float" office:value="97.7049" calcext:value-type="float">
            <text:p>97.7049</text:p>
          </table:table-cell>
          <table:table-cell table:style-name="ce6" office:value-type="float" office:value="0.999573" calcext:value-type="float">
            <text:p>0.999573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2.5166" calcext:value-type="float">
            <text:p>32.5166</text:p>
          </table:table-cell>
          <table:table-cell table:style-name="ce6" office:value-type="float" office:value="32.8092" calcext:value-type="float">
            <text:p>32.8092</text:p>
          </table:table-cell>
          <table:table-cell table:style-name="ce6" office:value-type="float" office:value="0.991081" calcext:value-type="float">
            <text:p>0.991081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53.7006" calcext:value-type="float">
            <text:p>53.7006</text:p>
          </table:table-cell>
          <table:table-cell table:style-name="ce6" office:value-type="float" office:value="52.7817" calcext:value-type="float">
            <text:p>52.7817</text:p>
          </table:table-cell>
          <table:table-cell table:style-name="ce6" office:value-type="float" office:value="1.01741" calcext:value-type="float">
            <text:p>1.01741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98.0159" calcext:value-type="float">
            <text:p>98.0159</text:p>
          </table:table-cell>
          <table:table-cell table:style-name="ce6" office:value-type="float" office:value="97.5616" calcext:value-type="float">
            <text:p>97.5616</text:p>
          </table:table-cell>
          <table:table-cell table:style-name="ce6" office:value-type="float" office:value="1.00466" calcext:value-type="float">
            <text:p>1.00466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33.4455" calcext:value-type="float">
            <text:p>33.4455</text:p>
          </table:table-cell>
          <table:table-cell table:style-name="ce6" office:value-type="float" office:value="33.5129" calcext:value-type="float">
            <text:p>33.5129</text:p>
          </table:table-cell>
          <table:table-cell table:style-name="ce6" office:value-type="float" office:value="0.997988" calcext:value-type="float">
            <text:p>0.997988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54.0002" calcext:value-type="float">
            <text:p>54.0002</text:p>
          </table:table-cell>
          <table:table-cell table:style-name="ce6" office:value-type="float" office:value="52.6825" calcext:value-type="float">
            <text:p>52.6825</text:p>
          </table:table-cell>
          <table:table-cell table:style-name="ce6" office:value-type="float" office:value="1.02501" calcext:value-type="float">
            <text:p>1.02501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98.4717" calcext:value-type="float">
            <text:p>98.4717</text:p>
          </table:table-cell>
          <table:table-cell table:style-name="ce6" office:value-type="float" office:value="97.2929" calcext:value-type="float">
            <text:p>97.2929</text:p>
          </table:table-cell>
          <table:table-cell table:style-name="ce6" office:value-type="float" office:value="1.01212" calcext:value-type="float">
            <text:p>1.01212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33.7473" calcext:value-type="float">
            <text:p>33.7473</text:p>
          </table:table-cell>
          <table:table-cell table:style-name="ce6" office:value-type="float" office:value="33.7079" calcext:value-type="float">
            <text:p>33.7079</text:p>
          </table:table-cell>
          <table:table-cell table:style-name="ce6" office:value-type="float" office:value="1.00117" calcext:value-type="float">
            <text:p>1.00117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53.9606" calcext:value-type="float">
            <text:p>53.9606</text:p>
          </table:table-cell>
          <table:table-cell table:style-name="ce6" office:value-type="float" office:value="52.7024" calcext:value-type="float">
            <text:p>52.7024</text:p>
          </table:table-cell>
          <table:table-cell table:style-name="ce6" office:value-type="float" office:value="1.02388" calcext:value-type="float">
            <text:p>1.02388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98.7262" calcext:value-type="float">
            <text:p>98.7262</text:p>
          </table:table-cell>
          <table:table-cell table:style-name="ce6" office:value-type="float" office:value="97.1466" calcext:value-type="float">
            <text:p>97.1466</text:p>
          </table:table-cell>
          <table:table-cell table:style-name="ce6" office:value-type="float" office:value="1.01626" calcext:value-type="float">
            <text:p>1.01626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.909" calcext:value-type="float">
            <text:p>33.909</text:p>
          </table:table-cell>
          <table:table-cell table:style-name="ce6" office:value-type="float" office:value="33.7456" calcext:value-type="float">
            <text:p>33.7456</text:p>
          </table:table-cell>
          <table:table-cell table:style-name="ce6" office:value-type="float" office:value="1.00484" calcext:value-type="float">
            <text:p>1.00484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4.0492" calcext:value-type="float">
            <text:p>54.0492</text:p>
          </table:table-cell>
          <table:table-cell table:style-name="ce6" office:value-type="float" office:value="52.6728" calcext:value-type="float">
            <text:p>52.6728</text:p>
          </table:table-cell>
          <table:table-cell table:style-name="ce6" office:value-type="float" office:value="1.02613" calcext:value-type="float">
            <text:p>1.02613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8.8868" calcext:value-type="float">
            <text:p>98.8868</text:p>
          </table:table-cell>
          <table:table-cell table:style-name="ce6" office:value-type="float" office:value="97.0775" calcext:value-type="float">
            <text:p>97.0775</text:p>
          </table:table-cell>
          <table:table-cell table:style-name="ce6" office:value-type="float" office:value="1.01864" calcext:value-type="float">
            <text:p>1.01864</text:p>
          </table:table-cell>
          <table:table-cell table:style-name="ce6"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4.2055" calcext:value-type="float">
            <text:p>34.2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9.2724" calcext:value-type="float">
            <text:p>69.272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3.888" calcext:value-type="float">
            <text:p>33.888</text:p>
          </table:table-cell>
          <table:table-cell office:value-type="float" office:value="33.9312" calcext:value-type="float">
            <text:p>33.9312</text:p>
          </table:table-cell>
          <table:table-cell office:value-type="float" office:value="0.998727" calcext:value-type="float">
            <text:p>0.9987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3.9634" calcext:value-type="float">
            <text:p>53.9634</text:p>
          </table:table-cell>
          <table:table-cell office:value-type="float" office:value="57.5163" calcext:value-type="float">
            <text:p>57.5163</text:p>
          </table:table-cell>
          <table:table-cell office:value-type="float" office:value="0.938228" calcext:value-type="float">
            <text:p>0.9382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98.6878" calcext:value-type="float">
            <text:p>98.6878</text:p>
          </table:table-cell>
          <table:table-cell office:value-type="float" office:value="105.126" calcext:value-type="float">
            <text:p>105.126</text:p>
          </table:table-cell>
          <table:table-cell office:value-type="float" office:value="0.93876" calcext:value-type="float">
            <text:p>0.93876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33.888" calcext:value-type="float">
            <text:p>33.888</text:p>
          </table:table-cell>
          <table:table-cell office:value-type="float" office:value="33.9312" calcext:value-type="float">
            <text:p>33.9312</text:p>
          </table:table-cell>
          <table:table-cell office:value-type="float" office:value="0.998725" calcext:value-type="float">
            <text:p>0.9987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53.9636" calcext:value-type="float">
            <text:p>53.9636</text:p>
          </table:table-cell>
          <table:table-cell office:value-type="float" office:value="57.5189" calcext:value-type="float">
            <text:p>57.5189</text:p>
          </table:table-cell>
          <table:table-cell office:value-type="float" office:value="0.938188" calcext:value-type="float">
            <text:p>0.9381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98.6878" calcext:value-type="float">
            <text:p>98.6878</text:p>
          </table:table-cell>
          <table:table-cell office:value-type="float" office:value="105.136" calcext:value-type="float">
            <text:p>105.136</text:p>
          </table:table-cell>
          <table:table-cell office:value-type="float" office:value="0.938666" calcext:value-type="float">
            <text:p>0.938666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33.888" calcext:value-type="float">
            <text:p>33.888</text:p>
          </table:table-cell>
          <table:table-cell office:value-type="float" office:value="33.9312" calcext:value-type="float">
            <text:p>33.9312</text:p>
          </table:table-cell>
          <table:table-cell office:value-type="float" office:value="0.998725" calcext:value-type="float">
            <text:p>0.9987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53.9634" calcext:value-type="float">
            <text:p>53.9634</text:p>
          </table:table-cell>
          <table:table-cell office:value-type="float" office:value="57.5184" calcext:value-type="float">
            <text:p>57.5184</text:p>
          </table:table-cell>
          <table:table-cell office:value-type="float" office:value="0.938194" calcext:value-type="float">
            <text:p>0.9381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98.6882" calcext:value-type="float">
            <text:p>98.6882</text:p>
          </table:table-cell>
          <table:table-cell office:value-type="float" office:value="105.163" calcext:value-type="float">
            <text:p>105.163</text:p>
          </table:table-cell>
          <table:table-cell office:value-type="float" office:value="0.93843" calcext:value-type="float">
            <text:p>0.93843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33.888" calcext:value-type="float">
            <text:p>33.888</text:p>
          </table:table-cell>
          <table:table-cell office:value-type="float" office:value="33.9313" calcext:value-type="float">
            <text:p>33.9313</text:p>
          </table:table-cell>
          <table:table-cell office:value-type="float" office:value="0.998725" calcext:value-type="float">
            <text:p>0.9987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53.9635" calcext:value-type="float">
            <text:p>53.9635</text:p>
          </table:table-cell>
          <table:table-cell office:value-type="float" office:value="57.5204" calcext:value-type="float">
            <text:p>57.5204</text:p>
          </table:table-cell>
          <table:table-cell office:value-type="float" office:value="0.938162" calcext:value-type="float">
            <text:p>0.9381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98.6888" calcext:value-type="float">
            <text:p>98.6888</text:p>
          </table:table-cell>
          <table:table-cell office:value-type="float" office:value="105.184" calcext:value-type="float">
            <text:p>105.184</text:p>
          </table:table-cell>
          <table:table-cell office:value-type="float" office:value="0.938248" calcext:value-type="float">
            <text:p>0.938248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33.8881" calcext:value-type="float">
            <text:p>33.8881</text:p>
          </table:table-cell>
          <table:table-cell office:value-type="float" office:value="33.9314" calcext:value-type="float">
            <text:p>33.9314</text:p>
          </table:table-cell>
          <table:table-cell office:value-type="float" office:value="0.998724" calcext:value-type="float">
            <text:p>0.9987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53.9635" calcext:value-type="float">
            <text:p>53.9635</text:p>
          </table:table-cell>
          <table:table-cell office:value-type="float" office:value="57.5227" calcext:value-type="float">
            <text:p>57.5227</text:p>
          </table:table-cell>
          <table:table-cell office:value-type="float" office:value="0.938126" calcext:value-type="float">
            <text:p>0.9381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98.6895" calcext:value-type="float">
            <text:p>98.6895</text:p>
          </table:table-cell>
          <table:table-cell office:value-type="float" office:value="105.204" calcext:value-type="float">
            <text:p>105.204</text:p>
          </table:table-cell>
          <table:table-cell office:value-type="float" office:value="0.93808" calcext:value-type="float">
            <text:p>0.93808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8882" calcext:value-type="float">
            <text:p>33.8882</text:p>
          </table:table-cell>
          <table:table-cell office:value-type="float" office:value="33.9313" calcext:value-type="float">
            <text:p>33.9313</text:p>
          </table:table-cell>
          <table:table-cell office:value-type="float" office:value="0.998728" calcext:value-type="float">
            <text:p>0.9987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.9637" calcext:value-type="float">
            <text:p>53.9637</text:p>
          </table:table-cell>
          <table:table-cell office:value-type="float" office:value="57.526" calcext:value-type="float">
            <text:p>57.526</text:p>
          </table:table-cell>
          <table:table-cell office:value-type="float" office:value="0.938075" calcext:value-type="float">
            <text:p>0.9380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.6905" calcext:value-type="float">
            <text:p>98.6905</text:p>
          </table:table-cell>
          <table:table-cell office:value-type="float" office:value="105.225" calcext:value-type="float">
            <text:p>105.225</text:p>
          </table:table-cell>
          <table:table-cell office:value-type="float" office:value="0.937899" calcext:value-type="float">
            <text:p>0.937899</text:p>
          </table:table-cell>
          <table:table-cell table:number-columns-repeated="1004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5.2722" calcext:value-type="float">
            <text:p>25.2722</text:p>
          </table:table-cell>
          <table:table-cell table:style-name="ce6" office:value-type="float" office:value="68.5243" calcext:value-type="float">
            <text:p>68.5243</text:p>
          </table:table-cell>
          <table:table-cell table:style-name="ce6" office:value-type="float" office:value="0.368806" calcext:value-type="float">
            <text:p>0.368806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3.8512" calcext:value-type="float">
            <text:p>53.8512</text:p>
          </table:table-cell>
          <table:table-cell table:style-name="ce6" office:value-type="float" office:value="54.4778" calcext:value-type="float">
            <text:p>54.4778</text:p>
          </table:table-cell>
          <table:table-cell table:style-name="ce6" office:value-type="float" office:value="0.988499" calcext:value-type="float">
            <text:p>0.988499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93.6304" calcext:value-type="float">
            <text:p>93.6304</text:p>
          </table:table-cell>
          <table:table-cell table:style-name="ce6" office:value-type="float" office:value="97.1215" calcext:value-type="float">
            <text:p>97.1215</text:p>
          </table:table-cell>
          <table:table-cell table:style-name="ce6" office:value-type="float" office:value="0.964055" calcext:value-type="float">
            <text:p>0.964055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0.293" calcext:value-type="float">
            <text:p>30.293</text:p>
          </table:table-cell>
          <table:table-cell table:style-name="ce6" office:value-type="float" office:value="36.4998" calcext:value-type="float">
            <text:p>36.4998</text:p>
          </table:table-cell>
          <table:table-cell table:style-name="ce6" office:value-type="float" office:value="0.829949" calcext:value-type="float">
            <text:p>0.829949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3.8523" calcext:value-type="float">
            <text:p>53.8523</text:p>
          </table:table-cell>
          <table:table-cell table:style-name="ce6" office:value-type="float" office:value="54.4729" calcext:value-type="float">
            <text:p>54.4729</text:p>
          </table:table-cell>
          <table:table-cell table:style-name="ce6" office:value-type="float" office:value="0.988606" calcext:value-type="float">
            <text:p>0.988606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97.3233" calcext:value-type="float">
            <text:p>97.3233</text:p>
          </table:table-cell>
          <table:table-cell table:style-name="ce6" office:value-type="float" office:value="99.8436" calcext:value-type="float">
            <text:p>99.8436</text:p>
          </table:table-cell>
          <table:table-cell table:style-name="ce6" office:value-type="float" office:value="0.974758" calcext:value-type="float">
            <text:p>0.974758</text:p>
          </table:table-cell>
          <table:table-cell table:style-name="ce6" table:number-columns-repeated="1004"/>
        </table:table-row>
        <table:table-row table:style-name="ro2">
          <table:table-cell table:style-name="ce6" table:number-columns-repeated="7"/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55" calcext:value-type="float">
            <text:p>0.55</text:p>
          </table:table-cell>
          <table:table-cell table:style-name="ce6" office:value-type="float" office:value="53.854" calcext:value-type="float">
            <text:p>53.854</text:p>
          </table:table-cell>
          <table:table-cell table:style-name="ce6" office:value-type="float" office:value="54.47" calcext:value-type="float">
            <text:p>54.47</text:p>
          </table:table-cell>
          <table:table-cell table:style-name="ce6" office:value-type="float" office:value="0.988691" calcext:value-type="float">
            <text:p>0.988691</text:p>
          </table:table-cell>
          <table:table-cell table:style-name="ce6" table:number-columns-repeated="1011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32.9715" calcext:value-type="float">
            <text:p>32.9715</text:p>
          </table:table-cell>
          <table:table-cell table:style-name="ce6" office:value-type="float" office:value="33.3016" calcext:value-type="float">
            <text:p>33.3016</text:p>
          </table:table-cell>
          <table:table-cell table:style-name="ce6" office:value-type="float" office:value="0.990087" calcext:value-type="float">
            <text:p>0.990087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53.8551" calcext:value-type="float">
            <text:p>53.8551</text:p>
          </table:table-cell>
          <table:table-cell table:style-name="ce6" office:value-type="float" office:value="54.4689" calcext:value-type="float">
            <text:p>54.4689</text:p>
          </table:table-cell>
          <table:table-cell table:style-name="ce6" office:value-type="float" office:value="0.988732" calcext:value-type="float">
            <text:p>0.98873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98.0345" calcext:value-type="float">
            <text:p>98.0345</text:p>
          </table:table-cell>
          <table:table-cell table:style-name="ce6" office:value-type="float" office:value="99.3721" calcext:value-type="float">
            <text:p>99.3721</text:p>
          </table:table-cell>
          <table:table-cell table:style-name="ce6" office:value-type="float" office:value="0.98654" calcext:value-type="float">
            <text:p>0.98654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3.5543" calcext:value-type="float">
            <text:p>33.5543</text:p>
          </table:table-cell>
          <table:table-cell table:style-name="ce6" office:value-type="float" office:value="33.6455" calcext:value-type="float">
            <text:p>33.6455</text:p>
          </table:table-cell>
          <table:table-cell table:style-name="ce6" office:value-type="float" office:value="0.997289" calcext:value-type="float">
            <text:p>0.997289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53.8658" calcext:value-type="float">
            <text:p>53.8658</text:p>
          </table:table-cell>
          <table:table-cell table:style-name="ce6" office:value-type="float" office:value="54.4729" calcext:value-type="float">
            <text:p>54.4729</text:p>
          </table:table-cell>
          <table:table-cell table:style-name="ce6" office:value-type="float" office:value="0.988855" calcext:value-type="float">
            <text:p>0.988855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98.2529" calcext:value-type="float">
            <text:p>98.2529</text:p>
          </table:table-cell>
          <table:table-cell table:style-name="ce6" office:value-type="float" office:value="99.2367" calcext:value-type="float">
            <text:p>99.2367</text:p>
          </table:table-cell>
          <table:table-cell table:style-name="ce6" office:value-type="float" office:value="0.990086" calcext:value-type="float">
            <text:p>0.990086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33.885" calcext:value-type="float">
            <text:p>33.885</text:p>
          </table:table-cell>
          <table:table-cell table:style-name="ce6" office:value-type="float" office:value="33.8371" calcext:value-type="float">
            <text:p>33.8371</text:p>
          </table:table-cell>
          <table:table-cell table:style-name="ce6" office:value-type="float" office:value="1.00141" calcext:value-type="float">
            <text:p>1.00141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53.8814" calcext:value-type="float">
            <text:p>53.8814</text:p>
          </table:table-cell>
          <table:table-cell table:style-name="ce6" office:value-type="float" office:value="54.4899" calcext:value-type="float">
            <text:p>54.4899</text:p>
          </table:table-cell>
          <table:table-cell table:style-name="ce6" office:value-type="float" office:value="0.988833" calcext:value-type="float">
            <text:p>0.988833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98.3476" calcext:value-type="float">
            <text:p>98.3476</text:p>
          </table:table-cell>
          <table:table-cell table:style-name="ce6" office:value-type="float" office:value="99.2727" calcext:value-type="float">
            <text:p>99.2727</text:p>
          </table:table-cell>
          <table:table-cell table:style-name="ce6" office:value-type="float" office:value="0.990681" calcext:value-type="float">
            <text:p>0.990681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33.8851" calcext:value-type="float">
            <text:p>33.8851</text:p>
          </table:table-cell>
          <table:table-cell table:style-name="ce6" office:value-type="float" office:value="33.8371" calcext:value-type="float">
            <text:p>33.8371</text:p>
          </table:table-cell>
          <table:table-cell table:style-name="ce6" office:value-type="float" office:value="1.00142" calcext:value-type="float">
            <text:p>1.0014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53.8797" calcext:value-type="float">
            <text:p>53.8797</text:p>
          </table:table-cell>
          <table:table-cell table:style-name="ce6" office:value-type="float" office:value="54.4864" calcext:value-type="float">
            <text:p>54.4864</text:p>
          </table:table-cell>
          <table:table-cell table:style-name="ce6" office:value-type="float" office:value="0.988864" calcext:value-type="float">
            <text:p>0.988864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98.3738" calcext:value-type="float">
            <text:p>98.3738</text:p>
          </table:table-cell>
          <table:table-cell table:style-name="ce6" office:value-type="float" office:value="99.2926" calcext:value-type="float">
            <text:p>99.2926</text:p>
          </table:table-cell>
          <table:table-cell table:style-name="ce6" office:value-type="float" office:value="0.990747" calcext:value-type="float">
            <text:p>0.990747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.8853" calcext:value-type="float">
            <text:p>33.8853</text:p>
          </table:table-cell>
          <table:table-cell table:style-name="ce6" office:value-type="float" office:value="33.8373" calcext:value-type="float">
            <text:p>33.8373</text:p>
          </table:table-cell>
          <table:table-cell table:style-name="ce6" office:value-type="float" office:value="1.00142" calcext:value-type="float">
            <text:p>1.0014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3.8897" calcext:value-type="float">
            <text:p>53.8897</text:p>
          </table:table-cell>
          <table:table-cell table:style-name="ce6" office:value-type="float" office:value="54.4984" calcext:value-type="float">
            <text:p>54.4984</text:p>
          </table:table-cell>
          <table:table-cell table:style-name="ce6" office:value-type="float" office:value="0.988832" calcext:value-type="float">
            <text:p>0.98883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8.3951" calcext:value-type="float">
            <text:p>98.3951</text:p>
          </table:table-cell>
          <table:table-cell table:style-name="ce6" office:value-type="float" office:value="99.3124" calcext:value-type="float">
            <text:p>99.3124</text:p>
          </table:table-cell>
          <table:table-cell table:style-name="ce6" office:value-type="float" office:value="0.990764" calcext:value-type="float">
            <text:p>0.990764</text:p>
          </table:table-cell>
          <table:table-cell table:style-name="ce6" table:number-columns-repeated="100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7.2529" calcext:value-type="float">
            <text:p>17.2529</text:p>
          </table:table-cell>
          <table:table-cell table:style-name="ce5" office:value-type="float" office:value="82.3988" calcext:value-type="float">
            <text:p>82.3988</text:p>
          </table:table-cell>
          <table:table-cell table:style-name="ce5" office:value-type="float" office:value="0.209383" calcext:value-type="float">
            <text:p>0.209383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34.9334" calcext:value-type="float">
            <text:p>34.9334</text:p>
          </table:table-cell>
          <table:table-cell table:style-name="ce5" office:value-type="float" office:value="332.447" calcext:value-type="float">
            <text:p>332.447</text:p>
          </table:table-cell>
          <table:table-cell table:style-name="ce5" office:value-type="float" office:value="0.10508" calcext:value-type="float">
            <text:p>0.10508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8.9923" calcext:value-type="float">
            <text:p>58.9923</text:p>
          </table:table-cell>
          <table:table-cell table:style-name="ce5" office:value-type="float" office:value="443.867" calcext:value-type="float">
            <text:p>443.867</text:p>
          </table:table-cell>
          <table:table-cell table:style-name="ce5" office:value-type="float" office:value="0.132905" calcext:value-type="float">
            <text:p>0.132905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5.1255" calcext:value-type="float">
            <text:p>25.1255</text:p>
          </table:table-cell>
          <table:table-cell table:style-name="ce5" office:value-type="float" office:value="31.2288" calcext:value-type="float">
            <text:p>31.2288</text:p>
          </table:table-cell>
          <table:table-cell table:style-name="ce5" office:value-type="float" office:value="0.804563" calcext:value-type="float">
            <text:p>0.804563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49.4864" calcext:value-type="float">
            <text:p>49.4864</text:p>
          </table:table-cell>
          <table:table-cell table:style-name="ce5" office:value-type="float" office:value="72.6001" calcext:value-type="float">
            <text:p>72.6001</text:p>
          </table:table-cell>
          <table:table-cell table:style-name="ce5" office:value-type="float" office:value="0.681631" calcext:value-type="float">
            <text:p>0.681631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87.9516" calcext:value-type="float">
            <text:p>87.9516</text:p>
          </table:table-cell>
          <table:table-cell table:style-name="ce5" office:value-type="float" office:value="114.815" calcext:value-type="float">
            <text:p>114.815</text:p>
          </table:table-cell>
          <table:table-cell table:style-name="ce5" office:value-type="float" office:value="0.76603" calcext:value-type="float">
            <text:p>0.76603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8.3826" calcext:value-type="float">
            <text:p>28.3826</text:p>
          </table:table-cell>
          <table:table-cell table:style-name="ce5" office:value-type="float" office:value="30.5953" calcext:value-type="float">
            <text:p>30.5953</text:p>
          </table:table-cell>
          <table:table-cell table:style-name="ce5" office:value-type="float" office:value="0.927679" calcext:value-type="float">
            <text:p>0.927679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3.4755" calcext:value-type="float">
            <text:p>53.4755</text:p>
          </table:table-cell>
          <table:table-cell table:style-name="ce5" office:value-type="float" office:value="53.8434" calcext:value-type="float">
            <text:p>53.8434</text:p>
          </table:table-cell>
          <table:table-cell table:style-name="ce5" office:value-type="float" office:value="0.993167" calcext:value-type="float">
            <text:p>0.993167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97.3332" calcext:value-type="float">
            <text:p>97.3332</text:p>
          </table:table-cell>
          <table:table-cell table:style-name="ce5" office:value-type="float" office:value="100.658" calcext:value-type="float">
            <text:p>100.658</text:p>
          </table:table-cell>
          <table:table-cell table:style-name="ce5" office:value-type="float" office:value="0.966966" calcext:value-type="float">
            <text:p>0.966966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31.467" calcext:value-type="float">
            <text:p>31.467</text:p>
          </table:table-cell>
          <table:table-cell table:style-name="ce5" office:value-type="float" office:value="32.4028" calcext:value-type="float">
            <text:p>32.4028</text:p>
          </table:table-cell>
          <table:table-cell table:style-name="ce5" office:value-type="float" office:value="0.971121" calcext:value-type="float">
            <text:p>0.971121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53.4107" calcext:value-type="float">
            <text:p>53.4107</text:p>
          </table:table-cell>
          <table:table-cell table:style-name="ce5" office:value-type="float" office:value="54.0967" calcext:value-type="float">
            <text:p>54.0967</text:p>
          </table:table-cell>
          <table:table-cell table:style-name="ce5" office:value-type="float" office:value="0.987319" calcext:value-type="float">
            <text:p>0.987319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97.8045" calcext:value-type="float">
            <text:p>97.8045</text:p>
          </table:table-cell>
          <table:table-cell table:style-name="ce5" office:value-type="float" office:value="98.7198" calcext:value-type="float">
            <text:p>98.7198</text:p>
          </table:table-cell>
          <table:table-cell table:style-name="ce5" office:value-type="float" office:value="0.990728" calcext:value-type="float">
            <text:p>0.990728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32.9564" calcext:value-type="float">
            <text:p>32.9564</text:p>
          </table:table-cell>
          <table:table-cell table:style-name="ce5" office:value-type="float" office:value="33.409" calcext:value-type="float">
            <text:p>33.409</text:p>
          </table:table-cell>
          <table:table-cell table:style-name="ce5" office:value-type="float" office:value="0.986451" calcext:value-type="float">
            <text:p>0.986451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53.7514" calcext:value-type="float">
            <text:p>53.7514</text:p>
          </table:table-cell>
          <table:table-cell table:style-name="ce5" office:value-type="float" office:value="53.403" calcext:value-type="float">
            <text:p>53.403</text:p>
          </table:table-cell>
          <table:table-cell table:style-name="ce5" office:value-type="float" office:value="1.00652" calcext:value-type="float">
            <text:p>1.00652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97.8315" calcext:value-type="float">
            <text:p>97.8315</text:p>
          </table:table-cell>
          <table:table-cell table:style-name="ce5" office:value-type="float" office:value="98.2769" calcext:value-type="float">
            <text:p>98.2769</text:p>
          </table:table-cell>
          <table:table-cell table:style-name="ce5" office:value-type="float" office:value="0.995468" calcext:value-type="float">
            <text:p>0.995468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33.6256" calcext:value-type="float">
            <text:p>33.6256</text:p>
          </table:table-cell>
          <table:table-cell table:style-name="ce5" office:value-type="float" office:value="33.6353" calcext:value-type="float">
            <text:p>33.6353</text:p>
          </table:table-cell>
          <table:table-cell table:style-name="ce5" office:value-type="float" office:value="0.999714" calcext:value-type="float">
            <text:p>0.999714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53.7692" calcext:value-type="float">
            <text:p>53.7692</text:p>
          </table:table-cell>
          <table:table-cell table:style-name="ce5" office:value-type="float" office:value="53.3618" calcext:value-type="float">
            <text:p>53.3618</text:p>
          </table:table-cell>
          <table:table-cell table:style-name="ce5" office:value-type="float" office:value="1.00764" calcext:value-type="float">
            <text:p>1.00764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98.0397" calcext:value-type="float">
            <text:p>98.0397</text:p>
          </table:table-cell>
          <table:table-cell table:style-name="ce5" office:value-type="float" office:value="97.9371" calcext:value-type="float">
            <text:p>97.9371</text:p>
          </table:table-cell>
          <table:table-cell table:style-name="ce5" office:value-type="float" office:value="1.00105" calcext:value-type="float">
            <text:p>1.00105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33.8844" calcext:value-type="float">
            <text:p>33.8844</text:p>
          </table:table-cell>
          <table:table-cell table:style-name="ce5" office:value-type="float" office:value="33.7916" calcext:value-type="float">
            <text:p>33.7916</text:p>
          </table:table-cell>
          <table:table-cell table:style-name="ce5" office:value-type="float" office:value="1.00275" calcext:value-type="float">
            <text:p>1.00275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53.8065" calcext:value-type="float">
            <text:p>53.8065</text:p>
          </table:table-cell>
          <table:table-cell table:style-name="ce5" office:value-type="float" office:value="53.3602" calcext:value-type="float">
            <text:p>53.3602</text:p>
          </table:table-cell>
          <table:table-cell table:style-name="ce5" office:value-type="float" office:value="1.00836" calcext:value-type="float">
            <text:p>1.00836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98.1541" calcext:value-type="float">
            <text:p>98.1541</text:p>
          </table:table-cell>
          <table:table-cell table:style-name="ce5" office:value-type="float" office:value="97.8969" calcext:value-type="float">
            <text:p>97.8969</text:p>
          </table:table-cell>
          <table:table-cell table:style-name="ce5" office:value-type="float" office:value="1.00263" calcext:value-type="float">
            <text:p>1.00263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3.8847" calcext:value-type="float">
            <text:p>33.8847</text:p>
          </table:table-cell>
          <table:table-cell table:style-name="ce5" office:value-type="float" office:value="33.7917" calcext:value-type="float">
            <text:p>33.7917</text:p>
          </table:table-cell>
          <table:table-cell table:style-name="ce5" office:value-type="float" office:value="1.00275" calcext:value-type="float">
            <text:p>1.00275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3.8103" calcext:value-type="float">
            <text:p>53.8103</text:p>
          </table:table-cell>
          <table:table-cell table:style-name="ce5" office:value-type="float" office:value="53.3639" calcext:value-type="float">
            <text:p>53.3639</text:p>
          </table:table-cell>
          <table:table-cell table:style-name="ce5" office:value-type="float" office:value="1.00837" calcext:value-type="float">
            <text:p>1.00837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8.2919" calcext:value-type="float">
            <text:p>98.2919</text:p>
          </table:table-cell>
          <table:table-cell table:style-name="ce5" office:value-type="float" office:value="97.8918" calcext:value-type="float">
            <text:p>97.8918</text:p>
          </table:table-cell>
          <table:table-cell table:style-name="ce5" office:value-type="float" office:value="1.00409" calcext:value-type="float">
            <text:p>1.00409</text:p>
          </table:table-cell>
          <table:table-cell table:style-name="ce5" table:number-columns-repeated="1004"/>
        </table:table-row>
        <table:table-row table:style-name="ro2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6.18859" calcext:value-type="float">
            <text:p>6.18859</text:p>
          </table:table-cell>
          <table:table-cell table:style-name="ce10" office:value-type="float" office:value="383238000" calcext:value-type="float">
            <text:p>3.83E+08</text:p>
          </table:table-cell>
          <table:table-cell table:style-name="ce10" office:value-type="float" office:value="0.0000000161482" calcext:value-type="float">
            <text:p>1.61E-08</text:p>
          </table:table-cell>
          <table:table-cell table:style-name="ce6"/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5.3351" calcext:value-type="float">
            <text:p>15.3351</text:p>
          </table:table-cell>
          <table:table-cell table:style-name="ce10" office:value-type="float" office:value="470403000" calcext:value-type="float">
            <text:p>4.70E+08</text:p>
          </table:table-cell>
          <table:table-cell table:style-name="ce10" office:value-type="float" office:value="0.0000000325998" calcext:value-type="float">
            <text:p>3.26E-08</text:p>
          </table:table-cell>
          <table:table-cell table:style-name="ce6"/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32.9697" calcext:value-type="float">
            <text:p>32.9697</text:p>
          </table:table-cell>
          <table:table-cell table:style-name="ce10" office:value-type="float" office:value="544635000" calcext:value-type="float">
            <text:p>5.45E+08</text:p>
          </table:table-cell>
          <table:table-cell table:style-name="ce10" office:value-type="float" office:value="0.0000000605354" calcext:value-type="float">
            <text:p>6.05E-08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8.3336" calcext:value-type="float">
            <text:p>18.3336</text:p>
          </table:table-cell>
          <table:table-cell table:style-name="ce6" office:value-type="float" office:value="24.9101" calcext:value-type="float">
            <text:p>24.9101</text:p>
          </table:table-cell>
          <table:table-cell table:style-name="ce6" office:value-type="float" office:value="0.735989" calcext:value-type="float">
            <text:p>0.735989</text:p>
          </table:table-cell>
          <table:table-cell table:style-name="ce6"/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42.6137" calcext:value-type="float">
            <text:p>42.6137</text:p>
          </table:table-cell>
          <table:table-cell table:style-name="ce6" office:value-type="float" office:value="79.8437" calcext:value-type="float">
            <text:p>79.8437</text:p>
          </table:table-cell>
          <table:table-cell table:style-name="ce6" office:value-type="float" office:value="0.533714" calcext:value-type="float">
            <text:p>0.533714</text:p>
          </table:table-cell>
          <table:table-cell table:style-name="ce6"/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76.2219" calcext:value-type="float">
            <text:p>76.2219</text:p>
          </table:table-cell>
          <table:table-cell table:style-name="ce6" office:value-type="float" office:value="126.787" calcext:value-type="float">
            <text:p>126.787</text:p>
          </table:table-cell>
          <table:table-cell table:style-name="ce6" office:value-type="float" office:value="0.601183" calcext:value-type="float">
            <text:p>0.601183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2.7938" calcext:value-type="float">
            <text:p>22.7938</text:p>
          </table:table-cell>
          <table:table-cell table:style-name="ce6" office:value-type="float" office:value="26.2747" calcext:value-type="float">
            <text:p>26.2747</text:p>
          </table:table-cell>
          <table:table-cell table:style-name="ce6" office:value-type="float" office:value="0.86752" calcext:value-type="float">
            <text:p>0.86752</text:p>
          </table:table-cell>
          <table:table-cell table:style-name="ce6"/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2.7618" calcext:value-type="float">
            <text:p>52.7618</text:p>
          </table:table-cell>
          <table:table-cell table:style-name="ce6" office:value-type="float" office:value="56.7253" calcext:value-type="float">
            <text:p>56.7253</text:p>
          </table:table-cell>
          <table:table-cell table:style-name="ce6" office:value-type="float" office:value="0.930129" calcext:value-type="float">
            <text:p>0.930129</text:p>
          </table:table-cell>
          <table:table-cell table:style-name="ce6"/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90.4735" calcext:value-type="float">
            <text:p>90.4735</text:p>
          </table:table-cell>
          <table:table-cell table:style-name="ce6" office:value-type="float" office:value="106.185" calcext:value-type="float">
            <text:p>106.185</text:p>
          </table:table-cell>
          <table:table-cell table:style-name="ce6" office:value-type="float" office:value="0.852038" calcext:value-type="float">
            <text:p>0.852038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27.8756" calcext:value-type="float">
            <text:p>27.8756</text:p>
          </table:table-cell>
          <table:table-cell table:style-name="ce6" office:value-type="float" office:value="29.5991" calcext:value-type="float">
            <text:p>29.5991</text:p>
          </table:table-cell>
          <table:table-cell table:style-name="ce6" office:value-type="float" office:value="0.941773" calcext:value-type="float">
            <text:p>0.941773</text:p>
          </table:table-cell>
          <table:table-cell table:style-name="ce6"/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3.1544" calcext:value-type="float">
            <text:p>53.1544</text:p>
          </table:table-cell>
          <table:table-cell table:style-name="ce6" office:value-type="float" office:value="53.573" calcext:value-type="float">
            <text:p>53.573</text:p>
          </table:table-cell>
          <table:table-cell table:style-name="ce6" office:value-type="float" office:value="0.992185" calcext:value-type="float">
            <text:p>0.992185</text:p>
          </table:table-cell>
          <table:table-cell table:style-name="ce6"/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96.0963" calcext:value-type="float">
            <text:p>96.0963</text:p>
          </table:table-cell>
          <table:table-cell table:style-name="ce6" office:value-type="float" office:value="98.72" calcext:value-type="float">
            <text:p>98.72</text:p>
          </table:table-cell>
          <table:table-cell table:style-name="ce6" office:value-type="float" office:value="0.973423" calcext:value-type="float">
            <text:p>0.973423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30.6499" calcext:value-type="float">
            <text:p>30.6499</text:p>
          </table:table-cell>
          <table:table-cell table:style-name="ce6" office:value-type="float" office:value="31.5015" calcext:value-type="float">
            <text:p>31.5015</text:p>
          </table:table-cell>
          <table:table-cell table:style-name="ce6" office:value-type="float" office:value="0.972968" calcext:value-type="float">
            <text:p>0.972968</text:p>
          </table:table-cell>
          <table:table-cell table:style-name="ce6"/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53.2836" calcext:value-type="float">
            <text:p>53.2836</text:p>
          </table:table-cell>
          <table:table-cell table:style-name="ce6" office:value-type="float" office:value="53.2384" calcext:value-type="float">
            <text:p>53.2384</text:p>
          </table:table-cell>
          <table:table-cell table:style-name="ce6" office:value-type="float" office:value="1.00085" calcext:value-type="float">
            <text:p>1.00085</text:p>
          </table:table-cell>
          <table:table-cell table:style-name="ce6"/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97.3116" calcext:value-type="float">
            <text:p>97.3116</text:p>
          </table:table-cell>
          <table:table-cell table:style-name="ce6" office:value-type="float" office:value="98.2532" calcext:value-type="float">
            <text:p>98.2532</text:p>
          </table:table-cell>
          <table:table-cell table:style-name="ce6" office:value-type="float" office:value="0.990417" calcext:value-type="float">
            <text:p>0.990417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2.6586" calcext:value-type="float">
            <text:p>32.6586</text:p>
          </table:table-cell>
          <table:table-cell table:style-name="ce6" office:value-type="float" office:value="32.9553" calcext:value-type="float">
            <text:p>32.9553</text:p>
          </table:table-cell>
          <table:table-cell table:style-name="ce6" office:value-type="float" office:value="0.990995" calcext:value-type="float">
            <text:p>0.990995</text:p>
          </table:table-cell>
          <table:table-cell table:style-name="ce6"/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53.5308" calcext:value-type="float">
            <text:p>53.5308</text:p>
          </table:table-cell>
          <table:table-cell table:style-name="ce6" office:value-type="float" office:value="52.9626" calcext:value-type="float">
            <text:p>52.9626</text:p>
          </table:table-cell>
          <table:table-cell table:style-name="ce6" office:value-type="float" office:value="1.01073" calcext:value-type="float">
            <text:p>1.01073</text:p>
          </table:table-cell>
          <table:table-cell table:style-name="ce6"/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97.7077" calcext:value-type="float">
            <text:p>97.7077</text:p>
          </table:table-cell>
          <table:table-cell table:style-name="ce6" office:value-type="float" office:value="97.5792" calcext:value-type="float">
            <text:p>97.5792</text:p>
          </table:table-cell>
          <table:table-cell table:style-name="ce6" office:value-type="float" office:value="1.00132" calcext:value-type="float">
            <text:p>1.00132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33.4707" calcext:value-type="float">
            <text:p>33.4707</text:p>
          </table:table-cell>
          <table:table-cell table:style-name="ce6" office:value-type="float" office:value="33.5383" calcext:value-type="float">
            <text:p>33.5383</text:p>
          </table:table-cell>
          <table:table-cell table:style-name="ce6" office:value-type="float" office:value="0.997987" calcext:value-type="float">
            <text:p>0.997987</text:p>
          </table:table-cell>
          <table:table-cell table:style-name="ce6"/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53.6945" calcext:value-type="float">
            <text:p>53.6945</text:p>
          </table:table-cell>
          <table:table-cell table:style-name="ce6" office:value-type="float" office:value="52.8759" calcext:value-type="float">
            <text:p>52.8759</text:p>
          </table:table-cell>
          <table:table-cell table:style-name="ce6" office:value-type="float" office:value="1.01548" calcext:value-type="float">
            <text:p>1.01548</text:p>
          </table:table-cell>
          <table:table-cell table:style-name="ce6"/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98.0277" calcext:value-type="float">
            <text:p>98.0277</text:p>
          </table:table-cell>
          <table:table-cell table:style-name="ce6" office:value-type="float" office:value="97.3859" calcext:value-type="float">
            <text:p>97.3859</text:p>
          </table:table-cell>
          <table:table-cell table:style-name="ce6" office:value-type="float" office:value="1.00659" calcext:value-type="float">
            <text:p>1.00659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33.8736" calcext:value-type="float">
            <text:p>33.8736</text:p>
          </table:table-cell>
          <table:table-cell table:style-name="ce6" office:value-type="float" office:value="33.7624" calcext:value-type="float">
            <text:p>33.7624</text:p>
          </table:table-cell>
          <table:table-cell table:style-name="ce6" office:value-type="float" office:value="1.00329" calcext:value-type="float">
            <text:p>1.00329</text:p>
          </table:table-cell>
          <table:table-cell table:style-name="ce6"/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53.6863" calcext:value-type="float">
            <text:p>53.6863</text:p>
          </table:table-cell>
          <table:table-cell table:style-name="ce6" office:value-type="float" office:value="52.8544" calcext:value-type="float">
            <text:p>52.8544</text:p>
          </table:table-cell>
          <table:table-cell table:style-name="ce6" office:value-type="float" office:value="1.01574" calcext:value-type="float">
            <text:p>1.01574</text:p>
          </table:table-cell>
          <table:table-cell table:style-name="ce6"/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98.1865" calcext:value-type="float">
            <text:p>98.1865</text:p>
          </table:table-cell>
          <table:table-cell table:style-name="ce6" office:value-type="float" office:value="97.3453" calcext:value-type="float">
            <text:p>97.3453</text:p>
          </table:table-cell>
          <table:table-cell table:style-name="ce6" office:value-type="float" office:value="1.00864" calcext:value-type="float">
            <text:p>1.00864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.8844" calcext:value-type="float">
            <text:p>33.8844</text:p>
          </table:table-cell>
          <table:table-cell table:style-name="ce6" office:value-type="float" office:value="33.7661" calcext:value-type="float">
            <text:p>33.7661</text:p>
          </table:table-cell>
          <table:table-cell table:style-name="ce6" office:value-type="float" office:value="1.0035" calcext:value-type="float">
            <text:p>1.0035</text:p>
          </table:table-cell>
          <table:table-cell table:style-name="ce6"/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3.7576" calcext:value-type="float">
            <text:p>53.7576</text:p>
          </table:table-cell>
          <table:table-cell table:style-name="ce6" office:value-type="float" office:value="52.8505" calcext:value-type="float">
            <text:p>52.8505</text:p>
          </table:table-cell>
          <table:table-cell table:style-name="ce6" office:value-type="float" office:value="1.01716" calcext:value-type="float">
            <text:p>1.01716</text:p>
          </table:table-cell>
          <table:table-cell table:style-name="ce6"/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8.2959" calcext:value-type="float">
            <text:p>98.2959</text:p>
          </table:table-cell>
          <table:table-cell table:style-name="ce6" office:value-type="float" office:value="97.3393" calcext:value-type="float">
            <text:p>97.3393</text:p>
          </table:table-cell>
          <table:table-cell table:style-name="ce6" office:value-type="float" office:value="1.00983" calcext:value-type="float">
            <text:p>1.00983</text:p>
          </table:table-cell>
          <table:table-cell table:style-name="ce6" table:number-columns-repeated="100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2.0848" calcext:value-type="float">
            <text:p>12.0848</text:p>
          </table:table-cell>
          <table:table-cell table:style-name="ce5" office:value-type="float" office:value="130.75" calcext:value-type="float">
            <text:p>130.75</text:p>
          </table:table-cell>
          <table:table-cell table:style-name="ce5" office:value-type="float" office:value="0.092427" calcext:value-type="float">
            <text:p>0.092427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20.9518" calcext:value-type="float">
            <text:p>20.9518</text:p>
          </table:table-cell>
          <table:table-cell table:style-name="ce5" office:value-type="float" office:value="481.955" calcext:value-type="float">
            <text:p>481.955</text:p>
          </table:table-cell>
          <table:table-cell table:style-name="ce5" office:value-type="float" office:value="0.0434725" calcext:value-type="float">
            <text:p>0.0434725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42.9702" calcext:value-type="float">
            <text:p>42.9702</text:p>
          </table:table-cell>
          <table:table-cell table:style-name="ce5" office:value-type="float" office:value="688.009" calcext:value-type="float">
            <text:p>688.009</text:p>
          </table:table-cell>
          <table:table-cell table:style-name="ce5" office:value-type="float" office:value="0.0624558" calcext:value-type="float">
            <text:p>0.0624558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8.0891" calcext:value-type="float">
            <text:p>18.0891</text:p>
          </table:table-cell>
          <table:table-cell table:style-name="ce5" office:value-type="float" office:value="27.1949" calcext:value-type="float">
            <text:p>27.1949</text:p>
          </table:table-cell>
          <table:table-cell table:style-name="ce5" office:value-type="float" office:value="0.665165" calcext:value-type="float">
            <text:p>0.665165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48.9406" calcext:value-type="float">
            <text:p>48.9406</text:p>
          </table:table-cell>
          <table:table-cell table:style-name="ce5" office:value-type="float" office:value="66.2291" calcext:value-type="float">
            <text:p>66.2291</text:p>
          </table:table-cell>
          <table:table-cell table:style-name="ce5" office:value-type="float" office:value="0.738959" calcext:value-type="float">
            <text:p>0.738959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78.7495" calcext:value-type="float">
            <text:p>78.7495</text:p>
          </table:table-cell>
          <table:table-cell table:style-name="ce5" office:value-type="float" office:value="183.983" calcext:value-type="float">
            <text:p>183.983</text:p>
          </table:table-cell>
          <table:table-cell table:style-name="ce5" office:value-type="float" office:value="0.428026" calcext:value-type="float">
            <text:p>0.428026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2.8603" calcext:value-type="float">
            <text:p>22.8603</text:p>
          </table:table-cell>
          <table:table-cell table:style-name="ce5" office:value-type="float" office:value="25.9324" calcext:value-type="float">
            <text:p>25.9324</text:p>
          </table:table-cell>
          <table:table-cell table:style-name="ce5" office:value-type="float" office:value="0.881536" calcext:value-type="float">
            <text:p>0.881536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2.4127" calcext:value-type="float">
            <text:p>52.4127</text:p>
          </table:table-cell>
          <table:table-cell table:style-name="ce5" office:value-type="float" office:value="54.2295" calcext:value-type="float">
            <text:p>54.2295</text:p>
          </table:table-cell>
          <table:table-cell table:style-name="ce5" office:value-type="float" office:value="0.966498" calcext:value-type="float">
            <text:p>0.966498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92.4194" calcext:value-type="float">
            <text:p>92.4194</text:p>
          </table:table-cell>
          <table:table-cell table:style-name="ce5" office:value-type="float" office:value="102.25" calcext:value-type="float">
            <text:p>102.25</text:p>
          </table:table-cell>
          <table:table-cell table:style-name="ce5" office:value-type="float" office:value="0.903861" calcext:value-type="float">
            <text:p>0.903861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6.8964" calcext:value-type="float">
            <text:p>26.8964</text:p>
          </table:table-cell>
          <table:table-cell table:style-name="ce5" office:value-type="float" office:value="28.4545" calcext:value-type="float">
            <text:p>28.4545</text:p>
          </table:table-cell>
          <table:table-cell table:style-name="ce5" office:value-type="float" office:value="0.945245" calcext:value-type="float">
            <text:p>0.945245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3.0649" calcext:value-type="float">
            <text:p>53.0649</text:p>
          </table:table-cell>
          <table:table-cell table:style-name="ce5" office:value-type="float" office:value="53.0483" calcext:value-type="float">
            <text:p>53.0483</text:p>
          </table:table-cell>
          <table:table-cell table:style-name="ce5" office:value-type="float" office:value="1.00031" calcext:value-type="float">
            <text:p>1.00031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96.7108" calcext:value-type="float">
            <text:p>96.7108</text:p>
          </table:table-cell>
          <table:table-cell table:style-name="ce5" office:value-type="float" office:value="97.6441" calcext:value-type="float">
            <text:p>97.6441</text:p>
          </table:table-cell>
          <table:table-cell table:style-name="ce5" office:value-type="float" office:value="0.990442" calcext:value-type="float">
            <text:p>0.990442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30.5961" calcext:value-type="float">
            <text:p>30.5961</text:p>
          </table:table-cell>
          <table:table-cell table:style-name="ce5" office:value-type="float" office:value="31.2296" calcext:value-type="float">
            <text:p>31.2296</text:p>
          </table:table-cell>
          <table:table-cell table:style-name="ce5" office:value-type="float" office:value="0.979712" calcext:value-type="float">
            <text:p>0.979712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53.4593" calcext:value-type="float">
            <text:p>53.4593</text:p>
          </table:table-cell>
          <table:table-cell table:style-name="ce5" office:value-type="float" office:value="52.6798" calcext:value-type="float">
            <text:p>52.6798</text:p>
          </table:table-cell>
          <table:table-cell table:style-name="ce5" office:value-type="float" office:value="1.0148" calcext:value-type="float">
            <text:p>1.0148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97.5019" calcext:value-type="float">
            <text:p>97.5019</text:p>
          </table:table-cell>
          <table:table-cell table:style-name="ce5" office:value-type="float" office:value="97.4229" calcext:value-type="float">
            <text:p>97.4229</text:p>
          </table:table-cell>
          <table:table-cell table:style-name="ce5" office:value-type="float" office:value="1.00081" calcext:value-type="float">
            <text:p>1.00081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32.5882" calcext:value-type="float">
            <text:p>32.5882</text:p>
          </table:table-cell>
          <table:table-cell table:style-name="ce5" office:value-type="float" office:value="32.7988" calcext:value-type="float">
            <text:p>32.7988</text:p>
          </table:table-cell>
          <table:table-cell table:style-name="ce5" office:value-type="float" office:value="0.993578" calcext:value-type="float">
            <text:p>0.993578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53.5267" calcext:value-type="float">
            <text:p>53.5267</text:p>
          </table:table-cell>
          <table:table-cell table:style-name="ce5" office:value-type="float" office:value="52.692" calcext:value-type="float">
            <text:p>52.692</text:p>
          </table:table-cell>
          <table:table-cell table:style-name="ce5" office:value-type="float" office:value="1.01584" calcext:value-type="float">
            <text:p>1.01584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97.542" calcext:value-type="float">
            <text:p>97.542</text:p>
          </table:table-cell>
          <table:table-cell table:style-name="ce5" office:value-type="float" office:value="97.3408" calcext:value-type="float">
            <text:p>97.3408</text:p>
          </table:table-cell>
          <table:table-cell table:style-name="ce5" office:value-type="float" office:value="1.00207" calcext:value-type="float">
            <text:p>1.00207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33.4616" calcext:value-type="float">
            <text:p>33.4616</text:p>
          </table:table-cell>
          <table:table-cell table:style-name="ce5" office:value-type="float" office:value="33.5042" calcext:value-type="float">
            <text:p>33.5042</text:p>
          </table:table-cell>
          <table:table-cell table:style-name="ce5" office:value-type="float" office:value="0.998727" calcext:value-type="float">
            <text:p>0.998727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53.6515" calcext:value-type="float">
            <text:p>53.6515</text:p>
          </table:table-cell>
          <table:table-cell table:style-name="ce5" office:value-type="float" office:value="52.6068" calcext:value-type="float">
            <text:p>52.6068</text:p>
          </table:table-cell>
          <table:table-cell table:style-name="ce5" office:value-type="float" office:value="1.01986" calcext:value-type="float">
            <text:p>1.01986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97.9931" calcext:value-type="float">
            <text:p>97.9931</text:p>
          </table:table-cell>
          <table:table-cell table:style-name="ce5" office:value-type="float" office:value="97.1227" calcext:value-type="float">
            <text:p>97.1227</text:p>
          </table:table-cell>
          <table:table-cell table:style-name="ce5" office:value-type="float" office:value="1.00896" calcext:value-type="float">
            <text:p>1.00896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33.8512" calcext:value-type="float">
            <text:p>33.8512</text:p>
          </table:table-cell>
          <table:table-cell table:style-name="ce5" office:value-type="float" office:value="33.7429" calcext:value-type="float">
            <text:p>33.7429</text:p>
          </table:table-cell>
          <table:table-cell table:style-name="ce5" office:value-type="float" office:value="1.00321" calcext:value-type="float">
            <text:p>1.00321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53.6994" calcext:value-type="float">
            <text:p>53.6994</text:p>
          </table:table-cell>
          <table:table-cell table:style-name="ce5" office:value-type="float" office:value="52.5924" calcext:value-type="float">
            <text:p>52.5924</text:p>
          </table:table-cell>
          <table:table-cell table:style-name="ce5" office:value-type="float" office:value="1.02105" calcext:value-type="float">
            <text:p>1.02105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98.199" calcext:value-type="float">
            <text:p>98.199</text:p>
          </table:table-cell>
          <table:table-cell table:style-name="ce5" office:value-type="float" office:value="97.0763" calcext:value-type="float">
            <text:p>97.0763</text:p>
          </table:table-cell>
          <table:table-cell table:style-name="ce5" office:value-type="float" office:value="1.01156" calcext:value-type="float">
            <text:p>1.01156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3.8842" calcext:value-type="float">
            <text:p>33.8842</text:p>
          </table:table-cell>
          <table:table-cell table:style-name="ce5" office:value-type="float" office:value="33.7503" calcext:value-type="float">
            <text:p>33.7503</text:p>
          </table:table-cell>
          <table:table-cell table:style-name="ce5" office:value-type="float" office:value="1.00397" calcext:value-type="float">
            <text:p>1.00397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3.7143" calcext:value-type="float">
            <text:p>53.7143</text:p>
          </table:table-cell>
          <table:table-cell table:style-name="ce5" office:value-type="float" office:value="52.5837" calcext:value-type="float">
            <text:p>52.5837</text:p>
          </table:table-cell>
          <table:table-cell table:style-name="ce5" office:value-type="float" office:value="1.0215" calcext:value-type="float">
            <text:p>1.0215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8.3043" calcext:value-type="float">
            <text:p>98.3043</text:p>
          </table:table-cell>
          <table:table-cell table:style-name="ce5" office:value-type="float" office:value="97.0493" calcext:value-type="float">
            <text:p>97.0493</text:p>
          </table:table-cell>
          <table:table-cell table:style-name="ce5" office:value-type="float" office:value="1.01293" calcext:value-type="float">
            <text:p>1.01293</text:p>
          </table:table-cell>
          <table:table-cell table:style-name="ce5" table:number-columns-repeated="1004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0.937" calcext:value-type="float">
            <text:p>10.937</text:p>
          </table:table-cell>
          <table:table-cell table:style-name="ce6" office:value-type="float" office:value="133.844" calcext:value-type="float">
            <text:p>133.844</text:p>
          </table:table-cell>
          <table:table-cell table:style-name="ce6" office:value-type="float" office:value="0.0817146" calcext:value-type="float">
            <text:p>0.0817146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2.0105" calcext:value-type="float">
            <text:p>22.0105</text:p>
          </table:table-cell>
          <table:table-cell table:style-name="ce6" office:value-type="float" office:value="256.142" calcext:value-type="float">
            <text:p>256.142</text:p>
          </table:table-cell>
          <table:table-cell table:style-name="ce6" office:value-type="float" office:value="0.0859309" calcext:value-type="float">
            <text:p>0.0859309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41.2307" calcext:value-type="float">
            <text:p>41.2307</text:p>
          </table:table-cell>
          <table:table-cell table:style-name="ce6" office:value-type="float" office:value="583.701" calcext:value-type="float">
            <text:p>583.701</text:p>
          </table:table-cell>
          <table:table-cell table:style-name="ce6" office:value-type="float" office:value="0.0706366" calcext:value-type="float">
            <text:p>0.0706366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6.8154" calcext:value-type="float">
            <text:p>16.8154</text:p>
          </table:table-cell>
          <table:table-cell table:style-name="ce6" office:value-type="float" office:value="25.1355" calcext:value-type="float">
            <text:p>25.1355</text:p>
          </table:table-cell>
          <table:table-cell table:style-name="ce6" office:value-type="float" office:value="0.668991" calcext:value-type="float">
            <text:p>0.668991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44.8875" calcext:value-type="float">
            <text:p>44.8875</text:p>
          </table:table-cell>
          <table:table-cell table:style-name="ce6" office:value-type="float" office:value="89.5961" calcext:value-type="float">
            <text:p>89.5961</text:p>
          </table:table-cell>
          <table:table-cell table:style-name="ce6" office:value-type="float" office:value="0.500998" calcext:value-type="float">
            <text:p>0.500998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80.7437" calcext:value-type="float">
            <text:p>80.7437</text:p>
          </table:table-cell>
          <table:table-cell table:style-name="ce6" office:value-type="float" office:value="303.21" calcext:value-type="float">
            <text:p>303.21</text:p>
          </table:table-cell>
          <table:table-cell table:style-name="ce6" office:value-type="float" office:value="0.266296" calcext:value-type="float">
            <text:p>0.266296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2.6265" calcext:value-type="float">
            <text:p>22.6265</text:p>
          </table:table-cell>
          <table:table-cell table:style-name="ce6" office:value-type="float" office:value="24.5769" calcext:value-type="float">
            <text:p>24.5769</text:p>
          </table:table-cell>
          <table:table-cell table:style-name="ce6" office:value-type="float" office:value="0.92064" calcext:value-type="float">
            <text:p>0.92064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2.6709" calcext:value-type="float">
            <text:p>52.6709</text:p>
          </table:table-cell>
          <table:table-cell table:style-name="ce6" office:value-type="float" office:value="54.001" calcext:value-type="float">
            <text:p>54.001</text:p>
          </table:table-cell>
          <table:table-cell table:style-name="ce6" office:value-type="float" office:value="0.975371" calcext:value-type="float">
            <text:p>0.975371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94.3552" calcext:value-type="float">
            <text:p>94.3552</text:p>
          </table:table-cell>
          <table:table-cell table:style-name="ce6" office:value-type="float" office:value="99.82" calcext:value-type="float">
            <text:p>99.82</text:p>
          </table:table-cell>
          <table:table-cell table:style-name="ce6" office:value-type="float" office:value="0.945253" calcext:value-type="float">
            <text:p>0.945253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27.7435" calcext:value-type="float">
            <text:p>27.7435</text:p>
          </table:table-cell>
          <table:table-cell table:style-name="ce6" office:value-type="float" office:value="28.7731" calcext:value-type="float">
            <text:p>28.7731</text:p>
          </table:table-cell>
          <table:table-cell table:style-name="ce6" office:value-type="float" office:value="0.964219" calcext:value-type="float">
            <text:p>0.964219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3.3698" calcext:value-type="float">
            <text:p>53.3698</text:p>
          </table:table-cell>
          <table:table-cell table:style-name="ce6" office:value-type="float" office:value="52.5597" calcext:value-type="float">
            <text:p>52.5597</text:p>
          </table:table-cell>
          <table:table-cell table:style-name="ce6" office:value-type="float" office:value="1.01541" calcext:value-type="float">
            <text:p>1.01541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97.2017" calcext:value-type="float">
            <text:p>97.2017</text:p>
          </table:table-cell>
          <table:table-cell table:style-name="ce6" office:value-type="float" office:value="97.4801" calcext:value-type="float">
            <text:p>97.4801</text:p>
          </table:table-cell>
          <table:table-cell table:style-name="ce6" office:value-type="float" office:value="0.997145" calcext:value-type="float">
            <text:p>0.997145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31.079" calcext:value-type="float">
            <text:p>31.079</text:p>
          </table:table-cell>
          <table:table-cell table:style-name="ce6" office:value-type="float" office:value="31.4578" calcext:value-type="float">
            <text:p>31.4578</text:p>
          </table:table-cell>
          <table:table-cell table:style-name="ce6" office:value-type="float" office:value="0.987958" calcext:value-type="float">
            <text:p>0.987958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53.3777" calcext:value-type="float">
            <text:p>53.3777</text:p>
          </table:table-cell>
          <table:table-cell table:style-name="ce6" office:value-type="float" office:value="52.5666" calcext:value-type="float">
            <text:p>52.5666</text:p>
          </table:table-cell>
          <table:table-cell table:style-name="ce6" office:value-type="float" office:value="1.01543" calcext:value-type="float">
            <text:p>1.01543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97.4755" calcext:value-type="float">
            <text:p>97.4755</text:p>
          </table:table-cell>
          <table:table-cell table:style-name="ce6" office:value-type="float" office:value="97.1656" calcext:value-type="float">
            <text:p>97.1656</text:p>
          </table:table-cell>
          <table:table-cell table:style-name="ce6" office:value-type="float" office:value="1.00319" calcext:value-type="float">
            <text:p>1.00319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2.8253" calcext:value-type="float">
            <text:p>32.8253</text:p>
          </table:table-cell>
          <table:table-cell table:style-name="ce6" office:value-type="float" office:value="32.9387" calcext:value-type="float">
            <text:p>32.9387</text:p>
          </table:table-cell>
          <table:table-cell table:style-name="ce6" office:value-type="float" office:value="0.996556" calcext:value-type="float">
            <text:p>0.996556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53.5428" calcext:value-type="float">
            <text:p>53.5428</text:p>
          </table:table-cell>
          <table:table-cell table:style-name="ce6" office:value-type="float" office:value="52.5196" calcext:value-type="float">
            <text:p>52.5196</text:p>
          </table:table-cell>
          <table:table-cell table:style-name="ce6" office:value-type="float" office:value="1.01948" calcext:value-type="float">
            <text:p>1.01948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97.7209" calcext:value-type="float">
            <text:p>97.7209</text:p>
          </table:table-cell>
          <table:table-cell table:style-name="ce6" office:value-type="float" office:value="97.1578" calcext:value-type="float">
            <text:p>97.1578</text:p>
          </table:table-cell>
          <table:table-cell table:style-name="ce6" office:value-type="float" office:value="1.0058" calcext:value-type="float">
            <text:p>1.0058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33.5054" calcext:value-type="float">
            <text:p>33.5054</text:p>
          </table:table-cell>
          <table:table-cell table:style-name="ce6" office:value-type="float" office:value="33.5308" calcext:value-type="float">
            <text:p>33.5308</text:p>
          </table:table-cell>
          <table:table-cell table:style-name="ce6" office:value-type="float" office:value="0.999242" calcext:value-type="float">
            <text:p>0.99924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53.6397" calcext:value-type="float">
            <text:p>53.6397</text:p>
          </table:table-cell>
          <table:table-cell table:style-name="ce6" office:value-type="float" office:value="52.4542" calcext:value-type="float">
            <text:p>52.4542</text:p>
          </table:table-cell>
          <table:table-cell table:style-name="ce6" office:value-type="float" office:value="1.0226" calcext:value-type="float">
            <text:p>1.0226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97.9971" calcext:value-type="float">
            <text:p>97.9971</text:p>
          </table:table-cell>
          <table:table-cell table:style-name="ce6" office:value-type="float" office:value="96.9798" calcext:value-type="float">
            <text:p>96.9798</text:p>
          </table:table-cell>
          <table:table-cell table:style-name="ce6" office:value-type="float" office:value="1.01049" calcext:value-type="float">
            <text:p>1.01049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33.8229" calcext:value-type="float">
            <text:p>33.8229</text:p>
          </table:table-cell>
          <table:table-cell table:style-name="ce6" office:value-type="float" office:value="33.7305" calcext:value-type="float">
            <text:p>33.7305</text:p>
          </table:table-cell>
          <table:table-cell table:style-name="ce6" office:value-type="float" office:value="1.00274" calcext:value-type="float">
            <text:p>1.00274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53.7162" calcext:value-type="float">
            <text:p>53.7162</text:p>
          </table:table-cell>
          <table:table-cell table:style-name="ce6" office:value-type="float" office:value="52.4374" calcext:value-type="float">
            <text:p>52.4374</text:p>
          </table:table-cell>
          <table:table-cell table:style-name="ce6" office:value-type="float" office:value="1.02439" calcext:value-type="float">
            <text:p>1.02439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98.1716" calcext:value-type="float">
            <text:p>98.1716</text:p>
          </table:table-cell>
          <table:table-cell table:style-name="ce6" office:value-type="float" office:value="96.9281" calcext:value-type="float">
            <text:p>96.9281</text:p>
          </table:table-cell>
          <table:table-cell table:style-name="ce6" office:value-type="float" office:value="1.01283" calcext:value-type="float">
            <text:p>1.01283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.8837" calcext:value-type="float">
            <text:p>33.8837</text:p>
          </table:table-cell>
          <table:table-cell table:style-name="ce6" office:value-type="float" office:value="33.7399" calcext:value-type="float">
            <text:p>33.7399</text:p>
          </table:table-cell>
          <table:table-cell table:style-name="ce6" office:value-type="float" office:value="1.00426" calcext:value-type="float">
            <text:p>1.00426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3.7181" calcext:value-type="float">
            <text:p>53.7181</text:p>
          </table:table-cell>
          <table:table-cell table:style-name="ce6" office:value-type="float" office:value="52.429" calcext:value-type="float">
            <text:p>52.429</text:p>
          </table:table-cell>
          <table:table-cell table:style-name="ce6" office:value-type="float" office:value="1.02459" calcext:value-type="float">
            <text:p>1.02459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8.3001" calcext:value-type="float">
            <text:p>98.3001</text:p>
          </table:table-cell>
          <table:table-cell table:style-name="ce6" office:value-type="float" office:value="96.8824" calcext:value-type="float">
            <text:p>96.8824</text:p>
          </table:table-cell>
          <table:table-cell table:style-name="ce6" office:value-type="float" office:value="1.01463" calcext:value-type="float">
            <text:p>1.01463</text:p>
          </table:table-cell>
          <table:table-cell table:style-name="ce6"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11.9031" calcext:value-type="float">
            <text:p>11.9031</text:p>
          </table:table-cell>
          <table:table-cell office:value-type="float" office:value="18.3728" calcext:value-type="float">
            <text:p>18.3728</text:p>
          </table:table-cell>
          <table:table-cell office:value-type="float" office:value="0.647866" calcext:value-type="float">
            <text:p>0.6478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27.3248" calcext:value-type="float">
            <text:p>27.3248</text:p>
          </table:table-cell>
          <table:table-cell office:value-type="float" office:value="143.719" calcext:value-type="float">
            <text:p>143.719</text:p>
          </table:table-cell>
          <table:table-cell office:value-type="float" office:value="0.190126" calcext:value-type="float">
            <text:p>0.1901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56.2715" calcext:value-type="float">
            <text:p>56.2715</text:p>
          </table:table-cell>
          <table:table-cell office:value-type="float" office:value="282.772" calcext:value-type="float">
            <text:p>282.772</text:p>
          </table:table-cell>
          <table:table-cell office:value-type="float" office:value="0.198999" calcext:value-type="float">
            <text:p>0.198999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17.6025" calcext:value-type="float">
            <text:p>17.6025</text:p>
          </table:table-cell>
          <table:table-cell office:value-type="float" office:value="23.1754" calcext:value-type="float">
            <text:p>23.1754</text:p>
          </table:table-cell>
          <table:table-cell office:value-type="float" office:value="0.759533" calcext:value-type="float">
            <text:p>0.7595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47.7963" calcext:value-type="float">
            <text:p>47.7963</text:p>
          </table:table-cell>
          <table:table-cell office:value-type="float" office:value="71.5973" calcext:value-type="float">
            <text:p>71.5973</text:p>
          </table:table-cell>
          <table:table-cell office:value-type="float" office:value="0.667572" calcext:value-type="float">
            <text:p>0.6675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87.8327" calcext:value-type="float">
            <text:p>87.8327</text:p>
          </table:table-cell>
          <table:table-cell office:value-type="float" office:value="113.651" calcext:value-type="float">
            <text:p>113.651</text:p>
          </table:table-cell>
          <table:table-cell office:value-type="float" office:value="0.772825" calcext:value-type="float">
            <text:p>0.772825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90.9479" calcext:value-type="float">
            <text:p>90.9479</text:p>
          </table:table-cell>
          <table:table-cell office:value-type="float" office:value="107.378" calcext:value-type="float">
            <text:p>107.378</text:p>
          </table:table-cell>
          <table:table-cell office:value-type="float" office:value="0.846988" calcext:value-type="float">
            <text:p>0.846988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23.2801" calcext:value-type="float">
            <text:p>23.2801</text:p>
          </table:table-cell>
          <table:table-cell office:value-type="float" office:value="24.8124" calcext:value-type="float">
            <text:p>24.8124</text:p>
          </table:table-cell>
          <table:table-cell office:value-type="float" office:value="0.938246" calcext:value-type="float">
            <text:p>0.9382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52.8181" calcext:value-type="float">
            <text:p>52.8181</text:p>
          </table:table-cell>
          <table:table-cell office:value-type="float" office:value="53.0722" calcext:value-type="float">
            <text:p>53.0722</text:p>
          </table:table-cell>
          <table:table-cell office:value-type="float" office:value="0.995212" calcext:value-type="float">
            <text:p>0.9952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94.594" calcext:value-type="float">
            <text:p>94.594</text:p>
          </table:table-cell>
          <table:table-cell office:value-type="float" office:value="100.479" calcext:value-type="float">
            <text:p>100.479</text:p>
          </table:table-cell>
          <table:table-cell office:value-type="float" office:value="0.941433" calcext:value-type="float">
            <text:p>0.941433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8.0081" calcext:value-type="float">
            <text:p>28.0081</text:p>
          </table:table-cell>
          <table:table-cell office:value-type="float" office:value="28.921" calcext:value-type="float">
            <text:p>28.921</text:p>
          </table:table-cell>
          <table:table-cell office:value-type="float" office:value="0.968436" calcext:value-type="float">
            <text:p>0.9684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3.285" calcext:value-type="float">
            <text:p>53.285</text:p>
          </table:table-cell>
          <table:table-cell office:value-type="float" office:value="52.5062" calcext:value-type="float">
            <text:p>52.5062</text:p>
          </table:table-cell>
          <table:table-cell office:value-type="float" office:value="1.01483" calcext:value-type="float">
            <text:p>1.014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7.3408" calcext:value-type="float">
            <text:p>97.3408</text:p>
          </table:table-cell>
          <table:table-cell office:value-type="float" office:value="97.2826" calcext:value-type="float">
            <text:p>97.2826</text:p>
          </table:table-cell>
          <table:table-cell office:value-type="float" office:value="1.0006" calcext:value-type="float">
            <text:p>1.0006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31.2707" calcext:value-type="float">
            <text:p>31.2707</text:p>
          </table:table-cell>
          <table:table-cell office:value-type="float" office:value="31.5632" calcext:value-type="float">
            <text:p>31.5632</text:p>
          </table:table-cell>
          <table:table-cell office:value-type="float" office:value="0.990732" calcext:value-type="float">
            <text:p>0.9907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53.4175" calcext:value-type="float">
            <text:p>53.4175</text:p>
          </table:table-cell>
          <table:table-cell office:value-type="float" office:value="52.4475" calcext:value-type="float">
            <text:p>52.4475</text:p>
          </table:table-cell>
          <table:table-cell office:value-type="float" office:value="1.01849" calcext:value-type="float">
            <text:p>1.018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97.6594" calcext:value-type="float">
            <text:p>97.6594</text:p>
          </table:table-cell>
          <table:table-cell office:value-type="float" office:value="97.0757" calcext:value-type="float">
            <text:p>97.0757</text:p>
          </table:table-cell>
          <table:table-cell office:value-type="float" office:value="1.00601" calcext:value-type="float">
            <text:p>1.00601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32.8664" calcext:value-type="float">
            <text:p>32.8664</text:p>
          </table:table-cell>
          <table:table-cell office:value-type="float" office:value="32.9619" calcext:value-type="float">
            <text:p>32.9619</text:p>
          </table:table-cell>
          <table:table-cell office:value-type="float" office:value="0.997101" calcext:value-type="float">
            <text:p>0.9971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53.5535" calcext:value-type="float">
            <text:p>53.5535</text:p>
          </table:table-cell>
          <table:table-cell office:value-type="float" office:value="52.4044" calcext:value-type="float">
            <text:p>52.4044</text:p>
          </table:table-cell>
          <table:table-cell office:value-type="float" office:value="1.02193" calcext:value-type="float">
            <text:p>1.021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97.8236" calcext:value-type="float">
            <text:p>97.8236</text:p>
          </table:table-cell>
          <table:table-cell office:value-type="float" office:value="97.0952" calcext:value-type="float">
            <text:p>97.0952</text:p>
          </table:table-cell>
          <table:table-cell office:value-type="float" office:value="1.0075" calcext:value-type="float">
            <text:p>1.0075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33.5294" calcext:value-type="float">
            <text:p>33.5294</text:p>
          </table:table-cell>
          <table:table-cell office:value-type="float" office:value="33.5459" calcext:value-type="float">
            <text:p>33.5459</text:p>
          </table:table-cell>
          <table:table-cell office:value-type="float" office:value="0.99951" calcext:value-type="float">
            <text:p>0.999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53.6206" calcext:value-type="float">
            <text:p>53.6206</text:p>
          </table:table-cell>
          <table:table-cell office:value-type="float" office:value="52.3556" calcext:value-type="float">
            <text:p>52.3556</text:p>
          </table:table-cell>
          <table:table-cell office:value-type="float" office:value="1.02416" calcext:value-type="float">
            <text:p>1.024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98.0022" calcext:value-type="float">
            <text:p>98.0022</text:p>
          </table:table-cell>
          <table:table-cell office:value-type="float" office:value="96.8871" calcext:value-type="float">
            <text:p>96.8871</text:p>
          </table:table-cell>
          <table:table-cell office:value-type="float" office:value="1.01151" calcext:value-type="float">
            <text:p>1.01151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33.8314" calcext:value-type="float">
            <text:p>33.8314</text:p>
          </table:table-cell>
          <table:table-cell office:value-type="float" office:value="33.7263" calcext:value-type="float">
            <text:p>33.7263</text:p>
          </table:table-cell>
          <table:table-cell office:value-type="float" office:value="1.00312" calcext:value-type="float">
            <text:p>1.003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53.7196" calcext:value-type="float">
            <text:p>53.7196</text:p>
          </table:table-cell>
          <table:table-cell office:value-type="float" office:value="52.3384" calcext:value-type="float">
            <text:p>52.3384</text:p>
          </table:table-cell>
          <table:table-cell office:value-type="float" office:value="1.02639" calcext:value-type="float">
            <text:p>1.026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98.1613" calcext:value-type="float">
            <text:p>98.1613</text:p>
          </table:table-cell>
          <table:table-cell office:value-type="float" office:value="96.835" calcext:value-type="float">
            <text:p>96.835</text:p>
          </table:table-cell>
          <table:table-cell office:value-type="float" office:value="1.0137" calcext:value-type="float">
            <text:p>1.0137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.884" calcext:value-type="float">
            <text:p>33.884</text:p>
          </table:table-cell>
          <table:table-cell office:value-type="float" office:value="33.7326" calcext:value-type="float">
            <text:p>33.7326</text:p>
          </table:table-cell>
          <table:table-cell office:value-type="float" office:value="1.00449" calcext:value-type="float">
            <text:p>1.004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3.7193" calcext:value-type="float">
            <text:p>53.7193</text:p>
          </table:table-cell>
          <table:table-cell office:value-type="float" office:value="52.3283" calcext:value-type="float">
            <text:p>52.3283</text:p>
          </table:table-cell>
          <table:table-cell office:value-type="float" office:value="1.02658" calcext:value-type="float">
            <text:p>1.026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.2886" calcext:value-type="float">
            <text:p>98.2886</text:p>
          </table:table-cell>
          <table:table-cell office:value-type="float" office:value="96.7796" calcext:value-type="float">
            <text:p>96.7796</text:p>
          </table:table-cell>
          <table:table-cell office:value-type="float" office:value="1.01559" calcext:value-type="float">
            <text:p>1.01559</text:p>
          </table:table-cell>
          <table:table-cell table:number-columns-repeated="1004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.9773" calcext:value-type="float">
            <text:p>33.9773</text:p>
          </table:table-cell>
          <table:table-cell office:value-type="float" office:value="34.2055" calcext:value-type="float">
            <text:p>34.2055</text:p>
          </table:table-cell>
          <table:table-cell office:value-type="float" office:value="0.993328" calcext:value-type="float">
            <text:p>0.99332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.1753" calcext:value-type="float">
            <text:p>57.1753</text:p>
          </table:table-cell>
          <table:table-cell office:value-type="float" office:value="69.2724" calcext:value-type="float">
            <text:p>69.2724</text:p>
          </table:table-cell>
          <table:table-cell office:value-type="float" office:value="0.825369" calcext:value-type="float">
            <text:p>0.825369</text:p>
          </table:table-cell>
          <table:table-cell table:number-columns-repeated="10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3.8142" calcext:value-type="float">
            <text:p>33.8142</text:p>
          </table:table-cell>
          <table:table-cell office:value-type="float" office:value="33.9315" calcext:value-type="float">
            <text:p>33.9315</text:p>
          </table:table-cell>
          <table:table-cell office:value-type="float" office:value="0.996545" calcext:value-type="float">
            <text:p>0.9965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3.0719" calcext:value-type="float">
            <text:p>53.0719</text:p>
          </table:table-cell>
          <table:table-cell office:value-type="float" office:value="57.5967" calcext:value-type="float">
            <text:p>57.5967</text:p>
          </table:table-cell>
          <table:table-cell office:value-type="float" office:value="0.92144" calcext:value-type="float">
            <text:p>0.9214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97.6527" calcext:value-type="float">
            <text:p>97.6527</text:p>
          </table:table-cell>
          <table:table-cell table:style-name="Default" office:value-type="float" office:value="105.594" calcext:value-type="float">
            <text:p>105.594</text:p>
          </table:table-cell>
          <table:table-cell table:style-name="Default" office:value-type="float" office:value="0.924796" calcext:value-type="float">
            <text:p>0.924796</text:p>
          </table:table-cell>
          <table:table-cell table:number-columns-repeated="100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33.8142" calcext:value-type="float">
            <text:p>33.8142</text:p>
          </table:table-cell>
          <table:table-cell office:value-type="float" office:value="33.9313" calcext:value-type="float">
            <text:p>33.9313</text:p>
          </table:table-cell>
          <table:table-cell office:value-type="float" office:value="0.996549" calcext:value-type="float">
            <text:p>0.9965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53.0721" calcext:value-type="float">
            <text:p>53.0721</text:p>
          </table:table-cell>
          <table:table-cell office:value-type="float" office:value="57.6011" calcext:value-type="float">
            <text:p>57.6011</text:p>
          </table:table-cell>
          <table:table-cell office:value-type="float" office:value="0.921372" calcext:value-type="float">
            <text:p>0.921372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97.6528" calcext:value-type="float">
            <text:p>97.6528</text:p>
          </table:table-cell>
          <table:table-cell table:style-name="Default" office:value-type="float" office:value="105.608" calcext:value-type="float">
            <text:p>105.608</text:p>
          </table:table-cell>
          <table:table-cell table:style-name="Default" office:value-type="float" office:value="0.924669" calcext:value-type="float">
            <text:p>0.924669</text:p>
          </table:table-cell>
          <table:table-cell table:number-columns-repeated="100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33.8142" calcext:value-type="float">
            <text:p>33.8142</text:p>
          </table:table-cell>
          <table:table-cell office:value-type="float" office:value="33.9313" calcext:value-type="float">
            <text:p>33.9313</text:p>
          </table:table-cell>
          <table:table-cell office:value-type="float" office:value="0.996548" calcext:value-type="float">
            <text:p>0.9965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53.0721" calcext:value-type="float">
            <text:p>53.0721</text:p>
          </table:table-cell>
          <table:table-cell office:value-type="float" office:value="57.6021" calcext:value-type="float">
            <text:p>57.6021</text:p>
          </table:table-cell>
          <table:table-cell office:value-type="float" office:value="0.921358" calcext:value-type="float">
            <text:p>0.92135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97.6531" calcext:value-type="float">
            <text:p>97.6531</text:p>
          </table:table-cell>
          <table:table-cell table:style-name="Default" office:value-type="float" office:value="105.637" calcext:value-type="float">
            <text:p>105.637</text:p>
          </table:table-cell>
          <table:table-cell table:style-name="Default" office:value-type="float" office:value="0.924419" calcext:value-type="float">
            <text:p>0.924419</text:p>
          </table:table-cell>
          <table:table-cell table:number-columns-repeated="100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33.8142" calcext:value-type="float">
            <text:p>33.8142</text:p>
          </table:table-cell>
          <table:table-cell office:value-type="float" office:value="33.9314" calcext:value-type="float">
            <text:p>33.9314</text:p>
          </table:table-cell>
          <table:table-cell office:value-type="float" office:value="0.996547" calcext:value-type="float">
            <text:p>0.99654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53.0721" calcext:value-type="float">
            <text:p>53.0721</text:p>
          </table:table-cell>
          <table:table-cell office:value-type="float" office:value="57.6053" calcext:value-type="float">
            <text:p>57.6053</text:p>
          </table:table-cell>
          <table:table-cell office:value-type="float" office:value="0.921306" calcext:value-type="float">
            <text:p>0.921306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97.6535" calcext:value-type="float">
            <text:p>97.6535</text:p>
          </table:table-cell>
          <table:table-cell table:style-name="Default" office:value-type="float" office:value="105.658" calcext:value-type="float">
            <text:p>105.658</text:p>
          </table:table-cell>
          <table:table-cell table:style-name="Default" office:value-type="float" office:value="0.924244" calcext:value-type="float">
            <text:p>0.924244</text:p>
          </table:table-cell>
          <table:table-cell table:number-columns-repeated="100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33.8142" calcext:value-type="float">
            <text:p>33.8142</text:p>
          </table:table-cell>
          <table:table-cell office:value-type="float" office:value="33.9315" calcext:value-type="float">
            <text:p>33.9315</text:p>
          </table:table-cell>
          <table:table-cell office:value-type="float" office:value="0.996545" calcext:value-type="float">
            <text:p>0.9965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53.0722" calcext:value-type="float">
            <text:p>53.0722</text:p>
          </table:table-cell>
          <table:table-cell office:value-type="float" office:value="57.6102" calcext:value-type="float">
            <text:p>57.6102</text:p>
          </table:table-cell>
          <table:table-cell office:value-type="float" office:value="0.92123" calcext:value-type="float">
            <text:p>0.92123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97.6542" calcext:value-type="float">
            <text:p>97.6542</text:p>
          </table:table-cell>
          <table:table-cell table:style-name="Default" office:value-type="float" office:value="105.68" calcext:value-type="float">
            <text:p>105.68</text:p>
          </table:table-cell>
          <table:table-cell table:style-name="Default" office:value-type="float" office:value="0.924051" calcext:value-type="float">
            <text:p>0.924051</text:p>
          </table:table-cell>
          <table:table-cell table:number-columns-repeated="100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8143" calcext:value-type="float">
            <text:p>33.8143</text:p>
          </table:table-cell>
          <table:table-cell office:value-type="float" office:value="33.9317" calcext:value-type="float">
            <text:p>33.9317</text:p>
          </table:table-cell>
          <table:table-cell office:value-type="float" office:value="0.996538" calcext:value-type="float">
            <text:p>0.9965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.0724" calcext:value-type="float">
            <text:p>53.0724</text:p>
          </table:table-cell>
          <table:table-cell office:value-type="float" office:value="57.614" calcext:value-type="float">
            <text:p>57.614</text:p>
          </table:table-cell>
          <table:table-cell office:value-type="float" office:value="0.921171" calcext:value-type="float">
            <text:p>0.921171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7.6549" calcext:value-type="float">
            <text:p>97.6549</text:p>
          </table:table-cell>
          <table:table-cell table:style-name="Default" office:value-type="float" office:value="105.701" calcext:value-type="float">
            <text:p>105.701</text:p>
          </table:table-cell>
          <table:table-cell table:style-name="Default" office:value-type="float" office:value="0.923882" calcext:value-type="float">
            <text:p>0.923882</text:p>
          </table:table-cell>
          <table:table-cell table:number-columns-repeated="1004"/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3.0131" calcext:value-type="float">
            <text:p>53.0131</text:p>
          </table:table-cell>
          <table:table-cell office:value-type="float" office:value="54.4916" calcext:value-type="float">
            <text:p>54.4916</text:p>
          </table:table-cell>
          <table:table-cell office:value-type="float" office:value="0.972867" calcext:value-type="float">
            <text:p>0.972867</text:p>
          </table:table-cell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21.5852" calcext:value-type="float">
            <text:p>21.5852</text:p>
          </table:table-cell>
          <table:table-cell table:style-name="ce5" office:value-type="float" office:value="24.528" calcext:value-type="float">
            <text:p>24.528</text:p>
          </table:table-cell>
          <table:table-cell table:style-name="ce5" office:value-type="float" office:value="0.880022" calcext:value-type="float">
            <text:p>0.880022</text:p>
          </table:table-cell>
          <table:table-cell table:style-name="ce5" table:number-columns-repeated="1018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35" calcext:value-type="float">
            <text:p>0.35</text:p>
          </table:table-cell>
          <table:table-cell table:style-name="ce5" office:value-type="float" office:value="23.6535" calcext:value-type="float">
            <text:p>23.6535</text:p>
          </table:table-cell>
          <table:table-cell table:style-name="ce5" office:value-type="float" office:value="26.6714" calcext:value-type="float">
            <text:p>26.6714</text:p>
          </table:table-cell>
          <table:table-cell table:style-name="ce5" office:value-type="float" office:value="0.886849" calcext:value-type="float">
            <text:p>0.886849</text:p>
          </table:table-cell>
          <table:table-cell table:style-name="ce5" table:number-columns-repeated="1018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7.34" calcext:value-type="float">
            <text:p>27.34</text:p>
          </table:table-cell>
          <table:table-cell table:style-name="ce5" office:value-type="float" office:value="29.5977" calcext:value-type="float">
            <text:p>29.5977</text:p>
          </table:table-cell>
          <table:table-cell table:style-name="ce5" office:value-type="float" office:value="0.92372" calcext:value-type="float">
            <text:p>0.92372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3.0133" calcext:value-type="float">
            <text:p>53.0133</text:p>
          </table:table-cell>
          <table:table-cell table:style-name="ce5" office:value-type="float" office:value="54.4923" calcext:value-type="float">
            <text:p>54.4923</text:p>
          </table:table-cell>
          <table:table-cell table:style-name="ce5" office:value-type="float" office:value="0.972858" calcext:value-type="float">
            <text:p>0.972858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93.7193" calcext:value-type="float">
            <text:p>93.7193</text:p>
          </table:table-cell>
          <table:table-cell table:style-name="ce5" office:value-type="float" office:value="97.0825" calcext:value-type="float">
            <text:p>97.0825</text:p>
          </table:table-cell>
          <table:table-cell table:style-name="ce5" office:value-type="float" office:value="0.965357" calcext:value-type="float">
            <text:p>0.965357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31.0911" calcext:value-type="float">
            <text:p>31.0911</text:p>
          </table:table-cell>
          <table:table-cell table:style-name="ce5" office:value-type="float" office:value="32.0196" calcext:value-type="float">
            <text:p>32.0196</text:p>
          </table:table-cell>
          <table:table-cell table:style-name="ce5" office:value-type="float" office:value="0.971" calcext:value-type="float">
            <text:p>0.971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3.0142" calcext:value-type="float">
            <text:p>53.0142</text:p>
          </table:table-cell>
          <table:table-cell table:style-name="ce5" office:value-type="float" office:value="54.4933" calcext:value-type="float">
            <text:p>54.4933</text:p>
          </table:table-cell>
          <table:table-cell table:style-name="ce5" office:value-type="float" office:value="0.972857" calcext:value-type="float">
            <text:p>0.972857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97.4669" calcext:value-type="float">
            <text:p>97.4669</text:p>
          </table:table-cell>
          <table:table-cell table:style-name="ce5" office:value-type="float" office:value="99.2508" calcext:value-type="float">
            <text:p>99.2508</text:p>
          </table:table-cell>
          <table:table-cell table:style-name="ce5" office:value-type="float" office:value="0.982027" calcext:value-type="float">
            <text:p>0.982027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33.0056" calcext:value-type="float">
            <text:p>33.0056</text:p>
          </table:table-cell>
          <table:table-cell table:style-name="ce5" office:value-type="float" office:value="33.2391" calcext:value-type="float">
            <text:p>33.2391</text:p>
          </table:table-cell>
          <table:table-cell table:style-name="ce5" office:value-type="float" office:value="0.992976" calcext:value-type="float">
            <text:p>0.992976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53.0163" calcext:value-type="float">
            <text:p>53.0163</text:p>
          </table:table-cell>
          <table:table-cell table:style-name="ce5" office:value-type="float" office:value="54.4964" calcext:value-type="float">
            <text:p>54.4964</text:p>
          </table:table-cell>
          <table:table-cell table:style-name="ce5" office:value-type="float" office:value="0.97284" calcext:value-type="float">
            <text:p>0.97284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97.4857" calcext:value-type="float">
            <text:p>97.4857</text:p>
          </table:table-cell>
          <table:table-cell table:style-name="ce5" office:value-type="float" office:value="99.2705" calcext:value-type="float">
            <text:p>99.2705</text:p>
          </table:table-cell>
          <table:table-cell table:style-name="ce5" office:value-type="float" office:value="0.982021" calcext:value-type="float">
            <text:p>0.982021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33.808" calcext:value-type="float">
            <text:p>33.808</text:p>
          </table:table-cell>
          <table:table-cell table:style-name="ce5" office:value-type="float" office:value="33.8329" calcext:value-type="float">
            <text:p>33.8329</text:p>
          </table:table-cell>
          <table:table-cell table:style-name="ce5" office:value-type="float" office:value="0.999266" calcext:value-type="float">
            <text:p>0.999266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53.0235" calcext:value-type="float">
            <text:p>53.0235</text:p>
          </table:table-cell>
          <table:table-cell table:style-name="ce5" office:value-type="float" office:value="54.5093" calcext:value-type="float">
            <text:p>54.5093</text:p>
          </table:table-cell>
          <table:table-cell table:style-name="ce5" office:value-type="float" office:value="0.972742" calcext:value-type="float">
            <text:p>0.972742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97.5244" calcext:value-type="float">
            <text:p>97.5244</text:p>
          </table:table-cell>
          <table:table-cell table:style-name="ce5" office:value-type="float" office:value="99.3496" calcext:value-type="float">
            <text:p>99.3496</text:p>
          </table:table-cell>
          <table:table-cell table:style-name="ce5" office:value-type="float" office:value="0.981628" calcext:value-type="float">
            <text:p>0.981628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33.8134" calcext:value-type="float">
            <text:p>33.8134</text:p>
          </table:table-cell>
          <table:table-cell table:style-name="ce5" office:value-type="float" office:value="33.8371" calcext:value-type="float">
            <text:p>33.8371</text:p>
          </table:table-cell>
          <table:table-cell table:style-name="ce5" office:value-type="float" office:value="0.999297" calcext:value-type="float">
            <text:p>0.999297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53.0331" calcext:value-type="float">
            <text:p>53.0331</text:p>
          </table:table-cell>
          <table:table-cell table:style-name="ce5" office:value-type="float" office:value="54.5274" calcext:value-type="float">
            <text:p>54.5274</text:p>
          </table:table-cell>
          <table:table-cell table:style-name="ce5" office:value-type="float" office:value="0.972594" calcext:value-type="float">
            <text:p>0.972594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97.5722" calcext:value-type="float">
            <text:p>97.5722</text:p>
          </table:table-cell>
          <table:table-cell table:style-name="ce5" office:value-type="float" office:value="99.4706" calcext:value-type="float">
            <text:p>99.4706</text:p>
          </table:table-cell>
          <table:table-cell table:style-name="ce5" office:value-type="float" office:value="0.980916" calcext:value-type="float">
            <text:p>0.980916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33.8135" calcext:value-type="float">
            <text:p>33.8135</text:p>
          </table:table-cell>
          <table:table-cell table:style-name="ce5" office:value-type="float" office:value="33.8373" calcext:value-type="float">
            <text:p>33.8373</text:p>
          </table:table-cell>
          <table:table-cell table:style-name="ce5" office:value-type="float" office:value="0.999296" calcext:value-type="float">
            <text:p>0.999296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53.0354" calcext:value-type="float">
            <text:p>53.0354</text:p>
          </table:table-cell>
          <table:table-cell table:style-name="ce5" office:value-type="float" office:value="54.5311" calcext:value-type="float">
            <text:p>54.5311</text:p>
          </table:table-cell>
          <table:table-cell table:style-name="ce5" office:value-type="float" office:value="0.972571" calcext:value-type="float">
            <text:p>0.972571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97.5931" calcext:value-type="float">
            <text:p>97.5931</text:p>
          </table:table-cell>
          <table:table-cell table:style-name="ce5" office:value-type="float" office:value="99.5281" calcext:value-type="float">
            <text:p>99.5281</text:p>
          </table:table-cell>
          <table:table-cell table:style-name="ce5" office:value-type="float" office:value="0.980558" calcext:value-type="float">
            <text:p>0.980558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3.8136" calcext:value-type="float">
            <text:p>33.8136</text:p>
          </table:table-cell>
          <table:table-cell table:style-name="ce5" office:value-type="float" office:value="33.8374" calcext:value-type="float">
            <text:p>33.8374</text:p>
          </table:table-cell>
          <table:table-cell table:style-name="ce5" office:value-type="float" office:value="0.999295" calcext:value-type="float">
            <text:p>0.999295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3.0414" calcext:value-type="float">
            <text:p>53.0414</text:p>
          </table:table-cell>
          <table:table-cell table:style-name="ce5" office:value-type="float" office:value="54.541" calcext:value-type="float">
            <text:p>54.541</text:p>
          </table:table-cell>
          <table:table-cell table:style-name="ce5" office:value-type="float" office:value="0.972505" calcext:value-type="float">
            <text:p>0.972505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7.6266" calcext:value-type="float">
            <text:p>97.6266</text:p>
          </table:table-cell>
          <table:table-cell table:style-name="ce5" office:value-type="float" office:value="99.6264" calcext:value-type="float">
            <text:p>99.6264</text:p>
          </table:table-cell>
          <table:table-cell table:style-name="ce5" office:value-type="float" office:value="0.979927" calcext:value-type="float">
            <text:p>0.979927</text:p>
          </table:table-cell>
          <table:table-cell table:style-name="ce5" table:number-columns-repeated="1004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0.9292" calcext:value-type="float">
            <text:p>20.9292</text:p>
          </table:table-cell>
          <table:table-cell table:style-name="ce6" office:value-type="float" office:value="26.5062" calcext:value-type="float">
            <text:p>26.5062</text:p>
          </table:table-cell>
          <table:table-cell table:style-name="ce6" office:value-type="float" office:value="0.789595" calcext:value-type="float">
            <text:p>0.789595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52.9729" calcext:value-type="float">
            <text:p>52.9729</text:p>
          </table:table-cell>
          <table:table-cell table:style-name="ce6" office:value-type="float" office:value="53.3562" calcext:value-type="float">
            <text:p>53.3562</text:p>
          </table:table-cell>
          <table:table-cell table:style-name="ce6" office:value-type="float" office:value="0.992818" calcext:value-type="float">
            <text:p>0.992818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75.1137" calcext:value-type="float">
            <text:p>75.1137</text:p>
          </table:table-cell>
          <table:table-cell table:style-name="ce6" office:value-type="float" office:value="440.915" calcext:value-type="float">
            <text:p>440.915</text:p>
          </table:table-cell>
          <table:table-cell table:style-name="ce6" office:value-type="float" office:value="0.170359" calcext:value-type="float">
            <text:p>0.170359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6.2494" calcext:value-type="float">
            <text:p>26.2494</text:p>
          </table:table-cell>
          <table:table-cell table:style-name="ce6" office:value-type="float" office:value="28.9022" calcext:value-type="float">
            <text:p>28.9022</text:p>
          </table:table-cell>
          <table:table-cell table:style-name="ce6" office:value-type="float" office:value="0.908214" calcext:value-type="float">
            <text:p>0.908214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2.9762" calcext:value-type="float">
            <text:p>52.9762</text:p>
          </table:table-cell>
          <table:table-cell table:style-name="ce6" office:value-type="float" office:value="53.3474" calcext:value-type="float">
            <text:p>53.3474</text:p>
          </table:table-cell>
          <table:table-cell table:style-name="ce6" office:value-type="float" office:value="0.99304" calcext:value-type="float">
            <text:p>0.99304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94.2891" calcext:value-type="float">
            <text:p>94.2891</text:p>
          </table:table-cell>
          <table:table-cell table:style-name="ce6" office:value-type="float" office:value="100.509" calcext:value-type="float">
            <text:p>100.509</text:p>
          </table:table-cell>
          <table:table-cell table:style-name="ce6" office:value-type="float" office:value="0.938113" calcext:value-type="float">
            <text:p>0.938113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29.0285" calcext:value-type="float">
            <text:p>29.0285</text:p>
          </table:table-cell>
          <table:table-cell table:style-name="ce6" office:value-type="float" office:value="30.3872" calcext:value-type="float">
            <text:p>30.3872</text:p>
          </table:table-cell>
          <table:table-cell table:style-name="ce6" office:value-type="float" office:value="0.955286" calcext:value-type="float">
            <text:p>0.955286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2.9956" calcext:value-type="float">
            <text:p>52.9956</text:p>
          </table:table-cell>
          <table:table-cell table:style-name="ce6" office:value-type="float" office:value="53.3619" calcext:value-type="float">
            <text:p>53.3619</text:p>
          </table:table-cell>
          <table:table-cell table:style-name="ce6" office:value-type="float" office:value="0.993136" calcext:value-type="float">
            <text:p>0.993136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97.45" calcext:value-type="float">
            <text:p>97.45</text:p>
          </table:table-cell>
          <table:table-cell table:style-name="ce6" office:value-type="float" office:value="97.9193" calcext:value-type="float">
            <text:p>97.9193</text:p>
          </table:table-cell>
          <table:table-cell table:style-name="ce6" office:value-type="float" office:value="0.995208" calcext:value-type="float">
            <text:p>0.995208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31.8002" calcext:value-type="float">
            <text:p>31.8002</text:p>
          </table:table-cell>
          <table:table-cell table:style-name="ce6" office:value-type="float" office:value="32.2345" calcext:value-type="float">
            <text:p>32.2345</text:p>
          </table:table-cell>
          <table:table-cell table:style-name="ce6" office:value-type="float" office:value="0.986527" calcext:value-type="float">
            <text:p>0.986527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52.9974" calcext:value-type="float">
            <text:p>52.9974</text:p>
          </table:table-cell>
          <table:table-cell table:style-name="ce6" office:value-type="float" office:value="53.3636" calcext:value-type="float">
            <text:p>53.3636</text:p>
          </table:table-cell>
          <table:table-cell table:style-name="ce6" office:value-type="float" office:value="0.993137" calcext:value-type="float">
            <text:p>0.993137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97.4505" calcext:value-type="float">
            <text:p>97.4505</text:p>
          </table:table-cell>
          <table:table-cell table:style-name="ce6" office:value-type="float" office:value="97.9162" calcext:value-type="float">
            <text:p>97.9162</text:p>
          </table:table-cell>
          <table:table-cell table:style-name="ce6" office:value-type="float" office:value="0.995244" calcext:value-type="float">
            <text:p>0.995244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3.115" calcext:value-type="float">
            <text:p>33.115</text:p>
          </table:table-cell>
          <table:table-cell table:style-name="ce6" office:value-type="float" office:value="33.3022" calcext:value-type="float">
            <text:p>33.3022</text:p>
          </table:table-cell>
          <table:table-cell table:style-name="ce6" office:value-type="float" office:value="0.994378" calcext:value-type="float">
            <text:p>0.994378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53.0093" calcext:value-type="float">
            <text:p>53.0093</text:p>
          </table:table-cell>
          <table:table-cell table:style-name="ce6" office:value-type="float" office:value="53.3797" calcext:value-type="float">
            <text:p>53.3797</text:p>
          </table:table-cell>
          <table:table-cell table:style-name="ce6" office:value-type="float" office:value="0.993062" calcext:value-type="float">
            <text:p>0.993062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97.4933" calcext:value-type="float">
            <text:p>97.4933</text:p>
          </table:table-cell>
          <table:table-cell table:style-name="ce6" office:value-type="float" office:value="97.9309" calcext:value-type="float">
            <text:p>97.9309</text:p>
          </table:table-cell>
          <table:table-cell table:style-name="ce6" office:value-type="float" office:value="0.995532" calcext:value-type="float">
            <text:p>0.995532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33.8125" calcext:value-type="float">
            <text:p>33.8125</text:p>
          </table:table-cell>
          <table:table-cell table:style-name="ce6" office:value-type="float" office:value="33.791" calcext:value-type="float">
            <text:p>33.791</text:p>
          </table:table-cell>
          <table:table-cell table:style-name="ce6" office:value-type="float" office:value="1.00064" calcext:value-type="float">
            <text:p>1.00064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53.0125" calcext:value-type="float">
            <text:p>53.0125</text:p>
          </table:table-cell>
          <table:table-cell table:style-name="ce6" office:value-type="float" office:value="53.3824" calcext:value-type="float">
            <text:p>53.3824</text:p>
          </table:table-cell>
          <table:table-cell table:style-name="ce6" office:value-type="float" office:value="0.99307" calcext:value-type="float">
            <text:p>0.99307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97.5399" calcext:value-type="float">
            <text:p>97.5399</text:p>
          </table:table-cell>
          <table:table-cell table:style-name="ce6" office:value-type="float" office:value="97.9586" calcext:value-type="float">
            <text:p>97.9586</text:p>
          </table:table-cell>
          <table:table-cell table:style-name="ce6" office:value-type="float" office:value="0.995725" calcext:value-type="float">
            <text:p>0.995725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33.8134" calcext:value-type="float">
            <text:p>33.8134</text:p>
          </table:table-cell>
          <table:table-cell table:style-name="ce6" office:value-type="float" office:value="33.7917" calcext:value-type="float">
            <text:p>33.7917</text:p>
          </table:table-cell>
          <table:table-cell table:style-name="ce6" office:value-type="float" office:value="1.00064" calcext:value-type="float">
            <text:p>1.00064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53.0176" calcext:value-type="float">
            <text:p>53.0176</text:p>
          </table:table-cell>
          <table:table-cell table:style-name="ce6" office:value-type="float" office:value="53.3885" calcext:value-type="float">
            <text:p>53.3885</text:p>
          </table:table-cell>
          <table:table-cell table:style-name="ce6" office:value-type="float" office:value="0.993052" calcext:value-type="float">
            <text:p>0.993052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97.5649" calcext:value-type="float">
            <text:p>97.5649</text:p>
          </table:table-cell>
          <table:table-cell table:style-name="ce6" office:value-type="float" office:value="97.9827" calcext:value-type="float">
            <text:p>97.9827</text:p>
          </table:table-cell>
          <table:table-cell table:style-name="ce6" office:value-type="float" office:value="0.995735" calcext:value-type="float">
            <text:p>0.995735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.8135" calcext:value-type="float">
            <text:p>33.8135</text:p>
          </table:table-cell>
          <table:table-cell table:style-name="ce6" office:value-type="float" office:value="33.7917" calcext:value-type="float">
            <text:p>33.7917</text:p>
          </table:table-cell>
          <table:table-cell table:style-name="ce6" office:value-type="float" office:value="1.00065" calcext:value-type="float">
            <text:p>1.00065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3.0268" calcext:value-type="float">
            <text:p>53.0268</text:p>
          </table:table-cell>
          <table:table-cell table:style-name="ce6" office:value-type="float" office:value="53.3996" calcext:value-type="float">
            <text:p>53.3996</text:p>
          </table:table-cell>
          <table:table-cell table:style-name="ce6" office:value-type="float" office:value="0.993018" calcext:value-type="float">
            <text:p>0.993018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7.5775" calcext:value-type="float">
            <text:p>97.5775</text:p>
          </table:table-cell>
          <table:table-cell table:style-name="ce6" office:value-type="float" office:value="97.9942" calcext:value-type="float">
            <text:p>97.9942</text:p>
          </table:table-cell>
          <table:table-cell table:style-name="ce6" office:value-type="float" office:value="0.995748" calcext:value-type="float">
            <text:p>0.995748</text:p>
          </table:table-cell>
          <table:table-cell table:style-name="ce6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6.12577" calcext:value-type="float">
            <text:p>6.12577</text:p>
          </table:table-cell>
          <table:table-cell table:style-name="ce9" office:value-type="float" office:value="389435000" calcext:value-type="float">
            <text:p>3.89E+08</text:p>
          </table:table-cell>
          <table:table-cell table:style-name="ce9" office:value-type="float" office:value="0.0000000157299" calcext:value-type="float">
            <text:p>1.57E-08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7.95853" calcext:value-type="float">
            <text:p>7.95853</text:p>
          </table:table-cell>
          <table:table-cell table:style-name="ce9" office:value-type="float" office:value="774736000" calcext:value-type="float">
            <text:p>7.75E+08</text:p>
          </table:table-cell>
          <table:table-cell table:style-name="ce9" office:value-type="float" office:value="0.0000000102726" calcext:value-type="float">
            <text:p>1.03E-08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34.5576" calcext:value-type="float">
            <text:p>34.5576</text:p>
          </table:table-cell>
          <table:table-cell table:style-name="ce9" office:value-type="float" office:value="544637000" calcext:value-type="float">
            <text:p>5.45E+08</text:p>
          </table:table-cell>
          <table:table-cell table:style-name="ce9" office:value-type="float" office:value="0.0000000634507" calcext:value-type="float">
            <text:p>6.35E-08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9.2118" calcext:value-type="float">
            <text:p>19.2118</text:p>
          </table:table-cell>
          <table:table-cell table:style-name="ce5" office:value-type="float" office:value="24.6399" calcext:value-type="float">
            <text:p>24.6399</text:p>
          </table:table-cell>
          <table:table-cell table:style-name="ce5" office:value-type="float" office:value="0.779701" calcext:value-type="float">
            <text:p>0.779701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40.2385" calcext:value-type="float">
            <text:p>40.2385</text:p>
          </table:table-cell>
          <table:table-cell table:style-name="ce5" office:value-type="float" office:value="81.6077" calcext:value-type="float">
            <text:p>81.6077</text:p>
          </table:table-cell>
          <table:table-cell table:style-name="ce5" office:value-type="float" office:value="0.493073" calcext:value-type="float">
            <text:p>0.493073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77.6577" calcext:value-type="float">
            <text:p>77.6577</text:p>
          </table:table-cell>
          <table:table-cell table:style-name="ce5" office:value-type="float" office:value="117.214" calcext:value-type="float">
            <text:p>117.214</text:p>
          </table:table-cell>
          <table:table-cell table:style-name="ce5" office:value-type="float" office:value="0.66253" calcext:value-type="float">
            <text:p>0.66253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3.6537" calcext:value-type="float">
            <text:p>23.6537</text:p>
          </table:table-cell>
          <table:table-cell table:style-name="ce5" office:value-type="float" office:value="25.7472" calcext:value-type="float">
            <text:p>25.7472</text:p>
          </table:table-cell>
          <table:table-cell table:style-name="ce5" office:value-type="float" office:value="0.91869" calcext:value-type="float">
            <text:p>0.91869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2.9336" calcext:value-type="float">
            <text:p>52.9336</text:p>
          </table:table-cell>
          <table:table-cell table:style-name="ce5" office:value-type="float" office:value="52.8446" calcext:value-type="float">
            <text:p>52.8446</text:p>
          </table:table-cell>
          <table:table-cell table:style-name="ce5" office:value-type="float" office:value="1.00168" calcext:value-type="float">
            <text:p>1.00168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94.7997" calcext:value-type="float">
            <text:p>94.7997</text:p>
          </table:table-cell>
          <table:table-cell table:style-name="ce5" office:value-type="float" office:value="101.324" calcext:value-type="float">
            <text:p>101.324</text:p>
          </table:table-cell>
          <table:table-cell table:style-name="ce5" office:value-type="float" office:value="0.935612" calcext:value-type="float">
            <text:p>0.935612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8.4463" calcext:value-type="float">
            <text:p>28.4463</text:p>
          </table:table-cell>
          <table:table-cell table:style-name="ce5" office:value-type="float" office:value="29.4628" calcext:value-type="float">
            <text:p>29.4628</text:p>
          </table:table-cell>
          <table:table-cell table:style-name="ce5" office:value-type="float" office:value="0.965499" calcext:value-type="float">
            <text:p>0.965499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2.9379" calcext:value-type="float">
            <text:p>52.9379</text:p>
          </table:table-cell>
          <table:table-cell table:style-name="ce5" office:value-type="float" office:value="52.8318" calcext:value-type="float">
            <text:p>52.8318</text:p>
          </table:table-cell>
          <table:table-cell table:style-name="ce5" office:value-type="float" office:value="1.00201" calcext:value-type="float">
            <text:p>1.00201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96.7126" calcext:value-type="float">
            <text:p>96.7126</text:p>
          </table:table-cell>
          <table:table-cell table:style-name="ce5" office:value-type="float" office:value="97.9631" calcext:value-type="float">
            <text:p>97.9631</text:p>
          </table:table-cell>
          <table:table-cell table:style-name="ce5" office:value-type="float" office:value="0.987235" calcext:value-type="float">
            <text:p>0.987235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30.9388" calcext:value-type="float">
            <text:p>30.9388</text:p>
          </table:table-cell>
          <table:table-cell table:style-name="ce5" office:value-type="float" office:value="31.4735" calcext:value-type="float">
            <text:p>31.4735</text:p>
          </table:table-cell>
          <table:table-cell table:style-name="ce5" office:value-type="float" office:value="0.983012" calcext:value-type="float">
            <text:p>0.983012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52.9638" calcext:value-type="float">
            <text:p>52.9638</text:p>
          </table:table-cell>
          <table:table-cell table:style-name="ce5" office:value-type="float" office:value="52.8384" calcext:value-type="float">
            <text:p>52.8384</text:p>
          </table:table-cell>
          <table:table-cell table:style-name="ce5" office:value-type="float" office:value="1.00237" calcext:value-type="float">
            <text:p>1.00237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97.0479" calcext:value-type="float">
            <text:p>97.0479</text:p>
          </table:table-cell>
          <table:table-cell table:style-name="ce5" office:value-type="float" office:value="97.5487" calcext:value-type="float">
            <text:p>97.5487</text:p>
          </table:table-cell>
          <table:table-cell table:style-name="ce5" office:value-type="float" office:value="0.994866" calcext:value-type="float">
            <text:p>0.994866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32.7586" calcext:value-type="float">
            <text:p>32.7586</text:p>
          </table:table-cell>
          <table:table-cell table:style-name="ce5" office:value-type="float" office:value="32.9256" calcext:value-type="float">
            <text:p>32.9256</text:p>
          </table:table-cell>
          <table:table-cell table:style-name="ce5" office:value-type="float" office:value="0.994928" calcext:value-type="float">
            <text:p>0.994928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52.9776" calcext:value-type="float">
            <text:p>52.9776</text:p>
          </table:table-cell>
          <table:table-cell table:style-name="ce5" office:value-type="float" office:value="52.8386" calcext:value-type="float">
            <text:p>52.8386</text:p>
          </table:table-cell>
          <table:table-cell table:style-name="ce5" office:value-type="float" office:value="1.00263" calcext:value-type="float">
            <text:p>1.00263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97.1968" calcext:value-type="float">
            <text:p>97.1968</text:p>
          </table:table-cell>
          <table:table-cell table:style-name="ce5" office:value-type="float" office:value="97.3814" calcext:value-type="float">
            <text:p>97.3814</text:p>
          </table:table-cell>
          <table:table-cell table:style-name="ce5" office:value-type="float" office:value="0.998104" calcext:value-type="float">
            <text:p>0.998104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33.7962" calcext:value-type="float">
            <text:p>33.7962</text:p>
          </table:table-cell>
          <table:table-cell table:style-name="ce5" office:value-type="float" office:value="33.7571" calcext:value-type="float">
            <text:p>33.7571</text:p>
          </table:table-cell>
          <table:table-cell table:style-name="ce5" office:value-type="float" office:value="1.00116" calcext:value-type="float">
            <text:p>1.00116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52.9974" calcext:value-type="float">
            <text:p>52.9974</text:p>
          </table:table-cell>
          <table:table-cell table:style-name="ce5" office:value-type="float" office:value="52.8513" calcext:value-type="float">
            <text:p>52.8513</text:p>
          </table:table-cell>
          <table:table-cell table:style-name="ce5" office:value-type="float" office:value="1.00276" calcext:value-type="float">
            <text:p>1.00276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97.4539" calcext:value-type="float">
            <text:p>97.4539</text:p>
          </table:table-cell>
          <table:table-cell table:style-name="ce5" office:value-type="float" office:value="97.3335" calcext:value-type="float">
            <text:p>97.3335</text:p>
          </table:table-cell>
          <table:table-cell table:style-name="ce5" office:value-type="float" office:value="1.00124" calcext:value-type="float">
            <text:p>1.00124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33.8133" calcext:value-type="float">
            <text:p>33.8133</text:p>
          </table:table-cell>
          <table:table-cell table:style-name="ce5" office:value-type="float" office:value="33.7659" calcext:value-type="float">
            <text:p>33.7659</text:p>
          </table:table-cell>
          <table:table-cell table:style-name="ce5" office:value-type="float" office:value="1.0014" calcext:value-type="float">
            <text:p>1.0014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52.9944" calcext:value-type="float">
            <text:p>52.9944</text:p>
          </table:table-cell>
          <table:table-cell table:style-name="ce5" office:value-type="float" office:value="52.8483" calcext:value-type="float">
            <text:p>52.8483</text:p>
          </table:table-cell>
          <table:table-cell table:style-name="ce5" office:value-type="float" office:value="1.00276" calcext:value-type="float">
            <text:p>1.00276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97.5267" calcext:value-type="float">
            <text:p>97.5267</text:p>
          </table:table-cell>
          <table:table-cell table:style-name="ce5" office:value-type="float" office:value="97.3459" calcext:value-type="float">
            <text:p>97.3459</text:p>
          </table:table-cell>
          <table:table-cell table:style-name="ce5" office:value-type="float" office:value="1.00186" calcext:value-type="float">
            <text:p>1.00186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3.8134" calcext:value-type="float">
            <text:p>33.8134</text:p>
          </table:table-cell>
          <table:table-cell table:style-name="ce5" office:value-type="float" office:value="33.766" calcext:value-type="float">
            <text:p>33.766</text:p>
          </table:table-cell>
          <table:table-cell table:style-name="ce5" office:value-type="float" office:value="1.0014" calcext:value-type="float">
            <text:p>1.0014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3.0098" calcext:value-type="float">
            <text:p>53.0098</text:p>
          </table:table-cell>
          <table:table-cell table:style-name="ce5" office:value-type="float" office:value="52.8588" calcext:value-type="float">
            <text:p>52.8588</text:p>
          </table:table-cell>
          <table:table-cell table:style-name="ce5" office:value-type="float" office:value="1.00286" calcext:value-type="float">
            <text:p>1.00286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7.5667" calcext:value-type="float">
            <text:p>97.5667</text:p>
          </table:table-cell>
          <table:table-cell table:style-name="ce5" office:value-type="float" office:value="97.3605" calcext:value-type="float">
            <text:p>97.3605</text:p>
          </table:table-cell>
          <table:table-cell table:style-name="ce5" office:value-type="float" office:value="1.00212" calcext:value-type="float">
            <text:p>1.00212</text:p>
          </table:table-cell>
          <table:table-cell table:style-name="ce5" table:number-columns-repeated="1004"/>
        </table:table-row>
        <table:table-row table:style-name="ro2"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2.764" calcext:value-type="float">
            <text:p>12.764</text:p>
          </table:table-cell>
          <table:table-cell table:style-name="ce6" office:value-type="float" office:value="26.0632" calcext:value-type="float">
            <text:p>26.0632</text:p>
          </table:table-cell>
          <table:table-cell table:style-name="ce6" office:value-type="float" office:value="0.489733" calcext:value-type="float">
            <text:p>0.489733</text:p>
          </table:table-cell>
          <table:table-cell table:style-name="ce6"/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2.9007" calcext:value-type="float">
            <text:p>22.9007</text:p>
          </table:table-cell>
          <table:table-cell table:style-name="ce6" office:value-type="float" office:value="250.671" calcext:value-type="float">
            <text:p>250.671</text:p>
          </table:table-cell>
          <table:table-cell table:style-name="ce6" office:value-type="float" office:value="0.0913577" calcext:value-type="float">
            <text:p>0.0913577</text:p>
          </table:table-cell>
          <table:table-cell table:style-name="ce6"/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47.3073" calcext:value-type="float">
            <text:p>47.3073</text:p>
          </table:table-cell>
          <table:table-cell table:style-name="ce6" office:value-type="float" office:value="694.196" calcext:value-type="float">
            <text:p>694.196</text:p>
          </table:table-cell>
          <table:table-cell table:style-name="ce6" office:value-type="float" office:value="0.0681468" calcext:value-type="float">
            <text:p>0.0681468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9.1832" calcext:value-type="float">
            <text:p>19.1832</text:p>
          </table:table-cell>
          <table:table-cell table:style-name="ce6" office:value-type="float" office:value="22.1057" calcext:value-type="float">
            <text:p>22.1057</text:p>
          </table:table-cell>
          <table:table-cell table:style-name="ce6" office:value-type="float" office:value="0.867792" calcext:value-type="float">
            <text:p>0.867792</text:p>
          </table:table-cell>
          <table:table-cell table:style-name="ce6"/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49.5363" calcext:value-type="float">
            <text:p>49.5363</text:p>
          </table:table-cell>
          <table:table-cell table:style-name="ce6" office:value-type="float" office:value="64.1305" calcext:value-type="float">
            <text:p>64.1305</text:p>
          </table:table-cell>
          <table:table-cell table:style-name="ce6" office:value-type="float" office:value="0.77243" calcext:value-type="float">
            <text:p>0.77243</text:p>
          </table:table-cell>
          <table:table-cell table:style-name="ce6"/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86.9455" calcext:value-type="float">
            <text:p>86.9455</text:p>
          </table:table-cell>
          <table:table-cell table:style-name="ce6" office:value-type="float" office:value="122.999" calcext:value-type="float">
            <text:p>122.999</text:p>
          </table:table-cell>
          <table:table-cell table:style-name="ce6" office:value-type="float" office:value="0.706878" calcext:value-type="float">
            <text:p>0.706878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3.7517" calcext:value-type="float">
            <text:p>23.7517</text:p>
          </table:table-cell>
          <table:table-cell table:style-name="ce6" office:value-type="float" office:value="25.3438" calcext:value-type="float">
            <text:p>25.3438</text:p>
          </table:table-cell>
          <table:table-cell table:style-name="ce6" office:value-type="float" office:value="0.937181" calcext:value-type="float">
            <text:p>0.937181</text:p>
          </table:table-cell>
          <table:table-cell table:style-name="ce6"/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2.0868" calcext:value-type="float">
            <text:p>52.0868</text:p>
          </table:table-cell>
          <table:table-cell table:style-name="ce6" office:value-type="float" office:value="53.9157" calcext:value-type="float">
            <text:p>53.9157</text:p>
          </table:table-cell>
          <table:table-cell table:style-name="ce6" office:value-type="float" office:value="0.966078" calcext:value-type="float">
            <text:p>0.966078</text:p>
          </table:table-cell>
          <table:table-cell table:style-name="ce6"/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95.3318" calcext:value-type="float">
            <text:p>95.3318</text:p>
          </table:table-cell>
          <table:table-cell table:style-name="ce6" office:value-type="float" office:value="97.9686" calcext:value-type="float">
            <text:p>97.9686</text:p>
          </table:table-cell>
          <table:table-cell table:style-name="ce6" office:value-type="float" office:value="0.973086" calcext:value-type="float">
            <text:p>0.973086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27.389" calcext:value-type="float">
            <text:p>27.389</text:p>
          </table:table-cell>
          <table:table-cell table:style-name="ce6" office:value-type="float" office:value="28.4084" calcext:value-type="float">
            <text:p>28.4084</text:p>
          </table:table-cell>
          <table:table-cell table:style-name="ce6" office:value-type="float" office:value="0.964114" calcext:value-type="float">
            <text:p>0.964114</text:p>
          </table:table-cell>
          <table:table-cell table:style-name="ce6"/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2.4678" calcext:value-type="float">
            <text:p>52.4678</text:p>
          </table:table-cell>
          <table:table-cell table:style-name="ce6" office:value-type="float" office:value="53.0564" calcext:value-type="float">
            <text:p>53.0564</text:p>
          </table:table-cell>
          <table:table-cell table:style-name="ce6" office:value-type="float" office:value="0.988906" calcext:value-type="float">
            <text:p>0.988906</text:p>
          </table:table-cell>
          <table:table-cell table:style-name="ce6"/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96.3392" calcext:value-type="float">
            <text:p>96.3392</text:p>
          </table:table-cell>
          <table:table-cell table:style-name="ce6" office:value-type="float" office:value="97.4859" calcext:value-type="float">
            <text:p>97.4859</text:p>
          </table:table-cell>
          <table:table-cell table:style-name="ce6" office:value-type="float" office:value="0.988238" calcext:value-type="float">
            <text:p>0.988238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30.8567" calcext:value-type="float">
            <text:p>30.8567</text:p>
          </table:table-cell>
          <table:table-cell table:style-name="ce6" office:value-type="float" office:value="31.1854" calcext:value-type="float">
            <text:p>31.1854</text:p>
          </table:table-cell>
          <table:table-cell table:style-name="ce6" office:value-type="float" office:value="0.989458" calcext:value-type="float">
            <text:p>0.989458</text:p>
          </table:table-cell>
          <table:table-cell table:style-name="ce6"/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52.8887" calcext:value-type="float">
            <text:p>52.8887</text:p>
          </table:table-cell>
          <table:table-cell table:style-name="ce6" office:value-type="float" office:value="52.5581" calcext:value-type="float">
            <text:p>52.5581</text:p>
          </table:table-cell>
          <table:table-cell table:style-name="ce6" office:value-type="float" office:value="1.00629" calcext:value-type="float">
            <text:p>1.00629</text:p>
          </table:table-cell>
          <table:table-cell table:style-name="ce6"/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96.9153" calcext:value-type="float">
            <text:p>96.9153</text:p>
          </table:table-cell>
          <table:table-cell table:style-name="ce6" office:value-type="float" office:value="97.2137" calcext:value-type="float">
            <text:p>97.2137</text:p>
          </table:table-cell>
          <table:table-cell table:style-name="ce6" office:value-type="float" office:value="0.996931" calcext:value-type="float">
            <text:p>0.996931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2.6679" calcext:value-type="float">
            <text:p>32.6679</text:p>
          </table:table-cell>
          <table:table-cell table:style-name="ce6" office:value-type="float" office:value="32.8005" calcext:value-type="float">
            <text:p>32.8005</text:p>
          </table:table-cell>
          <table:table-cell table:style-name="ce6" office:value-type="float" office:value="0.995958" calcext:value-type="float">
            <text:p>0.995958</text:p>
          </table:table-cell>
          <table:table-cell table:style-name="ce6"/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52.9524" calcext:value-type="float">
            <text:p>52.9524</text:p>
          </table:table-cell>
          <table:table-cell table:style-name="ce6" office:value-type="float" office:value="52.5604" calcext:value-type="float">
            <text:p>52.5604</text:p>
          </table:table-cell>
          <table:table-cell table:style-name="ce6" office:value-type="float" office:value="1.00746" calcext:value-type="float">
            <text:p>1.00746</text:p>
          </table:table-cell>
          <table:table-cell table:style-name="ce6"/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97.1928" calcext:value-type="float">
            <text:p>97.1928</text:p>
          </table:table-cell>
          <table:table-cell table:style-name="ce6" office:value-type="float" office:value="97.1221" calcext:value-type="float">
            <text:p>97.1221</text:p>
          </table:table-cell>
          <table:table-cell table:style-name="ce6" office:value-type="float" office:value="1.00073" calcext:value-type="float">
            <text:p>1.00073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33.462" calcext:value-type="float">
            <text:p>33.462</text:p>
          </table:table-cell>
          <table:table-cell table:style-name="ce6" office:value-type="float" office:value="33.5008" calcext:value-type="float">
            <text:p>33.5008</text:p>
          </table:table-cell>
          <table:table-cell table:style-name="ce6" office:value-type="float" office:value="0.998842" calcext:value-type="float">
            <text:p>0.998842</text:p>
          </table:table-cell>
          <table:table-cell table:style-name="ce6"/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52.9822" calcext:value-type="float">
            <text:p>52.9822</text:p>
          </table:table-cell>
          <table:table-cell table:style-name="ce6" office:value-type="float" office:value="52.5624" calcext:value-type="float">
            <text:p>52.5624</text:p>
          </table:table-cell>
          <table:table-cell table:style-name="ce6" office:value-type="float" office:value="1.00799" calcext:value-type="float">
            <text:p>1.00799</text:p>
          </table:table-cell>
          <table:table-cell table:style-name="ce6"/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97.4027" calcext:value-type="float">
            <text:p>97.4027</text:p>
          </table:table-cell>
          <table:table-cell table:style-name="ce6" office:value-type="float" office:value="97.0283" calcext:value-type="float">
            <text:p>97.0283</text:p>
          </table:table-cell>
          <table:table-cell table:style-name="ce6" office:value-type="float" office:value="1.00386" calcext:value-type="float">
            <text:p>1.00386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33.8131" calcext:value-type="float">
            <text:p>33.8131</text:p>
          </table:table-cell>
          <table:table-cell table:style-name="ce6" office:value-type="float" office:value="33.75" calcext:value-type="float">
            <text:p>33.75</text:p>
          </table:table-cell>
          <table:table-cell table:style-name="ce6" office:value-type="float" office:value="1.00187" calcext:value-type="float">
            <text:p>1.00187</text:p>
          </table:table-cell>
          <table:table-cell table:style-name="ce6"/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52.9889" calcext:value-type="float">
            <text:p>52.9889</text:p>
          </table:table-cell>
          <table:table-cell table:style-name="ce6" office:value-type="float" office:value="52.564" calcext:value-type="float">
            <text:p>52.564</text:p>
          </table:table-cell>
          <table:table-cell table:style-name="ce6" office:value-type="float" office:value="1.00808" calcext:value-type="float">
            <text:p>1.00808</text:p>
          </table:table-cell>
          <table:table-cell table:style-name="ce6"/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97.5037" calcext:value-type="float">
            <text:p>97.5037</text:p>
          </table:table-cell>
          <table:table-cell table:style-name="ce6" office:value-type="float" office:value="97.0284" calcext:value-type="float">
            <text:p>97.0284</text:p>
          </table:table-cell>
          <table:table-cell table:style-name="ce6" office:value-type="float" office:value="1.0049" calcext:value-type="float">
            <text:p>1.0049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.8134" calcext:value-type="float">
            <text:p>33.8134</text:p>
          </table:table-cell>
          <table:table-cell table:style-name="ce6" office:value-type="float" office:value="33.7502" calcext:value-type="float">
            <text:p>33.7502</text:p>
          </table:table-cell>
          <table:table-cell table:style-name="ce6" office:value-type="float" office:value="1.00187" calcext:value-type="float">
            <text:p>1.00187</text:p>
          </table:table-cell>
          <table:table-cell table:style-name="ce6"/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2.9882" calcext:value-type="float">
            <text:p>52.9882</text:p>
          </table:table-cell>
          <table:table-cell table:style-name="ce6" office:value-type="float" office:value="52.5616" calcext:value-type="float">
            <text:p>52.5616</text:p>
          </table:table-cell>
          <table:table-cell table:style-name="ce6" office:value-type="float" office:value="1.00812" calcext:value-type="float">
            <text:p>1.00812</text:p>
          </table:table-cell>
          <table:table-cell table:style-name="ce6"/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7.5482" calcext:value-type="float">
            <text:p>97.5482</text:p>
          </table:table-cell>
          <table:table-cell table:style-name="ce6" office:value-type="float" office:value="97.0303" calcext:value-type="float">
            <text:p>97.0303</text:p>
          </table:table-cell>
          <table:table-cell table:style-name="ce6" office:value-type="float" office:value="1.00534" calcext:value-type="float">
            <text:p>1.00534</text:p>
          </table:table-cell>
          <table:table-cell table:style-name="ce6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1.769" calcext:value-type="float">
            <text:p>11.769</text:p>
          </table:table-cell>
          <table:table-cell table:style-name="ce5" office:value-type="float" office:value="24.0015" calcext:value-type="float">
            <text:p>24.0015</text:p>
          </table:table-cell>
          <table:table-cell table:style-name="ce5" office:value-type="float" office:value="0.490346" calcext:value-type="float">
            <text:p>0.490346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29.9001" calcext:value-type="float">
            <text:p>29.9001</text:p>
          </table:table-cell>
          <table:table-cell table:style-name="ce5" office:value-type="float" office:value="163.073" calcext:value-type="float">
            <text:p>163.073</text:p>
          </table:table-cell>
          <table:table-cell table:style-name="ce5" office:value-type="float" office:value="0.183354" calcext:value-type="float">
            <text:p>0.183354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52.2884" calcext:value-type="float">
            <text:p>52.2884</text:p>
          </table:table-cell>
          <table:table-cell table:style-name="ce5" office:value-type="float" office:value="402.352" calcext:value-type="float">
            <text:p>402.352</text:p>
          </table:table-cell>
          <table:table-cell table:style-name="ce5" office:value-type="float" office:value="0.129957" calcext:value-type="float">
            <text:p>0.129957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7.6683" calcext:value-type="float">
            <text:p>17.6683</text:p>
          </table:table-cell>
          <table:table-cell table:style-name="ce5" office:value-type="float" office:value="20.7057" calcext:value-type="float">
            <text:p>20.7057</text:p>
          </table:table-cell>
          <table:table-cell table:style-name="ce5" office:value-type="float" office:value="0.853306" calcext:value-type="float">
            <text:p>0.853306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47.4901" calcext:value-type="float">
            <text:p>47.4901</text:p>
          </table:table-cell>
          <table:table-cell table:style-name="ce5" office:value-type="float" office:value="67.1889" calcext:value-type="float">
            <text:p>67.1889</text:p>
          </table:table-cell>
          <table:table-cell table:style-name="ce5" office:value-type="float" office:value="0.706815" calcext:value-type="float">
            <text:p>0.706815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85.7425" calcext:value-type="float">
            <text:p>85.7425</text:p>
          </table:table-cell>
          <table:table-cell table:style-name="ce5" office:value-type="float" office:value="117.125" calcext:value-type="float">
            <text:p>117.125</text:p>
          </table:table-cell>
          <table:table-cell table:style-name="ce5" office:value-type="float" office:value="0.732062" calcext:value-type="float">
            <text:p>0.732062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3.2451" calcext:value-type="float">
            <text:p>23.2451</text:p>
          </table:table-cell>
          <table:table-cell table:style-name="ce5" office:value-type="float" office:value="24.3635" calcext:value-type="float">
            <text:p>24.3635</text:p>
          </table:table-cell>
          <table:table-cell table:style-name="ce5" office:value-type="float" office:value="0.954093" calcext:value-type="float">
            <text:p>0.954093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2.3053" calcext:value-type="float">
            <text:p>52.3053</text:p>
          </table:table-cell>
          <table:table-cell table:style-name="ce5" office:value-type="float" office:value="53.2094" calcext:value-type="float">
            <text:p>53.2094</text:p>
          </table:table-cell>
          <table:table-cell table:style-name="ce5" office:value-type="float" office:value="0.98301" calcext:value-type="float">
            <text:p>0.98301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96.1551" calcext:value-type="float">
            <text:p>96.1551</text:p>
          </table:table-cell>
          <table:table-cell table:style-name="ce5" office:value-type="float" office:value="97.0485" calcext:value-type="float">
            <text:p>97.0485</text:p>
          </table:table-cell>
          <table:table-cell table:style-name="ce5" office:value-type="float" office:value="0.990794" calcext:value-type="float">
            <text:p>0.990794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8.1255" calcext:value-type="float">
            <text:p>28.1255</text:p>
          </table:table-cell>
          <table:table-cell table:style-name="ce5" office:value-type="float" office:value="28.7196" calcext:value-type="float">
            <text:p>28.7196</text:p>
          </table:table-cell>
          <table:table-cell table:style-name="ce5" office:value-type="float" office:value="0.979315" calcext:value-type="float">
            <text:p>0.979315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2.7815" calcext:value-type="float">
            <text:p>52.7815</text:p>
          </table:table-cell>
          <table:table-cell table:style-name="ce5" office:value-type="float" office:value="52.441" calcext:value-type="float">
            <text:p>52.441</text:p>
          </table:table-cell>
          <table:table-cell table:style-name="ce5" office:value-type="float" office:value="1.00649" calcext:value-type="float">
            <text:p>1.00649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96.9353" calcext:value-type="float">
            <text:p>96.9353</text:p>
          </table:table-cell>
          <table:table-cell table:style-name="ce5" office:value-type="float" office:value="97.0931" calcext:value-type="float">
            <text:p>97.0931</text:p>
          </table:table-cell>
          <table:table-cell table:style-name="ce5" office:value-type="float" office:value="0.998375" calcext:value-type="float">
            <text:p>0.998375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31.2411" calcext:value-type="float">
            <text:p>31.2411</text:p>
          </table:table-cell>
          <table:table-cell table:style-name="ce5" office:value-type="float" office:value="31.4566" calcext:value-type="float">
            <text:p>31.4566</text:p>
          </table:table-cell>
          <table:table-cell table:style-name="ce5" office:value-type="float" office:value="0.99315" calcext:value-type="float">
            <text:p>0.99315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52.7927" calcext:value-type="float">
            <text:p>52.7927</text:p>
          </table:table-cell>
          <table:table-cell table:style-name="ce5" office:value-type="float" office:value="52.4426" calcext:value-type="float">
            <text:p>52.4426</text:p>
          </table:table-cell>
          <table:table-cell table:style-name="ce5" office:value-type="float" office:value="1.00667" calcext:value-type="float">
            <text:p>1.00667</text:p>
          </table:table-cell>
          <table:table-cell table:style-name="ce5" table:number-columns-repeated="1011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32.8618" calcext:value-type="float">
            <text:p>32.8618</text:p>
          </table:table-cell>
          <table:table-cell table:style-name="ce5" office:value-type="float" office:value="32.9408" calcext:value-type="float">
            <text:p>32.9408</text:p>
          </table:table-cell>
          <table:table-cell table:style-name="ce5" office:value-type="float" office:value="0.997602" calcext:value-type="float">
            <text:p>0.997602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52.9332" calcext:value-type="float">
            <text:p>52.9332</text:p>
          </table:table-cell>
          <table:table-cell table:style-name="ce5" office:value-type="float" office:value="52.3974" calcext:value-type="float">
            <text:p>52.3974</text:p>
          </table:table-cell>
          <table:table-cell table:style-name="ce5" office:value-type="float" office:value="1.01023" calcext:value-type="float">
            <text:p>1.01023</text:p>
          </table:table-cell>
          <table:table-cell table:style-name="ce5" table:number-columns-repeated="1011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33.4995" calcext:value-type="float">
            <text:p>33.4995</text:p>
          </table:table-cell>
          <table:table-cell table:style-name="ce5" office:value-type="float" office:value="33.5246" calcext:value-type="float">
            <text:p>33.5246</text:p>
          </table:table-cell>
          <table:table-cell table:style-name="ce5" office:value-type="float" office:value="0.999251" calcext:value-type="float">
            <text:p>0.999251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52.9605" calcext:value-type="float">
            <text:p>52.9605</text:p>
          </table:table-cell>
          <table:table-cell table:style-name="ce5" office:value-type="float" office:value="52.3891" calcext:value-type="float">
            <text:p>52.3891</text:p>
          </table:table-cell>
          <table:table-cell table:style-name="ce5" office:value-type="float" office:value="1.01091" calcext:value-type="float">
            <text:p>1.01091</text:p>
          </table:table-cell>
          <table:table-cell table:style-name="ce5" table:number-columns-repeated="1011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33.8131" calcext:value-type="float">
            <text:p>33.8131</text:p>
          </table:table-cell>
          <table:table-cell table:style-name="ce5" office:value-type="float" office:value="33.7396" calcext:value-type="float">
            <text:p>33.7396</text:p>
          </table:table-cell>
          <table:table-cell table:style-name="ce5" office:value-type="float" office:value="1.00218" calcext:value-type="float">
            <text:p>1.00218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52.9773" calcext:value-type="float">
            <text:p>52.9773</text:p>
          </table:table-cell>
          <table:table-cell table:style-name="ce5" office:value-type="float" office:value="52.3917" calcext:value-type="float">
            <text:p>52.3917</text:p>
          </table:table-cell>
          <table:table-cell table:style-name="ce5" office:value-type="float" office:value="1.01118" calcext:value-type="float">
            <text:p>1.01118</text:p>
          </table:table-cell>
          <table:table-cell table:style-name="ce5" table:number-columns-repeated="1011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3.8134" calcext:value-type="float">
            <text:p>33.8134</text:p>
          </table:table-cell>
          <table:table-cell table:style-name="ce5" office:value-type="float" office:value="33.7396" calcext:value-type="float">
            <text:p>33.7396</text:p>
          </table:table-cell>
          <table:table-cell table:style-name="ce5" office:value-type="float" office:value="1.00219" calcext:value-type="float">
            <text:p>1.00219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2.9852" calcext:value-type="float">
            <text:p>52.9852</text:p>
          </table:table-cell>
          <table:table-cell table:style-name="ce5" office:value-type="float" office:value="52.3903" calcext:value-type="float">
            <text:p>52.3903</text:p>
          </table:table-cell>
          <table:table-cell table:style-name="ce5" office:value-type="float" office:value="1.01135" calcext:value-type="float">
            <text:p>1.01135</text:p>
          </table:table-cell>
          <table:table-cell table:style-name="ce5" table:number-columns-repeated="1011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2.6009" calcext:value-type="float">
            <text:p>12.6009</text:p>
          </table:table-cell>
          <table:table-cell table:style-name="ce6" office:value-type="float" office:value="29.2237" calcext:value-type="float">
            <text:p>29.2237</text:p>
          </table:table-cell>
          <table:table-cell table:style-name="ce6" office:value-type="float" office:value="0.431187" calcext:value-type="float">
            <text:p>0.431187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31.2937" calcext:value-type="float">
            <text:p>31.2937</text:p>
          </table:table-cell>
          <table:table-cell table:style-name="ce6" office:value-type="float" office:value="134.215" calcext:value-type="float">
            <text:p>134.215</text:p>
          </table:table-cell>
          <table:table-cell table:style-name="ce6" office:value-type="float" office:value="0.233161" calcext:value-type="float">
            <text:p>0.233161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59.3099" calcext:value-type="float">
            <text:p>59.3099</text:p>
          </table:table-cell>
          <table:table-cell table:style-name="ce6" office:value-type="float" office:value="246.032" calcext:value-type="float">
            <text:p>246.032</text:p>
          </table:table-cell>
          <table:table-cell table:style-name="ce6" office:value-type="float" office:value="0.241066" calcext:value-type="float">
            <text:p>0.241066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8.3809" calcext:value-type="float">
            <text:p>18.3809</text:p>
          </table:table-cell>
          <table:table-cell table:style-name="ce6" office:value-type="float" office:value="19.9624" calcext:value-type="float">
            <text:p>19.9624</text:p>
          </table:table-cell>
          <table:table-cell table:style-name="ce6" office:value-type="float" office:value="0.920775" calcext:value-type="float">
            <text:p>0.920775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48.3945" calcext:value-type="float">
            <text:p>48.3945</text:p>
          </table:table-cell>
          <table:table-cell table:style-name="ce6" office:value-type="float" office:value="68.3462" calcext:value-type="float">
            <text:p>68.3462</text:p>
          </table:table-cell>
          <table:table-cell table:style-name="ce6" office:value-type="float" office:value="0.708078" calcext:value-type="float">
            <text:p>0.708078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87.6579" calcext:value-type="float">
            <text:p>87.6579</text:p>
          </table:table-cell>
          <table:table-cell table:style-name="ce6" office:value-type="float" office:value="108.145" calcext:value-type="float">
            <text:p>108.145</text:p>
          </table:table-cell>
          <table:table-cell table:style-name="ce6" office:value-type="float" office:value="0.810559" calcext:value-type="float">
            <text:p>0.810559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3.7867" calcext:value-type="float">
            <text:p>23.7867</text:p>
          </table:table-cell>
          <table:table-cell table:style-name="ce6" office:value-type="float" office:value="24.7116" calcext:value-type="float">
            <text:p>24.7116</text:p>
          </table:table-cell>
          <table:table-cell table:style-name="ce6" office:value-type="float" office:value="0.962574" calcext:value-type="float">
            <text:p>0.962574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2.2874" calcext:value-type="float">
            <text:p>52.2874</text:p>
          </table:table-cell>
          <table:table-cell table:style-name="ce6" office:value-type="float" office:value="52.897" calcext:value-type="float">
            <text:p>52.897</text:p>
          </table:table-cell>
          <table:table-cell table:style-name="ce6" office:value-type="float" office:value="0.988477" calcext:value-type="float">
            <text:p>0.988477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97.0184" calcext:value-type="float">
            <text:p>97.0184</text:p>
          </table:table-cell>
          <table:table-cell table:style-name="ce6" office:value-type="float" office:value="96.9362" calcext:value-type="float">
            <text:p>96.9362</text:p>
          </table:table-cell>
          <table:table-cell table:style-name="ce6" office:value-type="float" office:value="1.00085" calcext:value-type="float">
            <text:p>1.00085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28.3623" calcext:value-type="float">
            <text:p>28.3623</text:p>
          </table:table-cell>
          <table:table-cell table:style-name="ce6" office:value-type="float" office:value="28.9029" calcext:value-type="float">
            <text:p>28.9029</text:p>
          </table:table-cell>
          <table:table-cell table:style-name="ce6" office:value-type="float" office:value="0.981297" calcext:value-type="float">
            <text:p>0.981297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2.7614" calcext:value-type="float">
            <text:p>52.7614</text:p>
          </table:table-cell>
          <table:table-cell table:style-name="ce6" office:value-type="float" office:value="52.3416" calcext:value-type="float">
            <text:p>52.3416</text:p>
          </table:table-cell>
          <table:table-cell table:style-name="ce6" office:value-type="float" office:value="1.00802" calcext:value-type="float">
            <text:p>1.00802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97.2265" calcext:value-type="float">
            <text:p>97.2265</text:p>
          </table:table-cell>
          <table:table-cell table:style-name="ce6" office:value-type="float" office:value="96.8017" calcext:value-type="float">
            <text:p>96.8017</text:p>
          </table:table-cell>
          <table:table-cell table:style-name="ce6" office:value-type="float" office:value="1.00439" calcext:value-type="float">
            <text:p>1.00439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31.4191" calcext:value-type="float">
            <text:p>31.4191</text:p>
          </table:table-cell>
          <table:table-cell table:style-name="ce6" office:value-type="float" office:value="31.5726" calcext:value-type="float">
            <text:p>31.5726</text:p>
          </table:table-cell>
          <table:table-cell table:style-name="ce6" office:value-type="float" office:value="0.995139" calcext:value-type="float">
            <text:p>0.995139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52.8212" calcext:value-type="float">
            <text:p>52.8212</text:p>
          </table:table-cell>
          <table:table-cell table:style-name="ce6" office:value-type="float" office:value="52.3103" calcext:value-type="float">
            <text:p>52.3103</text:p>
          </table:table-cell>
          <table:table-cell table:style-name="ce6" office:value-type="float" office:value="1.00977" calcext:value-type="float">
            <text:p>1.00977</text:p>
          </table:table-cell>
          <table:table-cell table:style-name="ce6" table:number-columns-repeated="1011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2.906" calcext:value-type="float">
            <text:p>32.906</text:p>
          </table:table-cell>
          <table:table-cell table:style-name="ce6" office:value-type="float" office:value="32.9665" calcext:value-type="float">
            <text:p>32.9665</text:p>
          </table:table-cell>
          <table:table-cell table:style-name="ce6" office:value-type="float" office:value="0.998166" calcext:value-type="float">
            <text:p>0.998166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52.921" calcext:value-type="float">
            <text:p>52.921</text:p>
          </table:table-cell>
          <table:table-cell table:style-name="ce6" office:value-type="float" office:value="52.2904" calcext:value-type="float">
            <text:p>52.2904</text:p>
          </table:table-cell>
          <table:table-cell table:style-name="ce6" office:value-type="float" office:value="1.01206" calcext:value-type="float">
            <text:p>1.01206</text:p>
          </table:table-cell>
          <table:table-cell table:style-name="ce6" table:number-columns-repeated="1011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33.5483" calcext:value-type="float">
            <text:p>33.5483</text:p>
          </table:table-cell>
          <table:table-cell table:style-name="ce6" office:value-type="float" office:value="33.5609" calcext:value-type="float">
            <text:p>33.5609</text:p>
          </table:table-cell>
          <table:table-cell table:style-name="ce6" office:value-type="float" office:value="0.999625" calcext:value-type="float">
            <text:p>0.999625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52.9504" calcext:value-type="float">
            <text:p>52.9504</text:p>
          </table:table-cell>
          <table:table-cell table:style-name="ce6" office:value-type="float" office:value="52.2818" calcext:value-type="float">
            <text:p>52.2818</text:p>
          </table:table-cell>
          <table:table-cell table:style-name="ce6" office:value-type="float" office:value="1.01279" calcext:value-type="float">
            <text:p>1.01279</text:p>
          </table:table-cell>
          <table:table-cell table:style-name="ce6" table:number-columns-repeated="1011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33.8126" calcext:value-type="float">
            <text:p>33.8126</text:p>
          </table:table-cell>
          <table:table-cell table:style-name="ce6" office:value-type="float" office:value="33.7323" calcext:value-type="float">
            <text:p>33.7323</text:p>
          </table:table-cell>
          <table:table-cell table:style-name="ce6" office:value-type="float" office:value="1.00238" calcext:value-type="float">
            <text:p>1.00238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52.9749" calcext:value-type="float">
            <text:p>52.9749</text:p>
          </table:table-cell>
          <table:table-cell table:style-name="ce6" office:value-type="float" office:value="52.2824" calcext:value-type="float">
            <text:p>52.2824</text:p>
          </table:table-cell>
          <table:table-cell table:style-name="ce6" office:value-type="float" office:value="1.01325" calcext:value-type="float">
            <text:p>1.01325</text:p>
          </table:table-cell>
          <table:table-cell table:style-name="ce6" table:number-columns-repeated="1011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.8133" calcext:value-type="float">
            <text:p>33.8133</text:p>
          </table:table-cell>
          <table:table-cell table:style-name="ce6" office:value-type="float" office:value="33.7323" calcext:value-type="float">
            <text:p>33.7323</text:p>
          </table:table-cell>
          <table:table-cell table:style-name="ce6" office:value-type="float" office:value="1.0024" calcext:value-type="float">
            <text:p>1.0024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2.9797" calcext:value-type="float">
            <text:p>52.9797</text:p>
          </table:table-cell>
          <table:table-cell table:style-name="ce6" office:value-type="float" office:value="52.2789" calcext:value-type="float">
            <text:p>52.2789</text:p>
          </table:table-cell>
          <table:table-cell table:style-name="ce6" office:value-type="float" office:value="1.01341" calcext:value-type="float">
            <text:p>1.01341</text:p>
          </table:table-cell>
          <table:table-cell table:style-name="ce6" table:number-columns-repeated="1011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2.9773" calcext:value-type="float">
            <text:p>12.9773</text:p>
          </table:table-cell>
          <table:table-cell table:style-name="ce5" office:value-type="float" office:value="15.197" calcext:value-type="float">
            <text:p>15.197</text:p>
          </table:table-cell>
          <table:table-cell table:style-name="ce5" office:value-type="float" office:value="0.853941" calcext:value-type="float">
            <text:p>0.853941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34.3273" calcext:value-type="float">
            <text:p>34.3273</text:p>
          </table:table-cell>
          <table:table-cell table:style-name="ce5" office:value-type="float" office:value="136.447" calcext:value-type="float">
            <text:p>136.447</text:p>
          </table:table-cell>
          <table:table-cell table:style-name="ce5" office:value-type="float" office:value="0.25158" calcext:value-type="float">
            <text:p>0.25158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63.464" calcext:value-type="float">
            <text:p>63.464</text:p>
          </table:table-cell>
          <table:table-cell table:style-name="ce5" office:value-type="float" office:value="449.595" calcext:value-type="float">
            <text:p>449.595</text:p>
          </table:table-cell>
          <table:table-cell table:style-name="ce5" office:value-type="float" office:value="0.141158" calcext:value-type="float">
            <text:p>0.141158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9.0006" calcext:value-type="float">
            <text:p>19.0006</text:p>
          </table:table-cell>
          <table:table-cell table:style-name="ce5" office:value-type="float" office:value="20.4165" calcext:value-type="float">
            <text:p>20.4165</text:p>
          </table:table-cell>
          <table:table-cell table:style-name="ce5" office:value-type="float" office:value="0.930651" calcext:value-type="float">
            <text:p>0.930651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1.1309" calcext:value-type="float">
            <text:p>51.1309</text:p>
          </table:table-cell>
          <table:table-cell table:style-name="ce5" office:value-type="float" office:value="57.3107" calcext:value-type="float">
            <text:p>57.3107</text:p>
          </table:table-cell>
          <table:table-cell table:style-name="ce5" office:value-type="float" office:value="0.89217" calcext:value-type="float">
            <text:p>0.89217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90.6595" calcext:value-type="float">
            <text:p>90.6595</text:p>
          </table:table-cell>
          <table:table-cell table:style-name="ce5" office:value-type="float" office:value="107.374" calcext:value-type="float">
            <text:p>107.374</text:p>
          </table:table-cell>
          <table:table-cell table:style-name="ce5" office:value-type="float" office:value="0.844337" calcext:value-type="float">
            <text:p>0.844337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4.1909" calcext:value-type="float">
            <text:p>24.1909</text:p>
          </table:table-cell>
          <table:table-cell table:style-name="ce5" office:value-type="float" office:value="24.9784" calcext:value-type="float">
            <text:p>24.9784</text:p>
          </table:table-cell>
          <table:table-cell table:style-name="ce5" office:value-type="float" office:value="0.968471" calcext:value-type="float">
            <text:p>0.968471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2.759" calcext:value-type="float">
            <text:p>52.759</text:p>
          </table:table-cell>
          <table:table-cell table:style-name="ce5" office:value-type="float" office:value="52.2693" calcext:value-type="float">
            <text:p>52.2693</text:p>
          </table:table-cell>
          <table:table-cell table:style-name="ce5" office:value-type="float" office:value="1.00937" calcext:value-type="float">
            <text:p>1.00937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97.0776" calcext:value-type="float">
            <text:p>97.0776</text:p>
          </table:table-cell>
          <table:table-cell table:style-name="ce5" office:value-type="float" office:value="96.829" calcext:value-type="float">
            <text:p>96.829</text:p>
          </table:table-cell>
          <table:table-cell table:style-name="ce5" office:value-type="float" office:value="1.00257" calcext:value-type="float">
            <text:p>1.00257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8.4878" calcext:value-type="float">
            <text:p>28.4878</text:p>
          </table:table-cell>
          <table:table-cell table:style-name="ce5" office:value-type="float" office:value="28.9048" calcext:value-type="float">
            <text:p>28.9048</text:p>
          </table:table-cell>
          <table:table-cell table:style-name="ce5" office:value-type="float" office:value="0.985572" calcext:value-type="float">
            <text:p>0.985572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2.7979" calcext:value-type="float">
            <text:p>52.7979</text:p>
          </table:table-cell>
          <table:table-cell table:style-name="ce5" office:value-type="float" office:value="52.2489" calcext:value-type="float">
            <text:p>52.2489</text:p>
          </table:table-cell>
          <table:table-cell table:style-name="ce5" office:value-type="float" office:value="1.01051" calcext:value-type="float">
            <text:p>1.01051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97.2655" calcext:value-type="float">
            <text:p>97.2655</text:p>
          </table:table-cell>
          <table:table-cell table:style-name="ce5" office:value-type="float" office:value="96.7338" calcext:value-type="float">
            <text:p>96.7338</text:p>
          </table:table-cell>
          <table:table-cell table:style-name="ce5" office:value-type="float" office:value="1.0055" calcext:value-type="float">
            <text:p>1.0055</text:p>
          </table:table-cell>
          <table:table-cell table:style-name="ce5" table:number-columns-repeated="100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3.7974" calcext:value-type="float">
            <text:p>33.7974</text:p>
          </table:table-cell>
          <table:table-cell office:value-type="float" office:value="33.9315" calcext:value-type="float">
            <text:p>33.9315</text:p>
          </table:table-cell>
          <table:table-cell office:value-type="float" office:value="0.99605" calcext:value-type="float">
            <text:p>0.996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2.9158" calcext:value-type="float">
            <text:p>52.9158</text:p>
          </table:table-cell>
          <table:table-cell office:value-type="float" office:value="57.6552" calcext:value-type="float">
            <text:p>57.6552</text:p>
          </table:table-cell>
          <table:table-cell office:value-type="float" office:value="0.917797" calcext:value-type="float">
            <text:p>0.91779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97.4374" calcext:value-type="float">
            <text:p>97.4374</text:p>
          </table:table-cell>
          <table:table-cell office:value-type="float" office:value="105.703" calcext:value-type="float">
            <text:p>105.703</text:p>
          </table:table-cell>
          <table:table-cell office:value-type="float" office:value="0.921807" calcext:value-type="float">
            <text:p>0.921807</text:p>
          </table:table-cell>
          <table:table-cell table:number-columns-repeated="100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1.9277" calcext:value-type="float">
            <text:p>21.9277</text:p>
          </table:table-cell>
          <table:table-cell office:value-type="float" office:value="24.5387" calcext:value-type="float">
            <text:p>24.5387</text:p>
          </table:table-cell>
          <table:table-cell office:value-type="float" office:value="0.893598" calcext:value-type="float">
            <text:p>0.8935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52.8386" calcext:value-type="float">
            <text:p>52.8386</text:p>
          </table:table-cell>
          <table:table-cell office:value-type="float" office:value="54.5169" calcext:value-type="float">
            <text:p>54.5169</text:p>
          </table:table-cell>
          <table:table-cell office:value-type="float" office:value="0.969214" calcext:value-type="float">
            <text:p>0.9692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97.3119" calcext:value-type="float">
            <text:p>97.3119</text:p>
          </table:table-cell>
          <table:table-cell office:value-type="float" office:value="99.3673" calcext:value-type="float">
            <text:p>99.3673</text:p>
          </table:table-cell>
          <table:table-cell office:value-type="float" office:value="0.979315" calcext:value-type="float">
            <text:p>0.979315</text:p>
          </table:table-cell>
          <table:table-cell table:number-columns-repeated="100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24.027" calcext:value-type="float">
            <text:p>24.027</text:p>
          </table:table-cell>
          <table:table-cell office:value-type="float" office:value="26.6869" calcext:value-type="float">
            <text:p>26.6869</text:p>
          </table:table-cell>
          <table:table-cell office:value-type="float" office:value="0.900329" calcext:value-type="float">
            <text:p>0.9003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52.8386" calcext:value-type="float">
            <text:p>52.8386</text:p>
          </table:table-cell>
          <table:table-cell office:value-type="float" office:value="54.5196" calcext:value-type="float">
            <text:p>54.5196</text:p>
          </table:table-cell>
          <table:table-cell office:value-type="float" office:value="0.969167" calcext:value-type="float">
            <text:p>0.9691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97.3121" calcext:value-type="float">
            <text:p>97.3121</text:p>
          </table:table-cell>
          <table:table-cell office:value-type="float" office:value="99.3704" calcext:value-type="float">
            <text:p>99.3704</text:p>
          </table:table-cell>
          <table:table-cell office:value-type="float" office:value="0.979286" calcext:value-type="float">
            <text:p>0.979286</text:p>
          </table:table-cell>
          <table:table-cell table:number-columns-repeated="100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7.7127" calcext:value-type="float">
            <text:p>27.7127</text:p>
          </table:table-cell>
          <table:table-cell office:value-type="float" office:value="29.6056" calcext:value-type="float">
            <text:p>29.6056</text:p>
          </table:table-cell>
          <table:table-cell office:value-type="float" office:value="0.936061" calcext:value-type="float">
            <text:p>0.93606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2.8387" calcext:value-type="float">
            <text:p>52.8387</text:p>
          </table:table-cell>
          <table:table-cell office:value-type="float" office:value="54.5195" calcext:value-type="float">
            <text:p>54.5195</text:p>
          </table:table-cell>
          <table:table-cell office:value-type="float" office:value="0.969171" calcext:value-type="float">
            <text:p>0.9691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97.3126" calcext:value-type="float">
            <text:p>97.3126</text:p>
          </table:table-cell>
          <table:table-cell office:value-type="float" office:value="99.3761" calcext:value-type="float">
            <text:p>99.3761</text:p>
          </table:table-cell>
          <table:table-cell office:value-type="float" office:value="0.979235" calcext:value-type="float">
            <text:p>0.979235</text:p>
          </table:table-cell>
          <table:table-cell table:number-columns-repeated="100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1.2965" calcext:value-type="float">
            <text:p>31.2965</text:p>
          </table:table-cell>
          <table:table-cell office:value-type="float" office:value="31.9833" calcext:value-type="float">
            <text:p>31.9833</text:p>
          </table:table-cell>
          <table:table-cell office:value-type="float" office:value="0.978526" calcext:value-type="float">
            <text:p>0.9785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2.8399" calcext:value-type="float">
            <text:p>52.8399</text:p>
          </table:table-cell>
          <table:table-cell office:value-type="float" office:value="54.5254" calcext:value-type="float">
            <text:p>54.5254</text:p>
          </table:table-cell>
          <table:table-cell office:value-type="float" office:value="0.969088" calcext:value-type="float">
            <text:p>0.9690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7.3143" calcext:value-type="float">
            <text:p>97.3143</text:p>
          </table:table-cell>
          <table:table-cell office:value-type="float" office:value="99.3997" calcext:value-type="float">
            <text:p>99.3997</text:p>
          </table:table-cell>
          <table:table-cell office:value-type="float" office:value="0.97902" calcext:value-type="float">
            <text:p>0.97902</text:p>
          </table:table-cell>
          <table:table-cell table:number-columns-repeated="100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21.224" calcext:value-type="float">
            <text:p>21.224</text:p>
          </table:table-cell>
          <table:table-cell table:style-name="ce5" office:value-type="float" office:value="26.3991" calcext:value-type="float">
            <text:p>26.3991</text:p>
          </table:table-cell>
          <table:table-cell table:style-name="ce5" office:value-type="float" office:value="0.803967" calcext:value-type="float">
            <text:p>0.803967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2.7928" calcext:value-type="float">
            <text:p>52.7928</text:p>
          </table:table-cell>
          <table:table-cell table:style-name="ce5" office:value-type="float" office:value="53.3572" calcext:value-type="float">
            <text:p>53.3572</text:p>
          </table:table-cell>
          <table:table-cell table:style-name="ce5" office:value-type="float" office:value="0.989423" calcext:value-type="float">
            <text:p>0.989423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85.9479" calcext:value-type="float">
            <text:p>85.9479</text:p>
          </table:table-cell>
          <table:table-cell table:style-name="ce5" office:value-type="float" office:value="128.891" calcext:value-type="float">
            <text:p>128.891</text:p>
          </table:table-cell>
          <table:table-cell table:style-name="ce5" office:value-type="float" office:value="0.666829" calcext:value-type="float">
            <text:p>0.666829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6.3421" calcext:value-type="float">
            <text:p>26.3421</text:p>
          </table:table-cell>
          <table:table-cell table:style-name="ce5" office:value-type="float" office:value="28.8962" calcext:value-type="float">
            <text:p>28.8962</text:p>
          </table:table-cell>
          <table:table-cell table:style-name="ce5" office:value-type="float" office:value="0.911611" calcext:value-type="float">
            <text:p>0.911611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2.7963" calcext:value-type="float">
            <text:p>52.7963</text:p>
          </table:table-cell>
          <table:table-cell table:style-name="ce5" office:value-type="float" office:value="53.3515" calcext:value-type="float">
            <text:p>53.3515</text:p>
          </table:table-cell>
          <table:table-cell table:style-name="ce5" office:value-type="float" office:value="0.989592" calcext:value-type="float">
            <text:p>0.989592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94.5895" calcext:value-type="float">
            <text:p>94.5895</text:p>
          </table:table-cell>
          <table:table-cell table:style-name="ce5" office:value-type="float" office:value="100.469" calcext:value-type="float">
            <text:p>100.469</text:p>
          </table:table-cell>
          <table:table-cell table:style-name="ce5" office:value-type="float" office:value="0.941477" calcext:value-type="float">
            <text:p>0.941477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9.0837" calcext:value-type="float">
            <text:p>29.0837</text:p>
          </table:table-cell>
          <table:table-cell table:style-name="ce5" office:value-type="float" office:value="30.3813" calcext:value-type="float">
            <text:p>30.3813</text:p>
          </table:table-cell>
          <table:table-cell table:style-name="ce5" office:value-type="float" office:value="0.957289" calcext:value-type="float">
            <text:p>0.957289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2.8105" calcext:value-type="float">
            <text:p>52.8105</text:p>
          </table:table-cell>
          <table:table-cell table:style-name="ce5" office:value-type="float" office:value="53.361" calcext:value-type="float">
            <text:p>53.361</text:p>
          </table:table-cell>
          <table:table-cell table:style-name="ce5" office:value-type="float" office:value="0.989682" calcext:value-type="float">
            <text:p>0.989682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97.2727" calcext:value-type="float">
            <text:p>97.2727</text:p>
          </table:table-cell>
          <table:table-cell table:style-name="ce5" office:value-type="float" office:value="97.9008" calcext:value-type="float">
            <text:p>97.9008</text:p>
          </table:table-cell>
          <table:table-cell table:style-name="ce5" office:value-type="float" office:value="0.993585" calcext:value-type="float">
            <text:p>0.993585</text:p>
          </table:table-cell>
          <table:table-cell table:style-name="ce5" table:number-columns-repeated="1004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7.88192" calcext:value-type="float">
            <text:p>7.88192</text:p>
          </table:table-cell>
          <table:table-cell table:style-name="ce10" office:value-type="float" office:value="175604000" calcext:value-type="float">
            <text:p>1.76E+08</text:p>
          </table:table-cell>
          <table:table-cell table:style-name="ce10" office:value-type="float" office:value="0.0000000448846" calcext:value-type="float">
            <text:p>4.49E-08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3.6515" calcext:value-type="float">
            <text:p>23.6515</text:p>
          </table:table-cell>
          <table:table-cell table:style-name="ce10" office:value-type="float" office:value="345582000" calcext:value-type="float">
            <text:p>3.46E+08</text:p>
          </table:table-cell>
          <table:table-cell table:style-name="ce10" office:value-type="float" office:value="0.0000000684397" calcext:value-type="float">
            <text:p>6.84E-08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42.631" calcext:value-type="float">
            <text:p>42.631</text:p>
          </table:table-cell>
          <table:table-cell table:style-name="ce10" office:value-type="float" office:value="544729000" calcext:value-type="float">
            <text:p>5.45E+08</text:p>
          </table:table-cell>
          <table:table-cell table:style-name="ce10" office:value-type="float" office:value="0.000000078261" calcext:value-type="float">
            <text:p>7.83E-08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9.6133" calcext:value-type="float">
            <text:p>19.6133</text:p>
          </table:table-cell>
          <table:table-cell table:style-name="ce6" office:value-type="float" office:value="24.1681" calcext:value-type="float">
            <text:p>24.1681</text:p>
          </table:table-cell>
          <table:table-cell table:style-name="ce6" office:value-type="float" office:value="0.811535" calcext:value-type="float">
            <text:p>0.811535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52.7602" calcext:value-type="float">
            <text:p>52.7602</text:p>
          </table:table-cell>
          <table:table-cell table:style-name="ce6" office:value-type="float" office:value="52.8419" calcext:value-type="float">
            <text:p>52.8419</text:p>
          </table:table-cell>
          <table:table-cell table:style-name="ce6" office:value-type="float" office:value="0.998455" calcext:value-type="float">
            <text:p>0.998455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86.1136" calcext:value-type="float">
            <text:p>86.1136</text:p>
          </table:table-cell>
          <table:table-cell table:style-name="ce6" office:value-type="float" office:value="118.187" calcext:value-type="float">
            <text:p>118.187</text:p>
          </table:table-cell>
          <table:table-cell table:style-name="ce6" office:value-type="float" office:value="0.728619" calcext:value-type="float">
            <text:p>0.728619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3.7218" calcext:value-type="float">
            <text:p>23.7218</text:p>
          </table:table-cell>
          <table:table-cell table:style-name="ce6" office:value-type="float" office:value="25.7139" calcext:value-type="float">
            <text:p>25.7139</text:p>
          </table:table-cell>
          <table:table-cell table:style-name="ce6" office:value-type="float" office:value="0.92253" calcext:value-type="float">
            <text:p>0.92253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2.7796" calcext:value-type="float">
            <text:p>52.7796</text:p>
          </table:table-cell>
          <table:table-cell table:style-name="ce6" office:value-type="float" office:value="52.8243" calcext:value-type="float">
            <text:p>52.8243</text:p>
          </table:table-cell>
          <table:table-cell table:style-name="ce6" office:value-type="float" office:value="0.999155" calcext:value-type="float">
            <text:p>0.999155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95.1311" calcext:value-type="float">
            <text:p>95.1311</text:p>
          </table:table-cell>
          <table:table-cell table:style-name="ce6" office:value-type="float" office:value="101.177" calcext:value-type="float">
            <text:p>101.177</text:p>
          </table:table-cell>
          <table:table-cell table:style-name="ce6" office:value-type="float" office:value="0.940246" calcext:value-type="float">
            <text:p>0.940246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28.4741" calcext:value-type="float">
            <text:p>28.4741</text:p>
          </table:table-cell>
          <table:table-cell table:style-name="ce6" office:value-type="float" office:value="29.4494" calcext:value-type="float">
            <text:p>29.4494</text:p>
          </table:table-cell>
          <table:table-cell table:style-name="ce6" office:value-type="float" office:value="0.966883" calcext:value-type="float">
            <text:p>0.966883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2.7831" calcext:value-type="float">
            <text:p>52.7831</text:p>
          </table:table-cell>
          <table:table-cell table:style-name="ce6" office:value-type="float" office:value="52.8217" calcext:value-type="float">
            <text:p>52.8217</text:p>
          </table:table-cell>
          <table:table-cell table:style-name="ce6" office:value-type="float" office:value="0.99927" calcext:value-type="float">
            <text:p>0.99927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96.8498" calcext:value-type="float">
            <text:p>96.8498</text:p>
          </table:table-cell>
          <table:table-cell table:style-name="ce6" office:value-type="float" office:value="97.8131" calcext:value-type="float">
            <text:p>97.8131</text:p>
          </table:table-cell>
          <table:table-cell table:style-name="ce6" office:value-type="float" office:value="0.990151" calcext:value-type="float">
            <text:p>0.990151</text:p>
          </table:table-cell>
          <table:table-cell table:style-name="ce6" table:number-columns-repeated="100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3.0708" calcext:value-type="float">
            <text:p>13.0708</text:p>
          </table:table-cell>
          <table:table-cell table:style-name="ce5" office:value-type="float" office:value="26.2451" calcext:value-type="float">
            <text:p>26.2451</text:p>
          </table:table-cell>
          <table:table-cell table:style-name="ce5" office:value-type="float" office:value="0.49803" calcext:value-type="float">
            <text:p>0.49803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24.4677" calcext:value-type="float">
            <text:p>24.4677</text:p>
          </table:table-cell>
          <table:table-cell table:style-name="ce5" office:value-type="float" office:value="256.003" calcext:value-type="float">
            <text:p>256.003</text:p>
          </table:table-cell>
          <table:table-cell table:style-name="ce5" office:value-type="float" office:value="0.0955762" calcext:value-type="float">
            <text:p>0.0955762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42.9578" calcext:value-type="float">
            <text:p>42.9578</text:p>
          </table:table-cell>
          <table:table-cell table:style-name="ce5" office:value-type="float" office:value="319.027" calcext:value-type="float">
            <text:p>319.027</text:p>
          </table:table-cell>
          <table:table-cell table:style-name="ce5" office:value-type="float" office:value="0.134652" calcext:value-type="float">
            <text:p>0.134652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9.2752" calcext:value-type="float">
            <text:p>19.2752</text:p>
          </table:table-cell>
          <table:table-cell table:style-name="ce5" office:value-type="float" office:value="21.9843" calcext:value-type="float">
            <text:p>21.9843</text:p>
          </table:table-cell>
          <table:table-cell table:style-name="ce5" office:value-type="float" office:value="0.876771" calcext:value-type="float">
            <text:p>0.876771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2.7369" calcext:value-type="float">
            <text:p>52.7369</text:p>
          </table:table-cell>
          <table:table-cell table:style-name="ce5" office:value-type="float" office:value="52.5514" calcext:value-type="float">
            <text:p>52.5514</text:p>
          </table:table-cell>
          <table:table-cell table:style-name="ce5" office:value-type="float" office:value="1.00353" calcext:value-type="float">
            <text:p>1.00353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93.6802" calcext:value-type="float">
            <text:p>93.6802</text:p>
          </table:table-cell>
          <table:table-cell table:style-name="ce5" office:value-type="float" office:value="101.731" calcext:value-type="float">
            <text:p>101.731</text:p>
          </table:table-cell>
          <table:table-cell table:style-name="ce5" office:value-type="float" office:value="0.920864" calcext:value-type="float">
            <text:p>0.920864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3.7728" calcext:value-type="float">
            <text:p>23.7728</text:p>
          </table:table-cell>
          <table:table-cell table:style-name="ce5" office:value-type="float" office:value="25.346" calcext:value-type="float">
            <text:p>25.346</text:p>
          </table:table-cell>
          <table:table-cell table:style-name="ce5" office:value-type="float" office:value="0.937933" calcext:value-type="float">
            <text:p>0.937933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2.7463" calcext:value-type="float">
            <text:p>52.7463</text:p>
          </table:table-cell>
          <table:table-cell table:style-name="ce5" office:value-type="float" office:value="52.5406" calcext:value-type="float">
            <text:p>52.5406</text:p>
          </table:table-cell>
          <table:table-cell table:style-name="ce5" office:value-type="float" office:value="1.00392" calcext:value-type="float">
            <text:p>1.00392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96.0832" calcext:value-type="float">
            <text:p>96.0832</text:p>
          </table:table-cell>
          <table:table-cell table:style-name="ce5" office:value-type="float" office:value="99.4316" calcext:value-type="float">
            <text:p>99.4316</text:p>
          </table:table-cell>
          <table:table-cell table:style-name="ce5" office:value-type="float" office:value="0.966325" calcext:value-type="float">
            <text:p>0.966325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7.4107" calcext:value-type="float">
            <text:p>27.4107</text:p>
          </table:table-cell>
          <table:table-cell table:style-name="ce5" office:value-type="float" office:value="28.4098" calcext:value-type="float">
            <text:p>28.4098</text:p>
          </table:table-cell>
          <table:table-cell table:style-name="ce5" office:value-type="float" office:value="0.964832" calcext:value-type="float">
            <text:p>0.964832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2.7587" calcext:value-type="float">
            <text:p>52.7587</text:p>
          </table:table-cell>
          <table:table-cell table:style-name="ce5" office:value-type="float" office:value="52.5416" calcext:value-type="float">
            <text:p>52.5416</text:p>
          </table:table-cell>
          <table:table-cell table:style-name="ce5" office:value-type="float" office:value="1.00413" calcext:value-type="float">
            <text:p>1.00413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96.4138" calcext:value-type="float">
            <text:p>96.4138</text:p>
          </table:table-cell>
          <table:table-cell table:style-name="ce5" office:value-type="float" office:value="97.3911" calcext:value-type="float">
            <text:p>97.3911</text:p>
          </table:table-cell>
          <table:table-cell table:style-name="ce5" office:value-type="float" office:value="0.989966" calcext:value-type="float">
            <text:p>0.989966</text:p>
          </table:table-cell>
          <table:table-cell table:style-name="ce5" table:number-columns-repeated="1004"/>
        </table:table-row>
        <table:table-row table:style-name="ro2"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2.2105" calcext:value-type="float">
            <text:p>12.2105</text:p>
          </table:table-cell>
          <table:table-cell table:style-name="ce6" office:value-type="float" office:value="21.2419" calcext:value-type="float">
            <text:p>21.2419</text:p>
          </table:table-cell>
          <table:table-cell table:style-name="ce6" office:value-type="float" office:value="0.57483" calcext:value-type="float">
            <text:p>0.57483</text:p>
          </table:table-cell>
          <table:table-cell table:style-name="ce6"/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31.5783" calcext:value-type="float">
            <text:p>31.5783</text:p>
          </table:table-cell>
          <table:table-cell table:style-name="ce6" office:value-type="float" office:value="121.525" calcext:value-type="float">
            <text:p>121.525</text:p>
          </table:table-cell>
          <table:table-cell table:style-name="ce6" office:value-type="float" office:value="0.259851" calcext:value-type="float">
            <text:p>0.259851</text:p>
          </table:table-cell>
          <table:table-cell table:style-name="ce6"/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56.846" calcext:value-type="float">
            <text:p>56.846</text:p>
          </table:table-cell>
          <table:table-cell table:style-name="ce6" office:value-type="float" office:value="181.465" calcext:value-type="float">
            <text:p>181.465</text:p>
          </table:table-cell>
          <table:table-cell table:style-name="ce6" office:value-type="float" office:value="0.313261" calcext:value-type="float">
            <text:p>0.313261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7.7283" calcext:value-type="float">
            <text:p>17.7283</text:p>
          </table:table-cell>
          <table:table-cell table:style-name="ce6" office:value-type="float" office:value="20.6119" calcext:value-type="float">
            <text:p>20.6119</text:p>
          </table:table-cell>
          <table:table-cell table:style-name="ce6" office:value-type="float" office:value="0.860101" calcext:value-type="float">
            <text:p>0.860101</text:p>
          </table:table-cell>
          <table:table-cell table:style-name="ce6"/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51.1603" calcext:value-type="float">
            <text:p>51.1603</text:p>
          </table:table-cell>
          <table:table-cell table:style-name="ce6" office:value-type="float" office:value="55.3614" calcext:value-type="float">
            <text:p>55.3614</text:p>
          </table:table-cell>
          <table:table-cell table:style-name="ce6" office:value-type="float" office:value="0.924114" calcext:value-type="float">
            <text:p>0.924114</text:p>
          </table:table-cell>
          <table:table-cell table:style-name="ce6"/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92.0062" calcext:value-type="float">
            <text:p>92.0062</text:p>
          </table:table-cell>
          <table:table-cell table:style-name="ce6" office:value-type="float" office:value="107.399" calcext:value-type="float">
            <text:p>107.399</text:p>
          </table:table-cell>
          <table:table-cell table:style-name="ce6" office:value-type="float" office:value="0.856678" calcext:value-type="float">
            <text:p>0.856678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3.2494" calcext:value-type="float">
            <text:p>23.2494</text:p>
          </table:table-cell>
          <table:table-cell table:style-name="ce6" office:value-type="float" office:value="24.373" calcext:value-type="float">
            <text:p>24.373</text:p>
          </table:table-cell>
          <table:table-cell table:style-name="ce6" office:value-type="float" office:value="0.953904" calcext:value-type="float">
            <text:p>0.953904</text:p>
          </table:table-cell>
          <table:table-cell table:style-name="ce6"/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2.1698" calcext:value-type="float">
            <text:p>52.1698</text:p>
          </table:table-cell>
          <table:table-cell table:style-name="ce6" office:value-type="float" office:value="53.1091" calcext:value-type="float">
            <text:p>53.1091</text:p>
          </table:table-cell>
          <table:table-cell table:style-name="ce6" office:value-type="float" office:value="0.982313" calcext:value-type="float">
            <text:p>0.982313</text:p>
          </table:table-cell>
          <table:table-cell table:style-name="ce6"/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96.22" calcext:value-type="float">
            <text:p>96.22</text:p>
          </table:table-cell>
          <table:table-cell table:style-name="ce6" office:value-type="float" office:value="97.3832" calcext:value-type="float">
            <text:p>97.3832</text:p>
          </table:table-cell>
          <table:table-cell table:style-name="ce6" office:value-type="float" office:value="0.988055" calcext:value-type="float">
            <text:p>0.988055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28.143" calcext:value-type="float">
            <text:p>28.143</text:p>
          </table:table-cell>
          <table:table-cell table:style-name="ce6" office:value-type="float" office:value="28.7229" calcext:value-type="float">
            <text:p>28.7229</text:p>
          </table:table-cell>
          <table:table-cell table:style-name="ce6" office:value-type="float" office:value="0.979809" calcext:value-type="float">
            <text:p>0.979809</text:p>
          </table:table-cell>
          <table:table-cell table:style-name="ce6"/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2.7452" calcext:value-type="float">
            <text:p>52.7452</text:p>
          </table:table-cell>
          <table:table-cell table:style-name="ce6" office:value-type="float" office:value="52.3789" calcext:value-type="float">
            <text:p>52.3789</text:p>
          </table:table-cell>
          <table:table-cell table:style-name="ce6" office:value-type="float" office:value="1.00699" calcext:value-type="float">
            <text:p>1.00699</text:p>
          </table:table-cell>
          <table:table-cell table:style-name="ce6"/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96.964" calcext:value-type="float">
            <text:p>96.964</text:p>
          </table:table-cell>
          <table:table-cell table:style-name="ce6" office:value-type="float" office:value="96.9268" calcext:value-type="float">
            <text:p>96.9268</text:p>
          </table:table-cell>
          <table:table-cell table:style-name="ce6" office:value-type="float" office:value="1.00038" calcext:value-type="float">
            <text:p>1.00038</text:p>
          </table:table-cell>
          <table:table-cell table:style-name="ce6" table:number-columns-repeated="100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3.0223" calcext:value-type="float">
            <text:p>13.0223</text:p>
          </table:table-cell>
          <table:table-cell table:style-name="ce5" office:value-type="float" office:value="15.7441" calcext:value-type="float">
            <text:p>15.7441</text:p>
          </table:table-cell>
          <table:table-cell table:style-name="ce5" office:value-type="float" office:value="0.827124" calcext:value-type="float">
            <text:p>0.827124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38.4315" calcext:value-type="float">
            <text:p>38.4315</text:p>
          </table:table-cell>
          <table:table-cell table:style-name="ce5" office:value-type="float" office:value="119.026" calcext:value-type="float">
            <text:p>119.026</text:p>
          </table:table-cell>
          <table:table-cell table:style-name="ce5" office:value-type="float" office:value="0.322884" calcext:value-type="float">
            <text:p>0.322884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66.8993" calcext:value-type="float">
            <text:p>66.8993</text:p>
          </table:table-cell>
          <table:table-cell table:style-name="ce5" office:value-type="float" office:value="167.948" calcext:value-type="float">
            <text:p>167.948</text:p>
          </table:table-cell>
          <table:table-cell table:style-name="ce5" office:value-type="float" office:value="0.398334" calcext:value-type="float">
            <text:p>0.398334</text:p>
          </table:table-cell>
          <table:table-cell table:style-name="ce5" table:number-columns-repeated="1004"/>
        </table:table-row>
        <table:table-row table:style-name="ro2">
          <table:table-cell table:style-name="ce5" table:number-columns-repeated="14"/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80.2963" calcext:value-type="float">
            <text:p>80.2963</text:p>
          </table:table-cell>
          <table:table-cell table:style-name="ce5" office:value-type="float" office:value="125.089" calcext:value-type="float">
            <text:p>125.089</text:p>
          </table:table-cell>
          <table:table-cell table:style-name="ce5" office:value-type="float" office:value="0.641915" calcext:value-type="float">
            <text:p>0.641915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8.4232" calcext:value-type="float">
            <text:p>18.4232</text:p>
          </table:table-cell>
          <table:table-cell table:style-name="ce5" office:value-type="float" office:value="19.924" calcext:value-type="float">
            <text:p>19.924</text:p>
          </table:table-cell>
          <table:table-cell table:style-name="ce5" office:value-type="float" office:value="0.924669" calcext:value-type="float">
            <text:p>0.924669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1.1683" calcext:value-type="float">
            <text:p>51.1683</text:p>
          </table:table-cell>
          <table:table-cell table:style-name="ce5" office:value-type="float" office:value="55.7096" calcext:value-type="float">
            <text:p>55.7096</text:p>
          </table:table-cell>
          <table:table-cell table:style-name="ce5" office:value-type="float" office:value="0.918483" calcext:value-type="float">
            <text:p>0.918483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91.9494" calcext:value-type="float">
            <text:p>91.9494</text:p>
          </table:table-cell>
          <table:table-cell table:style-name="ce5" office:value-type="float" office:value="100.755" calcext:value-type="float">
            <text:p>100.755</text:p>
          </table:table-cell>
          <table:table-cell table:style-name="ce5" office:value-type="float" office:value="0.912606" calcext:value-type="float">
            <text:p>0.912606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3.8089" calcext:value-type="float">
            <text:p>23.8089</text:p>
          </table:table-cell>
          <table:table-cell table:style-name="ce5" office:value-type="float" office:value="24.7118" calcext:value-type="float">
            <text:p>24.7118</text:p>
          </table:table-cell>
          <table:table-cell table:style-name="ce5" office:value-type="float" office:value="0.963463" calcext:value-type="float">
            <text:p>0.963463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2.2303" calcext:value-type="float">
            <text:p>52.2303</text:p>
          </table:table-cell>
          <table:table-cell table:style-name="ce5" office:value-type="float" office:value="52.7961" calcext:value-type="float">
            <text:p>52.7961</text:p>
          </table:table-cell>
          <table:table-cell table:style-name="ce5" office:value-type="float" office:value="0.989284" calcext:value-type="float">
            <text:p>0.989284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96.4497" calcext:value-type="float">
            <text:p>96.4497</text:p>
          </table:table-cell>
          <table:table-cell table:style-name="ce5" office:value-type="float" office:value="96.8128" calcext:value-type="float">
            <text:p>96.8128</text:p>
          </table:table-cell>
          <table:table-cell table:style-name="ce5" office:value-type="float" office:value="0.99625" calcext:value-type="float">
            <text:p>0.99625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8.3861" calcext:value-type="float">
            <text:p>28.3861</text:p>
          </table:table-cell>
          <table:table-cell table:style-name="ce5" office:value-type="float" office:value="28.9031" calcext:value-type="float">
            <text:p>28.9031</text:p>
          </table:table-cell>
          <table:table-cell table:style-name="ce5" office:value-type="float" office:value="0.982112" calcext:value-type="float">
            <text:p>0.982112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2.6503" calcext:value-type="float">
            <text:p>52.6503</text:p>
          </table:table-cell>
          <table:table-cell table:style-name="ce5" office:value-type="float" office:value="52.3001" calcext:value-type="float">
            <text:p>52.3001</text:p>
          </table:table-cell>
          <table:table-cell table:style-name="ce5" office:value-type="float" office:value="1.0067" calcext:value-type="float">
            <text:p>1.0067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96.8537" calcext:value-type="float">
            <text:p>96.8537</text:p>
          </table:table-cell>
          <table:table-cell table:style-name="ce5" office:value-type="float" office:value="96.8284" calcext:value-type="float">
            <text:p>96.8284</text:p>
          </table:table-cell>
          <table:table-cell table:style-name="ce5" office:value-type="float" office:value="1.00026" calcext:value-type="float">
            <text:p>1.00026</text:p>
          </table:table-cell>
          <table:table-cell table:style-name="ce5" table:number-columns-repeated="1004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3.0329" calcext:value-type="float">
            <text:p>13.0329</text:p>
          </table:table-cell>
          <table:table-cell table:style-name="ce6" office:value-type="float" office:value="14.979" calcext:value-type="float">
            <text:p>14.979</text:p>
          </table:table-cell>
          <table:table-cell table:style-name="ce6" office:value-type="float" office:value="0.870075" calcext:value-type="float">
            <text:p>0.870075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39.27" calcext:value-type="float">
            <text:p>39.27</text:p>
          </table:table-cell>
          <table:table-cell table:style-name="ce6" office:value-type="float" office:value="104.811" calcext:value-type="float">
            <text:p>104.811</text:p>
          </table:table-cell>
          <table:table-cell table:style-name="ce6" office:value-type="float" office:value="0.374674" calcext:value-type="float">
            <text:p>0.374674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68.2142" calcext:value-type="float">
            <text:p>68.2142</text:p>
          </table:table-cell>
          <table:table-cell table:style-name="ce6" office:value-type="float" office:value="196.361" calcext:value-type="float">
            <text:p>196.361</text:p>
          </table:table-cell>
          <table:table-cell table:style-name="ce6" office:value-type="float" office:value="0.347392" calcext:value-type="float">
            <text:p>0.347392</text:p>
          </table:table-cell>
          <table:table-cell table:style-name="ce6" table:number-columns-repeated="1004"/>
        </table:table-row>
        <table:table-row table:style-name="ro2">
          <table:table-cell table:style-name="ce6" table:number-columns-repeated="14"/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82.2568" calcext:value-type="float">
            <text:p>82.2568</text:p>
          </table:table-cell>
          <table:table-cell table:style-name="ce6" office:value-type="float" office:value="121.244" calcext:value-type="float">
            <text:p>121.244</text:p>
          </table:table-cell>
          <table:table-cell table:style-name="ce6" office:value-type="float" office:value="0.67844" calcext:value-type="float">
            <text:p>0.67844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9.0578" calcext:value-type="float">
            <text:p>19.0578</text:p>
          </table:table-cell>
          <table:table-cell table:style-name="ce6" office:value-type="float" office:value="20.3586" calcext:value-type="float">
            <text:p>20.3586</text:p>
          </table:table-cell>
          <table:table-cell table:style-name="ce6" office:value-type="float" office:value="0.936106" calcext:value-type="float">
            <text:p>0.936106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51.9517" calcext:value-type="float">
            <text:p>51.9517</text:p>
          </table:table-cell>
          <table:table-cell table:style-name="ce6" office:value-type="float" office:value="54.2414" calcext:value-type="float">
            <text:p>54.2414</text:p>
          </table:table-cell>
          <table:table-cell table:style-name="ce6" office:value-type="float" office:value="0.957786" calcext:value-type="float">
            <text:p>0.957786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93.9141" calcext:value-type="float">
            <text:p>93.9141</text:p>
          </table:table-cell>
          <table:table-cell table:style-name="ce6" office:value-type="float" office:value="99.6379" calcext:value-type="float">
            <text:p>99.6379</text:p>
          </table:table-cell>
          <table:table-cell table:style-name="ce6" office:value-type="float" office:value="0.942554" calcext:value-type="float">
            <text:p>0.942554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4.2179" calcext:value-type="float">
            <text:p>24.2179</text:p>
          </table:table-cell>
          <table:table-cell table:style-name="ce6" office:value-type="float" office:value="24.9789" calcext:value-type="float">
            <text:p>24.9789</text:p>
          </table:table-cell>
          <table:table-cell table:style-name="ce6" office:value-type="float" office:value="0.969536" calcext:value-type="float">
            <text:p>0.969536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2.6324" calcext:value-type="float">
            <text:p>52.6324</text:p>
          </table:table-cell>
          <table:table-cell table:style-name="ce6" office:value-type="float" office:value="52.2352" calcext:value-type="float">
            <text:p>52.2352</text:p>
          </table:table-cell>
          <table:table-cell table:style-name="ce6" office:value-type="float" office:value="1.0076" calcext:value-type="float">
            <text:p>1.0076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96.6557" calcext:value-type="float">
            <text:p>96.6557</text:p>
          </table:table-cell>
          <table:table-cell table:style-name="ce6" office:value-type="float" office:value="96.7957" calcext:value-type="float">
            <text:p>96.7957</text:p>
          </table:table-cell>
          <table:table-cell table:style-name="ce6" office:value-type="float" office:value="0.998554" calcext:value-type="float">
            <text:p>0.998554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28.5092" calcext:value-type="float">
            <text:p>28.5092</text:p>
          </table:table-cell>
          <table:table-cell table:style-name="ce6" office:value-type="float" office:value="28.9063" calcext:value-type="float">
            <text:p>28.9063</text:p>
          </table:table-cell>
          <table:table-cell table:style-name="ce6" office:value-type="float" office:value="0.986263" calcext:value-type="float">
            <text:p>0.986263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2.7192" calcext:value-type="float">
            <text:p>52.7192</text:p>
          </table:table-cell>
          <table:table-cell table:style-name="ce6" office:value-type="float" office:value="52.2117" calcext:value-type="float">
            <text:p>52.2117</text:p>
          </table:table-cell>
          <table:table-cell table:style-name="ce6" office:value-type="float" office:value="1.00972" calcext:value-type="float">
            <text:p>1.00972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96.9838" calcext:value-type="float">
            <text:p>96.9838</text:p>
          </table:table-cell>
          <table:table-cell table:style-name="ce6" office:value-type="float" office:value="96.7302" calcext:value-type="float">
            <text:p>96.7302</text:p>
          </table:table-cell>
          <table:table-cell table:style-name="ce6" office:value-type="float" office:value="1.00262" calcext:value-type="float">
            <text:p>1.00262</text:p>
          </table:table-cell>
          <table:table-cell table:style-name="ce6" table:number-columns-repeated="100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3.75014" calcext:value-type="float">
            <text:p>3.75014</text:p>
          </table:table-cell>
          <table:table-cell table:style-name="ce9" office:value-type="float" office:value="507999000" calcext:value-type="float">
            <text:p>5.08E+08</text:p>
          </table:table-cell>
          <table:table-cell table:style-name="ce9" office:value-type="float" office:value="0.00000000738218" calcext:value-type="float">
            <text:p>7.38E-09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5.81862" calcext:value-type="float">
            <text:p>5.81862</text:p>
          </table:table-cell>
          <table:table-cell table:style-name="ce9" office:value-type="float" office:value="770839000" calcext:value-type="float">
            <text:p>7.71E+08</text:p>
          </table:table-cell>
          <table:table-cell table:style-name="ce9" office:value-type="float" office:value="0.00000000754842" calcext:value-type="float">
            <text:p>7.55E-09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10.5096" calcext:value-type="float">
            <text:p>10.5096</text:p>
          </table:table-cell>
          <table:table-cell table:style-name="ce9" office:value-type="float" office:value="1471010000" calcext:value-type="float">
            <text:p>1.47E+09</text:p>
          </table:table-cell>
          <table:table-cell table:style-name="ce9" office:value-type="float" office:value="0.00000000714449" calcext:value-type="float">
            <text:p>7.14E-09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3.0559" calcext:value-type="float">
            <text:p>13.0559</text:p>
          </table:table-cell>
          <table:table-cell table:style-name="ce5" office:value-type="float" office:value="14.7726" calcext:value-type="float">
            <text:p>14.7726</text:p>
          </table:table-cell>
          <table:table-cell table:style-name="ce5" office:value-type="float" office:value="0.883793" calcext:value-type="float">
            <text:p>0.883793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36.2899" calcext:value-type="float">
            <text:p>36.2899</text:p>
          </table:table-cell>
          <table:table-cell table:style-name="ce5" office:value-type="float" office:value="135.657" calcext:value-type="float">
            <text:p>135.657</text:p>
          </table:table-cell>
          <table:table-cell table:style-name="ce5" office:value-type="float" office:value="0.267513" calcext:value-type="float">
            <text:p>0.267513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61.3553" calcext:value-type="float">
            <text:p>61.3553</text:p>
          </table:table-cell>
          <table:table-cell table:style-name="ce5" office:value-type="float" office:value="198.249" calcext:value-type="float">
            <text:p>198.249</text:p>
          </table:table-cell>
          <table:table-cell table:style-name="ce5" office:value-type="float" office:value="0.309486" calcext:value-type="float">
            <text:p>0.309486</text:p>
          </table:table-cell>
          <table:table-cell table:style-name="ce5" table:number-columns-repeated="1004"/>
        </table:table-row>
        <table:table-row table:style-name="ro2">
          <table:table-cell table:style-name="ce5" table:number-columns-repeated="14"/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86.0967" calcext:value-type="float">
            <text:p>86.0967</text:p>
          </table:table-cell>
          <table:table-cell table:style-name="ce5" office:value-type="float" office:value="106.797" calcext:value-type="float">
            <text:p>106.797</text:p>
          </table:table-cell>
          <table:table-cell table:style-name="ce5" office:value-type="float" office:value="0.806169" calcext:value-type="float">
            <text:p>0.806169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8.9366" calcext:value-type="float">
            <text:p>18.9366</text:p>
          </table:table-cell>
          <table:table-cell table:style-name="ce5" office:value-type="float" office:value="20.1066" calcext:value-type="float">
            <text:p>20.1066</text:p>
          </table:table-cell>
          <table:table-cell table:style-name="ce5" office:value-type="float" office:value="0.941811" calcext:value-type="float">
            <text:p>0.941811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2.1346" calcext:value-type="float">
            <text:p>52.1346</text:p>
          </table:table-cell>
          <table:table-cell table:style-name="ce5" office:value-type="float" office:value="52.861" calcext:value-type="float">
            <text:p>52.861</text:p>
          </table:table-cell>
          <table:table-cell table:style-name="ce5" office:value-type="float" office:value="0.986257" calcext:value-type="float">
            <text:p>0.986257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93.6041" calcext:value-type="float">
            <text:p>93.6041</text:p>
          </table:table-cell>
          <table:table-cell table:style-name="ce5" office:value-type="float" office:value="98.3652" calcext:value-type="float">
            <text:p>98.3652</text:p>
          </table:table-cell>
          <table:table-cell table:style-name="ce5" office:value-type="float" office:value="0.951598" calcext:value-type="float">
            <text:p>0.951598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4.1818" calcext:value-type="float">
            <text:p>24.1818</text:p>
          </table:table-cell>
          <table:table-cell table:style-name="ce5" office:value-type="float" office:value="24.85" calcext:value-type="float">
            <text:p>24.85</text:p>
          </table:table-cell>
          <table:table-cell table:style-name="ce5" office:value-type="float" office:value="0.973111" calcext:value-type="float">
            <text:p>0.973111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2.6195" calcext:value-type="float">
            <text:p>52.6195</text:p>
          </table:table-cell>
          <table:table-cell table:style-name="ce5" office:value-type="float" office:value="52.1885" calcext:value-type="float">
            <text:p>52.1885</text:p>
          </table:table-cell>
          <table:table-cell table:style-name="ce5" office:value-type="float" office:value="1.00826" calcext:value-type="float">
            <text:p>1.00826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96.7539" calcext:value-type="float">
            <text:p>96.7539</text:p>
          </table:table-cell>
          <table:table-cell table:style-name="ce5" office:value-type="float" office:value="96.6603" calcext:value-type="float">
            <text:p>96.6603</text:p>
          </table:table-cell>
          <table:table-cell table:style-name="ce5" office:value-type="float" office:value="1.00097" calcext:value-type="float">
            <text:p>1.00097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8.3438" calcext:value-type="float">
            <text:p>28.3438</text:p>
          </table:table-cell>
          <table:table-cell table:style-name="ce5" office:value-type="float" office:value="28.7118" calcext:value-type="float">
            <text:p>28.7118</text:p>
          </table:table-cell>
          <table:table-cell table:style-name="ce5" office:value-type="float" office:value="0.987183" calcext:value-type="float">
            <text:p>0.987183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2.6651" calcext:value-type="float">
            <text:p>52.6651</text:p>
          </table:table-cell>
          <table:table-cell table:style-name="ce5" office:value-type="float" office:value="52.1666" calcext:value-type="float">
            <text:p>52.1666</text:p>
          </table:table-cell>
          <table:table-cell table:style-name="ce5" office:value-type="float" office:value="1.00956" calcext:value-type="float">
            <text:p>1.00956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96.9452" calcext:value-type="float">
            <text:p>96.9452</text:p>
          </table:table-cell>
          <table:table-cell table:style-name="ce5" office:value-type="float" office:value="96.7" calcext:value-type="float">
            <text:p>96.7</text:p>
          </table:table-cell>
          <table:table-cell table:style-name="ce5" office:value-type="float" office:value="1.00253" calcext:value-type="float">
            <text:p>1.00253</text:p>
          </table:table-cell>
          <table:table-cell table:style-name="ce5" table:number-columns-repeated="1004"/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2.5406" calcext:value-type="float">
            <text:p>52.5406</text:p>
          </table:table-cell>
          <table:table-cell office:value-type="float" office:value="57.6935" calcext:value-type="float">
            <text:p>57.6935</text:p>
          </table:table-cell>
          <table:table-cell office:value-type="float" office:value="0.910684" calcext:value-type="float">
            <text:p>0.9106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97.0238" calcext:value-type="float">
            <text:p>97.0238</text:p>
          </table:table-cell>
          <table:table-cell office:value-type="float" office:value="105.88" calcext:value-type="float">
            <text:p>105.88</text:p>
          </table:table-cell>
          <table:table-cell office:value-type="float" office:value="0.916354" calcext:value-type="float">
            <text:p>0.916354</text:p>
          </table:table-cell>
          <table:table-cell table:number-columns-repeated="1004"/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2.5156" calcext:value-type="float">
            <text:p>52.5156</text:p>
          </table:table-cell>
          <table:table-cell office:value-type="float" office:value="54.5566" calcext:value-type="float">
            <text:p>54.5566</text:p>
          </table:table-cell>
          <table:table-cell office:value-type="float" office:value="0.962588" calcext:value-type="float">
            <text:p>0.962588</text:p>
          </table:table-cell>
          <table:table-cell table:number-columns-repeated="10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7.9314" calcext:value-type="float">
            <text:p>27.9314</text:p>
          </table:table-cell>
          <table:table-cell office:value-type="float" office:value="29.5949" calcext:value-type="float">
            <text:p>29.5949</text:p>
          </table:table-cell>
          <table:table-cell office:value-type="float" office:value="0.94379" calcext:value-type="float">
            <text:p>0.943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2.5156" calcext:value-type="float">
            <text:p>52.5156</text:p>
          </table:table-cell>
          <table:table-cell office:value-type="float" office:value="54.5612" calcext:value-type="float">
            <text:p>54.5612</text:p>
          </table:table-cell>
          <table:table-cell office:value-type="float" office:value="0.962509" calcext:value-type="float">
            <text:p>0.9625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96.9825" calcext:value-type="float">
            <text:p>96.9825</text:p>
          </table:table-cell>
          <table:table-cell office:value-type="float" office:value="99.5202" calcext:value-type="float">
            <text:p>99.5202</text:p>
          </table:table-cell>
          <table:table-cell office:value-type="float" office:value="0.974501" calcext:value-type="float">
            <text:p>0.974501</text:p>
          </table:table-cell>
          <table:table-cell table:number-columns-repeated="1004"/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2.5163" calcext:value-type="float">
            <text:p>52.5163</text:p>
          </table:table-cell>
          <table:table-cell office:value-type="float" office:value="54.5681" calcext:value-type="float">
            <text:p>54.5681</text:p>
          </table:table-cell>
          <table:table-cell office:value-type="float" office:value="0.962401" calcext:value-type="float">
            <text:p>0.9624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6.9841" calcext:value-type="float">
            <text:p>96.9841</text:p>
          </table:table-cell>
          <table:table-cell office:value-type="float" office:value="99.5485" calcext:value-type="float">
            <text:p>99.5485</text:p>
          </table:table-cell>
          <table:table-cell office:value-type="float" office:value="0.97424" calcext:value-type="float">
            <text:p>0.97424</text:p>
          </table:table-cell>
          <table:table-cell table:number-columns-repeated="1004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1.7223" calcext:value-type="float">
            <text:p>21.7223</text:p>
          </table:table-cell>
          <table:table-cell table:style-name="ce6" office:value-type="float" office:value="26.3627" calcext:value-type="float">
            <text:p>26.3627</text:p>
          </table:table-cell>
          <table:table-cell table:style-name="ce6" office:value-type="float" office:value="0.82398" calcext:value-type="float">
            <text:p>0.82398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52.4919" calcext:value-type="float">
            <text:p>52.4919</text:p>
          </table:table-cell>
          <table:table-cell table:style-name="ce6" office:value-type="float" office:value="53.3674" calcext:value-type="float">
            <text:p>53.3674</text:p>
          </table:table-cell>
          <table:table-cell table:style-name="ce6" office:value-type="float" office:value="0.983595" calcext:value-type="float">
            <text:p>0.983595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91.4725" calcext:value-type="float">
            <text:p>91.4725</text:p>
          </table:table-cell>
          <table:table-cell table:style-name="ce6" office:value-type="float" office:value="114.786" calcext:value-type="float">
            <text:p>114.786</text:p>
          </table:table-cell>
          <table:table-cell table:style-name="ce6" office:value-type="float" office:value="0.796898" calcext:value-type="float">
            <text:p>0.796898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6.7789" calcext:value-type="float">
            <text:p>26.7789</text:p>
          </table:table-cell>
          <table:table-cell table:style-name="ce6" office:value-type="float" office:value="28.8808" calcext:value-type="float">
            <text:p>28.8808</text:p>
          </table:table-cell>
          <table:table-cell table:style-name="ce6" office:value-type="float" office:value="0.927219" calcext:value-type="float">
            <text:p>0.927219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2.493" calcext:value-type="float">
            <text:p>52.493</text:p>
          </table:table-cell>
          <table:table-cell table:style-name="ce6" office:value-type="float" office:value="53.37" calcext:value-type="float">
            <text:p>53.37</text:p>
          </table:table-cell>
          <table:table-cell table:style-name="ce6" office:value-type="float" office:value="0.983567" calcext:value-type="float">
            <text:p>0.983567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96.9594" calcext:value-type="float">
            <text:p>96.9594</text:p>
          </table:table-cell>
          <table:table-cell table:style-name="ce6" office:value-type="float" office:value="97.9303" calcext:value-type="float">
            <text:p>97.9303</text:p>
          </table:table-cell>
          <table:table-cell table:style-name="ce6" office:value-type="float" office:value="0.990085" calcext:value-type="float">
            <text:p>0.990085</text:p>
          </table:table-cell>
          <table:table-cell table:style-name="ce6" table:number-columns-repeated="1004"/>
        </table:table-row>
        <table:table-row table:style-name="ro2">
          <table:table-cell table:style-name="ce6" table:number-columns-repeated="7"/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2.4998" calcext:value-type="float">
            <text:p>52.4998</text:p>
          </table:table-cell>
          <table:table-cell table:style-name="ce6" office:value-type="float" office:value="53.3863" calcext:value-type="float">
            <text:p>53.3863</text:p>
          </table:table-cell>
          <table:table-cell table:style-name="ce6" office:value-type="float" office:value="0.983394" calcext:value-type="float">
            <text:p>0.983394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96.9632" calcext:value-type="float">
            <text:p>96.9632</text:p>
          </table:table-cell>
          <table:table-cell table:style-name="ce6" office:value-type="float" office:value="97.948" calcext:value-type="float">
            <text:p>97.948</text:p>
          </table:table-cell>
          <table:table-cell table:style-name="ce6" office:value-type="float" office:value="0.989946" calcext:value-type="float">
            <text:p>0.989946</text:p>
          </table:table-cell>
          <table:table-cell table:style-name="ce6" table:number-columns-repeated="100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9.71726" calcext:value-type="float">
            <text:p>9.71726</text:p>
          </table:table-cell>
          <table:table-cell table:style-name="ce5" office:value-type="float" office:value="16.1729" calcext:value-type="float">
            <text:p>16.1729</text:p>
          </table:table-cell>
          <table:table-cell table:style-name="ce5" office:value-type="float" office:value="0.600834" calcext:value-type="float">
            <text:p>0.600834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31.7568" calcext:value-type="float">
            <text:p>31.7568</text:p>
          </table:table-cell>
          <table:table-cell table:style-name="ce5" office:value-type="float" office:value="1148.85" calcext:value-type="float">
            <text:p>1148.85</text:p>
          </table:table-cell>
          <table:table-cell table:style-name="ce5" office:value-type="float" office:value="0.0276421" calcext:value-type="float">
            <text:p>0.0276421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44.1006" calcext:value-type="float">
            <text:p>44.1006</text:p>
          </table:table-cell>
          <table:table-cell table:style-name="ce9" office:value-type="float" office:value="544625000" calcext:value-type="float">
            <text:p>5.45E+08</text:p>
          </table:table-cell>
          <table:table-cell table:style-name="ce9" office:value-type="float" office:value="0.0000000809742" calcext:value-type="float">
            <text:p>8.10E-08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9.8931" calcext:value-type="float">
            <text:p>19.8931</text:p>
          </table:table-cell>
          <table:table-cell table:style-name="ce5" office:value-type="float" office:value="24.0911" calcext:value-type="float">
            <text:p>24.0911</text:p>
          </table:table-cell>
          <table:table-cell table:style-name="ce5" office:value-type="float" office:value="0.825742" calcext:value-type="float">
            <text:p>0.825742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2.4677" calcext:value-type="float">
            <text:p>52.4677</text:p>
          </table:table-cell>
          <table:table-cell table:style-name="ce5" office:value-type="float" office:value="52.8226" calcext:value-type="float">
            <text:p>52.8226</text:p>
          </table:table-cell>
          <table:table-cell table:style-name="ce5" office:value-type="float" office:value="0.993281" calcext:value-type="float">
            <text:p>0.993281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87.2731" calcext:value-type="float">
            <text:p>87.2731</text:p>
          </table:table-cell>
          <table:table-cell table:style-name="ce5" office:value-type="float" office:value="116.901" calcext:value-type="float">
            <text:p>116.901</text:p>
          </table:table-cell>
          <table:table-cell table:style-name="ce5" office:value-type="float" office:value="0.746557" calcext:value-type="float">
            <text:p>0.746557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3.8165" calcext:value-type="float">
            <text:p>23.8165</text:p>
          </table:table-cell>
          <table:table-cell table:style-name="ce5" office:value-type="float" office:value="25.7018" calcext:value-type="float">
            <text:p>25.7018</text:p>
          </table:table-cell>
          <table:table-cell table:style-name="ce5" office:value-type="float" office:value="0.926646" calcext:value-type="float">
            <text:p>0.926646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2.4814" calcext:value-type="float">
            <text:p>52.4814</text:p>
          </table:table-cell>
          <table:table-cell table:style-name="ce5" office:value-type="float" office:value="52.8247" calcext:value-type="float">
            <text:p>52.8247</text:p>
          </table:table-cell>
          <table:table-cell table:style-name="ce5" office:value-type="float" office:value="0.993502" calcext:value-type="float">
            <text:p>0.993502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95.076" calcext:value-type="float">
            <text:p>95.076</text:p>
          </table:table-cell>
          <table:table-cell table:style-name="ce5" office:value-type="float" office:value="101.118" calcext:value-type="float">
            <text:p>101.118</text:p>
          </table:table-cell>
          <table:table-cell table:style-name="ce5" office:value-type="float" office:value="0.940247" calcext:value-type="float">
            <text:p>0.940247</text:p>
          </table:table-cell>
          <table:table-cell table:style-name="ce5" table:number-columns-repeated="1004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4.1913" calcext:value-type="float">
            <text:p>14.1913</text:p>
          </table:table-cell>
          <table:table-cell table:style-name="ce6" office:value-type="float" office:value="18.5367" calcext:value-type="float">
            <text:p>18.5367</text:p>
          </table:table-cell>
          <table:table-cell table:style-name="ce6" office:value-type="float" office:value="0.765581" calcext:value-type="float">
            <text:p>0.765581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33.0459" calcext:value-type="float">
            <text:p>33.0459</text:p>
          </table:table-cell>
          <table:table-cell table:style-name="ce6" office:value-type="float" office:value="268.728" calcext:value-type="float">
            <text:p>268.728</text:p>
          </table:table-cell>
          <table:table-cell table:style-name="ce6" office:value-type="float" office:value="0.122972" calcext:value-type="float">
            <text:p>0.122972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52.4938" calcext:value-type="float">
            <text:p>52.4938</text:p>
          </table:table-cell>
          <table:table-cell table:style-name="ce6" office:value-type="float" office:value="340.784" calcext:value-type="float">
            <text:p>340.784</text:p>
          </table:table-cell>
          <table:table-cell table:style-name="ce6" office:value-type="float" office:value="0.154038" calcext:value-type="float">
            <text:p>0.154038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9.3876" calcext:value-type="float">
            <text:p>19.3876</text:p>
          </table:table-cell>
          <table:table-cell table:style-name="ce6" office:value-type="float" office:value="21.7865" calcext:value-type="float">
            <text:p>21.7865</text:p>
          </table:table-cell>
          <table:table-cell table:style-name="ce6" office:value-type="float" office:value="0.889892" calcext:value-type="float">
            <text:p>0.889892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52.4577" calcext:value-type="float">
            <text:p>52.4577</text:p>
          </table:table-cell>
          <table:table-cell table:style-name="ce6" office:value-type="float" office:value="52.5285" calcext:value-type="float">
            <text:p>52.5285</text:p>
          </table:table-cell>
          <table:table-cell table:style-name="ce6" office:value-type="float" office:value="0.998651" calcext:value-type="float">
            <text:p>0.998651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94.0429" calcext:value-type="float">
            <text:p>94.0429</text:p>
          </table:table-cell>
          <table:table-cell table:style-name="ce6" office:value-type="float" office:value="102.233" calcext:value-type="float">
            <text:p>102.233</text:p>
          </table:table-cell>
          <table:table-cell table:style-name="ce6" office:value-type="float" office:value="0.919885" calcext:value-type="float">
            <text:p>0.919885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3.8156" calcext:value-type="float">
            <text:p>23.8156</text:p>
          </table:table-cell>
          <table:table-cell table:style-name="ce6" office:value-type="float" office:value="25.3305" calcext:value-type="float">
            <text:p>25.3305</text:p>
          </table:table-cell>
          <table:table-cell table:style-name="ce6" office:value-type="float" office:value="0.940193" calcext:value-type="float">
            <text:p>0.940193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2.4681" calcext:value-type="float">
            <text:p>52.4681</text:p>
          </table:table-cell>
          <table:table-cell table:style-name="ce6" office:value-type="float" office:value="52.5311" calcext:value-type="float">
            <text:p>52.5311</text:p>
          </table:table-cell>
          <table:table-cell table:style-name="ce6" office:value-type="float" office:value="0.998802" calcext:value-type="float">
            <text:p>0.998802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95.9998" calcext:value-type="float">
            <text:p>95.9998</text:p>
          </table:table-cell>
          <table:table-cell table:style-name="ce6" office:value-type="float" office:value="99.4169" calcext:value-type="float">
            <text:p>99.4169</text:p>
          </table:table-cell>
          <table:table-cell table:style-name="ce6" office:value-type="float" office:value="0.965629" calcext:value-type="float">
            <text:p>0.965629</text:p>
          </table:table-cell>
          <table:table-cell table:style-name="ce6" table:number-columns-repeated="100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2.9141" calcext:value-type="float">
            <text:p>12.9141</text:p>
          </table:table-cell>
          <table:table-cell table:style-name="ce5" office:value-type="float" office:value="17.6165" calcext:value-type="float">
            <text:p>17.6165</text:p>
          </table:table-cell>
          <table:table-cell table:style-name="ce5" office:value-type="float" office:value="0.733065" calcext:value-type="float">
            <text:p>0.733065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34.8652" calcext:value-type="float">
            <text:p>34.8652</text:p>
          </table:table-cell>
          <table:table-cell table:style-name="ce5" office:value-type="float" office:value="106.179" calcext:value-type="float">
            <text:p>106.179</text:p>
          </table:table-cell>
          <table:table-cell table:style-name="ce5" office:value-type="float" office:value="0.328361" calcext:value-type="float">
            <text:p>0.328361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57.4595" calcext:value-type="float">
            <text:p>57.4595</text:p>
          </table:table-cell>
          <table:table-cell table:style-name="ce5" office:value-type="float" office:value="136.085" calcext:value-type="float">
            <text:p>136.085</text:p>
          </table:table-cell>
          <table:table-cell table:style-name="ce5" office:value-type="float" office:value="0.422233" calcext:value-type="float">
            <text:p>0.422233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7.8057" calcext:value-type="float">
            <text:p>17.8057</text:p>
          </table:table-cell>
          <table:table-cell table:style-name="ce5" office:value-type="float" office:value="20.3377" calcext:value-type="float">
            <text:p>20.3377</text:p>
          </table:table-cell>
          <table:table-cell table:style-name="ce5" office:value-type="float" office:value="0.875505" calcext:value-type="float">
            <text:p>0.875505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2.4441" calcext:value-type="float">
            <text:p>52.4441</text:p>
          </table:table-cell>
          <table:table-cell table:style-name="ce5" office:value-type="float" office:value="52.3608" calcext:value-type="float">
            <text:p>52.3608</text:p>
          </table:table-cell>
          <table:table-cell table:style-name="ce5" office:value-type="float" office:value="1.00159" calcext:value-type="float">
            <text:p>1.00159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92.2111" calcext:value-type="float">
            <text:p>92.2111</text:p>
          </table:table-cell>
          <table:table-cell table:style-name="ce5" office:value-type="float" office:value="107.213" calcext:value-type="float">
            <text:p>107.213</text:p>
          </table:table-cell>
          <table:table-cell table:style-name="ce5" office:value-type="float" office:value="0.86007" calcext:value-type="float">
            <text:p>0.86007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3.3041" calcext:value-type="float">
            <text:p>23.3041</text:p>
          </table:table-cell>
          <table:table-cell table:style-name="ce5" office:value-type="float" office:value="24.3601" calcext:value-type="float">
            <text:p>24.3601</text:p>
          </table:table-cell>
          <table:table-cell table:style-name="ce5" office:value-type="float" office:value="0.956654" calcext:value-type="float">
            <text:p>0.956654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2.4524" calcext:value-type="float">
            <text:p>52.4524</text:p>
          </table:table-cell>
          <table:table-cell table:style-name="ce5" office:value-type="float" office:value="52.3563" calcext:value-type="float">
            <text:p>52.3563</text:p>
          </table:table-cell>
          <table:table-cell table:style-name="ce5" office:value-type="float" office:value="1.00184" calcext:value-type="float">
            <text:p>1.00184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96.1976" calcext:value-type="float">
            <text:p>96.1976</text:p>
          </table:table-cell>
          <table:table-cell table:style-name="ce5" office:value-type="float" office:value="97.2679" calcext:value-type="float">
            <text:p>97.2679</text:p>
          </table:table-cell>
          <table:table-cell table:style-name="ce5" office:value-type="float" office:value="0.988997" calcext:value-type="float">
            <text:p>0.988997</text:p>
          </table:table-cell>
          <table:table-cell table:style-name="ce5" table:number-columns-repeated="1004"/>
        </table:table-row>
        <table:table-row table:style-name="ro2"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13.2573" calcext:value-type="float">
            <text:p>13.2573</text:p>
          </table:table-cell>
          <table:table-cell table:style-name="ce7" office:value-type="float" office:value="15.3822" calcext:value-type="float">
            <text:p>15.3822</text:p>
          </table:table-cell>
          <table:table-cell table:style-name="ce7" office:value-type="float" office:value="0.861854" calcext:value-type="float">
            <text:p>0.861854</text:p>
          </table:table-cell>
          <table:table-cell table:style-name="ce7"/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44.7119" calcext:value-type="float">
            <text:p>44.7119</text:p>
          </table:table-cell>
          <table:table-cell table:style-name="ce7" office:value-type="float" office:value="72.2357" calcext:value-type="float">
            <text:p>72.2357</text:p>
          </table:table-cell>
          <table:table-cell table:style-name="ce7" office:value-type="float" office:value="0.618973" calcext:value-type="float">
            <text:p>0.618973</text:p>
          </table:table-cell>
          <table:table-cell table:style-name="ce7"/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69.9747" calcext:value-type="float">
            <text:p>69.9747</text:p>
          </table:table-cell>
          <table:table-cell table:style-name="ce7" office:value-type="float" office:value="94.3134" calcext:value-type="float">
            <text:p>94.3134</text:p>
          </table:table-cell>
          <table:table-cell table:style-name="ce7" office:value-type="float" office:value="0.741938" calcext:value-type="float">
            <text:p>0.741938</text:p>
          </table:table-cell>
          <table:table-cell table:style-name="ce7" table:number-columns-repeated="1004"/>
        </table:table-row>
        <table:table-row table:style-name="ro2"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18.5345" calcext:value-type="float">
            <text:p>18.5345</text:p>
          </table:table-cell>
          <table:table-cell table:style-name="ce7" office:value-type="float" office:value="19.8603" calcext:value-type="float">
            <text:p>19.8603</text:p>
          </table:table-cell>
          <table:table-cell table:style-name="ce7" office:value-type="float" office:value="0.933243" calcext:value-type="float">
            <text:p>0.933243</text:p>
          </table:table-cell>
          <table:table-cell table:style-name="ce7"/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52.43" calcext:value-type="float">
            <text:p>52.43</text:p>
          </table:table-cell>
          <table:table-cell table:style-name="ce7" office:value-type="float" office:value="52.2532" calcext:value-type="float">
            <text:p>52.2532</text:p>
          </table:table-cell>
          <table:table-cell table:style-name="ce7" office:value-type="float" office:value="1.00338" calcext:value-type="float">
            <text:p>1.00338</text:p>
          </table:table-cell>
          <table:table-cell table:style-name="ce7"/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93.41" calcext:value-type="float">
            <text:p>93.41</text:p>
          </table:table-cell>
          <table:table-cell table:style-name="ce7" office:value-type="float" office:value="99.5267" calcext:value-type="float">
            <text:p>99.5267</text:p>
          </table:table-cell>
          <table:table-cell table:style-name="ce7" office:value-type="float" office:value="0.938542" calcext:value-type="float">
            <text:p>0.938542</text:p>
          </table:table-cell>
          <table:table-cell table:style-name="ce7" table:number-columns-repeated="1004"/>
        </table:table-row>
        <table:table-row table:style-name="ro2"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23.8903" calcext:value-type="float">
            <text:p>23.8903</text:p>
          </table:table-cell>
          <table:table-cell table:style-name="ce7" office:value-type="float" office:value="24.7044" calcext:value-type="float">
            <text:p>24.7044</text:p>
          </table:table-cell>
          <table:table-cell table:style-name="ce7" office:value-type="float" office:value="0.967047" calcext:value-type="float">
            <text:p>0.967047</text:p>
          </table:table-cell>
          <table:table-cell table:style-name="ce7"/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52.4266" calcext:value-type="float">
            <text:p>52.4266</text:p>
          </table:table-cell>
          <table:table-cell table:style-name="ce7" office:value-type="float" office:value="52.251" calcext:value-type="float">
            <text:p>52.251</text:p>
          </table:table-cell>
          <table:table-cell table:style-name="ce7" office:value-type="float" office:value="1.00336" calcext:value-type="float">
            <text:p>1.00336</text:p>
          </table:table-cell>
          <table:table-cell table:style-name="ce7"/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96.1124" calcext:value-type="float">
            <text:p>96.1124</text:p>
          </table:table-cell>
          <table:table-cell table:style-name="ce7" office:value-type="float" office:value="96.8307" calcext:value-type="float">
            <text:p>96.8307</text:p>
          </table:table-cell>
          <table:table-cell table:style-name="ce7" office:value-type="float" office:value="0.992583" calcext:value-type="float">
            <text:p>0.992583</text:p>
          </table:table-cell>
          <table:table-cell table:style-name="ce7" table:number-columns-repeated="1004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3.1613" calcext:value-type="float">
            <text:p>13.1613</text:p>
          </table:table-cell>
          <table:table-cell table:style-name="ce6" office:value-type="float" office:value="14.7426" calcext:value-type="float">
            <text:p>14.7426</text:p>
          </table:table-cell>
          <table:table-cell table:style-name="ce6" office:value-type="float" office:value="0.892735" calcext:value-type="float">
            <text:p>0.892735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45.3203" calcext:value-type="float">
            <text:p>45.3203</text:p>
          </table:table-cell>
          <table:table-cell table:style-name="ce6" office:value-type="float" office:value="70.5444" calcext:value-type="float">
            <text:p>70.5444</text:p>
          </table:table-cell>
          <table:table-cell table:style-name="ce6" office:value-type="float" office:value="0.642437" calcext:value-type="float">
            <text:p>0.642437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75.6936" calcext:value-type="float">
            <text:p>75.6936</text:p>
          </table:table-cell>
          <table:table-cell table:style-name="ce6" office:value-type="float" office:value="116.261" calcext:value-type="float">
            <text:p>116.261</text:p>
          </table:table-cell>
          <table:table-cell table:style-name="ce6" office:value-type="float" office:value="0.651064" calcext:value-type="float">
            <text:p>0.651064</text:p>
          </table:table-cell>
          <table:table-cell table:style-name="ce6" table:number-columns-repeated="1004"/>
        </table:table-row>
        <table:table-row table:style-name="ro2">
          <table:table-cell table:style-name="ce6" table:number-columns-repeated="14"/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87.0732" calcext:value-type="float">
            <text:p>87.0732</text:p>
          </table:table-cell>
          <table:table-cell table:style-name="ce6" office:value-type="float" office:value="104.887" calcext:value-type="float">
            <text:p>104.887</text:p>
          </table:table-cell>
          <table:table-cell table:style-name="ce6" office:value-type="float" office:value="0.83016" calcext:value-type="float">
            <text:p>0.83016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9.1866" calcext:value-type="float">
            <text:p>19.1866</text:p>
          </table:table-cell>
          <table:table-cell table:style-name="ce6" office:value-type="float" office:value="20.3116" calcext:value-type="float">
            <text:p>20.3116</text:p>
          </table:table-cell>
          <table:table-cell table:style-name="ce6" office:value-type="float" office:value="0.944611" calcext:value-type="float">
            <text:p>0.944611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52.4153" calcext:value-type="float">
            <text:p>52.4153</text:p>
          </table:table-cell>
          <table:table-cell table:style-name="ce6" office:value-type="float" office:value="52.1814" calcext:value-type="float">
            <text:p>52.1814</text:p>
          </table:table-cell>
          <table:table-cell table:style-name="ce6" office:value-type="float" office:value="1.00448" calcext:value-type="float">
            <text:p>1.00448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95.028" calcext:value-type="float">
            <text:p>95.028</text:p>
          </table:table-cell>
          <table:table-cell table:style-name="ce6" office:value-type="float" office:value="98.5841" calcext:value-type="float">
            <text:p>98.5841</text:p>
          </table:table-cell>
          <table:table-cell table:style-name="ce6" office:value-type="float" office:value="0.963928" calcext:value-type="float">
            <text:p>0.963928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4.3269" calcext:value-type="float">
            <text:p>24.3269</text:p>
          </table:table-cell>
          <table:table-cell table:style-name="ce6" office:value-type="float" office:value="24.9722" calcext:value-type="float">
            <text:p>24.9722</text:p>
          </table:table-cell>
          <table:table-cell table:style-name="ce6" office:value-type="float" office:value="0.974157" calcext:value-type="float">
            <text:p>0.974157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2.4296" calcext:value-type="float">
            <text:p>52.4296</text:p>
          </table:table-cell>
          <table:table-cell table:style-name="ce6" office:value-type="float" office:value="52.1755" calcext:value-type="float">
            <text:p>52.1755</text:p>
          </table:table-cell>
          <table:table-cell table:style-name="ce6" office:value-type="float" office:value="1.00487" calcext:value-type="float">
            <text:p>1.00487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96.8847" calcext:value-type="float">
            <text:p>96.8847</text:p>
          </table:table-cell>
          <table:table-cell table:style-name="ce6" office:value-type="float" office:value="96.6367" calcext:value-type="float">
            <text:p>96.6367</text:p>
          </table:table-cell>
          <table:table-cell table:style-name="ce6" office:value-type="float" office:value="1.00257" calcext:value-type="float">
            <text:p>1.00257</text:p>
          </table:table-cell>
          <table:table-cell table:style-name="ce6" table:number-columns-repeated="100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3.89051" calcext:value-type="float">
            <text:p>3.89051</text:p>
          </table:table-cell>
          <table:table-cell table:style-name="ce9" office:value-type="float" office:value="485895000" calcext:value-type="float">
            <text:p>4.86E+08</text:p>
          </table:table-cell>
          <table:table-cell table:style-name="ce9" office:value-type="float" office:value="0.00000000800689" calcext:value-type="float">
            <text:p>8.01E-09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6.34472" calcext:value-type="float">
            <text:p>6.34472</text:p>
          </table:table-cell>
          <table:table-cell table:style-name="ce9" office:value-type="float" office:value="802538000" calcext:value-type="float">
            <text:p>8.03E+08</text:p>
          </table:table-cell>
          <table:table-cell table:style-name="ce9" office:value-type="float" office:value="0.00000000790582" calcext:value-type="float">
            <text:p>7.91E-09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11.2904" calcext:value-type="float">
            <text:p>11.2904</text:p>
          </table:table-cell>
          <table:table-cell table:style-name="ce9" office:value-type="float" office:value="1344210000" calcext:value-type="float">
            <text:p>1.34E+09</text:p>
          </table:table-cell>
          <table:table-cell table:style-name="ce9" office:value-type="float" office:value="0.00000000839928" calcext:value-type="float">
            <text:p>8.40E-09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3.1715" calcext:value-type="float">
            <text:p>13.1715</text:p>
          </table:table-cell>
          <table:table-cell table:style-name="ce5" office:value-type="float" office:value="14.5312" calcext:value-type="float">
            <text:p>14.5312</text:p>
          </table:table-cell>
          <table:table-cell table:style-name="ce5" office:value-type="float" office:value="0.906429" calcext:value-type="float">
            <text:p>0.906429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43.9686" calcext:value-type="float">
            <text:p>43.9686</text:p>
          </table:table-cell>
          <table:table-cell table:style-name="ce5" office:value-type="float" office:value="80.5025" calcext:value-type="float">
            <text:p>80.5025</text:p>
          </table:table-cell>
          <table:table-cell table:style-name="ce5" office:value-type="float" office:value="0.546176" calcext:value-type="float">
            <text:p>0.546176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72.495" calcext:value-type="float">
            <text:p>72.495</text:p>
          </table:table-cell>
          <table:table-cell table:style-name="ce5" office:value-type="float" office:value="116.901" calcext:value-type="float">
            <text:p>116.901</text:p>
          </table:table-cell>
          <table:table-cell table:style-name="ce5" office:value-type="float" office:value="0.620143" calcext:value-type="float">
            <text:p>0.620143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9.0738" calcext:value-type="float">
            <text:p>19.0738</text:p>
          </table:table-cell>
          <table:table-cell table:style-name="ce5" office:value-type="float" office:value="20.0382" calcext:value-type="float">
            <text:p>20.0382</text:p>
          </table:table-cell>
          <table:table-cell table:style-name="ce5" office:value-type="float" office:value="0.951872" calcext:value-type="float">
            <text:p>0.951872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1.9139" calcext:value-type="float">
            <text:p>51.9139</text:p>
          </table:table-cell>
          <table:table-cell table:style-name="ce5" office:value-type="float" office:value="52.6927" calcext:value-type="float">
            <text:p>52.6927</text:p>
          </table:table-cell>
          <table:table-cell table:style-name="ce5" office:value-type="float" office:value="0.98522" calcext:value-type="float">
            <text:p>0.98522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96.5265" calcext:value-type="float">
            <text:p>96.5265</text:p>
          </table:table-cell>
          <table:table-cell table:style-name="ce5" office:value-type="float" office:value="96.7729" calcext:value-type="float">
            <text:p>96.7729</text:p>
          </table:table-cell>
          <table:table-cell table:style-name="ce5" office:value-type="float" office:value="0.997454" calcext:value-type="float">
            <text:p>0.997454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4.2873" calcext:value-type="float">
            <text:p>24.2873</text:p>
          </table:table-cell>
          <table:table-cell table:style-name="ce5" office:value-type="float" office:value="24.8403" calcext:value-type="float">
            <text:p>24.8403</text:p>
          </table:table-cell>
          <table:table-cell table:style-name="ce5" office:value-type="float" office:value="0.977738" calcext:value-type="float">
            <text:p>0.977738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2.4049" calcext:value-type="float">
            <text:p>52.4049</text:p>
          </table:table-cell>
          <table:table-cell table:style-name="ce5" office:value-type="float" office:value="52.1304" calcext:value-type="float">
            <text:p>52.1304</text:p>
          </table:table-cell>
          <table:table-cell table:style-name="ce5" office:value-type="float" office:value="1.00527" calcext:value-type="float">
            <text:p>1.00527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96.8761" calcext:value-type="float">
            <text:p>96.8761</text:p>
          </table:table-cell>
          <table:table-cell table:style-name="ce5" office:value-type="float" office:value="96.5862" calcext:value-type="float">
            <text:p>96.5862</text:p>
          </table:table-cell>
          <table:table-cell table:style-name="ce5" office:value-type="float" office:value="1.003" calcext:value-type="float">
            <text:p>1.003</text:p>
          </table:table-cell>
          <table:table-cell table:style-name="ce5" table:number-columns-repeated="1004"/>
        </table:table-row>
        <table:table-row table:style-name="ro2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2.4838" calcext:value-type="float">
            <text:p>52.4838</text:p>
          </table:table-cell>
          <table:table-cell office:value-type="float" office:value="57.7093" calcext:value-type="float">
            <text:p>57.7093</text:p>
          </table:table-cell>
          <table:table-cell office:value-type="float" office:value="0.909451" calcext:value-type="float">
            <text:p>0.9094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96.9624" calcext:value-type="float">
            <text:p>96.9624</text:p>
          </table:table-cell>
          <table:table-cell office:value-type="float" office:value="105.94" calcext:value-type="float">
            <text:p>105.94</text:p>
          </table:table-cell>
          <table:table-cell office:value-type="float" office:value="0.915262" calcext:value-type="float">
            <text:p>0.915262</text:p>
          </table:table-cell>
          <table:table-cell table:style-name="Default" table:number-columns-repeated="6"/>
          <table:table-cell table:number-columns-repeated="998"/>
        </table:table-row>
        <table:table-row table:style-name="ro2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2.4268" calcext:value-type="float">
            <text:p>52.4268</text:p>
          </table:table-cell>
          <table:table-cell office:value-type="float" office:value="54.584" calcext:value-type="float">
            <text:p>54.584</text:p>
          </table:table-cell>
          <table:table-cell office:value-type="float" office:value="0.960479" calcext:value-type="float">
            <text:p>0.960479</text:p>
          </table:table-cell>
          <table:table-cell table:number-columns-repeated="7"/>
          <table:table-cell table:style-name="Default" table:number-columns-repeated="6"/>
          <table:table-cell table:number-columns-repeated="99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8.1317" calcext:value-type="float">
            <text:p>28.1317</text:p>
          </table:table-cell>
          <table:table-cell office:value-type="float" office:value="29.5996" calcext:value-type="float">
            <text:p>29.5996</text:p>
          </table:table-cell>
          <table:table-cell office:value-type="float" office:value="0.950406" calcext:value-type="float">
            <text:p>0.9504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2.4269" calcext:value-type="float">
            <text:p>52.4269</text:p>
          </table:table-cell>
          <table:table-cell office:value-type="float" office:value="54.5836" calcext:value-type="float">
            <text:p>54.5836</text:p>
          </table:table-cell>
          <table:table-cell office:value-type="float" office:value="0.960489" calcext:value-type="float">
            <text:p>0.96048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96.8871" calcext:value-type="float">
            <text:p>96.8871</text:p>
          </table:table-cell>
          <table:table-cell office:value-type="float" office:value="99.6265" calcext:value-type="float">
            <text:p>99.6265</text:p>
          </table:table-cell>
          <table:table-cell office:value-type="float" office:value="0.972504" calcext:value-type="float">
            <text:p>0.972504</text:p>
          </table:table-cell>
          <table:table-cell table:number-columns-repeated="100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21.8587" calcext:value-type="float">
            <text:p>21.8587</text:p>
          </table:table-cell>
          <table:table-cell table:style-name="ce5" office:value-type="float" office:value="26.2491" calcext:value-type="float">
            <text:p>26.2491</text:p>
          </table:table-cell>
          <table:table-cell table:style-name="ce5" office:value-type="float" office:value="0.832741" calcext:value-type="float">
            <text:p>0.832741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2.4103" calcext:value-type="float">
            <text:p>52.4103</text:p>
          </table:table-cell>
          <table:table-cell table:style-name="ce5" office:value-type="float" office:value="53.3844" calcext:value-type="float">
            <text:p>53.3844</text:p>
          </table:table-cell>
          <table:table-cell table:style-name="ce5" office:value-type="float" office:value="0.981753" calcext:value-type="float">
            <text:p>0.981753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96.8721" calcext:value-type="float">
            <text:p>96.8721</text:p>
          </table:table-cell>
          <table:table-cell table:style-name="ce5" office:value-type="float" office:value="97.9845" calcext:value-type="float">
            <text:p>97.9845</text:p>
          </table:table-cell>
          <table:table-cell table:style-name="ce5" office:value-type="float" office:value="0.988647" calcext:value-type="float">
            <text:p>0.988647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6.8534" calcext:value-type="float">
            <text:p>26.8534</text:p>
          </table:table-cell>
          <table:table-cell table:style-name="ce5" office:value-type="float" office:value="28.8587" calcext:value-type="float">
            <text:p>28.8587</text:p>
          </table:table-cell>
          <table:table-cell table:style-name="ce5" office:value-type="float" office:value="0.930513" calcext:value-type="float">
            <text:p>0.930513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2.4114" calcext:value-type="float">
            <text:p>52.4114</text:p>
          </table:table-cell>
          <table:table-cell table:style-name="ce5" office:value-type="float" office:value="53.3893" calcext:value-type="float">
            <text:p>53.3893</text:p>
          </table:table-cell>
          <table:table-cell table:style-name="ce5" office:value-type="float" office:value="0.981683" calcext:value-type="float">
            <text:p>0.981683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96.8766" calcext:value-type="float">
            <text:p>96.8766</text:p>
          </table:table-cell>
          <table:table-cell table:style-name="ce5" office:value-type="float" office:value="98.0152" calcext:value-type="float">
            <text:p>98.0152</text:p>
          </table:table-cell>
          <table:table-cell table:style-name="ce5" office:value-type="float" office:value="0.988384" calcext:value-type="float">
            <text:p>0.988384</text:p>
          </table:table-cell>
          <table:table-cell table:style-name="ce5" table:number-columns-repeated="1004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8.66633" calcext:value-type="float">
            <text:p>8.66633</text:p>
          </table:table-cell>
          <table:table-cell table:style-name="ce6" office:value-type="float" office:value="12.4979" calcext:value-type="float">
            <text:p>12.4979</text:p>
          </table:table-cell>
          <table:table-cell table:style-name="ce6" office:value-type="float" office:value="0.693421" calcext:value-type="float">
            <text:p>0.693421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52.3912" calcext:value-type="float">
            <text:p>52.3912</text:p>
          </table:table-cell>
          <table:table-cell table:style-name="ce6" office:value-type="float" office:value="52.8253" calcext:value-type="float">
            <text:p>52.8253</text:p>
          </table:table-cell>
          <table:table-cell table:style-name="ce6" office:value-type="float" office:value="0.991783" calcext:value-type="float">
            <text:p>0.991783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73.141" calcext:value-type="float">
            <text:p>73.141</text:p>
          </table:table-cell>
          <table:table-cell table:style-name="ce6" office:value-type="float" office:value="77.5791" calcext:value-type="float">
            <text:p>77.5791</text:p>
          </table:table-cell>
          <table:table-cell table:style-name="ce6" office:value-type="float" office:value="0.942793" calcext:value-type="float">
            <text:p>0.942793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0.0533" calcext:value-type="float">
            <text:p>20.0533</text:p>
          </table:table-cell>
          <table:table-cell table:style-name="ce6" office:value-type="float" office:value="24.0344" calcext:value-type="float">
            <text:p>24.0344</text:p>
          </table:table-cell>
          <table:table-cell table:style-name="ce6" office:value-type="float" office:value="0.834359" calcext:value-type="float">
            <text:p>0.834359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52.3924" calcext:value-type="float">
            <text:p>52.3924</text:p>
          </table:table-cell>
          <table:table-cell table:style-name="ce6" office:value-type="float" office:value="52.8229" calcext:value-type="float">
            <text:p>52.8229</text:p>
          </table:table-cell>
          <table:table-cell table:style-name="ce6" office:value-type="float" office:value="0.99185" calcext:value-type="float">
            <text:p>0.99185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96.8569" calcext:value-type="float">
            <text:p>96.8569</text:p>
          </table:table-cell>
          <table:table-cell table:style-name="ce6" office:value-type="float" office:value="97.3202" calcext:value-type="float">
            <text:p>97.3202</text:p>
          </table:table-cell>
          <table:table-cell table:style-name="ce6" office:value-type="float" office:value="0.99524" calcext:value-type="float">
            <text:p>0.99524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3.862" calcext:value-type="float">
            <text:p>23.862</text:p>
          </table:table-cell>
          <table:table-cell table:style-name="ce6" office:value-type="float" office:value="25.6711" calcext:value-type="float">
            <text:p>25.6711</text:p>
          </table:table-cell>
          <table:table-cell table:style-name="ce6" office:value-type="float" office:value="0.929528" calcext:value-type="float">
            <text:p>0.929528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2.3978" calcext:value-type="float">
            <text:p>52.3978</text:p>
          </table:table-cell>
          <table:table-cell table:style-name="ce6" office:value-type="float" office:value="52.8313" calcext:value-type="float">
            <text:p>52.8313</text:p>
          </table:table-cell>
          <table:table-cell table:style-name="ce6" office:value-type="float" office:value="0.991794" calcext:value-type="float">
            <text:p>0.991794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96.8693" calcext:value-type="float">
            <text:p>96.8693</text:p>
          </table:table-cell>
          <table:table-cell table:style-name="ce6" office:value-type="float" office:value="97.3524" calcext:value-type="float">
            <text:p>97.3524</text:p>
          </table:table-cell>
          <table:table-cell table:style-name="ce6" office:value-type="float" office:value="0.995037" calcext:value-type="float">
            <text:p>0.995037</text:p>
          </table:table-cell>
          <table:table-cell table:style-name="ce6" table:number-columns-repeated="100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4.3841" calcext:value-type="float">
            <text:p>14.3841</text:p>
          </table:table-cell>
          <table:table-cell table:style-name="ce5" office:value-type="float" office:value="18.398" calcext:value-type="float">
            <text:p>18.398</text:p>
          </table:table-cell>
          <table:table-cell table:style-name="ce5" office:value-type="float" office:value="0.78183" calcext:value-type="float">
            <text:p>0.78183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35.1758" calcext:value-type="float">
            <text:p>35.1758</text:p>
          </table:table-cell>
          <table:table-cell table:style-name="ce5" office:value-type="float" office:value="271.712" calcext:value-type="float">
            <text:p>271.712</text:p>
          </table:table-cell>
          <table:table-cell table:style-name="ce5" office:value-type="float" office:value="0.12946" calcext:value-type="float">
            <text:p>0.12946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56.0115" calcext:value-type="float">
            <text:p>56.0115</text:p>
          </table:table-cell>
          <table:table-cell table:style-name="ce5" office:value-type="float" office:value="325.888" calcext:value-type="float">
            <text:p>325.888</text:p>
          </table:table-cell>
          <table:table-cell table:style-name="ce5" office:value-type="float" office:value="0.171873" calcext:value-type="float">
            <text:p>0.171873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9.4123" calcext:value-type="float">
            <text:p>19.4123</text:p>
          </table:table-cell>
          <table:table-cell table:style-name="ce5" office:value-type="float" office:value="21.7642" calcext:value-type="float">
            <text:p>21.7642</text:p>
          </table:table-cell>
          <table:table-cell table:style-name="ce5" office:value-type="float" office:value="0.891937" calcext:value-type="float">
            <text:p>0.891937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2.3811" calcext:value-type="float">
            <text:p>52.3811</text:p>
          </table:table-cell>
          <table:table-cell table:style-name="ce5" office:value-type="float" office:value="52.525" calcext:value-type="float">
            <text:p>52.525</text:p>
          </table:table-cell>
          <table:table-cell table:style-name="ce5" office:value-type="float" office:value="0.997259" calcext:value-type="float">
            <text:p>0.997259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94.2287" calcext:value-type="float">
            <text:p>94.2287</text:p>
          </table:table-cell>
          <table:table-cell table:style-name="ce5" office:value-type="float" office:value="99.1606" calcext:value-type="float">
            <text:p>99.1606</text:p>
          </table:table-cell>
          <table:table-cell table:style-name="ce5" office:value-type="float" office:value="0.950264" calcext:value-type="float">
            <text:p>0.950264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3.817" calcext:value-type="float">
            <text:p>23.817</text:p>
          </table:table-cell>
          <table:table-cell table:style-name="ce5" office:value-type="float" office:value="25.3515" calcext:value-type="float">
            <text:p>25.3515</text:p>
          </table:table-cell>
          <table:table-cell table:style-name="ce5" office:value-type="float" office:value="0.939471" calcext:value-type="float">
            <text:p>0.939471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2.3901" calcext:value-type="float">
            <text:p>52.3901</text:p>
          </table:table-cell>
          <table:table-cell table:style-name="ce5" office:value-type="float" office:value="52.5324" calcext:value-type="float">
            <text:p>52.5324</text:p>
          </table:table-cell>
          <table:table-cell table:style-name="ce5" office:value-type="float" office:value="0.997291" calcext:value-type="float">
            <text:p>0.997291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96.8657" calcext:value-type="float">
            <text:p>96.8657</text:p>
          </table:table-cell>
          <table:table-cell table:style-name="ce5" office:value-type="float" office:value="97.0212" calcext:value-type="float">
            <text:p>97.0212</text:p>
          </table:table-cell>
          <table:table-cell table:style-name="ce5" office:value-type="float" office:value="0.998398" calcext:value-type="float">
            <text:p>0.998398</text:p>
          </table:table-cell>
          <table:table-cell table:style-name="ce5" table:number-columns-repeated="1004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3.2467" calcext:value-type="float">
            <text:p>13.2467</text:p>
          </table:table-cell>
          <table:table-cell table:style-name="ce6" office:value-type="float" office:value="16.7484" calcext:value-type="float">
            <text:p>16.7484</text:p>
          </table:table-cell>
          <table:table-cell table:style-name="ce6" office:value-type="float" office:value="0.790924" calcext:value-type="float">
            <text:p>0.790924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39.0253" calcext:value-type="float">
            <text:p>39.0253</text:p>
          </table:table-cell>
          <table:table-cell table:style-name="ce6" office:value-type="float" office:value="111.183" calcext:value-type="float">
            <text:p>111.183</text:p>
          </table:table-cell>
          <table:table-cell table:style-name="ce6" office:value-type="float" office:value="0.351002" calcext:value-type="float">
            <text:p>0.351002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63.2042" calcext:value-type="float">
            <text:p>63.2042</text:p>
          </table:table-cell>
          <table:table-cell table:style-name="ce6" office:value-type="float" office:value="138.549" calcext:value-type="float">
            <text:p>138.549</text:p>
          </table:table-cell>
          <table:table-cell table:style-name="ce6" office:value-type="float" office:value="0.456185" calcext:value-type="float">
            <text:p>0.456185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7.8827" calcext:value-type="float">
            <text:p>17.8827</text:p>
          </table:table-cell>
          <table:table-cell table:style-name="ce6" office:value-type="float" office:value="20.2021" calcext:value-type="float">
            <text:p>20.2021</text:p>
          </table:table-cell>
          <table:table-cell table:style-name="ce6" office:value-type="float" office:value="0.885191" calcext:value-type="float">
            <text:p>0.885191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52.3718" calcext:value-type="float">
            <text:p>52.3718</text:p>
          </table:table-cell>
          <table:table-cell table:style-name="ce6" office:value-type="float" office:value="52.3525" calcext:value-type="float">
            <text:p>52.3525</text:p>
          </table:table-cell>
          <table:table-cell table:style-name="ce6" office:value-type="float" office:value="1.00037" calcext:value-type="float">
            <text:p>1.00037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92.7683" calcext:value-type="float">
            <text:p>92.7683</text:p>
          </table:table-cell>
          <table:table-cell table:style-name="ce6" office:value-type="float" office:value="104.444" calcext:value-type="float">
            <text:p>104.444</text:p>
          </table:table-cell>
          <table:table-cell table:style-name="ce6" office:value-type="float" office:value="0.888215" calcext:value-type="float">
            <text:p>0.888215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3.3081" calcext:value-type="float">
            <text:p>23.3081</text:p>
          </table:table-cell>
          <table:table-cell table:style-name="ce6" office:value-type="float" office:value="24.3654" calcext:value-type="float">
            <text:p>24.3654</text:p>
          </table:table-cell>
          <table:table-cell table:style-name="ce6" office:value-type="float" office:value="0.956606" calcext:value-type="float">
            <text:p>0.956606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2.3802" calcext:value-type="float">
            <text:p>52.3802</text:p>
          </table:table-cell>
          <table:table-cell table:style-name="ce6" office:value-type="float" office:value="52.3534" calcext:value-type="float">
            <text:p>52.3534</text:p>
          </table:table-cell>
          <table:table-cell table:style-name="ce6" office:value-type="float" office:value="1.00051" calcext:value-type="float">
            <text:p>1.00051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96.8609" calcext:value-type="float">
            <text:p>96.8609</text:p>
          </table:table-cell>
          <table:table-cell table:style-name="ce6" office:value-type="float" office:value="96.8286" calcext:value-type="float">
            <text:p>96.8286</text:p>
          </table:table-cell>
          <table:table-cell table:style-name="ce6" office:value-type="float" office:value="1.00033" calcext:value-type="float">
            <text:p>1.00033</text:p>
          </table:table-cell>
          <table:table-cell table:style-name="ce6" table:number-columns-repeated="100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3.2895" calcext:value-type="float">
            <text:p>13.2895</text:p>
          </table:table-cell>
          <table:table-cell table:style-name="ce5" office:value-type="float" office:value="15.349" calcext:value-type="float">
            <text:p>15.349</text:p>
          </table:table-cell>
          <table:table-cell table:style-name="ce5" office:value-type="float" office:value="0.865824" calcext:value-type="float">
            <text:p>0.865824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52.344" calcext:value-type="float">
            <text:p>52.344</text:p>
          </table:table-cell>
          <table:table-cell table:style-name="ce5" office:value-type="float" office:value="52.2611" calcext:value-type="float">
            <text:p>52.2611</text:p>
          </table:table-cell>
          <table:table-cell table:style-name="ce5" office:value-type="float" office:value="1.00159" calcext:value-type="float">
            <text:p>1.00159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75.7281" calcext:value-type="float">
            <text:p>75.7281</text:p>
          </table:table-cell>
          <table:table-cell table:style-name="ce5" office:value-type="float" office:value="95.958" calcext:value-type="float">
            <text:p>95.958</text:p>
          </table:table-cell>
          <table:table-cell table:style-name="ce5" office:value-type="float" office:value="0.789179" calcext:value-type="float">
            <text:p>0.789179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8.5579" calcext:value-type="float">
            <text:p>18.5579</text:p>
          </table:table-cell>
          <table:table-cell table:style-name="ce5" office:value-type="float" office:value="19.8473" calcext:value-type="float">
            <text:p>19.8473</text:p>
          </table:table-cell>
          <table:table-cell table:style-name="ce5" office:value-type="float" office:value="0.935033" calcext:value-type="float">
            <text:p>0.935033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2.3615" calcext:value-type="float">
            <text:p>52.3615</text:p>
          </table:table-cell>
          <table:table-cell table:style-name="ce5" office:value-type="float" office:value="52.242" calcext:value-type="float">
            <text:p>52.242</text:p>
          </table:table-cell>
          <table:table-cell table:style-name="ce5" office:value-type="float" office:value="1.00229" calcext:value-type="float">
            <text:p>1.00229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93.5428" calcext:value-type="float">
            <text:p>93.5428</text:p>
          </table:table-cell>
          <table:table-cell table:style-name="ce5" office:value-type="float" office:value="99.2851" calcext:value-type="float">
            <text:p>99.2851</text:p>
          </table:table-cell>
          <table:table-cell table:style-name="ce5" office:value-type="float" office:value="0.942164" calcext:value-type="float">
            <text:p>0.942164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3.8993" calcext:value-type="float">
            <text:p>23.8993</text:p>
          </table:table-cell>
          <table:table-cell table:style-name="ce5" office:value-type="float" office:value="24.7051" calcext:value-type="float">
            <text:p>24.7051</text:p>
          </table:table-cell>
          <table:table-cell table:style-name="ce5" office:value-type="float" office:value="0.967383" calcext:value-type="float">
            <text:p>0.967383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2.3708" calcext:value-type="float">
            <text:p>52.3708</text:p>
          </table:table-cell>
          <table:table-cell table:style-name="ce5" office:value-type="float" office:value="52.2406" calcext:value-type="float">
            <text:p>52.2406</text:p>
          </table:table-cell>
          <table:table-cell table:style-name="ce5" office:value-type="float" office:value="1.00249" calcext:value-type="float">
            <text:p>1.00249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96.8543" calcext:value-type="float">
            <text:p>96.8543</text:p>
          </table:table-cell>
          <table:table-cell table:style-name="ce5" office:value-type="float" office:value="96.7068" calcext:value-type="float">
            <text:p>96.7068</text:p>
          </table:table-cell>
          <table:table-cell table:style-name="ce5" office:value-type="float" office:value="1.00152" calcext:value-type="float">
            <text:p>1.00152</text:p>
          </table:table-cell>
          <table:table-cell table:style-name="ce5" table:number-columns-repeated="1004"/>
        </table:table-row>
        <table:table-row table:style-name="ro2"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3.1937" calcext:value-type="float">
            <text:p>13.1937</text:p>
          </table:table-cell>
          <table:table-cell table:style-name="ce6" office:value-type="float" office:value="14.6626" calcext:value-type="float">
            <text:p>14.6626</text:p>
          </table:table-cell>
          <table:table-cell table:style-name="ce6" office:value-type="float" office:value="0.899825" calcext:value-type="float">
            <text:p>0.899825</text:p>
          </table:table-cell>
          <table:table-cell table:style-name="ce6"/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52.3376" calcext:value-type="float">
            <text:p>52.3376</text:p>
          </table:table-cell>
          <table:table-cell table:style-name="ce6" office:value-type="float" office:value="52.1839" calcext:value-type="float">
            <text:p>52.1839</text:p>
          </table:table-cell>
          <table:table-cell table:style-name="ce6" office:value-type="float" office:value="1.00295" calcext:value-type="float">
            <text:p>1.00295</text:p>
          </table:table-cell>
          <table:table-cell table:style-name="ce6"/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76.9514" calcext:value-type="float">
            <text:p>76.9514</text:p>
          </table:table-cell>
          <table:table-cell table:style-name="ce6" office:value-type="float" office:value="81.8112" calcext:value-type="float">
            <text:p>81.8112</text:p>
          </table:table-cell>
          <table:table-cell table:style-name="ce6" office:value-type="float" office:value="0.940597" calcext:value-type="float">
            <text:p>0.940597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9.2221" calcext:value-type="float">
            <text:p>19.2221</text:p>
          </table:table-cell>
          <table:table-cell table:style-name="ce6" office:value-type="float" office:value="20.2659" calcext:value-type="float">
            <text:p>20.2659</text:p>
          </table:table-cell>
          <table:table-cell table:style-name="ce6" office:value-type="float" office:value="0.948495" calcext:value-type="float">
            <text:p>0.948495</text:p>
          </table:table-cell>
          <table:table-cell table:style-name="ce6"/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52.3513" calcext:value-type="float">
            <text:p>52.3513</text:p>
          </table:table-cell>
          <table:table-cell table:style-name="ce6" office:value-type="float" office:value="52.1684" calcext:value-type="float">
            <text:p>52.1684</text:p>
          </table:table-cell>
          <table:table-cell table:style-name="ce6" office:value-type="float" office:value="1.00351" calcext:value-type="float">
            <text:p>1.00351</text:p>
          </table:table-cell>
          <table:table-cell table:style-name="ce6"/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95.1049" calcext:value-type="float">
            <text:p>95.1049</text:p>
          </table:table-cell>
          <table:table-cell table:style-name="ce6" office:value-type="float" office:value="98.505" calcext:value-type="float">
            <text:p>98.505</text:p>
          </table:table-cell>
          <table:table-cell table:style-name="ce6" office:value-type="float" office:value="0.965483" calcext:value-type="float">
            <text:p>0.965483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4.3367" calcext:value-type="float">
            <text:p>24.3367</text:p>
          </table:table-cell>
          <table:table-cell table:style-name="ce6" office:value-type="float" office:value="24.9752" calcext:value-type="float">
            <text:p>24.9752</text:p>
          </table:table-cell>
          <table:table-cell table:style-name="ce6" office:value-type="float" office:value="0.974432" calcext:value-type="float">
            <text:p>0.974432</text:p>
          </table:table-cell>
          <table:table-cell table:style-name="ce6"/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2.364" calcext:value-type="float">
            <text:p>52.364</text:p>
          </table:table-cell>
          <table:table-cell table:style-name="ce6" office:value-type="float" office:value="52.1653" calcext:value-type="float">
            <text:p>52.1653</text:p>
          </table:table-cell>
          <table:table-cell table:style-name="ce6" office:value-type="float" office:value="1.00381" calcext:value-type="float">
            <text:p>1.00381</text:p>
          </table:table-cell>
          <table:table-cell table:style-name="ce6"/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96.8504" calcext:value-type="float">
            <text:p>96.8504</text:p>
          </table:table-cell>
          <table:table-cell table:style-name="ce6" office:value-type="float" office:value="96.6265" calcext:value-type="float">
            <text:p>96.6265</text:p>
          </table:table-cell>
          <table:table-cell table:style-name="ce6" office:value-type="float" office:value="1.00232" calcext:value-type="float">
            <text:p>1.00232</text:p>
          </table:table-cell>
          <table:table-cell table:style-name="ce6" table:number-columns-repeated="100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4.43518" calcext:value-type="float">
            <text:p>4.43518</text:p>
          </table:table-cell>
          <table:table-cell table:style-name="ce9" office:value-type="float" office:value="415492000" calcext:value-type="float">
            <text:p>4.15E+08</text:p>
          </table:table-cell>
          <table:table-cell table:style-name="ce9" office:value-type="float" office:value="0.0000000106745" calcext:value-type="float">
            <text:p>1.07E-08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6.76464" calcext:value-type="float">
            <text:p>6.76464</text:p>
          </table:table-cell>
          <table:table-cell table:style-name="ce9" office:value-type="float" office:value="-876473000" calcext:value-type="float">
            <text:p>-8.76E+08</text:p>
          </table:table-cell>
          <table:table-cell table:style-name="ce9" office:value-type="float" office:value="-0.00000000771803" calcext:value-type="float">
            <text:p>-7.72E-09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13.4409" calcext:value-type="float">
            <text:p>13.4409</text:p>
          </table:table-cell>
          <table:table-cell table:style-name="ce9" office:value-type="float" office:value="1750410000" calcext:value-type="float">
            <text:p>1.75E+09</text:p>
          </table:table-cell>
          <table:table-cell table:style-name="ce9" office:value-type="float" office:value="0.00000000767873" calcext:value-type="float">
            <text:p>7.68E-09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3.2162" calcext:value-type="float">
            <text:p>13.2162</text:p>
          </table:table-cell>
          <table:table-cell table:style-name="ce5" office:value-type="float" office:value="14.5078" calcext:value-type="float">
            <text:p>14.5078</text:p>
          </table:table-cell>
          <table:table-cell table:style-name="ce5" office:value-type="float" office:value="0.910972" calcext:value-type="float">
            <text:p>0.910972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48.3536" calcext:value-type="float">
            <text:p>48.3536</text:p>
          </table:table-cell>
          <table:table-cell table:style-name="ce5" office:value-type="float" office:value="59.1838" calcext:value-type="float">
            <text:p>59.1838</text:p>
          </table:table-cell>
          <table:table-cell table:style-name="ce5" office:value-type="float" office:value="0.817007" calcext:value-type="float">
            <text:p>0.817007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72.943" calcext:value-type="float">
            <text:p>72.943</text:p>
          </table:table-cell>
          <table:table-cell table:style-name="ce5" office:value-type="float" office:value="84.4231" calcext:value-type="float">
            <text:p>84.4231</text:p>
          </table:table-cell>
          <table:table-cell table:style-name="ce5" office:value-type="float" office:value="0.864017" calcext:value-type="float">
            <text:p>0.864017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9.1071" calcext:value-type="float">
            <text:p>19.1071</text:p>
          </table:table-cell>
          <table:table-cell table:style-name="ce5" office:value-type="float" office:value="20.0186" calcext:value-type="float">
            <text:p>20.0186</text:p>
          </table:table-cell>
          <table:table-cell table:style-name="ce5" office:value-type="float" office:value="0.95447" calcext:value-type="float">
            <text:p>0.95447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2.336" calcext:value-type="float">
            <text:p>52.336</text:p>
          </table:table-cell>
          <table:table-cell table:style-name="ce5" office:value-type="float" office:value="52.121" calcext:value-type="float">
            <text:p>52.121</text:p>
          </table:table-cell>
          <table:table-cell table:style-name="ce5" office:value-type="float" office:value="1.00413" calcext:value-type="float">
            <text:p>1.00413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96.5679" calcext:value-type="float">
            <text:p>96.5679</text:p>
          </table:table-cell>
          <table:table-cell table:style-name="ce5" office:value-type="float" office:value="96.6629" calcext:value-type="float">
            <text:p>96.6629</text:p>
          </table:table-cell>
          <table:table-cell table:style-name="ce5" office:value-type="float" office:value="0.999017" calcext:value-type="float">
            <text:p>0.999017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4.2979" calcext:value-type="float">
            <text:p>24.2979</text:p>
          </table:table-cell>
          <table:table-cell table:style-name="ce5" office:value-type="float" office:value="24.8408" calcext:value-type="float">
            <text:p>24.8408</text:p>
          </table:table-cell>
          <table:table-cell table:style-name="ce5" office:value-type="float" office:value="0.978148" calcext:value-type="float">
            <text:p>0.978148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2.3574" calcext:value-type="float">
            <text:p>52.3574</text:p>
          </table:table-cell>
          <table:table-cell table:style-name="ce5" office:value-type="float" office:value="52.1134" calcext:value-type="float">
            <text:p>52.1134</text:p>
          </table:table-cell>
          <table:table-cell table:style-name="ce5" office:value-type="float" office:value="1.00468" calcext:value-type="float">
            <text:p>1.00468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96.8436" calcext:value-type="float">
            <text:p>96.8436</text:p>
          </table:table-cell>
          <table:table-cell table:style-name="ce5" office:value-type="float" office:value="96.5704" calcext:value-type="float">
            <text:p>96.5704</text:p>
          </table:table-cell>
          <table:table-cell table:style-name="ce5" office:value-type="float" office:value="1.00283" calcext:value-type="float">
            <text:p>1.00283</text:p>
          </table:table-cell>
          <table:table-cell table:style-name="ce5" table:number-columns-repeated="1004"/>
        </table:table-row>
        <table:table-row table:style-name="ro2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2.2869" calcext:value-type="float">
            <text:p>52.2869</text:p>
          </table:table-cell>
          <table:table-cell office:value-type="float" office:value="57.7317" calcext:value-type="float">
            <text:p>57.7317</text:p>
          </table:table-cell>
          <table:table-cell office:value-type="float" office:value="0.905689" calcext:value-type="float">
            <text:p>0.9056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96.748" calcext:value-type="float">
            <text:p>96.748</text:p>
          </table:table-cell>
          <table:table-cell office:value-type="float" office:value="106.021" calcext:value-type="float">
            <text:p>106.021</text:p>
          </table:table-cell>
          <table:table-cell office:value-type="float" office:value="0.912535" calcext:value-type="float">
            <text:p>0.912535</text:p>
          </table:table-cell>
          <table:table-cell table:number-columns-repeated="1004"/>
        </table:table-row>
        <table:table-row table:style-name="ro2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2.269" calcext:value-type="float">
            <text:p>52.269</text:p>
          </table:table-cell>
          <table:table-cell office:value-type="float" office:value="54.6116" calcext:value-type="float">
            <text:p>54.6116</text:p>
          </table:table-cell>
          <table:table-cell office:value-type="float" office:value="0.957104" calcext:value-type="float">
            <text:p>0.957104</text:p>
          </table:table-cell>
          <table:table-cell table:number-columns-repeated="10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8.2862" calcext:value-type="float">
            <text:p>28.2862</text:p>
          </table:table-cell>
          <table:table-cell office:value-type="float" office:value="29.6001" calcext:value-type="float">
            <text:p>29.6001</text:p>
          </table:table-cell>
          <table:table-cell office:value-type="float" office:value="0.955613" calcext:value-type="float">
            <text:p>0.9556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2.269" calcext:value-type="float">
            <text:p>52.269</text:p>
          </table:table-cell>
          <table:table-cell office:value-type="float" office:value="54.6104" calcext:value-type="float">
            <text:p>54.6104</text:p>
          </table:table-cell>
          <table:table-cell office:value-type="float" office:value="0.957126" calcext:value-type="float">
            <text:p>0.9571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96.7255" calcext:value-type="float">
            <text:p>96.7255</text:p>
          </table:table-cell>
          <table:table-cell office:value-type="float" office:value="99.7105" calcext:value-type="float">
            <text:p>99.7105</text:p>
          </table:table-cell>
          <table:table-cell office:value-type="float" office:value="0.970063" calcext:value-type="float">
            <text:p>0.970063</text:p>
          </table:table-cell>
          <table:table-cell table:number-columns-repeated="100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22.125" calcext:value-type="float">
            <text:p>22.125</text:p>
          </table:table-cell>
          <table:table-cell table:style-name="ce5" office:value-type="float" office:value="26.0546" calcext:value-type="float">
            <text:p>26.0546</text:p>
          </table:table-cell>
          <table:table-cell table:style-name="ce5" office:value-type="float" office:value="0.84918" calcext:value-type="float">
            <text:p>0.84918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2.2601" calcext:value-type="float">
            <text:p>52.2601</text:p>
          </table:table-cell>
          <table:table-cell table:style-name="ce5" office:value-type="float" office:value="53.4068" calcext:value-type="float">
            <text:p>53.4068</text:p>
          </table:table-cell>
          <table:table-cell table:style-name="ce5" office:value-type="float" office:value="0.978529" calcext:value-type="float">
            <text:p>0.978529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96.7163" calcext:value-type="float">
            <text:p>96.7163</text:p>
          </table:table-cell>
          <table:table-cell table:style-name="ce5" office:value-type="float" office:value="98.0287" calcext:value-type="float">
            <text:p>98.0287</text:p>
          </table:table-cell>
          <table:table-cell table:style-name="ce5" office:value-type="float" office:value="0.986612" calcext:value-type="float">
            <text:p>0.986612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7.01" calcext:value-type="float">
            <text:p>27.01</text:p>
          </table:table-cell>
          <table:table-cell table:style-name="ce5" office:value-type="float" office:value="28.8428" calcext:value-type="float">
            <text:p>28.8428</text:p>
          </table:table-cell>
          <table:table-cell table:style-name="ce5" office:value-type="float" office:value="0.936456" calcext:value-type="float">
            <text:p>0.936456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2.2608" calcext:value-type="float">
            <text:p>52.2608</text:p>
          </table:table-cell>
          <table:table-cell table:style-name="ce5" office:value-type="float" office:value="53.4115" calcext:value-type="float">
            <text:p>53.4115</text:p>
          </table:table-cell>
          <table:table-cell table:style-name="ce5" office:value-type="float" office:value="0.978456" calcext:value-type="float">
            <text:p>0.978456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96.7204" calcext:value-type="float">
            <text:p>96.7204</text:p>
          </table:table-cell>
          <table:table-cell table:style-name="ce5" office:value-type="float" office:value="98.0648" calcext:value-type="float">
            <text:p>98.0648</text:p>
          </table:table-cell>
          <table:table-cell table:style-name="ce5" office:value-type="float" office:value="0.986291" calcext:value-type="float">
            <text:p>0.986291</text:p>
          </table:table-cell>
          <table:table-cell table:style-name="ce5" table:number-columns-repeated="1004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5.9359" calcext:value-type="float">
            <text:p>15.9359</text:p>
          </table:table-cell>
          <table:table-cell table:style-name="ce6" office:value-type="float" office:value="18.2309" calcext:value-type="float">
            <text:p>18.2309</text:p>
          </table:table-cell>
          <table:table-cell table:style-name="ce6" office:value-type="float" office:value="0.874115" calcext:value-type="float">
            <text:p>0.874115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52.2494" calcext:value-type="float">
            <text:p>52.2494</text:p>
          </table:table-cell>
          <table:table-cell table:style-name="ce6" office:value-type="float" office:value="52.8319" calcext:value-type="float">
            <text:p>52.8319</text:p>
          </table:table-cell>
          <table:table-cell table:style-name="ce6" office:value-type="float" office:value="0.988973" calcext:value-type="float">
            <text:p>0.988973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73.4791" calcext:value-type="float">
            <text:p>73.4791</text:p>
          </table:table-cell>
          <table:table-cell table:style-name="ce6" office:value-type="float" office:value="77.2813" calcext:value-type="float">
            <text:p>77.2813</text:p>
          </table:table-cell>
          <table:table-cell table:style-name="ce6" office:value-type="float" office:value="0.9508" calcext:value-type="float">
            <text:p>0.9508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0.2036" calcext:value-type="float">
            <text:p>20.2036</text:p>
          </table:table-cell>
          <table:table-cell table:style-name="ce6" office:value-type="float" office:value="24.0035" calcext:value-type="float">
            <text:p>24.0035</text:p>
          </table:table-cell>
          <table:table-cell table:style-name="ce6" office:value-type="float" office:value="0.841696" calcext:value-type="float">
            <text:p>0.841696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52.2499" calcext:value-type="float">
            <text:p>52.2499</text:p>
          </table:table-cell>
          <table:table-cell table:style-name="ce6" office:value-type="float" office:value="52.8372" calcext:value-type="float">
            <text:p>52.8372</text:p>
          </table:table-cell>
          <table:table-cell table:style-name="ce6" office:value-type="float" office:value="0.988884" calcext:value-type="float">
            <text:p>0.988884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96.7104" calcext:value-type="float">
            <text:p>96.7104</text:p>
          </table:table-cell>
          <table:table-cell table:style-name="ce6" office:value-type="float" office:value="97.3574" calcext:value-type="float">
            <text:p>97.3574</text:p>
          </table:table-cell>
          <table:table-cell table:style-name="ce6" office:value-type="float" office:value="0.993355" calcext:value-type="float">
            <text:p>0.993355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3.9351" calcext:value-type="float">
            <text:p>23.9351</text:p>
          </table:table-cell>
          <table:table-cell table:style-name="ce6" office:value-type="float" office:value="25.6552" calcext:value-type="float">
            <text:p>25.6552</text:p>
          </table:table-cell>
          <table:table-cell table:style-name="ce6" office:value-type="float" office:value="0.932953" calcext:value-type="float">
            <text:p>0.932953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2.2526" calcext:value-type="float">
            <text:p>52.2526</text:p>
          </table:table-cell>
          <table:table-cell table:style-name="ce6" office:value-type="float" office:value="52.846" calcext:value-type="float">
            <text:p>52.846</text:p>
          </table:table-cell>
          <table:table-cell table:style-name="ce6" office:value-type="float" office:value="0.98877" calcext:value-type="float">
            <text:p>0.98877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96.7153" calcext:value-type="float">
            <text:p>96.7153</text:p>
          </table:table-cell>
          <table:table-cell table:style-name="ce6" office:value-type="float" office:value="97.3776" calcext:value-type="float">
            <text:p>97.3776</text:p>
          </table:table-cell>
          <table:table-cell table:style-name="ce6" office:value-type="float" office:value="0.993199" calcext:value-type="float">
            <text:p>0.993199</text:p>
          </table:table-cell>
          <table:table-cell table:style-name="ce6" table:number-columns-repeated="100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4.6528" calcext:value-type="float">
            <text:p>14.6528</text:p>
          </table:table-cell>
          <table:table-cell table:style-name="ce5" office:value-type="float" office:value="18.065" calcext:value-type="float">
            <text:p>18.065</text:p>
          </table:table-cell>
          <table:table-cell table:style-name="ce5" office:value-type="float" office:value="0.811117" calcext:value-type="float">
            <text:p>0.811117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52.2375" calcext:value-type="float">
            <text:p>52.2375</text:p>
          </table:table-cell>
          <table:table-cell table:style-name="ce5" office:value-type="float" office:value="52.5283" calcext:value-type="float">
            <text:p>52.5283</text:p>
          </table:table-cell>
          <table:table-cell table:style-name="ce5" office:value-type="float" office:value="0.994463" calcext:value-type="float">
            <text:p>0.994463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78.1503" calcext:value-type="float">
            <text:p>78.1503</text:p>
          </table:table-cell>
          <table:table-cell table:style-name="ce5" office:value-type="float" office:value="82.5138" calcext:value-type="float">
            <text:p>82.5138</text:p>
          </table:table-cell>
          <table:table-cell table:style-name="ce5" office:value-type="float" office:value="0.947118" calcext:value-type="float">
            <text:p>0.947118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9.5569" calcext:value-type="float">
            <text:p>19.5569</text:p>
          </table:table-cell>
          <table:table-cell table:style-name="ce5" office:value-type="float" office:value="21.577" calcext:value-type="float">
            <text:p>21.577</text:p>
          </table:table-cell>
          <table:table-cell table:style-name="ce5" office:value-type="float" office:value="0.906376" calcext:value-type="float">
            <text:p>0.906376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2.2405" calcext:value-type="float">
            <text:p>52.2405</text:p>
          </table:table-cell>
          <table:table-cell table:style-name="ce5" office:value-type="float" office:value="52.5307" calcext:value-type="float">
            <text:p>52.5307</text:p>
          </table:table-cell>
          <table:table-cell table:style-name="ce5" office:value-type="float" office:value="0.994475" calcext:value-type="float">
            <text:p>0.994475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96.7073" calcext:value-type="float">
            <text:p>96.7073</text:p>
          </table:table-cell>
          <table:table-cell table:style-name="ce5" office:value-type="float" office:value="97.02" calcext:value-type="float">
            <text:p>97.02</text:p>
          </table:table-cell>
          <table:table-cell table:style-name="ce5" office:value-type="float" office:value="0.996776" calcext:value-type="float">
            <text:p>0.996776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3.8454" calcext:value-type="float">
            <text:p>23.8454</text:p>
          </table:table-cell>
          <table:table-cell table:style-name="ce5" office:value-type="float" office:value="25.3447" calcext:value-type="float">
            <text:p>25.3447</text:p>
          </table:table-cell>
          <table:table-cell table:style-name="ce5" office:value-type="float" office:value="0.940845" calcext:value-type="float">
            <text:p>0.940845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2.2467" calcext:value-type="float">
            <text:p>52.2467</text:p>
          </table:table-cell>
          <table:table-cell table:style-name="ce5" office:value-type="float" office:value="52.5391" calcext:value-type="float">
            <text:p>52.5391</text:p>
          </table:table-cell>
          <table:table-cell table:style-name="ce5" office:value-type="float" office:value="0.994433" calcext:value-type="float">
            <text:p>0.994433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96.7145" calcext:value-type="float">
            <text:p>96.7145</text:p>
          </table:table-cell>
          <table:table-cell table:style-name="ce5" office:value-type="float" office:value="97.0366" calcext:value-type="float">
            <text:p>97.0366</text:p>
          </table:table-cell>
          <table:table-cell table:style-name="ce5" office:value-type="float" office:value="0.99668" calcext:value-type="float">
            <text:p>0.99668</text:p>
          </table:table-cell>
          <table:table-cell table:style-name="ce5" table:number-columns-repeated="1004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3.3581" calcext:value-type="float">
            <text:p>13.3581</text:p>
          </table:table-cell>
          <table:table-cell table:style-name="ce6" office:value-type="float" office:value="16.3677" calcext:value-type="float">
            <text:p>16.3677</text:p>
          </table:table-cell>
          <table:table-cell table:style-name="ce6" office:value-type="float" office:value="0.816127" calcext:value-type="float">
            <text:p>0.816127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42.0902" calcext:value-type="float">
            <text:p>42.0902</text:p>
          </table:table-cell>
          <table:table-cell table:style-name="ce6" office:value-type="float" office:value="101.06" calcext:value-type="float">
            <text:p>101.06</text:p>
          </table:table-cell>
          <table:table-cell table:style-name="ce6" office:value-type="float" office:value="0.416489" calcext:value-type="float">
            <text:p>0.416489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64.8781" calcext:value-type="float">
            <text:p>64.8781</text:p>
          </table:table-cell>
          <table:table-cell table:style-name="ce6" office:value-type="float" office:value="138.736" calcext:value-type="float">
            <text:p>138.736</text:p>
          </table:table-cell>
          <table:table-cell table:style-name="ce6" office:value-type="float" office:value="0.467636" calcext:value-type="float">
            <text:p>0.467636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7.9674" calcext:value-type="float">
            <text:p>17.9674</text:p>
          </table:table-cell>
          <table:table-cell table:style-name="ce6" office:value-type="float" office:value="20.129" calcext:value-type="float">
            <text:p>20.129</text:p>
          </table:table-cell>
          <table:table-cell table:style-name="ce6" office:value-type="float" office:value="0.892615" calcext:value-type="float">
            <text:p>0.892615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52.236" calcext:value-type="float">
            <text:p>52.236</text:p>
          </table:table-cell>
          <table:table-cell table:style-name="ce6" office:value-type="float" office:value="52.3517" calcext:value-type="float">
            <text:p>52.3517</text:p>
          </table:table-cell>
          <table:table-cell table:style-name="ce6" office:value-type="float" office:value="0.997792" calcext:value-type="float">
            <text:p>0.997792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92.8121" calcext:value-type="float">
            <text:p>92.8121</text:p>
          </table:table-cell>
          <table:table-cell table:style-name="ce6" office:value-type="float" office:value="104.267" calcext:value-type="float">
            <text:p>104.267</text:p>
          </table:table-cell>
          <table:table-cell table:style-name="ce6" office:value-type="float" office:value="0.890142" calcext:value-type="float">
            <text:p>0.890142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3.3365" calcext:value-type="float">
            <text:p>23.3365</text:p>
          </table:table-cell>
          <table:table-cell table:style-name="ce6" office:value-type="float" office:value="24.3694" calcext:value-type="float">
            <text:p>24.3694</text:p>
          </table:table-cell>
          <table:table-cell table:style-name="ce6" office:value-type="float" office:value="0.957615" calcext:value-type="float">
            <text:p>0.957615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2.2413" calcext:value-type="float">
            <text:p>52.2413</text:p>
          </table:table-cell>
          <table:table-cell table:style-name="ce6" office:value-type="float" office:value="52.3564" calcext:value-type="float">
            <text:p>52.3564</text:p>
          </table:table-cell>
          <table:table-cell table:style-name="ce6" office:value-type="float" office:value="0.997801" calcext:value-type="float">
            <text:p>0.997801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96.7125" calcext:value-type="float">
            <text:p>96.7125</text:p>
          </table:table-cell>
          <table:table-cell table:style-name="ce6" office:value-type="float" office:value="96.8359" calcext:value-type="float">
            <text:p>96.8359</text:p>
          </table:table-cell>
          <table:table-cell table:style-name="ce6" office:value-type="float" office:value="0.998726" calcext:value-type="float">
            <text:p>0.998726</text:p>
          </table:table-cell>
          <table:table-cell table:style-name="ce6" table:number-columns-repeated="100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3.397" calcext:value-type="float">
            <text:p>13.397</text:p>
          </table:table-cell>
          <table:table-cell table:style-name="ce5" office:value-type="float" office:value="15.3087" calcext:value-type="float">
            <text:p>15.3087</text:p>
          </table:table-cell>
          <table:table-cell table:style-name="ce5" office:value-type="float" office:value="0.875126" calcext:value-type="float">
            <text:p>0.875126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52.2172" calcext:value-type="float">
            <text:p>52.2172</text:p>
          </table:table-cell>
          <table:table-cell table:style-name="ce5" office:value-type="float" office:value="52.2379" calcext:value-type="float">
            <text:p>52.2379</text:p>
          </table:table-cell>
          <table:table-cell table:style-name="ce5" office:value-type="float" office:value="0.999605" calcext:value-type="float">
            <text:p>0.999605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76.7416" calcext:value-type="float">
            <text:p>76.7416</text:p>
          </table:table-cell>
          <table:table-cell table:style-name="ce5" office:value-type="float" office:value="90.5434" calcext:value-type="float">
            <text:p>90.5434</text:p>
          </table:table-cell>
          <table:table-cell table:style-name="ce5" office:value-type="float" office:value="0.847566" calcext:value-type="float">
            <text:p>0.847566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8.6163" calcext:value-type="float">
            <text:p>18.6163</text:p>
          </table:table-cell>
          <table:table-cell table:style-name="ce5" office:value-type="float" office:value="19.8283" calcext:value-type="float">
            <text:p>19.8283</text:p>
          </table:table-cell>
          <table:table-cell table:style-name="ce5" office:value-type="float" office:value="0.938874" calcext:value-type="float">
            <text:p>0.938874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2.2303" calcext:value-type="float">
            <text:p>52.2303</text:p>
          </table:table-cell>
          <table:table-cell table:style-name="ce5" office:value-type="float" office:value="52.2361" calcext:value-type="float">
            <text:p>52.2361</text:p>
          </table:table-cell>
          <table:table-cell table:style-name="ce5" office:value-type="float" office:value="0.999888" calcext:value-type="float">
            <text:p>0.999888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94.1364" calcext:value-type="float">
            <text:p>94.1364</text:p>
          </table:table-cell>
          <table:table-cell table:style-name="ce5" office:value-type="float" office:value="98.445" calcext:value-type="float">
            <text:p>98.445</text:p>
          </table:table-cell>
          <table:table-cell table:style-name="ce5" office:value-type="float" office:value="0.956233" calcext:value-type="float">
            <text:p>0.956233</text:p>
          </table:table-cell>
          <table:table-cell table:style-name="ce5" table:number-columns-repeated="100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3.9348" calcext:value-type="float">
            <text:p>23.9348</text:p>
          </table:table-cell>
          <table:table-cell table:style-name="ce5" office:value-type="float" office:value="24.7051" calcext:value-type="float">
            <text:p>24.7051</text:p>
          </table:table-cell>
          <table:table-cell table:style-name="ce5" office:value-type="float" office:value="0.968821" calcext:value-type="float">
            <text:p>0.968821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2.2375" calcext:value-type="float">
            <text:p>52.2375</text:p>
          </table:table-cell>
          <table:table-cell table:style-name="ce5" office:value-type="float" office:value="52.2403" calcext:value-type="float">
            <text:p>52.2403</text:p>
          </table:table-cell>
          <table:table-cell table:style-name="ce5" office:value-type="float" office:value="0.999945" calcext:value-type="float">
            <text:p>0.999945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96.7092" calcext:value-type="float">
            <text:p>96.7092</text:p>
          </table:table-cell>
          <table:table-cell table:style-name="ce5" office:value-type="float" office:value="96.7078" calcext:value-type="float">
            <text:p>96.7078</text:p>
          </table:table-cell>
          <table:table-cell table:style-name="ce5" office:value-type="float" office:value="1.00001" calcext:value-type="float">
            <text:p>1.00001</text:p>
          </table:table-cell>
          <table:table-cell table:style-name="ce5" table:number-columns-repeated="1004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3.2501" calcext:value-type="float">
            <text:p>13.2501</text:p>
          </table:table-cell>
          <table:table-cell table:style-name="ce6" office:value-type="float" office:value="14.5948" calcext:value-type="float">
            <text:p>14.5948</text:p>
          </table:table-cell>
          <table:table-cell table:style-name="ce6" office:value-type="float" office:value="0.907867" calcext:value-type="float">
            <text:p>0.907867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52.2125" calcext:value-type="float">
            <text:p>52.2125</text:p>
          </table:table-cell>
          <table:table-cell table:style-name="ce6" office:value-type="float" office:value="52.1617" calcext:value-type="float">
            <text:p>52.1617</text:p>
          </table:table-cell>
          <table:table-cell table:style-name="ce6" office:value-type="float" office:value="1.00097" calcext:value-type="float">
            <text:p>1.00097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77.1882" calcext:value-type="float">
            <text:p>77.1882</text:p>
          </table:table-cell>
          <table:table-cell table:style-name="ce6" office:value-type="float" office:value="80.931" calcext:value-type="float">
            <text:p>80.931</text:p>
          </table:table-cell>
          <table:table-cell table:style-name="ce6" office:value-type="float" office:value="0.953752" calcext:value-type="float">
            <text:p>0.953752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9.2914" calcext:value-type="float">
            <text:p>19.2914</text:p>
          </table:table-cell>
          <table:table-cell table:style-name="ce6" office:value-type="float" office:value="20.2216" calcext:value-type="float">
            <text:p>20.2216</text:p>
          </table:table-cell>
          <table:table-cell table:style-name="ce6" office:value-type="float" office:value="0.953997" calcext:value-type="float">
            <text:p>0.953997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52.2244" calcext:value-type="float">
            <text:p>52.2244</text:p>
          </table:table-cell>
          <table:table-cell table:style-name="ce6" office:value-type="float" office:value="52.1587" calcext:value-type="float">
            <text:p>52.1587</text:p>
          </table:table-cell>
          <table:table-cell table:style-name="ce6" office:value-type="float" office:value="1.00126" calcext:value-type="float">
            <text:p>1.00126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96.6037" calcext:value-type="float">
            <text:p>96.6037</text:p>
          </table:table-cell>
          <table:table-cell table:style-name="ce6" office:value-type="float" office:value="96.5975" calcext:value-type="float">
            <text:p>96.5975</text:p>
          </table:table-cell>
          <table:table-cell table:style-name="ce6" office:value-type="float" office:value="1.00006" calcext:value-type="float">
            <text:p>1.00006</text:p>
          </table:table-cell>
          <table:table-cell table:style-name="ce6" table:number-columns-repeated="1004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4.3752" calcext:value-type="float">
            <text:p>24.3752</text:p>
          </table:table-cell>
          <table:table-cell table:style-name="ce6" office:value-type="float" office:value="24.9805" calcext:value-type="float">
            <text:p>24.9805</text:p>
          </table:table-cell>
          <table:table-cell table:style-name="ce6" office:value-type="float" office:value="0.975773" calcext:value-type="float">
            <text:p>0.975773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2.2327" calcext:value-type="float">
            <text:p>52.2327</text:p>
          </table:table-cell>
          <table:table-cell table:style-name="ce6" office:value-type="float" office:value="52.1609" calcext:value-type="float">
            <text:p>52.1609</text:p>
          </table:table-cell>
          <table:table-cell table:style-name="ce6" office:value-type="float" office:value="1.00138" calcext:value-type="float">
            <text:p>1.00138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96.707" calcext:value-type="float">
            <text:p>96.707</text:p>
          </table:table-cell>
          <table:table-cell table:style-name="ce6" office:value-type="float" office:value="96.6228" calcext:value-type="float">
            <text:p>96.6228</text:p>
          </table:table-cell>
          <table:table-cell table:style-name="ce6" office:value-type="float" office:value="1.00087" calcext:value-type="float">
            <text:p>1.00087</text:p>
          </table:table-cell>
          <table:table-cell table:style-name="ce6" table:number-columns-repeated="1004"/>
        </table:table-row>
        <table:table-row table:style-name="ro2"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4.28564" calcext:value-type="float">
            <text:p>4.28564</text:p>
          </table:table-cell>
          <table:table-cell table:style-name="ce9" office:value-type="float" office:value="1073580000" calcext:value-type="float">
            <text:p>1.07E+09</text:p>
          </table:table-cell>
          <table:table-cell table:style-name="ce9" office:value-type="float" office:value="0.00000000399192" calcext:value-type="float">
            <text:p>3.99E-09</text:p>
          </table:table-cell>
          <table:table-cell table:style-name="ce5"/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7.40488" calcext:value-type="float">
            <text:p>7.40488</text:p>
          </table:table-cell>
          <table:table-cell table:style-name="ce9" office:value-type="float" office:value="748247000" calcext:value-type="float">
            <text:p>7.48E+08</text:p>
          </table:table-cell>
          <table:table-cell table:style-name="ce9" office:value-type="float" office:value="0.00000000989629" calcext:value-type="float">
            <text:p>9.90E-09</text:p>
          </table:table-cell>
          <table:table-cell table:style-name="ce5"/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14.2744" calcext:value-type="float">
            <text:p>14.2744</text:p>
          </table:table-cell>
          <table:table-cell table:style-name="ce9" office:value-type="float" office:value="1214170000" calcext:value-type="float">
            <text:p>1.21E+09</text:p>
          </table:table-cell>
          <table:table-cell table:style-name="ce9" office:value-type="float" office:value="0.0000000117565" calcext:value-type="float">
            <text:p>1.18E-08</text:p>
          </table:table-cell>
          <table:table-cell table:style-name="ce5" table:number-columns-repeated="1004"/>
        </table:table-row>
        <table:table-row table:style-name="ro2"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3.2632" calcext:value-type="float">
            <text:p>13.2632</text:p>
          </table:table-cell>
          <table:table-cell table:style-name="ce5" office:value-type="float" office:value="14.48" calcext:value-type="float">
            <text:p>14.48</text:p>
          </table:table-cell>
          <table:table-cell table:style-name="ce5" office:value-type="float" office:value="0.91597" calcext:value-type="float">
            <text:p>0.91597</text:p>
          </table:table-cell>
          <table:table-cell table:style-name="ce5"/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52.2054" calcext:value-type="float">
            <text:p>52.2054</text:p>
          </table:table-cell>
          <table:table-cell table:style-name="ce5" office:value-type="float" office:value="52.1132" calcext:value-type="float">
            <text:p>52.1132</text:p>
          </table:table-cell>
          <table:table-cell table:style-name="ce5" office:value-type="float" office:value="1.00177" calcext:value-type="float">
            <text:p>1.00177</text:p>
          </table:table-cell>
          <table:table-cell table:style-name="ce5"/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73.935" calcext:value-type="float">
            <text:p>73.935</text:p>
          </table:table-cell>
          <table:table-cell table:style-name="ce5" office:value-type="float" office:value="77.8847" calcext:value-type="float">
            <text:p>77.8847</text:p>
          </table:table-cell>
          <table:table-cell table:style-name="ce5" office:value-type="float" office:value="0.949288" calcext:value-type="float">
            <text:p>0.949288</text:p>
          </table:table-cell>
          <table:table-cell table:style-name="ce5" table:number-columns-repeated="1004"/>
        </table:table-row>
        <table:table-row table:style-name="ro2"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9.1613" calcext:value-type="float">
            <text:p>19.1613</text:p>
          </table:table-cell>
          <table:table-cell table:style-name="ce5" office:value-type="float" office:value="19.9795" calcext:value-type="float">
            <text:p>19.9795</text:p>
          </table:table-cell>
          <table:table-cell table:style-name="ce5" office:value-type="float" office:value="0.959051" calcext:value-type="float">
            <text:p>0.959051</text:p>
          </table:table-cell>
          <table:table-cell table:style-name="ce5"/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2.2162" calcext:value-type="float">
            <text:p>52.2162</text:p>
          </table:table-cell>
          <table:table-cell table:style-name="ce5" office:value-type="float" office:value="52.105" calcext:value-type="float">
            <text:p>52.105</text:p>
          </table:table-cell>
          <table:table-cell table:style-name="ce5" office:value-type="float" office:value="1.00213" calcext:value-type="float">
            <text:p>1.00213</text:p>
          </table:table-cell>
          <table:table-cell table:style-name="ce5"/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96.6083" calcext:value-type="float">
            <text:p>96.6083</text:p>
          </table:table-cell>
          <table:table-cell table:style-name="ce5" office:value-type="float" office:value="96.5466" calcext:value-type="float">
            <text:p>96.5466</text:p>
          </table:table-cell>
          <table:table-cell table:style-name="ce5" office:value-type="float" office:value="1.00064" calcext:value-type="float">
            <text:p>1.00064</text:p>
          </table:table-cell>
          <table:table-cell table:style-name="ce5" table:number-columns-repeated="1004"/>
        </table:table-row>
        <table:table-row table:style-name="ro2"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4.3313" calcext:value-type="float">
            <text:p>24.3313</text:p>
          </table:table-cell>
          <table:table-cell table:style-name="ce5" office:value-type="float" office:value="24.8399" calcext:value-type="float">
            <text:p>24.8399</text:p>
          </table:table-cell>
          <table:table-cell table:style-name="ce5" office:value-type="float" office:value="0.979525" calcext:value-type="float">
            <text:p>0.979525</text:p>
          </table:table-cell>
          <table:table-cell table:style-name="ce5"/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2.2283" calcext:value-type="float">
            <text:p>52.2283</text:p>
          </table:table-cell>
          <table:table-cell table:style-name="ce5" office:value-type="float" office:value="52.1055" calcext:value-type="float">
            <text:p>52.1055</text:p>
          </table:table-cell>
          <table:table-cell table:style-name="ce5" office:value-type="float" office:value="1.00236" calcext:value-type="float">
            <text:p>1.00236</text:p>
          </table:table-cell>
          <table:table-cell table:style-name="ce5"/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96.7041" calcext:value-type="float">
            <text:p>96.7041</text:p>
          </table:table-cell>
          <table:table-cell table:style-name="ce5" office:value-type="float" office:value="96.5627" calcext:value-type="float">
            <text:p>96.5627</text:p>
          </table:table-cell>
          <table:table-cell table:style-name="ce5" office:value-type="float" office:value="1.00146" calcext:value-type="float">
            <text:p>1.00146</text:p>
          </table:table-cell>
          <table:table-cell table:style-name="ce5" table:number-columns-repeated="1004"/>
        </table:table-row>
        <table:table-row table:style-name="ro2" table:number-rows-repeated="10482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1:11:49.836122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09:20:11.922033671</meta:creation-date>
    <dc:date>2017-07-26T18:00:08.958085572</dc:date>
    <meta:editing-duration>PT5H58M42S</meta:editing-duration>
    <meta:editing-cycles>30</meta:editing-cycles>
    <meta:generator>LibreOffice/5.1.6.2$Linux_X86_64 LibreOffice_project/10m0$Build-2</meta:generator>
    <meta:document-statistic meta:table-count="4" meta:cell-count="11556" meta:object-count="0"/>
  </office:meta>
</office:document-meta>
</file>